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marker-start="Arrowheads_20_1" draw:fill="none" draw:textarea-horizontal-align="center" draw:textarea-vertical-align="middle" draw:ole-draw-aspect="1"/>
    </style:style>
    <style:style style:name="gr2" style:family="graphic">
      <style:graphic-properties draw:stroke="solid" svg:stroke-width="2.89pt" svg:stroke-color="#ff420e" draw:marker-start-width="9.98pt" draw:marker-end-width="9.98pt" draw:fill="none" draw:fill-color="#ff420e" draw:textarea-horizontal-align="justify" draw:textarea-vertical-align="middle" draw:auto-grow-height="false" fo:min-height="77.73pt" fo:min-width="77.73pt" fo:padding-top="-14.17pt" fo:padding-bottom="-14.17pt" fo:padding-left="-14.17pt" fo:padding-right="-14.1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420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turns" table:style-name="ta1">
        <table:shapes>
          <draw:g draw:z-index="0">
            <draw:g>
              <draw:frame draw:style-name="gr1" draw:text-style-name="P1" svg:width="1091.37pt" svg:height="587.31pt" svg:x="186.43pt" svg:y="9.04pt">
                <draw:object xlink:href="./Object 1" xlink:type="simple" xlink:show="embed" xlink:actuate="onLoad">
                  <loext:p/>
                </draw:object>
                <draw:image xlink:href="./ObjectReplacements/Object 1" xlink:type="simple" xlink:show="embed" xlink:actuate="onLoad"/>
              </draw:frame>
              <draw:custom-shape draw:style-name="gr2" draw:text-style-name="P2" svg:width="69.79pt" svg:height="69.79pt" svg:x="452.47pt" svg:y="180.37pt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svg:width="69.79pt" svg:height="69.79pt" svg:x="300.33pt" svg:y="252.23pt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svg:width="69.79pt" svg:height="69.79pt" svg:x="965.79pt" svg:y="101.65pt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etur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982.7692445807" calcext:value-type="float">
            <text:p>99982.7692445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82.7692445807" calcext:value-type="float">
            <text:p>99982.7692445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82.7692445807" calcext:value-type="float">
            <text:p>99982.7692445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82.7692445807" calcext:value-type="float">
            <text:p>99982.7692445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.017225954" calcext:value-type="float">
            <text:p>100000.017225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64.6264673062" calcext:value-type="float">
            <text:p>99964.6264673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90.7478963182" calcext:value-type="float">
            <text:p>99990.7478963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990.7478963182" calcext:value-type="float">
            <text:p>99990.7478963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990.7478963182" calcext:value-type="float">
            <text:p>99990.7478963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990.7478963182" calcext:value-type="float">
            <text:p>99990.7478963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46.223889775" calcext:value-type="float">
            <text:p>100046.223889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46.223889775" calcext:value-type="float">
            <text:p>100046.2238897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18.529605174" calcext:value-type="float">
            <text:p>100018.529605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990.8404788768" calcext:value-type="float">
            <text:p>99990.8404788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990.8404788768" calcext:value-type="float">
            <text:p>99990.8404788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90.8404788768" calcext:value-type="float">
            <text:p>99990.8404788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990.8404788768" calcext:value-type="float">
            <text:p>99990.8404788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8.596557273" calcext:value-type="float">
            <text:p>100018.59655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18.596557273" calcext:value-type="float">
            <text:p>100018.596557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18.596557273" calcext:value-type="float">
            <text:p>100018.59655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18.596557273" calcext:value-type="float">
            <text:p>100018.59655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953.5749619095" calcext:value-type="float">
            <text:p>99953.5749619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888.5474682502" calcext:value-type="float">
            <text:p>99888.5474682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823.5140713839" calcext:value-type="float">
            <text:p>99823.5140713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953.0912367569" calcext:value-type="float">
            <text:p>99953.09123675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888.3147333586" calcext:value-type="float">
            <text:p>99888.31473335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953.0141424117" calcext:value-type="float">
            <text:p>99953.01414241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953.0141424117" calcext:value-type="float">
            <text:p>99953.0141424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761.1501924132" calcext:value-type="float">
            <text:p>99761.15019241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71.187550024" calcext:value-type="float">
            <text:p>100071.187550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12.733349391" calcext:value-type="float">
            <text:p>100012.7333493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954.1258830343" calcext:value-type="float">
            <text:p>99954.12588303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954.1258830343" calcext:value-type="float">
            <text:p>99954.12588303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895.5093409946" calcext:value-type="float">
            <text:p>99895.5093409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70.950953526" calcext:value-type="float">
            <text:p>100070.9509535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70.950953526" calcext:value-type="float">
            <text:p>100070.9509535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129.404108928" calcext:value-type="float">
            <text:p>100129.4041089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245.865704017" calcext:value-type="float">
            <text:p>100245.865704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304.0074046" calcext:value-type="float">
            <text:p>100304.00740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245.945446276" calcext:value-type="float">
            <text:p>100245.9454462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130.363958383" calcext:value-type="float">
            <text:p>100130.3639583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188.383621021" calcext:value-type="float">
            <text:p>100188.383621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188.383621021" calcext:value-type="float">
            <text:p>100188.383621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50.17595522" calcext:value-type="float">
            <text:p>100050.17595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42.769878179" calcext:value-type="float">
            <text:p>100042.7698781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27.957724098" calcext:value-type="float">
            <text:p>100027.9577240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278.283128066" calcext:value-type="float">
            <text:p>100278.2831280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352.343898471" calcext:value-type="float">
            <text:p>100352.3438984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278.283128066" calcext:value-type="float">
            <text:p>100278.2831280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278.283128066" calcext:value-type="float">
            <text:p>100278.2831280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907.9792760424" calcext:value-type="float">
            <text:p>99907.97927604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982.0400464471" calcext:value-type="float">
            <text:p>99982.04004644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204.222357661" calcext:value-type="float">
            <text:p>100204.2223576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56.100816852" calcext:value-type="float">
            <text:p>100056.1008168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130.161587257" calcext:value-type="float">
            <text:p>100130.1615872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82.677650282" calcext:value-type="float">
            <text:p>100082.6776502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82.677650282" calcext:value-type="float">
            <text:p>100082.6776502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82.677650282" calcext:value-type="float">
            <text:p>100082.6776502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82.677650282" calcext:value-type="float">
            <text:p>100082.6776502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177.670749534" calcext:value-type="float">
            <text:p>100177.6707495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177.670749534" calcext:value-type="float">
            <text:p>100177.6707495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201.399100788" calcext:value-type="float">
            <text:p>100201.3991007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225.146294056" calcext:value-type="float">
            <text:p>100225.1462940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366.043536151" calcext:value-type="float">
            <text:p>100366.0435361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459.44252596" calcext:value-type="float">
            <text:p>100459.442525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464.811139878" calcext:value-type="float">
            <text:p>100464.8111398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448.847897533" calcext:value-type="float">
            <text:p>100448.8478975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443.545775926" calcext:value-type="float">
            <text:p>100443.5457759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448.843724975" calcext:value-type="float">
            <text:p>100448.8437249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448.843724975" calcext:value-type="float">
            <text:p>100448.8437249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443.547974738" calcext:value-type="float">
            <text:p>100443.5479747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443.547974738" calcext:value-type="float">
            <text:p>100443.5479747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443.547974738" calcext:value-type="float">
            <text:p>100443.5479747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443.547974738" calcext:value-type="float">
            <text:p>100443.5479747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443.547974738" calcext:value-type="float">
            <text:p>100443.5479747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443.547974738" calcext:value-type="float">
            <text:p>100443.5479747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447.27823603" calcext:value-type="float">
            <text:p>100447.2782360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443.545095278" calcext:value-type="float">
            <text:p>100443.5450952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443.545095278" calcext:value-type="float">
            <text:p>100443.5450952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450.978495314" calcext:value-type="float">
            <text:p>100450.9784953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50.978495314" calcext:value-type="float">
            <text:p>100450.9784953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447.23792256" calcext:value-type="float">
            <text:p>100447.237922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450.975607725" calcext:value-type="float">
            <text:p>100450.9756077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447.235035079" calcext:value-type="float">
            <text:p>100447.2350350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450.968174225" calcext:value-type="float">
            <text:p>100450.9681742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448.068110982" calcext:value-type="float">
            <text:p>100448.0681109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450.962439537" calcext:value-type="float">
            <text:p>100450.9624395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448.069413672" calcext:value-type="float">
            <text:p>100448.0694136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450.967262455" calcext:value-type="float">
            <text:p>100450.9672624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450.967262455" calcext:value-type="float">
            <text:p>100450.9672624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446.060062508" calcext:value-type="float">
            <text:p>100446.0600625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446.060062508" calcext:value-type="float">
            <text:p>100446.0600625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446.060062508" calcext:value-type="float">
            <text:p>100446.0600625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450.942047477" calcext:value-type="float">
            <text:p>100450.9420474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448.497346483" calcext:value-type="float">
            <text:p>100448.4973464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450.937978935" calcext:value-type="float">
            <text:p>100450.9379789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448.49843901" calcext:value-type="float">
            <text:p>100448.498439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450.933923766" calcext:value-type="float">
            <text:p>100450.9339237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450.933923766" calcext:value-type="float">
            <text:p>100450.9339237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450.933923766" calcext:value-type="float">
            <text:p>100450.9339237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453.027212919" calcext:value-type="float">
            <text:p>100453.0272129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450.940810413" calcext:value-type="float">
            <text:p>100450.9408104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449.90040725" calcext:value-type="float">
            <text:p>100449.900407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449.90040725" calcext:value-type="float">
            <text:p>100449.900407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450.938796754" calcext:value-type="float">
            <text:p>100450.9387967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450.938796754" calcext:value-type="float">
            <text:p>100450.9387967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450.938796754" calcext:value-type="float">
            <text:p>100450.9387967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450.938796754" calcext:value-type="float">
            <text:p>100450.9387967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450.938796754" calcext:value-type="float">
            <text:p>100450.9387967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463.162700454" calcext:value-type="float">
            <text:p>100463.1627004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463.162700454" calcext:value-type="float">
            <text:p>100463.1627004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450.928313351" calcext:value-type="float">
            <text:p>100450.9283133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463.137509585" calcext:value-type="float">
            <text:p>100463.1375095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463.137509585" calcext:value-type="float">
            <text:p>100463.1375095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463.137509585" calcext:value-type="float">
            <text:p>100463.1375095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499.403827574" calcext:value-type="float">
            <text:p>100499.4038275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463.259246633" calcext:value-type="float">
            <text:p>100463.2592466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57.245273286" calcext:value-type="float">
            <text:p>100457.2452732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451.207057637" calcext:value-type="float">
            <text:p>100451.2070576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451.207057637" calcext:value-type="float">
            <text:p>100451.2070576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451.207057637" calcext:value-type="float">
            <text:p>100451.2070576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408.754545109" calcext:value-type="float">
            <text:p>100408.7545451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408.754545109" calcext:value-type="float">
            <text:p>100408.7545451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408.754545109" calcext:value-type="float">
            <text:p>100408.7545451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451.309973991" calcext:value-type="float">
            <text:p>100451.3099739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408.756063902" calcext:value-type="float">
            <text:p>100408.7560639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408.756063902" calcext:value-type="float">
            <text:p>100408.7560639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408.756063902" calcext:value-type="float">
            <text:p>100408.7560639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408.756063902" calcext:value-type="float">
            <text:p>100408.7560639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352.667332619" calcext:value-type="float">
            <text:p>100352.6673326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408.683574364" calcext:value-type="float">
            <text:p>100408.6835743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334.907906785" calcext:value-type="float">
            <text:p>100334.9079067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334.907906785" calcext:value-type="float">
            <text:p>100334.90790678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334.907906785" calcext:value-type="float">
            <text:p>100334.9079067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408.57524005" calcext:value-type="float">
            <text:p>100408.575240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408.57524005" calcext:value-type="float">
            <text:p>100408.575240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408.57524005" calcext:value-type="float">
            <text:p>100408.575240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187.248476112" calcext:value-type="float">
            <text:p>100187.248476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187.248476112" calcext:value-type="float">
            <text:p>100187.2484761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223.974007078" calcext:value-type="float">
            <text:p>100223.9740070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187.221541362" calcext:value-type="float">
            <text:p>100187.2215413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187.221541362" calcext:value-type="float">
            <text:p>100187.22154136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40.319456991" calcext:value-type="float">
            <text:p>100040.3194569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333.263291418" calcext:value-type="float">
            <text:p>100333.2632914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480.595542947" calcext:value-type="float">
            <text:p>100480.5955429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406.712752107" calcext:value-type="float">
            <text:p>100406.7127521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332.938532598" calcext:value-type="float">
            <text:p>100332.9385325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332.938532598" calcext:value-type="float">
            <text:p>100332.9385325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259.272645276" calcext:value-type="float">
            <text:p>100259.2726452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259.272645276" calcext:value-type="float">
            <text:p>100259.2726452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185.714851699" calcext:value-type="float">
            <text:p>100185.7148516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112.264914124" calcext:value-type="float">
            <text:p>100112.2649141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38.922595506" calcext:value-type="float">
            <text:p>100038.9225955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38.922595506" calcext:value-type="float">
            <text:p>100038.9225955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38.922595506" calcext:value-type="float">
            <text:p>100038.9225955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9965.6876594916" calcext:value-type="float">
            <text:p>99965.68765949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9965.6876594916" calcext:value-type="float">
            <text:p>99965.68765949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38.815448562" calcext:value-type="float">
            <text:p>100038.8154485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38.815448562" calcext:value-type="float">
            <text:p>100038.8154485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38.815448562" calcext:value-type="float">
            <text:p>100038.8154485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9526.1714455315" calcext:value-type="float">
            <text:p>99526.17144553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9452.9365879557" calcext:value-type="float">
            <text:p>99452.936587955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9452.9365879557" calcext:value-type="float">
            <text:p>99452.936587955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452.9365879557" calcext:value-type="float">
            <text:p>99452.93658795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9379.7017303799" calcext:value-type="float">
            <text:p>99379.701730379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9233.2320152282" calcext:value-type="float">
            <text:p>99233.23201522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9086.7623000766" calcext:value-type="float">
            <text:p>99086.76230007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9013.5274425008" calcext:value-type="float">
            <text:p>99013.52744250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8940.292584925" calcext:value-type="float">
            <text:p>98940.2925849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9086.7623000766" calcext:value-type="float">
            <text:p>99086.762300076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9086.7623000766" calcext:value-type="float">
            <text:p>99086.76230007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9013.5274425008" calcext:value-type="float">
            <text:p>99013.52744250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013.5274425008" calcext:value-type="float">
            <text:p>99013.52744250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9159.9971576524" calcext:value-type="float">
            <text:p>99159.99715765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9233.2320152282" calcext:value-type="float">
            <text:p>99233.232015228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9233.2320152282" calcext:value-type="float">
            <text:p>99233.23201522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9233.2320152282" calcext:value-type="float">
            <text:p>99233.23201522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9306.466872804" calcext:value-type="float">
            <text:p>99306.4668728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306.466872804" calcext:value-type="float">
            <text:p>99306.4668728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159.9971576524" calcext:value-type="float">
            <text:p>99159.99715765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9306.466872804" calcext:value-type="float">
            <text:p>99306.4668728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9306.466872804" calcext:value-type="float">
            <text:p>99306.4668728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9379.7017303798" calcext:value-type="float">
            <text:p>99379.70173037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599.4063031073" calcext:value-type="float">
            <text:p>99599.40630310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9599.4063031073" calcext:value-type="float">
            <text:p>99599.406303107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9599.4063031073" calcext:value-type="float">
            <text:p>99599.40630310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9599.4063031073" calcext:value-type="float">
            <text:p>99599.40630310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9599.4063031073" calcext:value-type="float">
            <text:p>99599.406303107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9672.6411606831" calcext:value-type="float">
            <text:p>99672.64116068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9745.8760182589" calcext:value-type="float">
            <text:p>99745.87601825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9745.8760182589" calcext:value-type="float">
            <text:p>99745.87601825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9819.1108758347" calcext:value-type="float">
            <text:p>99819.11087583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9819.1108758347" calcext:value-type="float">
            <text:p>99819.11087583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9965.5805909864" calcext:value-type="float">
            <text:p>99965.58059098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9745.8760182589" calcext:value-type="float">
            <text:p>99745.87601825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9819.1108758347" calcext:value-type="float">
            <text:p>99819.11087583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9819.1108758347" calcext:value-type="float">
            <text:p>99819.110875834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9819.1108758347" calcext:value-type="float">
            <text:p>99819.11087583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9892.3457334105" calcext:value-type="float">
            <text:p>99892.34573341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1328.495689155" calcext:value-type="float">
            <text:p>101328.4956891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555.177768737" calcext:value-type="float">
            <text:p>101555.1777687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1419.928243067" calcext:value-type="float">
            <text:p>101419.9282430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419.928243067" calcext:value-type="float">
            <text:p>101419.9282430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374.784445432" calcext:value-type="float">
            <text:p>101374.7844454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1329.628418528" calcext:value-type="float">
            <text:p>101329.6284185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1374.772695667" calcext:value-type="float">
            <text:p>101374.77269566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1374.772695667" calcext:value-type="float">
            <text:p>101374.7726956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1374.772695667" calcext:value-type="float">
            <text:p>101374.772695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1276.558929933" calcext:value-type="float">
            <text:p>101276.5589299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1325.688623519" calcext:value-type="float">
            <text:p>101325.6886235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227.660422627" calcext:value-type="float">
            <text:p>101227.6604226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1227.660422627" calcext:value-type="float">
            <text:p>101227.6604226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1276.697407982" calcext:value-type="float">
            <text:p>101276.69740798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1227.671862211" calcext:value-type="float">
            <text:p>101227.6718622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1178.660862083" calcext:value-type="float">
            <text:p>101178.66086208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1178.660862083" calcext:value-type="float">
            <text:p>101178.66086208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1129.612402564" calcext:value-type="float">
            <text:p>101129.61240256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1178.646326098" calcext:value-type="float">
            <text:p>101178.6463260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178.646326098" calcext:value-type="float">
            <text:p>101178.6463260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1178.646326098" calcext:value-type="float">
            <text:p>101178.6463260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1178.646326098" calcext:value-type="float">
            <text:p>101178.6463260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1227.573753915" calcext:value-type="float">
            <text:p>101227.5737539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1178.683747162" calcext:value-type="float">
            <text:p>101178.6837471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1227.559327661" calcext:value-type="float">
            <text:p>101227.5593276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1178.695240736" calcext:value-type="float">
            <text:p>101178.6952407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1178.695240736" calcext:value-type="float">
            <text:p>101178.6952407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1227.54493529" calcext:value-type="float">
            <text:p>101227.5449352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1227.54493529" calcext:value-type="float">
            <text:p>101227.544935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1227.54493529" calcext:value-type="float">
            <text:p>101227.544935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1250.924289443" calcext:value-type="float">
            <text:p>101250.9242894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1274.279902045" calcext:value-type="float">
            <text:p>101274.2799020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1250.947995058" calcext:value-type="float">
            <text:p>101250.9479950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50.947995058" calcext:value-type="float">
            <text:p>101250.9479950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97.634525514" calcext:value-type="float">
            <text:p>101297.6345255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1274.276893543" calcext:value-type="float">
            <text:p>101274.2768935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1250.90790751" calcext:value-type="float">
            <text:p>101250.907907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1250.90790751" calcext:value-type="float">
            <text:p>101250.907907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1250.90790751" calcext:value-type="float">
            <text:p>101250.907907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1250.90790751" calcext:value-type="float">
            <text:p>101250.907907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1250.90790751" calcext:value-type="float">
            <text:p>101250.907907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1257.471686417" calcext:value-type="float">
            <text:p>101257.4716864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244.361691725" calcext:value-type="float">
            <text:p>101244.3616917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1244.361691725" calcext:value-type="float">
            <text:p>101244.3616917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1244.361691725" calcext:value-type="float">
            <text:p>101244.3616917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1237.816939696" calcext:value-type="float">
            <text:p>101237.8169396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1231.266889125" calcext:value-type="float">
            <text:p>101231.2668891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1237.811827558" calcext:value-type="float">
            <text:p>101237.8118275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1237.811827558" calcext:value-type="float">
            <text:p>101237.8118275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1197.642452782" calcext:value-type="float">
            <text:p>101197.6424527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1237.745822894" calcext:value-type="float">
            <text:p>101237.74582289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1157.577632126" calcext:value-type="float">
            <text:p>101157.5776321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1197.572686194" calcext:value-type="float">
            <text:p>101197.5726861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1117.493670939" calcext:value-type="float">
            <text:p>101117.4936709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920.355496004" calcext:value-type="float">
            <text:p>100920.35549600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0842.098152784" calcext:value-type="float">
            <text:p>100842.0981527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803.055439381" calcext:value-type="float">
            <text:p>100803.0554393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0880.933073889" calcext:value-type="float">
            <text:p>100880.93307388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1285.505208641" calcext:value-type="float">
            <text:p>101285.5052086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1285.505208641" calcext:value-type="float">
            <text:p>101285.50520864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0997.114150795" calcext:value-type="float">
            <text:p>100997.1141507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1037.970652653" calcext:value-type="float">
            <text:p>101037.97065265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997.088085877" calcext:value-type="float">
            <text:p>100997.08808587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1037.905324335" calcext:value-type="float">
            <text:p>101037.9053243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1037.905324335" calcext:value-type="float">
            <text:p>101037.9053243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1037.905324335" calcext:value-type="float">
            <text:p>101037.9053243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996.666026892" calcext:value-type="float">
            <text:p>100996.66602689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037.839107945" calcext:value-type="float">
            <text:p>101037.8391079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1120.75984813" calcext:value-type="float">
            <text:p>101120.759848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1169.469247573" calcext:value-type="float">
            <text:p>101169.46924757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1120.725247293" calcext:value-type="float">
            <text:p>101120.72524729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1217.907296155" calcext:value-type="float">
            <text:p>101217.90729615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1120.634304891" calcext:value-type="float">
            <text:p>101120.6343048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1072.137597415" calcext:value-type="float">
            <text:p>101072.1375974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120.552914478" calcext:value-type="float">
            <text:p>101120.55291447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1120.552914478" calcext:value-type="float">
            <text:p>101120.55291447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1071.796109852" calcext:value-type="float">
            <text:p>101071.7961098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1071.796109852" calcext:value-type="float">
            <text:p>101071.79610985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1120.494571268" calcext:value-type="float">
            <text:p>101120.4945712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906.535616451" calcext:value-type="float">
            <text:p>100906.5356164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0906.535616451" calcext:value-type="float">
            <text:p>100906.5356164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906.535616451" calcext:value-type="float">
            <text:p>100906.5356164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0977.724866421" calcext:value-type="float">
            <text:p>100977.7248664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977.724866421" calcext:value-type="float">
            <text:p>100977.72486642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835.352122388" calcext:value-type="float">
            <text:p>100835.35212238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906.336719176" calcext:value-type="float">
            <text:p>100906.33671917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906.336719176" calcext:value-type="float">
            <text:p>100906.3367191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1048.30018584" calcext:value-type="float">
            <text:p>101048.3001858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0977.151514838" calcext:value-type="float">
            <text:p>100977.1515148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049.278051635" calcext:value-type="float">
            <text:p>101049.27805163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1049.278051635" calcext:value-type="float">
            <text:p>101049.27805163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1121.507699992" calcext:value-type="float">
            <text:p>101121.50769999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1049.174718804" calcext:value-type="float">
            <text:p>101049.17471880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0976.945144309" calcext:value-type="float">
            <text:p>100976.9451443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1049.071533698" calcext:value-type="float">
            <text:p>101049.07153369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1121.301034437" calcext:value-type="float">
            <text:p>101121.30103443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048.968201079" calcext:value-type="float">
            <text:p>101048.96820107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193.427054833" calcext:value-type="float">
            <text:p>101193.4270548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1193.427054833" calcext:value-type="float">
            <text:p>101193.4270548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1338.299534511" calcext:value-type="float">
            <text:p>101338.2995345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1556.231361467" calcext:value-type="float">
            <text:p>101556.23136146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1556.231361467" calcext:value-type="float">
            <text:p>101556.23136146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1629.188424226" calcext:value-type="float">
            <text:p>101629.1884242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1410.002539774" calcext:value-type="float">
            <text:p>101410.00253977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1410.002539774" calcext:value-type="float">
            <text:p>101410.0025397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1410.002539774" calcext:value-type="float">
            <text:p>101410.00253977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1410.002539774" calcext:value-type="float">
            <text:p>101410.0025397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1337.255048713" calcext:value-type="float">
            <text:p>101337.2550487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974.039080796" calcext:value-type="float">
            <text:p>100974.03908079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1406.784962571" calcext:value-type="float">
            <text:p>101406.7849625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1261.294596771" calcext:value-type="float">
            <text:p>101261.2945967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1188.757852791" calcext:value-type="float">
            <text:p>101188.75785279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1188.757852791" calcext:value-type="float">
            <text:p>101188.75785279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1261.190750323" calcext:value-type="float">
            <text:p>101261.1907503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1261.190750323" calcext:value-type="float">
            <text:p>101261.1907503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1261.190750323" calcext:value-type="float">
            <text:p>101261.1907503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1261.190750323" calcext:value-type="float">
            <text:p>101261.1907503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1261.190750323" calcext:value-type="float">
            <text:p>101261.1907503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1261.190750323" calcext:value-type="float">
            <text:p>101261.19075032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1188.654080731" calcext:value-type="float">
            <text:p>101188.6540807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1261.086903981" calcext:value-type="float">
            <text:p>101261.086903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1188.550308778" calcext:value-type="float">
            <text:p>101188.55030877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1188.550308778" calcext:value-type="float">
            <text:p>101188.55030877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1188.550308778" calcext:value-type="float">
            <text:p>101188.55030877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1260.983057746" calcext:value-type="float">
            <text:p>101260.98305774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1260.983057746" calcext:value-type="float">
            <text:p>101260.9830577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1260.983057746" calcext:value-type="float">
            <text:p>101260.9830577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1260.983057746" calcext:value-type="float">
            <text:p>101260.9830577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1260.983057746" calcext:value-type="float">
            <text:p>101260.9830577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1260.983057746" calcext:value-type="float">
            <text:p>101260.9830577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1188.446536931" calcext:value-type="float">
            <text:p>101188.4465369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1260.879211618" calcext:value-type="float">
            <text:p>101260.8792116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1188.342765191" calcext:value-type="float">
            <text:p>101188.3427651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1188.342765191" calcext:value-type="float">
            <text:p>101188.34276519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1115.910164787" calcext:value-type="float">
            <text:p>101115.91016478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1188.239142015" calcext:value-type="float">
            <text:p>101188.2391420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1188.239142015" calcext:value-type="float">
            <text:p>101188.2391420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1188.239142015" calcext:value-type="float">
            <text:p>101188.2391420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1188.239142015" calcext:value-type="float">
            <text:p>101188.2391420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1188.239142015" calcext:value-type="float">
            <text:p>101188.2391420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1188.239142015" calcext:value-type="float">
            <text:p>101188.2391420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1260.671668244" calcext:value-type="float">
            <text:p>101260.67166824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1260.671668244" calcext:value-type="float">
            <text:p>101260.67166824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1188.135370487" calcext:value-type="float">
            <text:p>101188.13537048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1188.135370487" calcext:value-type="float">
            <text:p>101188.1353704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1260.567822434" calcext:value-type="float">
            <text:p>101260.56782243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3146.509630016" calcext:value-type="float">
            <text:p>103146.5096300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3221.799053103" calcext:value-type="float">
            <text:p>103221.79905310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2995.600808283" calcext:value-type="float">
            <text:p>102995.6008082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3049.051812164" calcext:value-type="float">
            <text:p>103049.0518121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2995.534062032" calcext:value-type="float">
            <text:p>102995.53406203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3155.886969759" calcext:value-type="float">
            <text:p>103155.8869697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3182.71025607" calcext:value-type="float">
            <text:p>103182.710256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3209.547854975" calcext:value-type="float">
            <text:p>103209.54785497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3263.315893127" calcext:value-type="float">
            <text:p>103263.3158931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3209.480490617" calcext:value-type="float">
            <text:p>103209.4804906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3209.480490617" calcext:value-type="float">
            <text:p>103209.4804906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3236.362020638" calcext:value-type="float">
            <text:p>103236.3620206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3236.362020638" calcext:value-type="float">
            <text:p>103236.3620206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3211.087611929" calcext:value-type="float">
            <text:p>103211.08761192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3211.087611929" calcext:value-type="float">
            <text:p>103211.08761192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3262.055524473" calcext:value-type="float">
            <text:p>103262.05552447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3313.142785493" calcext:value-type="float">
            <text:p>103313.14278549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3261.992832194" calcext:value-type="float">
            <text:p>103261.9928321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3313.0610893" calcext:value-type="float">
            <text:p>103313.061089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3261.949154698" calcext:value-type="float">
            <text:p>103261.94915469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3312.979486669" calcext:value-type="float">
            <text:p>103312.97948666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3364.358418964" calcext:value-type="float">
            <text:p>103364.3584189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3312.858619551" calcext:value-type="float">
            <text:p>103312.8586195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3312.858619551" calcext:value-type="float">
            <text:p>103312.8586195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3312.858619551" calcext:value-type="float">
            <text:p>103312.8586195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3312.858619551" calcext:value-type="float">
            <text:p>103312.8586195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3312.858619551" calcext:value-type="float">
            <text:p>103312.8586195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3406.91435699" calcext:value-type="float">
            <text:p>103406.9143569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3454.054058345" calcext:value-type="float">
            <text:p>103454.0540583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3454.054058345" calcext:value-type="float">
            <text:p>103454.05405834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3501.23221765" calcext:value-type="float">
            <text:p>103501.2322176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3501.23221765" calcext:value-type="float">
            <text:p>103501.2322176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3548.448906026" calcext:value-type="float">
            <text:p>103548.44890602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3548.448906026" calcext:value-type="float">
            <text:p>103548.4489060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3548.448906026" calcext:value-type="float">
            <text:p>103548.4489060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548.448906026" calcext:value-type="float">
            <text:p>103548.4489060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3455.303751776" calcext:value-type="float">
            <text:p>103455.30375177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3501.818311845" calcext:value-type="float">
            <text:p>103501.8183118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3408.818219069" calcext:value-type="float">
            <text:p>103408.8182190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3408.818219069" calcext:value-type="float">
            <text:p>103408.8182190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3408.818219069" calcext:value-type="float">
            <text:p>103408.81821906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3408.818219069" calcext:value-type="float">
            <text:p>103408.81821906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3408.818219069" calcext:value-type="float">
            <text:p>103408.8182190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408.818219069" calcext:value-type="float">
            <text:p>103408.81821906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3453.084637996" calcext:value-type="float">
            <text:p>103453.08463799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3437.130984606" calcext:value-type="float">
            <text:p>103437.1309846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3453.083176288" calcext:value-type="float">
            <text:p>103453.08317628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497.396724353" calcext:value-type="float">
            <text:p>103497.3967243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3460.125940484" calcext:value-type="float">
            <text:p>103460.12594048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3497.406430619" calcext:value-type="float">
            <text:p>103497.40643061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3508.235425548" calcext:value-type="float">
            <text:p>103508.2354255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508.235425548" calcext:value-type="float">
            <text:p>103508.23542554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3508.235425548" calcext:value-type="float">
            <text:p>103508.23542554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3508.235425548" calcext:value-type="float">
            <text:p>103508.23542554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3508.235425548" calcext:value-type="float">
            <text:p>103508.23542554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3508.235425548" calcext:value-type="float">
            <text:p>103508.2354255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3495.440871945" calcext:value-type="float">
            <text:p>103495.4408719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3495.440871945" calcext:value-type="float">
            <text:p>103495.4408719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3495.440871945" calcext:value-type="float">
            <text:p>103495.44087194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3508.262609209" calcext:value-type="float">
            <text:p>103508.26260920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3495.448705487" calcext:value-type="float">
            <text:p>103495.44870548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3482.626967253" calcext:value-type="float">
            <text:p>103482.62696725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3469.797383949" calcext:value-type="float">
            <text:p>103469.79738394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3469.797383949" calcext:value-type="float">
            <text:p>103469.79738394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3418.737160371" calcext:value-type="float">
            <text:p>103418.73716037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3418.737160371" calcext:value-type="float">
            <text:p>103418.73716037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3418.737160371" calcext:value-type="float">
            <text:p>103418.7371603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3377.545000904" calcext:value-type="float">
            <text:p>103377.54500090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3398.155558845" calcext:value-type="float">
            <text:p>103398.1555588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3377.556128008" calcext:value-type="float">
            <text:p>103377.55612800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3377.556128008" calcext:value-type="float">
            <text:p>103377.5561280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3377.556128008" calcext:value-type="float">
            <text:p>103377.55612800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3398.166688166" calcext:value-type="float">
            <text:p>103398.16668816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3398.166688166" calcext:value-type="float">
            <text:p>103398.16668816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3418.773890742" calcext:value-type="float">
            <text:p>103418.77389074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3398.154472515" calcext:value-type="float">
            <text:p>103398.1544725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3411.965090077" calcext:value-type="float">
            <text:p>103411.9650900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3411.965090077" calcext:value-type="float">
            <text:p>103411.96509007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3411.965090077" calcext:value-type="float">
            <text:p>103411.96509007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3425.788221575" calcext:value-type="float">
            <text:p>103425.78822157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3411.978665655" calcext:value-type="float">
            <text:p>103411.9786656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3411.978665655" calcext:value-type="float">
            <text:p>103411.97866565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3425.796575423" calcext:value-type="float">
            <text:p>103425.79657542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3439.62180547" calcext:value-type="float">
            <text:p>103439.621805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3425.810149455" calcext:value-type="float">
            <text:p>103425.81014945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3425.810149455" calcext:value-type="float">
            <text:p>103425.8101494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3434.30441197" calcext:value-type="float">
            <text:p>103434.3044119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3425.777531574" calcext:value-type="float">
            <text:p>103425.77753157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3434.308832229" calcext:value-type="float">
            <text:p>103434.3088322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3442.831430342" calcext:value-type="float">
            <text:p>103442.83143034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3442.831430342" calcext:value-type="float">
            <text:p>103442.8314303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3442.831430342" calcext:value-type="float">
            <text:p>103442.83143034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3451.354935989" calcext:value-type="float">
            <text:p>103451.35493598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3434.338512864" calcext:value-type="float">
            <text:p>103434.33851286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3442.867603965" calcext:value-type="float">
            <text:p>103442.8676039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3451.387868211" calcext:value-type="float">
            <text:p>103451.3878682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3443.906187998" calcext:value-type="float">
            <text:p>103443.90618799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3451.401408838" calcext:value-type="float">
            <text:p>103451.4014088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3443.914021143" calcext:value-type="float">
            <text:p>103443.91402114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3436.410211389" calcext:value-type="float">
            <text:p>103436.41021138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3436.410211389" calcext:value-type="float">
            <text:p>103436.4102113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3436.410211389" calcext:value-type="float">
            <text:p>103436.41021138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3436.410211389" calcext:value-type="float">
            <text:p>103436.41021138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3442.535641336" calcext:value-type="float">
            <text:p>103442.5356413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3448.654583586" calcext:value-type="float">
            <text:p>103448.65458358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3442.542118356" calcext:value-type="float">
            <text:p>103442.5421183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3454.756694785" calcext:value-type="float">
            <text:p>103454.7566947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3450.554978814" calcext:value-type="float">
            <text:p>103450.55497881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3450.554978814" calcext:value-type="float">
            <text:p>103450.5549788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3450.554978814" calcext:value-type="float">
            <text:p>103450.5549788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3450.554978814" calcext:value-type="float">
            <text:p>103450.5549788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3450.554978814" calcext:value-type="float">
            <text:p>103450.5549788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3454.798922689" calcext:value-type="float">
            <text:p>103454.7989226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3451.582611545" calcext:value-type="float">
            <text:p>103451.5826115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3454.157832928" calcext:value-type="float">
            <text:p>103454.15783292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3451.575731721" calcext:value-type="float">
            <text:p>103451.5757317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3451.575731721" calcext:value-type="float">
            <text:p>103451.5757317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3454.806430049" calcext:value-type="float">
            <text:p>103454.8064300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3451.578008165" calcext:value-type="float">
            <text:p>103451.57800816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3452.870708169" calcext:value-type="float">
            <text:p>103452.87070816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3454.808941029" calcext:value-type="float">
            <text:p>103454.80894102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3454.808941029" calcext:value-type="float">
            <text:p>103454.80894102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3451.579918653" calcext:value-type="float">
            <text:p>103451.5799186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3451.579918653" calcext:value-type="float">
            <text:p>103451.5799186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3452.223700346" calcext:value-type="float">
            <text:p>103452.22370034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3451.580637524" calcext:value-type="float">
            <text:p>103451.5806375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3452.223920737" calcext:value-type="float">
            <text:p>103452.2239207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3452.018148794" calcext:value-type="float">
            <text:p>103452.0181487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3452.867899254" calcext:value-type="float">
            <text:p>103452.86789925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3452.22476844" calcext:value-type="float">
            <text:p>103452.2247684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3451.902999596" calcext:value-type="float">
            <text:p>103451.90299959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3452.22485468" calcext:value-type="float">
            <text:p>103452.2248546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3452.868080735" calcext:value-type="float">
            <text:p>103452.8680807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3452.868080735" calcext:value-type="float">
            <text:p>103452.86808073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3452.868080735" calcext:value-type="float">
            <text:p>103452.8680807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3452.868080735" calcext:value-type="float">
            <text:p>103452.86808073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3452.868080735" calcext:value-type="float">
            <text:p>103452.8680807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3452.868080735" calcext:value-type="float">
            <text:p>103452.86808073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3450.442181118" calcext:value-type="float">
            <text:p>103450.4421811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3452.865300911" calcext:value-type="float">
            <text:p>103452.86530091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3452.865300911" calcext:value-type="float">
            <text:p>103452.8653009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3452.865300911" calcext:value-type="float">
            <text:p>103452.8653009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3452.865300911" calcext:value-type="float">
            <text:p>103452.8653009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3452.865300911" calcext:value-type="float">
            <text:p>103452.8653009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3450.170725172" calcext:value-type="float">
            <text:p>103450.17072517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3450.170725172" calcext:value-type="float">
            <text:p>103450.17072517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3447.477153898" calcext:value-type="float">
            <text:p>103447.47715389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3447.477153898" calcext:value-type="float">
            <text:p>103447.4771538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3450.172864447" calcext:value-type="float">
            <text:p>103450.17286444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3449.902984385" calcext:value-type="float">
            <text:p>103449.90298438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3450.172842865" calcext:value-type="float">
            <text:p>103450.17284286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3452.880059051" calcext:value-type="float">
            <text:p>103452.88005905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3452.880059051" calcext:value-type="float">
            <text:p>103452.8800590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3456.560804271" calcext:value-type="float">
            <text:p>103456.56080427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3456.560804271" calcext:value-type="float">
            <text:p>103456.5608042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3452.884081687" calcext:value-type="float">
            <text:p>103452.88408168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3453.472762997" calcext:value-type="float">
            <text:p>103453.47276299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3452.884153522" calcext:value-type="float">
            <text:p>103452.88415352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3452.884153522" calcext:value-type="float">
            <text:p>103452.8841535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3460.231018422" calcext:value-type="float">
            <text:p>103460.2310184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3456.562719655" calcext:value-type="float">
            <text:p>103456.56271965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3456.415885191" calcext:value-type="float">
            <text:p>103456.41588519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3460.233565505" calcext:value-type="float">
            <text:p>103460.2335655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3441.315491119" calcext:value-type="float">
            <text:p>103441.3154911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3460.236538337" calcext:value-type="float">
            <text:p>103460.23653833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3460.236538337" calcext:value-type="float">
            <text:p>103460.2365383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3460.236538337" calcext:value-type="float">
            <text:p>103460.23653833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3460.236538337" calcext:value-type="float">
            <text:p>103460.23653833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3441.281067915" calcext:value-type="float">
            <text:p>103441.2810679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3431.784026989" calcext:value-type="float">
            <text:p>103431.78402698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3422.281546314" calcext:value-type="float">
            <text:p>103422.2815463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3422.281546314" calcext:value-type="float">
            <text:p>103422.2815463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3436.3516166" calcext:value-type="float">
            <text:p>103436.35161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3356.564988691" calcext:value-type="float">
            <text:p>103356.5649886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3408.609687284" calcext:value-type="float">
            <text:p>103408.60968728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3408.609687284" calcext:value-type="float">
            <text:p>103408.60968728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3408.609687284" calcext:value-type="float">
            <text:p>103408.60968728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3407.568686348" calcext:value-type="float">
            <text:p>103407.56868634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3408.610172922" calcext:value-type="float">
            <text:p>103408.61017292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3356.536085577" calcext:value-type="float">
            <text:p>103356.53608557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3408.602292356" calcext:value-type="float">
            <text:p>103408.6022923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3408.602292356" calcext:value-type="float">
            <text:p>103408.60229235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3356.528687529" calcext:value-type="float">
            <text:p>103356.52868752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3408.614367878" calcext:value-type="float">
            <text:p>103408.6143678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3383.780929974" calcext:value-type="float">
            <text:p>103383.78092997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3346.534075339" calcext:value-type="float">
            <text:p>103346.53407533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3284.450951951" calcext:value-type="float">
            <text:p>103284.4509519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3346.517879349" calcext:value-type="float">
            <text:p>103346.51787934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3253.512962477" calcext:value-type="float">
            <text:p>103253.51296247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3222.508064762" calcext:value-type="float">
            <text:p>103222.50806476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3253.512006394" calcext:value-type="float">
            <text:p>103253.51200639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3222.513241105" calcext:value-type="float">
            <text:p>103222.51324110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3222.513241105" calcext:value-type="float">
            <text:p>103222.51324110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191.490889326" calcext:value-type="float">
            <text:p>103191.4908893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3253.705458736" calcext:value-type="float">
            <text:p>103253.7054587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3286.722859382" calcext:value-type="float">
            <text:p>103286.72285938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3413.554228853" calcext:value-type="float">
            <text:p>103413.55422885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3350.154045435" calcext:value-type="float">
            <text:p>103350.15404543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3413.561983319" calcext:value-type="float">
            <text:p>103413.5619833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3413.561983319" calcext:value-type="float">
            <text:p>103413.5619833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3413.561983319" calcext:value-type="float">
            <text:p>103413.5619833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3477.087738975" calcext:value-type="float">
            <text:p>103477.0877389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3477.087738975" calcext:value-type="float">
            <text:p>103477.08773897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3477.087738975" calcext:value-type="float">
            <text:p>103477.0877389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3477.087738975" calcext:value-type="float">
            <text:p>103477.08773897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3477.087738975" calcext:value-type="float">
            <text:p>103477.08773897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3408.728625709" calcext:value-type="float">
            <text:p>103408.72862570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3477.092810374" calcext:value-type="float">
            <text:p>103477.0928103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3408.760771539" calcext:value-type="float">
            <text:p>103408.76077153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3545.21881378" calcext:value-type="float">
            <text:p>103545.2188137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3408.943029786" calcext:value-type="float">
            <text:p>103408.94302978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3408.943029786" calcext:value-type="float">
            <text:p>103408.94302978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3408.943029786" calcext:value-type="float">
            <text:p>103408.94302978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3477.226180967" calcext:value-type="float">
            <text:p>103477.2261809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3407.897505117" calcext:value-type="float">
            <text:p>103407.8975051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3477.230674282" calcext:value-type="float">
            <text:p>103477.23067428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3407.929424662" calcext:value-type="float">
            <text:p>103407.92942466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3477.235184202" calcext:value-type="float">
            <text:p>103477.2351842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3407.961339109" calcext:value-type="float">
            <text:p>103407.96133910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3407.961339109" calcext:value-type="float">
            <text:p>103407.96133910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3407.961339109" calcext:value-type="float">
            <text:p>103407.96133910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3477.294551073" calcext:value-type="float">
            <text:p>103477.2945510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3500.47385065" calcext:value-type="float">
            <text:p>103500.4738506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3500.47385065" calcext:value-type="float">
            <text:p>103500.4738506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477.297197051" calcext:value-type="float">
            <text:p>103477.2971970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3233.530148859" calcext:value-type="float">
            <text:p>103233.5301488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3558.618289688" calcext:value-type="float">
            <text:p>103558.61828968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3618.881559846" calcext:value-type="float">
            <text:p>103618.88155984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3632.254674302" calcext:value-type="float">
            <text:p>103632.2546743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3645.634683469" calcext:value-type="float">
            <text:p>103645.63468346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3632.247766628" calcext:value-type="float">
            <text:p>103632.2477666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3645.618568095" calcext:value-type="float">
            <text:p>103645.61856809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3659.014703933" calcext:value-type="float">
            <text:p>103659.01470393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3618.915970135" calcext:value-type="float">
            <text:p>103618.91597013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3605.58760738" calcext:value-type="float">
            <text:p>103605.587607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3605.58760738" calcext:value-type="float">
            <text:p>103605.5876073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3605.58760738" calcext:value-type="float">
            <text:p>103605.587607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3605.58760738" calcext:value-type="float">
            <text:p>103605.5876073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3581.147998028" calcext:value-type="float">
            <text:p>103581.14799802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3568.90304145" calcext:value-type="float">
            <text:p>103568.9030414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3544.408006508" calcext:value-type="float">
            <text:p>103544.4080065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3534.59865248" calcext:value-type="float">
            <text:p>103534.5986524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3564.000491936" calcext:value-type="float">
            <text:p>103564.00049193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3544.372255447" calcext:value-type="float">
            <text:p>103544.3722554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3554.176516573" calcext:value-type="float">
            <text:p>103554.17651657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3554.176516573" calcext:value-type="float">
            <text:p>103554.17651657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3534.538613029" calcext:value-type="float">
            <text:p>103534.53861302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3563.955699613" calcext:value-type="float">
            <text:p>103563.95569961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3563.955699613" calcext:value-type="float">
            <text:p>103563.9556996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3573.780859623" calcext:value-type="float">
            <text:p>103573.78085962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3583.613089086" calcext:value-type="float">
            <text:p>103583.6130890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3587.424938475" calcext:value-type="float">
            <text:p>103587.4249384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3579.803739591" calcext:value-type="float">
            <text:p>103579.80373959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3595.040302787" calcext:value-type="float">
            <text:p>103595.04030278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3591.236484323" calcext:value-type="float">
            <text:p>103591.23648432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3591.236484323" calcext:value-type="float">
            <text:p>103591.2364843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3591.236484323" calcext:value-type="float">
            <text:p>103591.2364843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3587.431748052" calcext:value-type="float">
            <text:p>103587.43174805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3583.626093258" calcext:value-type="float">
            <text:p>103583.6260932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3583.626093258" calcext:value-type="float">
            <text:p>103583.62609325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3587.433984882" calcext:value-type="float">
            <text:p>103587.43398488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3509.775469391" calcext:value-type="float">
            <text:p>103509.77546939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3522.754008586" calcext:value-type="float">
            <text:p>103522.75400858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3535.728311932" calcext:value-type="float">
            <text:p>103535.72831193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3561.661732906" calcext:value-type="float">
            <text:p>103561.66173290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3484.032834259" calcext:value-type="float">
            <text:p>103484.0328342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3471.072659061" calcext:value-type="float">
            <text:p>103471.0726590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3458.106011784" calcext:value-type="float">
            <text:p>103458.10601178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3458.106011784" calcext:value-type="float">
            <text:p>103458.10601178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3458.106011784" calcext:value-type="float">
            <text:p>103458.10601178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3458.625160582" calcext:value-type="float">
            <text:p>103458.62516058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3457.896518107" calcext:value-type="float">
            <text:p>103457.8965181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3457.896518107" calcext:value-type="float">
            <text:p>103457.89651810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3444.014563736" calcext:value-type="float">
            <text:p>103444.0145637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3494.419460586" calcext:value-type="float">
            <text:p>103494.41946058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3494.419460586" calcext:value-type="float">
            <text:p>103494.4194605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3486.385452488" calcext:value-type="float">
            <text:p>103486.38545248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3457.904866071" calcext:value-type="float">
            <text:p>103457.90486607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3463.748713066" calcext:value-type="float">
            <text:p>103463.74871306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3494.419560475" calcext:value-type="float">
            <text:p>103494.41956047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3421.517857136" calcext:value-type="float">
            <text:p>103421.51785713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3421.517857136" calcext:value-type="float">
            <text:p>103421.51785713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3452.950971097" calcext:value-type="float">
            <text:p>103452.95097109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3467.744741505" calcext:value-type="float">
            <text:p>103467.74474150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3421.518429555" calcext:value-type="float">
            <text:p>103421.51842955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3467.741961817" calcext:value-type="float">
            <text:p>103467.7419618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3421.547585846" calcext:value-type="float">
            <text:p>103421.54758584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3375.211965961" calcext:value-type="float">
            <text:p>103375.21196596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3468.070415871" calcext:value-type="float">
            <text:p>103468.07041587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3468.070415871" calcext:value-type="float">
            <text:p>103468.07041587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3375.377201146" calcext:value-type="float">
            <text:p>103375.3772011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3421.248198312" calcext:value-type="float">
            <text:p>103421.2481983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3375.406347937" calcext:value-type="float">
            <text:p>103375.40634793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3283.791282206" calcext:value-type="float">
            <text:p>103283.79128220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3352.489021024" calcext:value-type="float">
            <text:p>103352.48902102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3421.103459961" calcext:value-type="float">
            <text:p>103421.10345996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3421.103459961" calcext:value-type="float">
            <text:p>103421.10345996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3421.103459961" calcext:value-type="float">
            <text:p>103421.10345996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3421.103459961" calcext:value-type="float">
            <text:p>103421.10345996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3375.364633862" calcext:value-type="float">
            <text:p>103375.3646338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3375.364633862" calcext:value-type="float">
            <text:p>103375.3646338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3361.843592923" calcext:value-type="float">
            <text:p>103361.8435929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3366.346233137" calcext:value-type="float">
            <text:p>103366.34623313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3366.346233137" calcext:value-type="float">
            <text:p>103366.34623313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3375.352093317" calcext:value-type="float">
            <text:p>103375.35209331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3375.352093317" calcext:value-type="float">
            <text:p>103375.35209331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3357.350465451" calcext:value-type="float">
            <text:p>103357.35046545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3357.350465451" calcext:value-type="float">
            <text:p>103357.35046545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3321.60343916" calcext:value-type="float">
            <text:p>103321.603439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3321.60343916" calcext:value-type="float">
            <text:p>103321.603439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3321.60343916" calcext:value-type="float">
            <text:p>103321.603439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3321.60343916" calcext:value-type="float">
            <text:p>103321.603439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3321.60343916" calcext:value-type="float">
            <text:p>103321.603439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3171.098554325" calcext:value-type="float">
            <text:p>103171.0985543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3171.098554325" calcext:value-type="float">
            <text:p>103171.0985543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3246.132080547" calcext:value-type="float">
            <text:p>103246.13208054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3321.274825875" calcext:value-type="float">
            <text:p>103321.27482587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3396.527028952" calcext:value-type="float">
            <text:p>103396.5270289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3321.165128786" calcext:value-type="float">
            <text:p>103321.16512878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3396.417251967" calcext:value-type="float">
            <text:p>103396.41725196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3245.693611658" calcext:value-type="float">
            <text:p>103245.6936116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3320.836037868" calcext:value-type="float">
            <text:p>103320.8360378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3320.836037868" calcext:value-type="float">
            <text:p>103320.83603786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3320.836037868" calcext:value-type="float">
            <text:p>103320.83603786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3320.836037868" calcext:value-type="float">
            <text:p>103320.83603786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3245.584154373" calcext:value-type="float">
            <text:p>103245.58415437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3245.584154373" calcext:value-type="float">
            <text:p>103245.58415437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3245.584154373" calcext:value-type="float">
            <text:p>103245.58415437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3170.441807827" calcext:value-type="float">
            <text:p>103170.4418078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3245.474856415" calcext:value-type="float">
            <text:p>103245.4748564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3245.474856415" calcext:value-type="float">
            <text:p>103245.4748564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3245.474856415" calcext:value-type="float">
            <text:p>103245.4748564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3245.474856415" calcext:value-type="float">
            <text:p>103245.4748564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3245.474856415" calcext:value-type="float">
            <text:p>103245.4748564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3245.474856415" calcext:value-type="float">
            <text:p>103245.4748564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3170.332589416" calcext:value-type="float">
            <text:p>103170.3325894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3170.332589416" calcext:value-type="float">
            <text:p>103170.3325894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3095.29962026" calcext:value-type="float">
            <text:p>103095.299620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3170.223529868" calcext:value-type="float">
            <text:p>103170.22352986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3095.190640028" calcext:value-type="float">
            <text:p>103095.1906400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3170.114470435" calcext:value-type="float">
            <text:p>103170.1144704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3187.921012617" calcext:value-type="float">
            <text:p>103187.92101261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3501.405166891" calcext:value-type="float">
            <text:p>103501.40516689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3501.405166891" calcext:value-type="float">
            <text:p>103501.40516689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3501.405166891" calcext:value-type="float">
            <text:p>103501.4051668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3493.423920411" calcext:value-type="float">
            <text:p>103493.42392041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3469.507131238" calcext:value-type="float">
            <text:p>103469.5071312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3485.430338983" calcext:value-type="float">
            <text:p>103485.43033898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3485.430338983" calcext:value-type="float">
            <text:p>103485.43033898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3469.492927518" calcext:value-type="float">
            <text:p>103469.4929275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3485.411324691" calcext:value-type="float">
            <text:p>103485.41132469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3477.748430554" calcext:value-type="float">
            <text:p>103477.7484305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3485.522363939" calcext:value-type="float">
            <text:p>103485.52236393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3485.522363939" calcext:value-type="float">
            <text:p>103485.52236393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3493.301538194" calcext:value-type="float">
            <text:p>103493.30153819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3501.083572681" calcext:value-type="float">
            <text:p>103501.08357268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3501.083572681" calcext:value-type="float">
            <text:p>103501.08357268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3493.28672754" calcext:value-type="float">
            <text:p>103493.286727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3501.089088599" calcext:value-type="float">
            <text:p>103501.0890885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3501.089088599" calcext:value-type="float">
            <text:p>103501.08908859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3485.472628067" calcext:value-type="float">
            <text:p>103485.47262806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3485.472628067" calcext:value-type="float">
            <text:p>103485.47262806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3485.472628067" calcext:value-type="float">
            <text:p>103485.47262806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3497.82445041" calcext:value-type="float">
            <text:p>103497.8244504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3510.181356108" calcext:value-type="float">
            <text:p>103510.1813561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3510.181356108" calcext:value-type="float">
            <text:p>103510.18135610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3510.181356108" calcext:value-type="float">
            <text:p>103510.1813561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3497.800307966" calcext:value-type="float">
            <text:p>103497.80030796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3485.426264205" calcext:value-type="float">
            <text:p>103485.42626420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3485.426264205" calcext:value-type="float">
            <text:p>103485.42626420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3485.426264205" calcext:value-type="float">
            <text:p>103485.4262642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3485.426264205" calcext:value-type="float">
            <text:p>103485.4262642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3485.426264205" calcext:value-type="float">
            <text:p>103485.42626420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3523.222561246" calcext:value-type="float">
            <text:p>103523.22256124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3504.299162361" calcext:value-type="float">
            <text:p>103504.29916236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3372.041331264" calcext:value-type="float">
            <text:p>103372.04133126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3447.233258332" calcext:value-type="float">
            <text:p>103447.23325833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3447.233258332" calcext:value-type="float">
            <text:p>103447.23325833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3428.395309675" calcext:value-type="float">
            <text:p>103428.39530967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3522.352101829" calcext:value-type="float">
            <text:p>103522.35210182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3465.84437252" calcext:value-type="float">
            <text:p>103465.8443725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3491.07657535" calcext:value-type="float">
            <text:p>103491.07657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3390.210058988" calcext:value-type="float">
            <text:p>103390.21005898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3490.829750684" calcext:value-type="float">
            <text:p>103490.82975068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3490.829750684" calcext:value-type="float">
            <text:p>103490.8297506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3440.412108985" calcext:value-type="float">
            <text:p>103440.41210898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3465.58813342" calcext:value-type="float">
            <text:p>103465.5881334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3490.777639448" calcext:value-type="float">
            <text:p>103490.77763944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3515.988384182" calcext:value-type="float">
            <text:p>103515.98838418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3541.220393987" calcext:value-type="float">
            <text:p>103541.22039398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3490.725434073" calcext:value-type="float">
            <text:p>103490.72543407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3458.958057718" calcext:value-type="float">
            <text:p>103458.9580577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3490.711296567" calcext:value-type="float">
            <text:p>103490.71129656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3490.711296567" calcext:value-type="float">
            <text:p>103490.71129656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3490.711296567" calcext:value-type="float">
            <text:p>103490.71129656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3458.899875241" calcext:value-type="float">
            <text:p>103458.89987524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3490.697136099" calcext:value-type="float">
            <text:p>103490.69713609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3554.315069269" calcext:value-type="float">
            <text:p>103554.31506926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3490.61101474" calcext:value-type="float">
            <text:p>103490.6110147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3554.228894969" calcext:value-type="float">
            <text:p>103554.22889496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3477.748666834" calcext:value-type="float">
            <text:p>103477.7486668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3439.56499574" calcext:value-type="float">
            <text:p>103439.5649957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3477.720497398" calcext:value-type="float">
            <text:p>103477.72049739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3477.720497398" calcext:value-type="float">
            <text:p>103477.72049739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3592.271479498" calcext:value-type="float">
            <text:p>103592.27147949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3630.539773358" calcext:value-type="float">
            <text:p>103630.53977335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3630.539773358" calcext:value-type="float">
            <text:p>103630.5397733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3668.83635125" calcext:value-type="float">
            <text:p>103668.8363512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3707.16124454" calcext:value-type="float">
            <text:p>103707.1612445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3630.45476433" calcext:value-type="float">
            <text:p>103630.4547643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3630.45476433" calcext:value-type="float">
            <text:p>103630.4547643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3668.751310806" calcext:value-type="float">
            <text:p>103668.75131080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3630.426448953" calcext:value-type="float">
            <text:p>103630.42644895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3630.426448953" calcext:value-type="float">
            <text:p>103630.42644895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3707.019520978" calcext:value-type="float">
            <text:p>103707.01952097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3707.019520978" calcext:value-type="float">
            <text:p>103707.01952097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3668.666333285" calcext:value-type="float">
            <text:p>103668.66633328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3706.991163723" calcext:value-type="float">
            <text:p>103706.9911637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3783.697518134" calcext:value-type="float">
            <text:p>103783.69751813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3783.697518134" calcext:value-type="float">
            <text:p>103783.6975181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3668.467654124" calcext:value-type="float">
            <text:p>103668.46765412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3706.792411112" calcext:value-type="float">
            <text:p>103706.79241111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3668.43930741" calcext:value-type="float">
            <text:p>103668.4393074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3706.764053919" calcext:value-type="float">
            <text:p>103706.76405391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3630.057867489" calcext:value-type="float">
            <text:p>103630.05786748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3706.650667095" calcext:value-type="float">
            <text:p>103706.65066709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3783.35676966" calcext:value-type="float">
            <text:p>103783.3567696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3706.537112539" calcext:value-type="float">
            <text:p>103706.53711253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3859.949149688" calcext:value-type="float">
            <text:p>103859.94914968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3936.882445355" calcext:value-type="float">
            <text:p>103936.8824453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4013.929800762" calcext:value-type="float">
            <text:p>104013.92980076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3936.768131771" calcext:value-type="float">
            <text:p>103936.76813177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4013.815402439" calcext:value-type="float">
            <text:p>104013.8154024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4052.396194502" calcext:value-type="float">
            <text:p>104052.39619450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3936.567924156" calcext:value-type="float">
            <text:p>103936.56792415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3936.567924156" calcext:value-type="float">
            <text:p>103936.56792415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3936.567924156" calcext:value-type="float">
            <text:p>103936.56792415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4013.615046413" calcext:value-type="float">
            <text:p>104013.6150464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3975.034328666" calcext:value-type="float">
            <text:p>103975.03432866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3936.482221017" calcext:value-type="float">
            <text:p>103936.4822210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4013.529279743" calcext:value-type="float">
            <text:p>104013.5292797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4013.529279743" calcext:value-type="float">
            <text:p>104013.52927974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4013.529279743" calcext:value-type="float">
            <text:p>104013.52927974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4013.529279743" calcext:value-type="float">
            <text:p>104013.52927974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4013.529279743" calcext:value-type="float">
            <text:p>104013.52927974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4013.529279743" calcext:value-type="float">
            <text:p>104013.52927974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3942.049606916" calcext:value-type="float">
            <text:p>103942.0496069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3942.049606916" calcext:value-type="float">
            <text:p>103942.0496069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4295.776577761" calcext:value-type="float">
            <text:p>104295.77657776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4224.431555735" calcext:value-type="float">
            <text:p>104224.4315557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4296.441147452" calcext:value-type="float">
            <text:p>104296.44114745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4296.441147452" calcext:value-type="float">
            <text:p>104296.44114745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4368.683628834" calcext:value-type="float">
            <text:p>104368.68362883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4368.683628834" calcext:value-type="float">
            <text:p>104368.68362883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4445.295665944" calcext:value-type="float">
            <text:p>104445.29566594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4445.295665944" calcext:value-type="float">
            <text:p>104445.29566594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4472.565749484" calcext:value-type="float">
            <text:p>104472.56574948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4472.565749484" calcext:value-type="float">
            <text:p>104472.5657494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4472.565749484" calcext:value-type="float">
            <text:p>104472.56574948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4499.889886234" calcext:value-type="float">
            <text:p>104499.8898862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4499.889886234" calcext:value-type="float">
            <text:p>104499.88988623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4527.228249935" calcext:value-type="float">
            <text:p>104527.22824993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4527.228249935" calcext:value-type="float">
            <text:p>104527.2282499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4527.228249935" calcext:value-type="float">
            <text:p>104527.2282499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4554.660965182" calcext:value-type="float">
            <text:p>104554.66096518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4554.660965182" calcext:value-type="float">
            <text:p>104554.66096518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4554.660965182" calcext:value-type="float">
            <text:p>104554.66096518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4570.019983958" calcext:value-type="float">
            <text:p>104570.01998395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4554.624624201" calcext:value-type="float">
            <text:p>104554.62462420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4585.342651075" calcext:value-type="float">
            <text:p>104585.34265107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4585.342651075" calcext:value-type="float">
            <text:p>104585.34265107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4600.729176263" calcext:value-type="float">
            <text:p>104600.72917626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4600.729176263" calcext:value-type="float">
            <text:p>104600.72917626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4600.729176263" calcext:value-type="float">
            <text:p>104600.72917626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4600.729176263" calcext:value-type="float">
            <text:p>104600.7291762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4575.716741339" calcext:value-type="float">
            <text:p>104575.71674133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4613.005564089" calcext:value-type="float">
            <text:p>104613.00556408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4613.005564089" calcext:value-type="float">
            <text:p>104613.00556408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4588.118050679" calcext:value-type="float">
            <text:p>104588.11805067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4588.118050679" calcext:value-type="float">
            <text:p>104588.11805067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4612.962395438" calcext:value-type="float">
            <text:p>104612.96239543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4600.518643868" calcext:value-type="float">
            <text:p>104600.51864386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4600.518643868" calcext:value-type="float">
            <text:p>104600.51864386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4612.969824894" calcext:value-type="float">
            <text:p>104612.96982489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4600.507826904" calcext:value-type="float">
            <text:p>104600.50782690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4589.780141378" calcext:value-type="float">
            <text:p>104589.78014137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4611.175426717" calcext:value-type="float">
            <text:p>104611.17542671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4589.77499818" calcext:value-type="float">
            <text:p>104589.774998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4600.457008486" calcext:value-type="float">
            <text:p>104600.45700848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4611.148112094" calcext:value-type="float">
            <text:p>104611.14811209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4600.447900619" calcext:value-type="float">
            <text:p>104600.44790061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4611.139003297" calcext:value-type="float">
            <text:p>104611.13900329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4600.438792754" calcext:value-type="float">
            <text:p>104600.43879275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4611.145539643" calcext:value-type="float">
            <text:p>104611.14553964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4621.856184747" calcext:value-type="float">
            <text:p>104621.856184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613.266770572" calcext:value-type="float">
            <text:p>104613.26677057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4621.882696405" calcext:value-type="float">
            <text:p>104621.88269640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4621.882696405" calcext:value-type="float">
            <text:p>104621.88269640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4621.882696405" calcext:value-type="float">
            <text:p>104621.88269640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4621.882696405" calcext:value-type="float">
            <text:p>104621.88269640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4613.221386125" calcext:value-type="float">
            <text:p>104613.22138612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4613.221386125" calcext:value-type="float">
            <text:p>104613.22138612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4613.221386125" calcext:value-type="float">
            <text:p>104613.22138612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4604.567285085" calcext:value-type="float">
            <text:p>104604.56728508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4604.567285085" calcext:value-type="float">
            <text:p>104604.56728508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4612.066497907" calcext:value-type="float">
            <text:p>104612.06649790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4604.549684624" calcext:value-type="float">
            <text:p>104604.54968462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4604.549684624" calcext:value-type="float">
            <text:p>104604.54968462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4612.060327625" calcext:value-type="float">
            <text:p>104612.06032762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4604.543514786" calcext:value-type="float">
            <text:p>104604.54351478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4612.050342994" calcext:value-type="float">
            <text:p>104612.05034299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4612.050342994" calcext:value-type="float">
            <text:p>104612.05034299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4612.050342994" calcext:value-type="float">
            <text:p>104612.05034299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4604.541161964" calcext:value-type="float">
            <text:p>104604.54116196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4604.541161964" calcext:value-type="float">
            <text:p>104604.54116196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4602.338505877" calcext:value-type="float">
            <text:p>104602.33850587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4601.235548653" calcext:value-type="float">
            <text:p>104601.23554865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4601.235548653" calcext:value-type="float">
            <text:p>104601.23554865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4602.339322284" calcext:value-type="float">
            <text:p>104602.3393222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4602.339322284" calcext:value-type="float">
            <text:p>104602.33932228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4601.236365052" calcext:value-type="float">
            <text:p>104601.23636505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4601.236365052" calcext:value-type="float">
            <text:p>104601.23636505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4602.339579549" calcext:value-type="float">
            <text:p>104602.33957954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4602.339579549" calcext:value-type="float">
            <text:p>104602.33957954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4602.339579549" calcext:value-type="float">
            <text:p>104602.33957954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4602.339579549" calcext:value-type="float">
            <text:p>104602.33957954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4614.947899944" calcext:value-type="float">
            <text:p>104614.94789994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4614.947899944" calcext:value-type="float">
            <text:p>104614.94789994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4602.34751245" calcext:value-type="float">
            <text:p>104602.3475124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4614.955833801" calcext:value-type="float">
            <text:p>104614.95583380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4614.955833801" calcext:value-type="float">
            <text:p>104614.9558338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4614.955833801" calcext:value-type="float">
            <text:p>104614.95583380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4576.71932538" calcext:value-type="float">
            <text:p>104576.7193253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4595.859287511" calcext:value-type="float">
            <text:p>104595.85928751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4595.859287511" calcext:value-type="float">
            <text:p>104595.85928751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735.527936655" calcext:value-type="float">
            <text:p>104735.52793665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4665.705121521" calcext:value-type="float">
            <text:p>104665.70512152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4665.705121521" calcext:value-type="float">
            <text:p>104665.70512152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4665.705121521" calcext:value-type="float">
            <text:p>104665.70512152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4665.705121521" calcext:value-type="float">
            <text:p>104665.70512152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4603.815963854" calcext:value-type="float">
            <text:p>104603.81596385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4603.815963854" calcext:value-type="float">
            <text:p>104603.81596385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4603.815963854" calcext:value-type="float">
            <text:p>104603.81596385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4525.343483761" calcext:value-type="float">
            <text:p>104525.34348376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4603.815963854" calcext:value-type="float">
            <text:p>104603.81596385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4446.871003668" calcext:value-type="float">
            <text:p>104446.87100366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4211.453563389" calcext:value-type="float">
            <text:p>104211.45356338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4289.926043482" calcext:value-type="float">
            <text:p>104289.92604348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4211.453563389" calcext:value-type="float">
            <text:p>104211.45356338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4289.926043482" calcext:value-type="float">
            <text:p>104289.92604348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4368.398523575" calcext:value-type="float">
            <text:p>104368.39852357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5702.430685155" calcext:value-type="float">
            <text:p>105702.43068515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5702.430685155" calcext:value-type="float">
            <text:p>105702.43068515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5623.958205062" calcext:value-type="float">
            <text:p>105623.95820506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5780.670309224" calcext:value-type="float">
            <text:p>105780.67030922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5780.670309224" calcext:value-type="float">
            <text:p>105780.67030922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5702.081401119" calcext:value-type="float">
            <text:p>105702.08140111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5780.553621906" calcext:value-type="float">
            <text:p>105780.55362190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5780.553621906" calcext:value-type="float">
            <text:p>105780.55362190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5780.553621906" calcext:value-type="float">
            <text:p>105780.55362190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5780.553621906" calcext:value-type="float">
            <text:p>105780.55362190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5859.142443319" calcext:value-type="float">
            <text:p>105859.14244331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5701.731079092" calcext:value-type="float">
            <text:p>105701.73107909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5701.731079092" calcext:value-type="float">
            <text:p>105701.73107909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5937.146961228" calcext:value-type="float">
            <text:p>105937.14696122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5858.324679262" calcext:value-type="float">
            <text:p>105858.32467926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5700.91453104" calcext:value-type="float">
            <text:p>105700.9145310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5700.91453104" calcext:value-type="float">
            <text:p>105700.9145310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5700.91453104" calcext:value-type="float">
            <text:p>105700.9145310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5779.385885555" calcext:value-type="float">
            <text:p>105779.38588555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5700.797931702" calcext:value-type="float">
            <text:p>105700.79793170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5779.269199655" calcext:value-type="float">
            <text:p>105779.26919965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5622.093465331" calcext:value-type="float">
            <text:p>105622.09346533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5622.093465331" calcext:value-type="float">
            <text:p>105622.09346533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5622.093465331" calcext:value-type="float">
            <text:p>105622.09346533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5622.093465331" calcext:value-type="float">
            <text:p>105622.09346533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5700.448134074" calcext:value-type="float">
            <text:p>105700.44813407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5778.91914234" calcext:value-type="float">
            <text:p>105778.9191423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5778.91914234" calcext:value-type="float">
            <text:p>105778.9191423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5857.506749429" calcext:value-type="float">
            <text:p>105857.50674942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5857.506749429" calcext:value-type="float">
            <text:p>105857.50674942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5857.506749429" calcext:value-type="float">
            <text:p>105857.50674942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5857.506749429" calcext:value-type="float">
            <text:p>105857.50674942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5968.145867337" calcext:value-type="float">
            <text:p>105968.14586733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5968.145867337" calcext:value-type="float">
            <text:p>105968.14586733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5968.145867337" calcext:value-type="float">
            <text:p>105968.14586733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5931.121717923" calcext:value-type="float">
            <text:p>105931.12171792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5968.082030189" calcext:value-type="float">
            <text:p>105968.08203018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5968.082030189" calcext:value-type="float">
            <text:p>105968.08203018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5930.987620936" calcext:value-type="float">
            <text:p>105930.98762093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5968.041434303" calcext:value-type="float">
            <text:p>105968.04143430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5893.993208452" calcext:value-type="float">
            <text:p>105893.99320845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5903.790278458" calcext:value-type="float">
            <text:p>105903.79027845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5903.790278458" calcext:value-type="float">
            <text:p>105903.79027845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5903.790278458" calcext:value-type="float">
            <text:p>105903.79027845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5952.114682873" calcext:value-type="float">
            <text:p>105952.11468287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5961.814069215" calcext:value-type="float">
            <text:p>105961.81406921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5952.112575289" calcext:value-type="float">
            <text:p>105952.11257528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5952.112575289" calcext:value-type="float">
            <text:p>105952.11257528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5942.42524272" calcext:value-type="float">
            <text:p>105942.4252427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5971.301399128" calcext:value-type="float">
            <text:p>105971.30139912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896.996884208" calcext:value-type="float">
            <text:p>105896.99688420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5859.671108939" calcext:value-type="float">
            <text:p>105859.67110893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5878.344142728" calcext:value-type="float">
            <text:p>105878.34414272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5859.692781558" calcext:value-type="float">
            <text:p>105859.69278155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5767.691482222" calcext:value-type="float">
            <text:p>105767.69148222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5749.238461845" calcext:value-type="float">
            <text:p>105749.23846184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5623.519303738" calcext:value-type="float">
            <text:p>105623.51930373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5605.455489653" calcext:value-type="float">
            <text:p>105605.45548965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5499.187682911" calcext:value-type="float">
            <text:p>105499.18768291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5586.834105058" calcext:value-type="float">
            <text:p>105586.83410505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5621.712825865" calcext:value-type="float">
            <text:p>105621.71282586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5409.828661141" calcext:value-type="float">
            <text:p>105409.82866114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5374.762751557" calcext:value-type="float">
            <text:p>105374.76275155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5444.668298388" calcext:value-type="float">
            <text:p>105444.66829838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5409.658697931" calcext:value-type="float">
            <text:p>105409.65869793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5444.630458833" calcext:value-type="float">
            <text:p>105444.63045883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5305.78431721" calcext:value-type="float">
            <text:p>105305.7843172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5323.063115535" calcext:value-type="float">
            <text:p>105323.06311553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5305.777320741" calcext:value-type="float">
            <text:p>105305.77732074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5305.777320741" calcext:value-type="float">
            <text:p>105305.77732074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5305.777320741" calcext:value-type="float">
            <text:p>105305.77732074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5384.481190189" calcext:value-type="float">
            <text:p>105384.48119018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5384.481190189" calcext:value-type="float">
            <text:p>105384.48119018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5384.481190189" calcext:value-type="float">
            <text:p>105384.48119018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5305.6595887" calcext:value-type="float">
            <text:p>105305.659588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5226.955807244" calcext:value-type="float">
            <text:p>105226.95580724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5226.955807244" calcext:value-type="float">
            <text:p>105226.95580724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5305.542032641" calcext:value-type="float">
            <text:p>105305.54203264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5305.542032641" calcext:value-type="float">
            <text:p>105305.54203264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5226.838339044" calcext:value-type="float">
            <text:p>105226.83833904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5226.838339044" calcext:value-type="float">
            <text:p>105226.83833904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5384.010614383" calcext:value-type="float">
            <text:p>105384.01061438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5384.010614383" calcext:value-type="float">
            <text:p>105384.01061438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5305.189364858" calcext:value-type="float">
            <text:p>105305.18936485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5305.189364858" calcext:value-type="float">
            <text:p>105305.18936485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5147.782504821" calcext:value-type="float">
            <text:p>105147.78250482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5147.782504821" calcext:value-type="float">
            <text:p>105147.78250482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5147.782504821" calcext:value-type="float">
            <text:p>105147.78250482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5226.250999228" calcext:value-type="float">
            <text:p>105226.25099922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5304.836698256" calcext:value-type="float">
            <text:p>105304.83669825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5226.133531815" calcext:value-type="float">
            <text:p>105226.13353181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4990.376697912" calcext:value-type="float">
            <text:p>104990.37669791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4990.376697912" calcext:value-type="float">
            <text:p>104990.3766979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5303.31373725" calcext:value-type="float">
            <text:p>105303.3137372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5145.909680842" calcext:value-type="float">
            <text:p>105145.90968084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5224.376777619" calcext:value-type="float">
            <text:p>105224.37677761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5067.208178997" calcext:value-type="float">
            <text:p>105067.20817899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5145.558073239" calcext:value-type="float">
            <text:p>105145.55807323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5067.091238856" calcext:value-type="float">
            <text:p>105067.09123885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5302.140659972" calcext:value-type="float">
            <text:p>105302.14065997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5380.841811437" calcext:value-type="float">
            <text:p>105380.8418114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5144.385173116" calcext:value-type="float">
            <text:p>105144.38517311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5144.385173116" calcext:value-type="float">
            <text:p>105144.38517311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5222.851132201" calcext:value-type="float">
            <text:p>105222.85113220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05144.267972281" calcext:value-type="float">
            <text:p>105144.26797228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5144.267972281" calcext:value-type="float">
            <text:p>105144.26797228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5144.267972281" calcext:value-type="float">
            <text:p>105144.26797228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05065.80210066" calcext:value-type="float">
            <text:p>105065.8021006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4987.453254948" calcext:value-type="float">
            <text:p>104987.45325494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5143.917417772" calcext:value-type="float">
            <text:p>105143.91741777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5222.383027785" calcext:value-type="float">
            <text:p>105222.38302778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5222.383027785" calcext:value-type="float">
            <text:p>105222.38302778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05300.965838112" calcext:value-type="float">
            <text:p>105300.96583811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5143.565291269" calcext:value-type="float">
            <text:p>105143.56529126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5222.030638501" calcext:value-type="float">
            <text:p>105222.03063850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5143.448091347" calcext:value-type="float">
            <text:p>105143.44809134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5143.448091347" calcext:value-type="float">
            <text:p>105143.44809134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5143.448091347" calcext:value-type="float">
            <text:p>105143.44809134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5221.913351117" calcext:value-type="float">
            <text:p>105221.91335111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5143.330891557" calcext:value-type="float">
            <text:p>105143.33089155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6712.6343377" calcext:value-type="float">
            <text:p>106712.634337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6939.263833819" calcext:value-type="float">
            <text:p>106939.26383381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6964.420624259" calcext:value-type="float">
            <text:p>106964.42062425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6914.135504687" calcext:value-type="float">
            <text:p>106914.13550468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6813.706761411" calcext:value-type="float">
            <text:p>106813.70676141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6763.484896979" calcext:value-type="float">
            <text:p>106763.48489697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6813.721148193" calcext:value-type="float">
            <text:p>106813.72114819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6763.515191286" calcext:value-type="float">
            <text:p>106763.51519128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6763.515191286" calcext:value-type="float">
            <text:p>106763.51519128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6813.719629139" calcext:value-type="float">
            <text:p>106813.71962913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6813.719629139" calcext:value-type="float">
            <text:p>106813.71962913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6759.904409996" calcext:value-type="float">
            <text:p>106759.90440999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6813.710482564" calcext:value-type="float">
            <text:p>106813.71048256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6759.940739193" calcext:value-type="float">
            <text:p>106759.94073919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6813.701385814" calcext:value-type="float">
            <text:p>106813.70138581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6813.701385814" calcext:value-type="float">
            <text:p>106813.70138581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6813.701385814" calcext:value-type="float">
            <text:p>106813.70138581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6813.701385814" calcext:value-type="float">
            <text:p>106813.70138581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6867.425730221" calcext:value-type="float">
            <text:p>106867.42573022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6894.278265422" calcext:value-type="float">
            <text:p>106894.27826542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6867.431962841" calcext:value-type="float">
            <text:p>106867.43196284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6903.900532831" calcext:value-type="float">
            <text:p>106903.90053283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6867.462449495" calcext:value-type="float">
            <text:p>106867.462449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6903.900274233" calcext:value-type="float">
            <text:p>106903.90027423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6885.690831631" calcext:value-type="float">
            <text:p>106885.69083163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6831.102951026" calcext:value-type="float">
            <text:p>106831.10295102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6831.102951026" calcext:value-type="float">
            <text:p>106831.10295102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6867.532901783" calcext:value-type="float">
            <text:p>106867.53290178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6903.932391087" calcext:value-type="float">
            <text:p>106903.93239108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6903.932391087" calcext:value-type="float">
            <text:p>106903.93239108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6867.532672771" calcext:value-type="float">
            <text:p>106867.53267277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6866.404019134" calcext:value-type="float">
            <text:p>106866.40401913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6865.274898372" calcext:value-type="float">
            <text:p>106865.27489837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06865.274898372" calcext:value-type="float">
            <text:p>106865.27489837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06865.274898372" calcext:value-type="float">
            <text:p>106865.27489837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6865.274898372" calcext:value-type="float">
            <text:p>106865.27489837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6870.918415848" calcext:value-type="float">
            <text:p>106870.91841584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06869.791783292" calcext:value-type="float">
            <text:p>106869.79178329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6878.748746929" calcext:value-type="float">
            <text:p>106878.74874692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06878.748746929" calcext:value-type="float">
            <text:p>106878.74874692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6878.748746929" calcext:value-type="float">
            <text:p>106878.74874692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6873.127955814" calcext:value-type="float">
            <text:p>106873.12795581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6873.127955814" calcext:value-type="float">
            <text:p>106873.12795581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6873.127955814" calcext:value-type="float">
            <text:p>106873.12795581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06875.941999479" calcext:value-type="float">
            <text:p>106875.94199947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6873.125937124" calcext:value-type="float">
            <text:p>106873.12593712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6867.498439723" calcext:value-type="float">
            <text:p>106867.49843972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06861.877825775" calcext:value-type="float">
            <text:p>106861.87782577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6873.095915268" calcext:value-type="float">
            <text:p>106873.09591526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06878.71164056" calcext:value-type="float">
            <text:p>106878.7116405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6867.489919127" calcext:value-type="float">
            <text:p>106867.48991912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6853.663414572" calcext:value-type="float">
            <text:p>106853.66341457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06846.764312067" calcext:value-type="float">
            <text:p>106846.76431206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6853.657793838" calcext:value-type="float">
            <text:p>106853.65779383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06860.556895981" calcext:value-type="float">
            <text:p>106860.55689598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6874.349114774" calcext:value-type="float">
            <text:p>106874.34911477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6874.349114774" calcext:value-type="float">
            <text:p>106874.34911477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06867.421551736" calcext:value-type="float">
            <text:p>106867.42155173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06867.421551736" calcext:value-type="float">
            <text:p>106867.4215517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06867.421551736" calcext:value-type="float">
            <text:p>106867.42155173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6867.421551736" calcext:value-type="float">
            <text:p>106867.42155173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6863.109768213" calcext:value-type="float">
            <text:p>106863.10976821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6867.418138392" calcext:value-type="float">
            <text:p>106867.41813839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6871.729921778" calcext:value-type="float">
            <text:p>106871.72992177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6876.045123644" calcext:value-type="float">
            <text:p>106876.04512364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06871.726498011" calcext:value-type="float">
            <text:p>106871.72649801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6880.868928369" calcext:value-type="float">
            <text:p>106880.86892836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6871.727187746" calcext:value-type="float">
            <text:p>106871.72718774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6871.727187746" calcext:value-type="float">
            <text:p>106871.72718774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6871.727187746" calcext:value-type="float">
            <text:p>106871.72718774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6867.161685361" calcext:value-type="float">
            <text:p>106867.16168536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06867.161685361" calcext:value-type="float">
            <text:p>106867.16168536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06867.161685361" calcext:value-type="float">
            <text:p>106867.16168536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6861.728404122" calcext:value-type="float">
            <text:p>106861.7284041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6861.728404122" calcext:value-type="float">
            <text:p>106861.72840412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6866.891207614" calcext:value-type="float">
            <text:p>106866.89120761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06864.306777972" calcext:value-type="float">
            <text:p>106864.30677797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06861.722419516" calcext:value-type="float">
            <text:p>106861.7224195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6861.722419516" calcext:value-type="float">
            <text:p>106861.72241951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06866.912273302" calcext:value-type="float">
            <text:p>106866.91227330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06862.060358133" calcext:value-type="float">
            <text:p>106862.06035813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06877.050018123" calcext:value-type="float">
            <text:p>106877.05001812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6862.075155044" calcext:value-type="float">
            <text:p>106862.07515504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6847.09675069" calcext:value-type="float">
            <text:p>106847.0967506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6878.168388904" calcext:value-type="float">
            <text:p>106878.16838890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06878.168388904" calcext:value-type="float">
            <text:p>106878.16838890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6847.048800019" calcext:value-type="float">
            <text:p>106847.04880001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6847.048800019" calcext:value-type="float">
            <text:p>106847.04880001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06878.171048506" calcext:value-type="float">
            <text:p>106878.17104850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06843.166565905" calcext:value-type="float">
            <text:p>106843.16656590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6878.327676866" calcext:value-type="float">
            <text:p>106878.32767686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6913.460562042" calcext:value-type="float">
            <text:p>106913.46056204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06878.355868133" calcext:value-type="float">
            <text:p>106878.35586813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6878.355868133" calcext:value-type="float">
            <text:p>106878.35586813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6843.254041143" calcext:value-type="float">
            <text:p>106843.25404114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6801.076275158" calcext:value-type="float">
            <text:p>106801.07627515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6843.26081067" calcext:value-type="float">
            <text:p>106843.2608106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06801.112151138" calcext:value-type="float">
            <text:p>106801.11215113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06843.269662678" calcext:value-type="float">
            <text:p>106843.26966267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6843.269662678" calcext:value-type="float">
            <text:p>106843.26966267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6843.269662678" calcext:value-type="float">
            <text:p>106843.26966267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06797.523839587" calcext:value-type="float">
            <text:p>106797.52383958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6797.523839587" calcext:value-type="float">
            <text:p>106797.52383958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06843.406899862" calcext:value-type="float">
            <text:p>106843.40689986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6889.304296735" calcext:value-type="float">
            <text:p>106889.30429673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6889.304296735" calcext:value-type="float">
            <text:p>106889.30429673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06843.445127296" calcext:value-type="float">
            <text:p>106843.44512729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06843.445127296" calcext:value-type="float">
            <text:p>106843.44512729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6843.445127296" calcext:value-type="float">
            <text:p>106843.44512729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6843.445127296" calcext:value-type="float">
            <text:p>106843.44512729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6876.873733524" calcext:value-type="float">
            <text:p>106876.87373352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06843.472621244" calcext:value-type="float">
            <text:p>106843.47262124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6860.178410729" calcext:value-type="float">
            <text:p>106860.17841072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06843.469916124" calcext:value-type="float">
            <text:p>106843.46991612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6876.877237997" calcext:value-type="float">
            <text:p>106876.87723799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06876.877237997" calcext:value-type="float">
            <text:p>106876.87723799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06843.433510289" calcext:value-type="float">
            <text:p>106843.43351028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6877.150068189" calcext:value-type="float">
            <text:p>106877.15006818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06843.4655903" calcext:value-type="float">
            <text:p>106843.465590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6877.147515047" calcext:value-type="float">
            <text:p>106877.14751504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6877.147515047" calcext:value-type="float">
            <text:p>106877.14751504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6838.369733227" calcext:value-type="float">
            <text:p>106838.36973322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06915.420934165" calcext:value-type="float">
            <text:p>106915.42093416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06915.420934165" calcext:value-type="float">
            <text:p>106915.42093416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6915.420934165" calcext:value-type="float">
            <text:p>106915.42093416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6953.877954994" calcext:value-type="float">
            <text:p>106953.87795499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06973.084499799" calcext:value-type="float">
            <text:p>106973.08449979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06973.084499799" calcext:value-type="float">
            <text:p>106973.08449979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06953.879130847" calcext:value-type="float">
            <text:p>106953.87913084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6973.085675864" calcext:value-type="float">
            <text:p>106973.08567586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6955.120547988" calcext:value-type="float">
            <text:p>106955.12054798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6964.110527025" calcext:value-type="float">
            <text:p>106964.11052702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06990.994162381" calcext:value-type="float">
            <text:p>106990.99416238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6973.143718161" calcext:value-type="float">
            <text:p>106973.14371816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6973.143718161" calcext:value-type="float">
            <text:p>106973.14371816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6973.143718161" calcext:value-type="float">
            <text:p>106973.14371816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06973.143718161" calcext:value-type="float">
            <text:p>106973.14371816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6964.1930105" calcext:value-type="float">
            <text:p>106964.193010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6964.1930105" calcext:value-type="float">
            <text:p>106964.193010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6964.1930105" calcext:value-type="float">
            <text:p>106964.19301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6961.08635096" calcext:value-type="float">
            <text:p>106961.0863509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6964.193675758" calcext:value-type="float">
            <text:p>106964.19367575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06964.193675758" calcext:value-type="float">
            <text:p>106964.19367575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06964.193675758" calcext:value-type="float">
            <text:p>106964.19367575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6961.088593584" calcext:value-type="float">
            <text:p>106961.08859358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6961.088593584" calcext:value-type="float">
            <text:p>106961.08859358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06961.088593584" calcext:value-type="float">
            <text:p>106961.08859358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06961.088593584" calcext:value-type="float">
            <text:p>106961.08859358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06967.296938821" calcext:value-type="float">
            <text:p>106967.29693882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6973.483776473" calcext:value-type="float">
            <text:p>106973.48377647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6973.483776473" calcext:value-type="float">
            <text:p>106973.48377647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6992.637333952" calcext:value-type="float">
            <text:p>106992.63733395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6992.637333952" calcext:value-type="float">
            <text:p>106992.63733395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06973.475681216" calcext:value-type="float">
            <text:p>106973.47568121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6992.619551503" calcext:value-type="float">
            <text:p>106992.61955150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6992.619551503" calcext:value-type="float">
            <text:p>106992.61955150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6992.619551503" calcext:value-type="float">
            <text:p>106992.61955150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7011.790895792" calcext:value-type="float">
            <text:p>107011.79089579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06992.601731628" calcext:value-type="float">
            <text:p>106992.60173162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7011.773072724" calcext:value-type="float">
            <text:p>107011.77307272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6972.723151029" calcext:value-type="float">
            <text:p>106972.72315102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06972.723151029" calcext:value-type="float">
            <text:p>106972.72315102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06923.850777707" calcext:value-type="float">
            <text:p>106923.85077770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6923.850777707" calcext:value-type="float">
            <text:p>106923.85077770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6972.641034395" calcext:value-type="float">
            <text:p>106972.64103439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6972.641034395" calcext:value-type="float">
            <text:p>106972.64103439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6972.641034395" calcext:value-type="float">
            <text:p>106972.64103439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06972.641034395" calcext:value-type="float">
            <text:p>106972.64103439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6923.691123453" calcext:value-type="float">
            <text:p>106923.69112345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6972.581985446" calcext:value-type="float">
            <text:p>106972.58198544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6972.581985446" calcext:value-type="float">
            <text:p>106972.58198544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6972.581985446" calcext:value-type="float">
            <text:p>106972.58198544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06972.581985446" calcext:value-type="float">
            <text:p>106972.58198544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6972.581985446" calcext:value-type="float">
            <text:p>106972.58198544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7052.771327264" calcext:value-type="float">
            <text:p>107052.77132726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6972.461671355" calcext:value-type="float">
            <text:p>106972.46167135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6972.461671355" calcext:value-type="float">
            <text:p>106972.46167135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6892.272419727" calcext:value-type="float">
            <text:p>106892.27241972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06892.272419727" calcext:value-type="float">
            <text:p>106892.27241972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6892.272419727" calcext:value-type="float">
            <text:p>106892.27241972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6892.272419727" calcext:value-type="float">
            <text:p>106892.272419727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7052.410655562" calcext:value-type="float">
            <text:p>107052.41065556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07052.410655562" calcext:value-type="float">
            <text:p>107052.41065556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06972.101270224" calcext:value-type="float">
            <text:p>106972.10127022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6972.101270224" calcext:value-type="float">
            <text:p>106972.10127022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6972.101270224" calcext:value-type="float">
            <text:p>106972.10127022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06891.912288762" calcext:value-type="float">
            <text:p>106891.91228876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06891.912288762" calcext:value-type="float">
            <text:p>106891.91228876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6891.912288762" calcext:value-type="float">
            <text:p>106891.91228876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6891.912288762" calcext:value-type="float">
            <text:p>106891.91228876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06811.843440605" calcext:value-type="float">
            <text:p>106811.84344060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06891.792425217" calcext:value-type="float">
            <text:p>106891.79242521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06891.792425217" calcext:value-type="float">
            <text:p>106891.79242521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6891.792425217" calcext:value-type="float">
            <text:p>106891.79242521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6891.792425217" calcext:value-type="float">
            <text:p>106891.79242521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06891.792425217" calcext:value-type="float">
            <text:p>106891.79242521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06811.723666846" calcext:value-type="float">
            <text:p>106811.72366684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06891.672561806" calcext:value-type="float">
            <text:p>106891.67256180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6891.672561806" calcext:value-type="float">
            <text:p>106891.67256180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6971.741230392" calcext:value-type="float">
            <text:p>106971.74123039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06891.552518825" calcext:value-type="float">
            <text:p>106891.55251882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06891.552518825" calcext:value-type="float">
            <text:p>106891.55251882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06811.483940159" calcext:value-type="float">
            <text:p>106811.48394015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6811.483940159" calcext:value-type="float">
            <text:p>106811.48394015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6891.432655683" calcext:value-type="float">
            <text:p>106891.43265568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6971.501144563" calcext:value-type="float">
            <text:p>106971.50114456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06891.312612971" calcext:value-type="float">
            <text:p>106891.31261297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6971.381011932" calcext:value-type="float">
            <text:p>106971.38101193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6891.192570394" calcext:value-type="float">
            <text:p>106891.19257039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6971.260879435" calcext:value-type="float">
            <text:p>106971.26087943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07051.449230919" calcext:value-type="float">
            <text:p>107051.44923091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07051.449230919" calcext:value-type="float">
            <text:p>107051.44923091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6971.14056683" calcext:value-type="float">
            <text:p>106971.1405668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6971.14056683" calcext:value-type="float">
            <text:p>106971.1405668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6971.14056683" calcext:value-type="float">
            <text:p>106971.1405668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06963.7912737" calcext:value-type="float">
            <text:p>106963.791273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06949.139979625" calcext:value-type="float">
            <text:p>106949.13997962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07049.692496964" calcext:value-type="float">
            <text:p>107049.69249696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7049.692496964" calcext:value-type="float">
            <text:p>107049.69249696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7068.708859853" calcext:value-type="float">
            <text:p>107068.70885985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07075.060605633" calcext:value-type="float">
            <text:p>107075.06060563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07081.41494548" calcext:value-type="float">
            <text:p>107081.4149454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7075.058875018" calcext:value-type="float">
            <text:p>107075.05887501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7049.86217678" calcext:value-type="float">
            <text:p>107049.8621767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7045.48386805" calcext:value-type="float">
            <text:p>107045.4838680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07047.58779419" calcext:value-type="float">
            <text:p>107047.5877941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07045.486121988" calcext:value-type="float">
            <text:p>107045.48612198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7047.676915444" calcext:value-type="float">
            <text:p>107047.67691544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7047.676915444" calcext:value-type="float">
            <text:p>107047.67691544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7049.867574253" calcext:value-type="float">
            <text:p>107049.86757425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7049.867574253" calcext:value-type="float">
            <text:p>107049.86757425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07049.867574253" calcext:value-type="float">
            <text:p>107049.86757425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7049.867574253" calcext:value-type="float">
            <text:p>107049.86757425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7049.867574253" calcext:value-type="float">
            <text:p>107049.8675742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6991.943457466" calcext:value-type="float">
            <text:p>106991.94345746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07020.846052832" calcext:value-type="float">
            <text:p>107020.84605283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06991.913764534" calcext:value-type="float">
            <text:p>106991.91376453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07049.718939224" calcext:value-type="float">
            <text:p>107049.71893922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7049.718939224" calcext:value-type="float">
            <text:p>107049.71893922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7049.718939224" calcext:value-type="float">
            <text:p>107049.71893922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07049.718939224" calcext:value-type="float">
            <text:p>107049.71893922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07049.718939224" calcext:value-type="float">
            <text:p>107049.71893922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7020.705906515" calcext:value-type="float">
            <text:p>107020.70590651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6991.703045368" calcext:value-type="float">
            <text:p>106991.70304536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6948.121914487" calcext:value-type="float">
            <text:p>106948.12191448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06991.628782697" calcext:value-type="float">
            <text:p>106991.62878269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06991.628782697" calcext:value-type="float">
            <text:p>106991.62878269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06991.628782697" calcext:value-type="float">
            <text:p>106991.62878269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6904.631630709" calcext:value-type="float">
            <text:p>106904.63163070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6904.631630709" calcext:value-type="float">
            <text:p>106904.63163070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6948.029182703" calcext:value-type="float">
            <text:p>106948.02918270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06904.604691668" calcext:value-type="float">
            <text:p>106904.60469166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06947.955325167" calcext:value-type="float">
            <text:p>106947.95532516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6991.33287491" calcext:value-type="float">
            <text:p>106991.3328749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6945.135366778" calcext:value-type="float">
            <text:p>106945.13536677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06991.278023734" calcext:value-type="float">
            <text:p>106991.27802373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06991.278023734" calcext:value-type="float">
            <text:p>106991.27802373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06944.474121615" calcext:value-type="float">
            <text:p>106944.47412161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6897.726055734" calcext:value-type="float">
            <text:p>106897.72605573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6897.726055734" calcext:value-type="float">
            <text:p>106897.72605573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6944.41839411" calcext:value-type="float">
            <text:p>106944.4183941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6944.41839411" calcext:value-type="float">
            <text:p>106944.4183941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6851.075470917" calcext:value-type="float">
            <text:p>106851.07547091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6851.075470917" calcext:value-type="float">
            <text:p>106851.07547091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6898.610045664" calcext:value-type="float">
            <text:p>106898.61004566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06946.201685218" calcext:value-type="float">
            <text:p>106946.20168521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7041.29162291" calcext:value-type="float">
            <text:p>107041.2916229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7321.746285096" calcext:value-type="float">
            <text:p>107321.74628509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7000.436676434" calcext:value-type="float">
            <text:p>107000.43667643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7000.436676434" calcext:value-type="float">
            <text:p>107000.43667643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7000.436676434" calcext:value-type="float">
            <text:p>107000.43667643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7000.436676434" calcext:value-type="float">
            <text:p>107000.436676434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06954.915047929" calcext:value-type="float">
            <text:p>106954.91504792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6954.915047929" calcext:value-type="float">
            <text:p>106954.91504792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6904.957172224" calcext:value-type="float">
            <text:p>106904.95717222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6904.957172224" calcext:value-type="float">
            <text:p>106904.95717222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06954.853998053" calcext:value-type="float">
            <text:p>106954.85399805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06904.896150864" calcext:value-type="float">
            <text:p>106904.896150864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6904.896150864" calcext:value-type="float">
            <text:p>106904.89615086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6904.896150864" calcext:value-type="float">
            <text:p>106904.89615086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06954.897152612" calcext:value-type="float">
            <text:p>106954.89715261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06954.897152612" calcext:value-type="float">
            <text:p>106954.89715261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06904.861077144" calcext:value-type="float">
            <text:p>106904.86107714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6954.809905956" calcext:value-type="float">
            <text:p>106954.80990595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6954.809905956" calcext:value-type="float">
            <text:p>106954.80990595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06954.809905956" calcext:value-type="float">
            <text:p>106954.80990595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07000.069623005" calcext:value-type="float">
            <text:p>107000.06962300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6954.685044366" calcext:value-type="float">
            <text:p>106954.68504436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6954.685044366" calcext:value-type="float">
            <text:p>106954.68504436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07090.321662003" calcext:value-type="float">
            <text:p>107090.32166200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7090.321662003" calcext:value-type="float">
            <text:p>107090.32166200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07090.321662003" calcext:value-type="float">
            <text:p>107090.32166200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07090.321662003" calcext:value-type="float">
            <text:p>107090.32166200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7044.901607566" calcext:value-type="float">
            <text:p>107044.90160756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7044.901607566" calcext:value-type="float">
            <text:p>107044.90160756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7044.901607566" calcext:value-type="float">
            <text:p>107044.90160756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7087.448406052" calcext:value-type="float">
            <text:p>107087.44840605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07044.852451391" calcext:value-type="float">
            <text:p>107044.85245139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7002.305672443" calcext:value-type="float">
            <text:p>107002.30567244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7044.803369604" calcext:value-type="float">
            <text:p>107044.803369604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7087.350129043" calcext:value-type="float">
            <text:p>107087.35012904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7044.754213473" calcext:value-type="float">
            <text:p>107044.75421347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7087.300953374" calcext:value-type="float">
            <text:p>107087.30095337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7129.896849384" calcext:value-type="float">
            <text:p>107129.89684938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7092.423645564" calcext:value-type="float">
            <text:p>107092.42364556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07129.855362688" calcext:value-type="float">
            <text:p>107129.85536268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7167.308812052" calcext:value-type="float">
            <text:p>107167.30881205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07129.833582868" calcext:value-type="float">
            <text:p>107129.83358286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7129.833582868" calcext:value-type="float">
            <text:p>107129.83358286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7129.833582868" calcext:value-type="float">
            <text:p>107129.83358286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7092.399860272" calcext:value-type="float">
            <text:p>107092.39986027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7129.772477059" calcext:value-type="float">
            <text:p>107129.772477059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7095.131385776" calcext:value-type="float">
            <text:p>107095.13138577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07129.716793308" calcext:value-type="float">
            <text:p>107129.71679330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07129.716793308" calcext:value-type="float">
            <text:p>107129.716793308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07121.403188374" calcext:value-type="float">
            <text:p>107121.40318837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7129.714383256" calcext:value-type="float">
            <text:p>107129.71438325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7136.125247517" calcext:value-type="float">
            <text:p>107136.12524751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7129.709771258" calcext:value-type="float">
            <text:p>107129.70977125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07129.709771258" calcext:value-type="float">
            <text:p>107129.70977125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07129.709771258" calcext:value-type="float">
            <text:p>107129.70977125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7129.709771258" calcext:value-type="float">
            <text:p>107129.709771258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7161.79734082" calcext:value-type="float">
            <text:p>107161.7973408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7193.901883538" calcext:value-type="float">
            <text:p>107193.90188353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7177.826233514" calcext:value-type="float">
            <text:p>107177.82623351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07161.761219463" calcext:value-type="float">
            <text:p>107161.76121946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7161.761219463" calcext:value-type="float">
            <text:p>107161.7612194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7161.761219463" calcext:value-type="float">
            <text:p>107161.76121946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7161.761219463" calcext:value-type="float">
            <text:p>107161.76121946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7189.905649052" calcext:value-type="float">
            <text:p>107189.90564905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07218.063955677" calcext:value-type="float">
            <text:p>107218.06395567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7218.063955677" calcext:value-type="float">
            <text:p>107218.06395567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07232.163097645" calcext:value-type="float">
            <text:p>107232.16309764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7246.275049369" calcext:value-type="float">
            <text:p>107246.27504936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07246.275049369" calcext:value-type="float">
            <text:p>107246.27504936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7260.407306417" calcext:value-type="float">
            <text:p>107260.40730641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7260.407306417" calcext:value-type="float">
            <text:p>107260.40730641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7260.407306417" calcext:value-type="float">
            <text:p>107260.40730641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07247.188355955" calcext:value-type="float">
            <text:p>107247.18835595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7220.77775286" calcext:value-type="float">
            <text:p>107220.7777528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7247.161788197" calcext:value-type="float">
            <text:p>107247.16178819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7247.161788197" calcext:value-type="float">
            <text:p>107247.16178819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07247.161788197" calcext:value-type="float">
            <text:p>107247.16178819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07247.161788197" calcext:value-type="float">
            <text:p>107247.16178819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07247.161788197" calcext:value-type="float">
            <text:p>107247.16178819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07273.642475138" calcext:value-type="float">
            <text:p>107273.64247513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7273.642475138" calcext:value-type="float">
            <text:p>107273.64247513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7273.642475138" calcext:value-type="float">
            <text:p>107273.64247513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07299.25846769" calcext:value-type="float">
            <text:p>107299.2584676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07299.25846769" calcext:value-type="float">
            <text:p>107299.2584676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07273.630475725" calcext:value-type="float">
            <text:p>107273.63047572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7286.429960447" calcext:value-type="float">
            <text:p>107286.42996044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7273.598498533" calcext:value-type="float">
            <text:p>107273.59849853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07286.421836325" calcext:value-type="float">
            <text:p>107286.42183632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07273.593791569" calcext:value-type="float">
            <text:p>107273.59379156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07273.593791569" calcext:value-type="float">
            <text:p>107273.59379156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7286.413715229" calcext:value-type="float">
            <text:p>107286.41371522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7286.413715229" calcext:value-type="float">
            <text:p>107286.41371522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07286.413715229" calcext:value-type="float">
            <text:p>107286.41371522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07286.413715229" calcext:value-type="float">
            <text:p>107286.41371522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07299.865907619" calcext:value-type="float">
            <text:p>107299.86590761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7313.330294268" calcext:value-type="float">
            <text:p>107313.33029426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7313.330294268" calcext:value-type="float">
            <text:p>107313.330294268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07313.330294268" calcext:value-type="float">
            <text:p>107313.33029426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07313.330294268" calcext:value-type="float">
            <text:p>107313.330294268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07299.853696877" calcext:value-type="float">
            <text:p>107299.85369687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7286.378530411" calcext:value-type="float">
            <text:p>107286.37853041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7248.425700128" calcext:value-type="float">
            <text:p>107248.42570012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07267.37842908" calcext:value-type="float">
            <text:p>107267.3784290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07248.407546334" calcext:value-type="float">
            <text:p>107248.40754633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07248.407546334" calcext:value-type="float">
            <text:p>107248.40754633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7248.407546334" calcext:value-type="float">
            <text:p>107248.40754633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7267.415991897" calcext:value-type="float">
            <text:p>107267.41599189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07286.432507822" calcext:value-type="float">
            <text:p>107286.432507822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07248.398564277" calcext:value-type="float">
            <text:p>107248.39856427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07248.398564277" calcext:value-type="float">
            <text:p>107248.39856427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7210.407061023" calcext:value-type="float">
            <text:p>107210.40706102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7274.455870402" calcext:value-type="float">
            <text:p>107274.45587040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07274.455870402" calcext:value-type="float">
            <text:p>107274.45587040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07253.071952432" calcext:value-type="float">
            <text:p>107253.07195243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07231.703290006" calcext:value-type="float">
            <text:p>107231.70329000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7274.393052205" calcext:value-type="float">
            <text:p>107274.39305220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7295.771252352" calcext:value-type="float">
            <text:p>107295.77125235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07295.771252352" calcext:value-type="float">
            <text:p>107295.77125235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7252.990033734" calcext:value-type="float">
            <text:p>107252.99003373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07252.990033734" calcext:value-type="float">
            <text:p>107252.99003373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07274.35297937" calcext:value-type="float">
            <text:p>107274.3529793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7274.35297937" calcext:value-type="float">
            <text:p>107274.3529793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07298.230842559" calcext:value-type="float">
            <text:p>107298.230842559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07298.230842559" calcext:value-type="float">
            <text:p>107298.23084255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07298.230842559" calcext:value-type="float">
            <text:p>107298.23084255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7322.183883275" calcext:value-type="float">
            <text:p>107322.18388327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07346.161033074" calcext:value-type="float">
            <text:p>107346.16103307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07346.161033074" calcext:value-type="float">
            <text:p>107346.161033074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07346.161033074" calcext:value-type="float">
            <text:p>107346.16103307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07346.161033074" calcext:value-type="float">
            <text:p>107346.16103307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07346.161033074" calcext:value-type="float">
            <text:p>107346.16103307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7342.406350873" calcext:value-type="float">
            <text:p>107342.40635087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07532.86895224" calcext:value-type="float">
            <text:p>107532.8689522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07470.251396511" calcext:value-type="float">
            <text:p>107470.25139651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07532.745163176" calcext:value-type="float">
            <text:p>107532.74516317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7532.745163176" calcext:value-type="float">
            <text:p>107532.74516317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07407.747322604" calcext:value-type="float">
            <text:p>107407.74732260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07407.747322604" calcext:value-type="float">
            <text:p>107407.74732260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07407.747322604" calcext:value-type="float">
            <text:p>107407.74732260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07407.747322604" calcext:value-type="float">
            <text:p>107407.74732260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07407.747322604" calcext:value-type="float">
            <text:p>107407.74732260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7327.277241542" calcext:value-type="float">
            <text:p>107327.27724154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07407.574891317" calcext:value-type="float">
            <text:p>107407.57489131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07367.141638615" calcext:value-type="float">
            <text:p>107367.14163861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07407.563526711" calcext:value-type="float">
            <text:p>107407.56352671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7286.070648119" calcext:value-type="float">
            <text:p>107286.07064811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07407.113851319" calcext:value-type="float">
            <text:p>107407.113851319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07407.113851319" calcext:value-type="float">
            <text:p>107407.113851319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07326.234835952" calcext:value-type="float">
            <text:p>107326.234835952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07326.234835952" calcext:value-type="float">
            <text:p>107326.23483595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07407.042693394" calcext:value-type="float">
            <text:p>107407.04269339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7366.047638931" calcext:value-type="float">
            <text:p>107366.04763893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07407.011411399" calcext:value-type="float">
            <text:p>107407.01141139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07407.011411399" calcext:value-type="float">
            <text:p>107407.01141139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07407.011411399" calcext:value-type="float">
            <text:p>107407.011411399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7407.011411399" calcext:value-type="float">
            <text:p>107407.01141139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7407.011411399" calcext:value-type="float">
            <text:p>107407.011411399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07407.011411399" calcext:value-type="float">
            <text:p>107407.011411399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07325.021326352" calcext:value-type="float">
            <text:p>107325.02132635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06956.628804637" calcext:value-type="float">
            <text:p>106956.62880463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6997.281267125" calcext:value-type="float">
            <text:p>106997.2812671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7119.331397848" calcext:value-type="float">
            <text:p>107119.33139784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07241.66028791" calcext:value-type="float">
            <text:p>107241.6602879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07241.66028791" calcext:value-type="float">
            <text:p>107241.6602879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07323.399358251" calcext:value-type="float">
            <text:p>107323.39935825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07118.739939185" calcext:value-type="float">
            <text:p>107118.73993918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07077.963867644" calcext:value-type="float">
            <text:p>107077.96386764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07037.21882812" calcext:value-type="float">
            <text:p>107037.2188281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07159.360956871" calcext:value-type="float">
            <text:p>107159.36095687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07077.746820574" calcext:value-type="float">
            <text:p>107077.74682057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07077.746820574" calcext:value-type="float">
            <text:p>107077.74682057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7115.216360172" calcext:value-type="float">
            <text:p>107115.21636017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07152.707363099" calcext:value-type="float">
            <text:p>107152.70736309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07227.696847092" calcext:value-type="float">
            <text:p>107227.69684709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07151.443354399" calcext:value-type="float">
            <text:p>107151.443354399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7227.584586" calcext:value-type="float">
            <text:p>107227.58458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7151.331173141" calcext:value-type="float">
            <text:p>107151.33117314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07260.82901498" calcext:value-type="float">
            <text:p>107260.8290149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07530.09570095" calcext:value-type="float">
            <text:p>107530.0957009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07530.09570095" calcext:value-type="float">
            <text:p>107530.09570095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07530.09570095" calcext:value-type="float">
            <text:p>107530.0957009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7542.334467915" calcext:value-type="float">
            <text:p>107542.33446791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07542.334467915" calcext:value-type="float">
            <text:p>107542.33446791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07517.868058178" calcext:value-type="float">
            <text:p>107517.86805817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07517.868058178" calcext:value-type="float">
            <text:p>107517.86805817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07530.286610189" calcext:value-type="float">
            <text:p>107530.28661018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07530.286610189" calcext:value-type="float">
            <text:p>107530.28661018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07543.142846983" calcext:value-type="float">
            <text:p>107543.14284698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07556.333962054" calcext:value-type="float">
            <text:p>107556.33396205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07542.899524533" calcext:value-type="float">
            <text:p>107542.89952453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7583.02034626" calcext:value-type="float">
            <text:p>107583.0203462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7565.831600469" calcext:value-type="float">
            <text:p>107565.83160046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07600.153033518" calcext:value-type="float">
            <text:p>107600.153033518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07565.873266081" calcext:value-type="float">
            <text:p>107565.87326608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07565.873266081" calcext:value-type="float">
            <text:p>107565.873266081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07600.143606629" calcext:value-type="float">
            <text:p>107600.14360662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07565.606322815" calcext:value-type="float">
            <text:p>107565.606322815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07582.88618349" calcext:value-type="float">
            <text:p>107582.8861834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07548.444388999" calcext:value-type="float">
            <text:p>107548.44438899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07548.444388999" calcext:value-type="float">
            <text:p>107548.44438899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7548.444388999" calcext:value-type="float">
            <text:p>107548.44438899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7548.444388999" calcext:value-type="float">
            <text:p>107548.44438899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07568.153483255" calcext:value-type="float">
            <text:p>107568.15348325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07548.470642356" calcext:value-type="float">
            <text:p>107548.470642356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07568.164996308" calcext:value-type="float">
            <text:p>107568.16499630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7568.164996308" calcext:value-type="float">
            <text:p>107568.16499630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07587.847839314" calcext:value-type="float">
            <text:p>107587.847839314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07568.176491705" calcext:value-type="float">
            <text:p>107568.176491705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07568.176491705" calcext:value-type="float">
            <text:p>107568.17649170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7568.176491705" calcext:value-type="float">
            <text:p>107568.17649170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07548.493646595" calcext:value-type="float">
            <text:p>107548.49364659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7548.493646595" calcext:value-type="float">
            <text:p>107548.49364659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07570.024619161" calcext:value-type="float">
            <text:p>107570.02461916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07570.024619161" calcext:value-type="float">
            <text:p>107570.02461916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07591.543374718" calcext:value-type="float">
            <text:p>107591.543374718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7591.543374718" calcext:value-type="float">
            <text:p>107591.543374718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07569.988332647" calcext:value-type="float">
            <text:p>107569.988332647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07569.988332647" calcext:value-type="float">
            <text:p>107569.98833264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07569.988332647" calcext:value-type="float">
            <text:p>107569.98833264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07569.988332647" calcext:value-type="float">
            <text:p>107569.98833264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07569.988332647" calcext:value-type="float">
            <text:p>107569.98833264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7600.081760851" calcext:value-type="float">
            <text:p>107600.08176085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07570.026521838" calcext:value-type="float">
            <text:p>107570.02652183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07600.096425457" calcext:value-type="float">
            <text:p>107600.09642545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07540.126641508" calcext:value-type="float">
            <text:p>107540.12664150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07540.126641508" calcext:value-type="float">
            <text:p>107540.12664150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07540.126641508" calcext:value-type="float">
            <text:p>107540.126641508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07510.112427228" calcext:value-type="float">
            <text:p>107510.11242722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07540.141328279" calcext:value-type="float">
            <text:p>107540.141328279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07540.141328279" calcext:value-type="float">
            <text:p>107540.14132827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7570.249513402" calcext:value-type="float">
            <text:p>107570.24951340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7538.488225163" calcext:value-type="float">
            <text:p>107538.48822516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07506.711927762" calcext:value-type="float">
            <text:p>107506.71192776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07506.711927762" calcext:value-type="float">
            <text:p>107506.71192776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07538.603017617" calcext:value-type="float">
            <text:p>107538.60301761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7538.603017617" calcext:value-type="float">
            <text:p>107538.60301761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07538.603017617" calcext:value-type="float">
            <text:p>107538.60301761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07538.603017617" calcext:value-type="float">
            <text:p>107538.60301761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07538.603017617" calcext:value-type="float">
            <text:p>107538.60301761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07538.603017617" calcext:value-type="float">
            <text:p>107538.60301761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07585.163224629" calcext:value-type="float">
            <text:p>107585.16322462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07585.163224629" calcext:value-type="float">
            <text:p>107585.163224629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07625.554747993" calcext:value-type="float">
            <text:p>107625.55474799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07522.511347509" calcext:value-type="float">
            <text:p>107522.511347509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07574.062786209" calcext:value-type="float">
            <text:p>107574.06278620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07522.526213903" calcext:value-type="float">
            <text:p>107522.52621390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07574.016807136" calcext:value-type="float">
            <text:p>107574.01680713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07574.016807136" calcext:value-type="float">
            <text:p>107574.01680713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07574.016807136" calcext:value-type="float">
            <text:p>107574.0168071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07574.016807136" calcext:value-type="float">
            <text:p>107574.01680713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07625.507717688" calcext:value-type="float">
            <text:p>107625.50771768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07574.077212332" calcext:value-type="float">
            <text:p>107574.07721233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07372.094009061" calcext:value-type="float">
            <text:p>107372.09400906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07502.610369482" calcext:value-type="float">
            <text:p>107502.61036948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7566.390318244" calcext:value-type="float">
            <text:p>107566.39031824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7565.649987721" calcext:value-type="float">
            <text:p>107565.64998772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07566.38896117" calcext:value-type="float">
            <text:p>107566.3889611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07566.255847523" calcext:value-type="float">
            <text:p>107566.25584752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07565.649796801" calcext:value-type="float">
            <text:p>107565.64979680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07565.546365124" calcext:value-type="float">
            <text:p>107565.54636512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7565.649893175" calcext:value-type="float">
            <text:p>107565.64989317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07564.910326992" calcext:value-type="float">
            <text:p>107564.91032699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07564.168972903" calcext:value-type="float">
            <text:p>107564.16897290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07564.168972903" calcext:value-type="float">
            <text:p>107564.16897290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07564.168972903" calcext:value-type="float">
            <text:p>107564.16897290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7564.168972903" calcext:value-type="float">
            <text:p>107564.16897290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07564.168972903" calcext:value-type="float">
            <text:p>107564.16897290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07570.484217973" calcext:value-type="float">
            <text:p>107570.48421797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07564.163762573" calcext:value-type="float">
            <text:p>107564.16376257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07570.499455664" calcext:value-type="float">
            <text:p>107570.49945566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7570.499455664" calcext:value-type="float">
            <text:p>107570.49945566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07570.499455664" calcext:value-type="float">
            <text:p>107570.49945566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07576.84037716" calcext:value-type="float">
            <text:p>107576.8403771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07564.202620945" calcext:value-type="float">
            <text:p>107564.202620945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7557.90093295" calcext:value-type="float">
            <text:p>107557.9009329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07601.014255479" calcext:value-type="float">
            <text:p>107601.01425547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07557.955777797" calcext:value-type="float">
            <text:p>107557.95577779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07557.955777797" calcext:value-type="float">
            <text:p>107557.955777797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07536.445141349" calcext:value-type="float">
            <text:p>107536.44514134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07536.445141349" calcext:value-type="float">
            <text:p>107536.445141349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7493.602596584" calcext:value-type="float">
            <text:p>107493.60259658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07514.95991131" calcext:value-type="float">
            <text:p>107514.9599113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07493.604739991" calcext:value-type="float">
            <text:p>107493.60473999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07557.002611178" calcext:value-type="float">
            <text:p>107557.00261117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07514.792994305" calcext:value-type="float">
            <text:p>107514.79299430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7514.792994305" calcext:value-type="float">
            <text:p>107514.792994305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07514.792994305" calcext:value-type="float">
            <text:p>107514.792994305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07512.260964698" calcext:value-type="float">
            <text:p>107512.26096469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07515.102806456" calcext:value-type="float">
            <text:p>107515.10280645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7514.798059436" calcext:value-type="float">
            <text:p>107514.79805943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7516.016636396" calcext:value-type="float">
            <text:p>107516.01663639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07517.338276732" calcext:value-type="float">
            <text:p>107517.33827673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07514.798297509" calcext:value-type="float">
            <text:p>107514.798297509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07517.333605628" calcext:value-type="float">
            <text:p>107517.33360562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7516.978015894" calcext:value-type="float">
            <text:p>107516.97801589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7514.580898797" calcext:value-type="float">
            <text:p>107514.58089879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07514.580898797" calcext:value-type="float">
            <text:p>107514.58089879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07514.580898797" calcext:value-type="float">
            <text:p>107514.5808987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7514.580898797" calcext:value-type="float">
            <text:p>107514.58089879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7497.448159322" calcext:value-type="float">
            <text:p>107497.44815932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07497.448159322" calcext:value-type="float">
            <text:p>107497.44815932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07446.448811667" calcext:value-type="float">
            <text:p>107446.448811667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07463.461839807" calcext:value-type="float">
            <text:p>107463.46183980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07463.461839807" calcext:value-type="float">
            <text:p>107463.46183980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07447.833181883" calcext:value-type="float">
            <text:p>107447.83318188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07480.663722351" calcext:value-type="float">
            <text:p>107480.663722351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07445.029751169" calcext:value-type="float">
            <text:p>107445.02975116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07480.679225925" calcext:value-type="float">
            <text:p>107480.67922592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07409.706831742" calcext:value-type="float">
            <text:p>107409.70683174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7443.77079276" calcext:value-type="float">
            <text:p>107443.7707927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07445.189526975" calcext:value-type="float">
            <text:p>107445.18952697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07445.189526975" calcext:value-type="float">
            <text:p>107445.18952697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07434.550198075" calcext:value-type="float">
            <text:p>107434.55019807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07445.189929718" calcext:value-type="float">
            <text:p>107445.18992971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7445.189929718" calcext:value-type="float">
            <text:p>107445.1899297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7410.234145522" calcext:value-type="float">
            <text:p>107410.23414552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07445.169234371" calcext:value-type="float">
            <text:p>107445.16923437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07445.169234371" calcext:value-type="float">
            <text:p>107445.16923437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07445.169234371" calcext:value-type="float">
            <text:p>107445.16923437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7445.169234371" calcext:value-type="float">
            <text:p>107445.16923437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7410.28563318" calcext:value-type="float">
            <text:p>107410.28563318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07445.148679579" calcext:value-type="float">
            <text:p>107445.14867957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07445.148679579" calcext:value-type="float">
            <text:p>107445.14867957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07410.265085062" calcext:value-type="float">
            <text:p>107410.26508506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7445.164117185" calcext:value-type="float">
            <text:p>107445.16411718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07464.063891362" calcext:value-type="float">
            <text:p>107464.06389136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07464.063891362" calcext:value-type="float">
            <text:p>107464.06389136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07464.063891362" calcext:value-type="float">
            <text:p>107464.06389136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07464.063891362" calcext:value-type="float">
            <text:p>107464.06389136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7445.155757173" calcext:value-type="float">
            <text:p>107445.15575717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7445.155757173" calcext:value-type="float">
            <text:p>107445.15575717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07464.055529879" calcext:value-type="float">
            <text:p>107464.05552987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07482.924661574" calcext:value-type="float">
            <text:p>107482.92466157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07445.363624228" calcext:value-type="float">
            <text:p>107445.36362422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7464.147081918" calcext:value-type="float">
            <text:p>107464.1470819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457.988736225" calcext:value-type="float">
            <text:p>107457.98873622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07457.988736225" calcext:value-type="float">
            <text:p>107457.988736225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07457.988736225" calcext:value-type="float">
            <text:p>107457.98873622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07457.988736225" calcext:value-type="float">
            <text:p>107457.98873622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7457.988736225" calcext:value-type="float">
            <text:p>107457.98873622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7457.988736225" calcext:value-type="float">
            <text:p>107457.98873622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07454.895531498" calcext:value-type="float">
            <text:p>107454.89553149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07454.895531498" calcext:value-type="float">
            <text:p>107454.89553149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07464.106476784" calcext:value-type="float">
            <text:p>107464.10647678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7458.004253135" calcext:value-type="float">
            <text:p>107458.0042531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7501.542138187" calcext:value-type="float">
            <text:p>107501.54213818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07457.99720653" calcext:value-type="float">
            <text:p>107457.9972065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7457.99720653" calcext:value-type="float">
            <text:p>107457.9972065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07414.54722439" calcext:value-type="float">
            <text:p>107414.5472243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7243.710068841" calcext:value-type="float">
            <text:p>107243.71006884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7286.221029145" calcext:value-type="float">
            <text:p>107286.22102914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7328.78137911" calcext:value-type="float">
            <text:p>107328.7813791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07286.17154424" calcext:value-type="float">
            <text:p>107286.17154424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07286.17154424" calcext:value-type="float">
            <text:p>107286.1715442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7286.17154424" calcext:value-type="float">
            <text:p>107286.1715442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7180.67234842" calcext:value-type="float">
            <text:p>107180.6723484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7128.107253241" calcext:value-type="float">
            <text:p>107128.10725324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07128.107253241" calcext:value-type="float">
            <text:p>107128.10725324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07180.658512748" calcext:value-type="float">
            <text:p>107180.65851274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7180.658512748" calcext:value-type="float">
            <text:p>107180.65851274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7285.684664353" calcext:value-type="float">
            <text:p>107285.68466435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07338.277592895" calcext:value-type="float">
            <text:p>107338.27759289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07285.356978602" calcext:value-type="float">
            <text:p>107285.35697860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07285.356978602" calcext:value-type="float">
            <text:p>107285.35697860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7285.356978602" calcext:value-type="float">
            <text:p>107285.35697860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07285.356978602" calcext:value-type="float">
            <text:p>107285.35697860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07232.450471526" calcext:value-type="float">
            <text:p>107232.45047152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7285.238071654" calcext:value-type="float">
            <text:p>107285.23807165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07285.238071654" calcext:value-type="float">
            <text:p>107285.23807165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07228.059010003" calcext:value-type="float">
            <text:p>107228.05901000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07114.187911459" calcext:value-type="float">
            <text:p>107114.18791145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7227.344956184" calcext:value-type="float">
            <text:p>107227.34495618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07284.027983197" calcext:value-type="float">
            <text:p>107284.02798319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7284.027983197" calcext:value-type="float">
            <text:p>107284.02798319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7340.78436599" calcext:value-type="float">
            <text:p>107340.7843659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07340.78436599" calcext:value-type="float">
            <text:p>107340.7843659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07283.898492955" calcext:value-type="float">
            <text:p>107283.89849295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07227.086267857" calcext:value-type="float">
            <text:p>107227.08626785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7283.824996599" calcext:value-type="float">
            <text:p>107283.82499659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7283.824996599" calcext:value-type="float">
            <text:p>107283.82499659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07283.824996599" calcext:value-type="float">
            <text:p>107283.82499659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07338.377297827" calcext:value-type="float">
            <text:p>107338.37729782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07283.810245233" calcext:value-type="float">
            <text:p>107283.81024523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07283.810245233" calcext:value-type="float">
            <text:p>107283.81024523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07283.810245233" calcext:value-type="float">
            <text:p>107283.81024523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07283.810245233" calcext:value-type="float">
            <text:p>107283.81024523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07283.810245233" calcext:value-type="float">
            <text:p>107283.81024523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07338.582480748" calcext:value-type="float">
            <text:p>107338.58248074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7283.740321705" calcext:value-type="float">
            <text:p>107283.74032170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7283.740321705" calcext:value-type="float">
            <text:p>107283.74032170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07283.740321705" calcext:value-type="float">
            <text:p>107283.74032170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07283.740321705" calcext:value-type="float">
            <text:p>107283.74032170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07283.740321705" calcext:value-type="float">
            <text:p>107283.74032170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7283.740321705" calcext:value-type="float">
            <text:p>107283.74032170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7333.415901582" calcext:value-type="float">
            <text:p>107333.41590158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7383.101583505" calcext:value-type="float">
            <text:p>107383.10158350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07383.101583505" calcext:value-type="float">
            <text:p>107383.10158350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07383.101583505" calcext:value-type="float">
            <text:p>107383.10158350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7333.354810653" calcext:value-type="float">
            <text:p>107333.35481065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7333.354810653" calcext:value-type="float">
            <text:p>107333.35481065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07372.585505967" calcext:value-type="float">
            <text:p>107372.58550596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07333.350634724" calcext:value-type="float">
            <text:p>107333.35063472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7372.501030088" calcext:value-type="float">
            <text:p>107372.50103008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7333.306343168" calcext:value-type="float">
            <text:p>107333.30634316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7333.306343168" calcext:value-type="float">
            <text:p>107333.30634316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7294.195990012" calcext:value-type="float">
            <text:p>107294.195990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07333.222280005" calcext:value-type="float">
            <text:p>107333.22228000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7372.412736584" calcext:value-type="float">
            <text:p>107372.41273658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372.412736584" calcext:value-type="float">
            <text:p>107372.4127365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7401.253992206" calcext:value-type="float">
            <text:p>107401.2539922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07343.689204128" calcext:value-type="float">
            <text:p>107343.68920412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7372.382722457" calcext:value-type="float">
            <text:p>107372.38272245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7401.105903958" calcext:value-type="float">
            <text:p>107401.10590395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7401.105903958" calcext:value-type="float">
            <text:p>107401.10590395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7372.353005848" calcext:value-type="float">
            <text:p>107372.35300584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7401.046813777" calcext:value-type="float">
            <text:p>107401.04681377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7372.323327482" calcext:value-type="float">
            <text:p>107372.32332748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07401.01712748" calcext:value-type="float">
            <text:p>107401.0171274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7372.293649124" calcext:value-type="float">
            <text:p>107372.29364912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7393.332814526" calcext:value-type="float">
            <text:p>107393.33281452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7372.294897565" calcext:value-type="float">
            <text:p>107372.29489756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7372.294897565" calcext:value-type="float">
            <text:p>107372.29489756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7372.294897565" calcext:value-type="float">
            <text:p>107372.29489756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7393.334063211" calcext:value-type="float">
            <text:p>107393.33406321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7393.334063211" calcext:value-type="float">
            <text:p>107393.3340632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7372.296146006" calcext:value-type="float">
            <text:p>107372.2961460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7393.292380186" calcext:value-type="float">
            <text:p>107393.29238018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7393.292380186" calcext:value-type="float">
            <text:p>107393.29238018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7372.254471145" calcext:value-type="float">
            <text:p>107372.2544711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7372.254471145" calcext:value-type="float">
            <text:p>107372.2544711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7382.478433332" calcext:value-type="float">
            <text:p>107382.4784333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7382.478433332" calcext:value-type="float">
            <text:p>107382.4784333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7382.478433332" calcext:value-type="float">
            <text:p>107382.4784333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7382.478433332" calcext:value-type="float">
            <text:p>107382.4784333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7392.721661218" calcext:value-type="float">
            <text:p>107392.7216612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7372.300951753" calcext:value-type="float">
            <text:p>107372.30095175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7382.493719911" calcext:value-type="float">
            <text:p>107382.49371991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7382.493719911" calcext:value-type="float">
            <text:p>107382.49371991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7382.493719911" calcext:value-type="float">
            <text:p>107382.4937199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7391.599898338" calcext:value-type="float">
            <text:p>107391.5998983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7373.632313494" calcext:value-type="float">
            <text:p>107373.63231349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7369.13187553" calcext:value-type="float">
            <text:p>107369.131875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7373.635583933" calcext:value-type="float">
            <text:p>107373.6355839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7373.635583933" calcext:value-type="float">
            <text:p>107373.6355839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7369.139641224" calcext:value-type="float">
            <text:p>107369.1396412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369.139641224" calcext:value-type="float">
            <text:p>107369.1396412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369.139641224" calcext:value-type="float">
            <text:p>107369.1396412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7369.139641224" calcext:value-type="float">
            <text:p>107369.13964122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7368.959493163" calcext:value-type="float">
            <text:p>107368.95949316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7369.343366665" calcext:value-type="float">
            <text:p>107369.34336666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7368.959504208" calcext:value-type="float">
            <text:p>107368.95950420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7369.343376481" calcext:value-type="float">
            <text:p>107369.34337648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07369.343376481" calcext:value-type="float">
            <text:p>107369.3433764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07369.343376481" calcext:value-type="float">
            <text:p>107369.34337648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07369.343376481" calcext:value-type="float">
            <text:p>107369.34337648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07378.930327243" calcext:value-type="float">
            <text:p>107378.93032724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07369.349884374" calcext:value-type="float">
            <text:p>107369.34988437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07369.349884374" calcext:value-type="float">
            <text:p>107369.34988437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07369.349884374" calcext:value-type="float">
            <text:p>107369.34988437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7369.349884374" calcext:value-type="float">
            <text:p>107369.34988437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07375.059293548" calcext:value-type="float">
            <text:p>107375.05929354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07389.017835453" calcext:value-type="float">
            <text:p>107389.01783545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07379.197312501" calcext:value-type="float">
            <text:p>107379.19731250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07389.0146765" calcext:value-type="float">
            <text:p>107389.014676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07391.764207601" calcext:value-type="float">
            <text:p>107391.764207601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07389.405693456" calcext:value-type="float">
            <text:p>107389.40569345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07379.194844816" calcext:value-type="float">
            <text:p>107379.194844816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07383.324753816" calcext:value-type="float">
            <text:p>107383.32475381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07389.024425919" calcext:value-type="float">
            <text:p>107389.02442591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7312.893458492" calcext:value-type="float">
            <text:p>107312.89345849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07281.567312326" calcext:value-type="float">
            <text:p>107281.56731232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07312.920025624" calcext:value-type="float">
            <text:p>107312.920025624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07312.920025624" calcext:value-type="float">
            <text:p>107312.92002562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07375.556569933" calcext:value-type="float">
            <text:p>107375.55656993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7331.696580229" calcext:value-type="float">
            <text:p>107331.69658022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07288.153236038" calcext:value-type="float">
            <text:p>107288.15323603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07230.413782463" calcext:value-type="float">
            <text:p>107230.41378246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07065.443915105" calcext:value-type="float">
            <text:p>107065.44391510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07147.928848784" calcext:value-type="float">
            <text:p>107147.928848784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07147.928848784" calcext:value-type="float">
            <text:p>107147.92884878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07147.928848784" calcext:value-type="float">
            <text:p>107147.92884878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07147.928848784" calcext:value-type="float">
            <text:p>107147.928848784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07147.928848784" calcext:value-type="float">
            <text:p>107147.92884878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07147.928848784" calcext:value-type="float">
            <text:p>107147.928848784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07477.868583499" calcext:value-type="float">
            <text:p>107477.86858349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07230.413782463" calcext:value-type="float">
            <text:p>107230.41378246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07395.38364982" calcext:value-type="float">
            <text:p>107395.38364982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7312.898716141" calcext:value-type="float">
            <text:p>107312.898716141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07353.963103259" calcext:value-type="float">
            <text:p>107353.963103259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07265.356140276" calcext:value-type="float">
            <text:p>107265.35614027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07403.70973152" calcext:value-type="float">
            <text:p>107403.70973152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07398.809285621" calcext:value-type="float">
            <text:p>107398.80928562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07403.761263348" calcext:value-type="float">
            <text:p>107403.761263348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07393.872127392" calcext:value-type="float">
            <text:p>107393.872127392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07398.818574779" calcext:value-type="float">
            <text:p>107398.818574779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07393.87522071" calcext:value-type="float">
            <text:p>107393.8752207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07383.985197137" calcext:value-type="float">
            <text:p>107383.98519713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07383.985197137" calcext:value-type="float">
            <text:p>107383.985197137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07392.919237442" calcext:value-type="float">
            <text:p>107392.91923744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07383.991269093" calcext:value-type="float">
            <text:p>107383.991269093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07383.991269093" calcext:value-type="float">
            <text:p>107383.99126909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07383.991269093" calcext:value-type="float">
            <text:p>107383.991269093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07383.991269093" calcext:value-type="float">
            <text:p>107383.991269093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07375.026037811" calcext:value-type="float">
            <text:p>107375.026037811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07375.026037811" calcext:value-type="float">
            <text:p>107375.02603781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07375.026037811" calcext:value-type="float">
            <text:p>107375.026037811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07366.033777519" calcext:value-type="float">
            <text:p>107366.03377751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07379.9459459" calcext:value-type="float">
            <text:p>107379.9459459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07379.9459459" calcext:value-type="float">
            <text:p>107379.9459459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07366.026367848" calcext:value-type="float">
            <text:p>107366.026367848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07366.026367848" calcext:value-type="float">
            <text:p>107366.026367848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07352.097953679" calcext:value-type="float">
            <text:p>107352.09795367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07366.018959269" calcext:value-type="float">
            <text:p>107366.01895926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07353.943491569" calcext:value-type="float">
            <text:p>107353.943491569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07366.026839173" calcext:value-type="float">
            <text:p>107366.026839173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07366.026839173" calcext:value-type="float">
            <text:p>107366.02683917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07366.026839173" calcext:value-type="float">
            <text:p>107366.02683917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07353.950558267" calcext:value-type="float">
            <text:p>107353.950558267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07353.950558267" calcext:value-type="float">
            <text:p>107353.95055826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07364.191809134" calcext:value-type="float">
            <text:p>107364.191809134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07369.299398089" calcext:value-type="float">
            <text:p>107369.299398089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07364.201385544" calcext:value-type="float">
            <text:p>107364.201385544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07359.298286676" calcext:value-type="float">
            <text:p>107359.298286676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07364.204910005" calcext:value-type="float">
            <text:p>107364.20491000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07364.204910005" calcext:value-type="float">
            <text:p>107364.204910005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07364.204910005" calcext:value-type="float">
            <text:p>107364.204910005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07364.204910005" calcext:value-type="float">
            <text:p>107364.20491000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07369.11085931" calcext:value-type="float">
            <text:p>107369.11085931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07364.214124154" calcext:value-type="float">
            <text:p>107364.21412415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07364.214124154" calcext:value-type="float">
            <text:p>107364.21412415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07359.318135925" calcext:value-type="float">
            <text:p>107359.31813592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7361.197572511" calcext:value-type="float">
            <text:p>107361.19757251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07361.197572511" calcext:value-type="float">
            <text:p>107361.19757251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07361.197572511" calcext:value-type="float">
            <text:p>107361.197572511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07361.197572511" calcext:value-type="float">
            <text:p>107361.197572511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07359.316814228" calcext:value-type="float">
            <text:p>107359.316814228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07361.196795486" calcext:value-type="float">
            <text:p>107361.19679548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07361.196795486" calcext:value-type="float">
            <text:p>107361.19679548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07361.196795486" calcext:value-type="float">
            <text:p>107361.196795486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07363.075373443" calcext:value-type="float">
            <text:p>107363.07537344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07361.863843892" calcext:value-type="float">
            <text:p>107361.86384389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07361.863843892" calcext:value-type="float">
            <text:p>107361.863843892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07361.257686134" calcext:value-type="float">
            <text:p>107361.25768613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07361.257686134" calcext:value-type="float">
            <text:p>107361.257686134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07361.257686134" calcext:value-type="float">
            <text:p>107361.257686134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07361.213209716" calcext:value-type="float">
            <text:p>107361.213209716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07361.213209716" calcext:value-type="float">
            <text:p>107361.21320971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07361.213209716" calcext:value-type="float">
            <text:p>107361.213209716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07361.213209716" calcext:value-type="float">
            <text:p>107361.213209716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07361.213209716" calcext:value-type="float">
            <text:p>107361.213209716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07361.213209716" calcext:value-type="float">
            <text:p>107361.213209716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07361.168780156" calcext:value-type="float">
            <text:p>107361.168780156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07361.168780156" calcext:value-type="float">
            <text:p>107361.16878015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7361.168780156" calcext:value-type="float">
            <text:p>107361.168780156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07361.168780156" calcext:value-type="float">
            <text:p>107361.16878015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07351.578213391" calcext:value-type="float">
            <text:p>107351.578213391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07361.160603041" calcext:value-type="float">
            <text:p>107361.160603041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07361.160603041" calcext:value-type="float">
            <text:p>107361.160603041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07370.762280719" calcext:value-type="float">
            <text:p>107370.762280719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07361.160746205" calcext:value-type="float">
            <text:p>107361.160746205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07361.160746205" calcext:value-type="float">
            <text:p>107361.16074620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07361.160746205" calcext:value-type="float">
            <text:p>107361.160746205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07361.160746205" calcext:value-type="float">
            <text:p>107361.16074620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07361.160746205" calcext:value-type="float">
            <text:p>107361.160746205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07372.913113742" calcext:value-type="float">
            <text:p>107372.91311374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07372.913113742" calcext:value-type="float">
            <text:p>107372.91311374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07372.913113742" calcext:value-type="float">
            <text:p>107372.913113742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07372.913113742" calcext:value-type="float">
            <text:p>107372.913113742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7361.157281939" calcext:value-type="float">
            <text:p>107361.157281939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07361.157281939" calcext:value-type="float">
            <text:p>107361.15728193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07361.157281939" calcext:value-type="float">
            <text:p>107361.157281939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07372.906246991" calcext:value-type="float">
            <text:p>107372.906246991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07349.469194114" calcext:value-type="float">
            <text:p>107349.46919411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07334.173967705" calcext:value-type="float">
            <text:p>107334.17396770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07303.751825754" calcext:value-type="float">
            <text:p>107303.75182575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07318.922334357" calcext:value-type="float">
            <text:p>107318.922334357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07349.160449906" calcext:value-type="float">
            <text:p>107349.16044990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07349.160449906" calcext:value-type="float">
            <text:p>107349.16044990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07349.160449906" calcext:value-type="float">
            <text:p>107349.160449906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07318.962667585" calcext:value-type="float">
            <text:p>107318.962667585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07349.003128137" calcext:value-type="float">
            <text:p>107349.00312813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07333.972842817" calcext:value-type="float">
            <text:p>107333.972842817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07348.976781958" calcext:value-type="float">
            <text:p>107348.97678195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07348.976781958" calcext:value-type="float">
            <text:p>107348.976781958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07348.976781958" calcext:value-type="float">
            <text:p>107348.976781958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07348.976781958" calcext:value-type="float">
            <text:p>107348.976781958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07348.976781958" calcext:value-type="float">
            <text:p>107348.976781958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07348.976781958" calcext:value-type="float">
            <text:p>107348.976781958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07335.863983907" calcext:value-type="float">
            <text:p>107335.863983907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07335.863983907" calcext:value-type="float">
            <text:p>107335.863983907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7322.777632214" calcext:value-type="float">
            <text:p>107322.777632214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07335.837618272" calcext:value-type="float">
            <text:p>107335.837618272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07335.837618272" calcext:value-type="float">
            <text:p>107335.83761827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07335.837618272" calcext:value-type="float">
            <text:p>107335.837618272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07360.592895135" calcext:value-type="float">
            <text:p>107360.592895135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07335.878499193" calcext:value-type="float">
            <text:p>107335.878499193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07335.878499193" calcext:value-type="float">
            <text:p>107335.87849919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07360.465809239" calcext:value-type="float">
            <text:p>107360.465809239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07348.108625895" calcext:value-type="float">
            <text:p>107348.108625895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07360.224663918" calcext:value-type="float">
            <text:p>107360.22466391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07360.224663918" calcext:value-type="float">
            <text:p>107360.224663918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07336.01260979" calcext:value-type="float">
            <text:p>107336.01260979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07336.01260979" calcext:value-type="float">
            <text:p>107336.01260979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07336.01260979" calcext:value-type="float">
            <text:p>107336.01260979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07336.01260979" calcext:value-type="float">
            <text:p>107336.01260979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07336.01260979" calcext:value-type="float">
            <text:p>107336.01260979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07360.189131836" calcext:value-type="float">
            <text:p>107360.18913183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7360.189131836" calcext:value-type="float">
            <text:p>107360.189131836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07360.189131836" calcext:value-type="float">
            <text:p>107360.18913183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07371.584011168" calcext:value-type="float">
            <text:p>107371.58401116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07360.192129551" calcext:value-type="float">
            <text:p>107360.192129551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07371.561221416" calcext:value-type="float">
            <text:p>107371.56122141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07371.561221416" calcext:value-type="float">
            <text:p>107371.561221416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07382.927348759" calcext:value-type="float">
            <text:p>107382.92734875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07371.551320953" calcext:value-type="float">
            <text:p>107371.55132095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07371.551320953" calcext:value-type="float">
            <text:p>107371.55132095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07371.551320953" calcext:value-type="float">
            <text:p>107371.55132095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07330.923795348" calcext:value-type="float">
            <text:p>107330.92379534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07345.551097297" calcext:value-type="float">
            <text:p>107345.55109729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07371.523798608" calcext:value-type="float">
            <text:p>107371.52379860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07371.523798608" calcext:value-type="float">
            <text:p>107371.523798608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07330.738831339" calcext:value-type="float">
            <text:p>107330.738831339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7330.738831339" calcext:value-type="float">
            <text:p>107330.738831339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07351.080656849" calcext:value-type="float">
            <text:p>107351.080656849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07351.080656849" calcext:value-type="float">
            <text:p>107351.080656849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07351.080656849" calcext:value-type="float">
            <text:p>107351.080656849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07330.666218139" calcext:value-type="float">
            <text:p>107330.666218139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07296.176966668" calcext:value-type="float">
            <text:p>107296.176966668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07296.176966668" calcext:value-type="float">
            <text:p>107296.17696666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07255.212820646" calcext:value-type="float">
            <text:p>107255.21282064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07214.149331136" calcext:value-type="float">
            <text:p>107214.149331136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07255.117045289" calcext:value-type="float">
            <text:p>107255.117045289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07296.131650982" calcext:value-type="float">
            <text:p>107296.13165098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07296.131650982" calcext:value-type="float">
            <text:p>107296.13165098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07255.070064267" calcext:value-type="float">
            <text:p>107255.070064267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07214.05547654" calcext:value-type="float">
            <text:p>107214.0554765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07255.023154829" calcext:value-type="float">
            <text:p>107255.023154829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07255.023154829" calcext:value-type="float">
            <text:p>107255.02315482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7255.023154829" calcext:value-type="float">
            <text:p>107255.023154829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07255.023154829" calcext:value-type="float">
            <text:p>107255.023154829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07264.145579026" calcext:value-type="float">
            <text:p>107264.145579026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07273.264666551" calcext:value-type="float">
            <text:p>107273.264666551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07264.104518351" calcext:value-type="float">
            <text:p>107264.104518351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07264.104518351" calcext:value-type="float">
            <text:p>107264.10451835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07264.104518351" calcext:value-type="float">
            <text:p>107264.10451835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07273.346885956" calcext:value-type="float">
            <text:p>107273.346885956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07254.936951516" calcext:value-type="float">
            <text:p>107254.936951516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07264.115084466" calcext:value-type="float">
            <text:p>107264.115084466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07262.41279855" calcext:value-type="float">
            <text:p>107262.41279855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07260.709240216" calcext:value-type="float">
            <text:p>107260.70924021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07297.765643423" calcext:value-type="float">
            <text:p>107297.76564342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07098.14800407" calcext:value-type="float">
            <text:p>107098.14800407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07214.445386728" calcext:value-type="float">
            <text:p>107214.445386728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07214.445386728" calcext:value-type="float">
            <text:p>107214.445386728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07228.909200179" calcext:value-type="float">
            <text:p>107228.909200179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07214.454503395" calcext:value-type="float">
            <text:p>107214.45450339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07243.272418352" calcext:value-type="float">
            <text:p>107243.27241835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07228.895258029" calcext:value-type="float">
            <text:p>107228.89525802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07243.267874662" calcext:value-type="float">
            <text:p>107243.26787466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07243.267874662" calcext:value-type="float">
            <text:p>107243.26787466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07235.053083477" calcext:value-type="float">
            <text:p>107235.05308347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07251.447430727" calcext:value-type="float">
            <text:p>107251.44743072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07235.13719782" calcext:value-type="float">
            <text:p>107235.1371978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07235.13719782" calcext:value-type="float">
            <text:p>107235.13719782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07243.295880882" calcext:value-type="float">
            <text:p>107243.295880882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07243.295880882" calcext:value-type="float">
            <text:p>107243.295880882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07235.135149927" calcext:value-type="float">
            <text:p>107235.135149927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07226.976467021" calcext:value-type="float">
            <text:p>107226.97646702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107235.133114471" calcext:value-type="float">
            <text:p>107235.133114471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07226.98972946" calcext:value-type="float">
            <text:p>107226.9897294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07230.3180246" calcext:value-type="float">
            <text:p>107230.3180246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07230.3180246" calcext:value-type="float">
            <text:p>107230.3180246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07230.3180246" calcext:value-type="float">
            <text:p>107230.318024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07233.659540023" calcext:value-type="float">
            <text:p>107233.65954002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07233.659540023" calcext:value-type="float">
            <text:p>107233.65954002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07230.323617426" calcext:value-type="float">
            <text:p>107230.323617426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07233.661988518" calcext:value-type="float">
            <text:p>107233.66198851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07230.326065844" calcext:value-type="float">
            <text:p>107230.326065844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07233.661298419" calcext:value-type="float">
            <text:p>107233.661298419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07230.328512058" calcext:value-type="float">
            <text:p>107230.32851205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07230.328512058" calcext:value-type="float">
            <text:p>107230.328512058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07225.237129071" calcext:value-type="float">
            <text:p>107225.237129071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07230.319595192" calcext:value-type="float">
            <text:p>107230.319595192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07230.319595192" calcext:value-type="float">
            <text:p>107230.319595192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07225.232999327" calcext:value-type="float">
            <text:p>107225.232999327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07230.310691425" calcext:value-type="float">
            <text:p>107230.31069142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07225.23364243" calcext:value-type="float">
            <text:p>107225.2336424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07225.23364243" calcext:value-type="float">
            <text:p>107225.23364243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07225.23364243" calcext:value-type="float">
            <text:p>107225.23364243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07225.23364243" calcext:value-type="float">
            <text:p>107225.2336424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7206.931203083" calcext:value-type="float">
            <text:p>107206.931203083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07225.216538744" calcext:value-type="float">
            <text:p>107225.216538744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07225.216538744" calcext:value-type="float">
            <text:p>107225.21653874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07206.931261087" calcext:value-type="float">
            <text:p>107206.931261087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07225.182343395" calcext:value-type="float">
            <text:p>107225.182343395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07192.025840127" calcext:value-type="float">
            <text:p>107192.025840127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07225.146768827" calcext:value-type="float">
            <text:p>107225.146768827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07225.146768827" calcext:value-type="float">
            <text:p>107225.146768827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07191.99027656" calcext:value-type="float">
            <text:p>107191.99027656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07191.99027656" calcext:value-type="float">
            <text:p>107191.99027656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07225.080084653" calcext:value-type="float">
            <text:p>107225.08008465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07191.95475602" calcext:value-type="float">
            <text:p>107191.95475602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07191.95475602" calcext:value-type="float">
            <text:p>107191.9547560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07191.95475602" calcext:value-type="float">
            <text:p>107191.95475602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07191.95475602" calcext:value-type="float">
            <text:p>107191.95475602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07136.917158034" calcext:value-type="float">
            <text:p>107136.917158034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07246.440363067" calcext:value-type="float">
            <text:p>107246.440363067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07246.440363067" calcext:value-type="float">
            <text:p>107246.440363067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07191.590286709" calcext:value-type="float">
            <text:p>107191.590286709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07246.319264505" calcext:value-type="float">
            <text:p>107246.319264505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07246.319264505" calcext:value-type="float">
            <text:p>107246.319264505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07191.571615428" calcext:value-type="float">
            <text:p>107191.57161542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07191.571615428" calcext:value-type="float">
            <text:p>107191.57161542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07191.571615428" calcext:value-type="float">
            <text:p>107191.57161542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07191.571615428" calcext:value-type="float">
            <text:p>107191.571615428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07267.923138216" calcext:value-type="float">
            <text:p>107267.923138216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07267.923138216" calcext:value-type="float">
            <text:p>107267.923138216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07191.530035579" calcext:value-type="float">
            <text:p>107191.530035579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07191.530035579" calcext:value-type="float">
            <text:p>107191.530035579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07267.739433462" calcext:value-type="float">
            <text:p>107267.73943346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07349.748408564" calcext:value-type="float">
            <text:p>107349.748408564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07267.613941533" calcext:value-type="float">
            <text:p>107267.61394153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07185.605062373" calcext:value-type="float">
            <text:p>107185.60506237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7267.488641489" calcext:value-type="float">
            <text:p>107267.488641489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07185.479858124" calcext:value-type="float">
            <text:p>107185.47985812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07267.363341591" calcext:value-type="float">
            <text:p>107267.36334159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07267.363341591" calcext:value-type="float">
            <text:p>107267.36334159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07267.363341591" calcext:value-type="float">
            <text:p>107267.36334159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07267.363341591" calcext:value-type="float">
            <text:p>107267.36334159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07267.363341591" calcext:value-type="float">
            <text:p>107267.36334159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07185.354654021" calcext:value-type="float">
            <text:p>107185.354654021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07185.354654021" calcext:value-type="float">
            <text:p>107185.354654021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7103.471266202" calcext:value-type="float">
            <text:p>107103.471266202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07103.471266202" calcext:value-type="float">
            <text:p>107103.47126620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07103.471266202" calcext:value-type="float">
            <text:p>107103.47126620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07103.471266202" calcext:value-type="float">
            <text:p>107103.47126620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07185.229641215" calcext:value-type="float">
            <text:p>107185.22964121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07185.229641215" calcext:value-type="float">
            <text:p>107185.22964121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07267.112933531" calcext:value-type="float">
            <text:p>107267.112933531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07185.104437404" calcext:value-type="float">
            <text:p>107185.104437404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07348.870830738" calcext:value-type="float">
            <text:p>107348.870830738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07513.13842191" calcext:value-type="float">
            <text:p>107513.1384219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07513.13842191" calcext:value-type="float">
            <text:p>107513.1384219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07513.13842191" calcext:value-type="float">
            <text:p>107513.13842191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07705.840864329" calcext:value-type="float">
            <text:p>107705.84086432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07821.733998813" calcext:value-type="float">
            <text:p>107821.73399881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07744.045932582" calcext:value-type="float">
            <text:p>107744.045932582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07705.231235002" calcext:value-type="float">
            <text:p>107705.231235002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07744.006529686" calcext:value-type="float">
            <text:p>107744.006529686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07744.006529686" calcext:value-type="float">
            <text:p>107744.006529686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07744.006529686" calcext:value-type="float">
            <text:p>107744.006529686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07744.006529686" calcext:value-type="float">
            <text:p>107744.006529686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107744.006529686" calcext:value-type="float">
            <text:p>107744.00652968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7578.501143312" calcext:value-type="float">
            <text:p>107578.501143312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07578.501143312" calcext:value-type="float">
            <text:p>107578.501143312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07578.501143312" calcext:value-type="float">
            <text:p>107578.50114331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07578.501143312" calcext:value-type="float">
            <text:p>107578.50114331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07578.501143312" calcext:value-type="float">
            <text:p>107578.50114331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07578.501143312" calcext:value-type="float">
            <text:p>107578.501143312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07660.999993882" calcext:value-type="float">
            <text:p>107660.99999388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07619.687254053" calcext:value-type="float">
            <text:p>107619.68725405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07619.687254053" calcext:value-type="float">
            <text:p>107619.687254053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07578.406207926" calcext:value-type="float">
            <text:p>107578.40620792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07578.406207926" calcext:value-type="float">
            <text:p>107578.406207926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07495.844115671" calcext:value-type="float">
            <text:p>107495.844115671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07578.27957895" calcext:value-type="float">
            <text:p>107578.27957895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07536.998581414" calcext:value-type="float">
            <text:p>107536.99858141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07578.2479096" calcext:value-type="float">
            <text:p>107578.2479096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07660.809880367" calcext:value-type="float">
            <text:p>107660.809880367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07578.121086296" calcext:value-type="float">
            <text:p>107578.121086296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07495.559212861" calcext:value-type="float">
            <text:p>107495.559212861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07495.559212861" calcext:value-type="float">
            <text:p>107495.55921286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07536.776835258" calcext:value-type="float">
            <text:p>107536.77683525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07578.026078386" calcext:value-type="float">
            <text:p>107578.026078386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07536.745178126" calcext:value-type="float">
            <text:p>107536.745178126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07742.991333052" calcext:value-type="float">
            <text:p>107742.991333052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07660.175813195" calcext:value-type="float">
            <text:p>107660.17581319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07742.864120272" calcext:value-type="float">
            <text:p>107742.864120272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07660.048698196" calcext:value-type="float">
            <text:p>107660.048698196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07660.048698196" calcext:value-type="float">
            <text:p>107660.048698196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07742.736907642" calcext:value-type="float">
            <text:p>107742.73690764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107742.736907642" calcext:value-type="float">
            <text:p>107742.736907642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07825.552231936" calcext:value-type="float">
            <text:p>107825.552231936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07742.60949945" calcext:value-type="float">
            <text:p>107742.60949945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07742.60949945" calcext:value-type="float">
            <text:p>107742.60949945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07742.60949945" calcext:value-type="float">
            <text:p>107742.60949945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07825.424725814" calcext:value-type="float">
            <text:p>107825.42472581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07825.424725814" calcext:value-type="float">
            <text:p>107825.424725814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07825.424725814" calcext:value-type="float">
            <text:p>107825.424725814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07825.424725814" calcext:value-type="float">
            <text:p>107825.424725814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07991.309994623" calcext:value-type="float">
            <text:p>107991.309994623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07908.11175888" calcext:value-type="float">
            <text:p>107908.11175888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07908.11175888" calcext:value-type="float">
            <text:p>107908.11175888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07991.181898802" calcext:value-type="float">
            <text:p>107991.18189880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07907.983761746" calcext:value-type="float">
            <text:p>107907.983761746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07991.053803133" calcext:value-type="float">
            <text:p>107991.05380313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07991.053803133" calcext:value-type="float">
            <text:p>107991.05380313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07941.503745864" calcext:value-type="float">
            <text:p>107941.503745864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07990.93709519" calcext:value-type="float">
            <text:p>107990.93709519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07941.498793424" calcext:value-type="float">
            <text:p>107941.49879342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07941.498793424" calcext:value-type="float">
            <text:p>107941.498793424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07941.498793424" calcext:value-type="float">
            <text:p>107941.498793424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07990.876420997" calcext:value-type="float">
            <text:p>107990.876420997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07941.438147007" calcext:value-type="float">
            <text:p>107941.438147007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07990.760152852" calcext:value-type="float">
            <text:p>107990.76015285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08040.087174335" calcext:value-type="float">
            <text:p>108040.087174335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08040.087174335" calcext:value-type="float">
            <text:p>108040.08717433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08040.087174335" calcext:value-type="float">
            <text:p>108040.087174335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08040.087174335" calcext:value-type="float">
            <text:p>108040.087174335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08057.193897627" calcext:value-type="float">
            <text:p>108057.193897627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08057.193897627" calcext:value-type="float">
            <text:p>108057.193897627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08091.362138488" calcext:value-type="float">
            <text:p>108091.362138488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08091.362138488" calcext:value-type="float">
            <text:p>108091.36213848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08125.478904408" calcext:value-type="float">
            <text:p>108125.478904408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08125.478904408" calcext:value-type="float">
            <text:p>108125.478904408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08125.478904408" calcext:value-type="float">
            <text:p>108125.47890440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08125.478904408" calcext:value-type="float">
            <text:p>108125.47890440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08123.252179887" calcext:value-type="float">
            <text:p>108123.252179887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08121.016241124" calcext:value-type="float">
            <text:p>108121.016241124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08125.476410647" calcext:value-type="float">
            <text:p>108125.476410647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08121.037919846" calcext:value-type="float">
            <text:p>108121.037919846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08121.037919846" calcext:value-type="float">
            <text:p>108121.037919846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08123.260514697" calcext:value-type="float">
            <text:p>108123.26051469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08123.260514697" calcext:value-type="float">
            <text:p>108123.260514697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08121.037106489" calcext:value-type="float">
            <text:p>108121.037106489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08125.472364797" calcext:value-type="float">
            <text:p>108125.472364797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08123.258077676" calcext:value-type="float">
            <text:p>108123.25807767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08116.457552525" calcext:value-type="float">
            <text:p>108116.45755252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08130.001830345" calcext:value-type="float">
            <text:p>108130.001830345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08130.001830345" calcext:value-type="float">
            <text:p>108130.001830345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08136.777774327" calcext:value-type="float">
            <text:p>108136.777774327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08129.996148658" calcext:value-type="float">
            <text:p>108129.996148658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08129.996148658" calcext:value-type="float">
            <text:p>108129.996148658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08136.772092284" calcext:value-type="float">
            <text:p>108136.772092284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08136.772092284" calcext:value-type="float">
            <text:p>108136.772092284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08136.772092284" calcext:value-type="float">
            <text:p>108136.772092284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08129.982916583" calcext:value-type="float">
            <text:p>108129.98291658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8051.294502673" calcext:value-type="float">
            <text:p>108051.29450267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08090.549218015" calcext:value-type="float">
            <text:p>108090.549218015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08129.805099832" calcext:value-type="float">
            <text:p>108129.805099832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8051.550511372" calcext:value-type="float">
            <text:p>108051.550511372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08090.545978811" calcext:value-type="float">
            <text:p>108090.545978811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08090.545978811" calcext:value-type="float">
            <text:p>108090.545978811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08012.380396032" calcext:value-type="float">
            <text:p>108012.38039603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08012.380396032" calcext:value-type="float">
            <text:p>108012.38039603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08051.374515565" calcext:value-type="float">
            <text:p>108051.37451556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08012.379111642" calcext:value-type="float">
            <text:p>108012.37911164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08077.169294629" calcext:value-type="float">
            <text:p>108077.169294629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08077.169294629" calcext:value-type="float">
            <text:p>108077.169294629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08077.169294629" calcext:value-type="float">
            <text:p>108077.169294629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08077.169294629" calcext:value-type="float">
            <text:p>108077.169294629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08077.169294629" calcext:value-type="float">
            <text:p>108077.169294629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08077.169294629" calcext:value-type="float">
            <text:p>108077.169294629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08143.364850043" calcext:value-type="float">
            <text:p>108143.36485004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08143.364850043" calcext:value-type="float">
            <text:p>108143.364850043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08143.364850043" calcext:value-type="float">
            <text:p>108143.36485004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08143.364850043" calcext:value-type="float">
            <text:p>108143.36485004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08059.597720028" calcext:value-type="float">
            <text:p>108059.597720028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08059.597720028" calcext:value-type="float">
            <text:p>108059.597720028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08059.597720028" calcext:value-type="float">
            <text:p>108059.597720028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07975.960260492" calcext:value-type="float">
            <text:p>107975.96026049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07975.960260492" calcext:value-type="float">
            <text:p>107975.960260492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07975.960260492" calcext:value-type="float">
            <text:p>107975.960260492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08059.468350407" calcext:value-type="float">
            <text:p>108059.468350407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08059.468350407" calcext:value-type="float">
            <text:p>108059.468350407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08059.468350407" calcext:value-type="float">
            <text:p>108059.468350407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08059.468350407" calcext:value-type="float">
            <text:p>108059.468350407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08059.468350407" calcext:value-type="float">
            <text:p>108059.468350407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08059.468350407" calcext:value-type="float">
            <text:p>108059.468350407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08226.743069216" calcext:value-type="float">
            <text:p>108226.743069216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08184.794719189" calcext:value-type="float">
            <text:p>108184.794719189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08142.878874664" calcext:value-type="float">
            <text:p>108142.87887466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08142.878874664" calcext:value-type="float">
            <text:p>108142.878874664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08142.878874664" calcext:value-type="float">
            <text:p>108142.878874664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08142.878874664" calcext:value-type="float">
            <text:p>108142.878874664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08142.878874664" calcext:value-type="float">
            <text:p>108142.878874664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08142.878874664" calcext:value-type="float">
            <text:p>108142.87887466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8059.112121082" calcext:value-type="float">
            <text:p>108059.112121082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08059.112121082" calcext:value-type="float">
            <text:p>108059.11212108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08059.112121082" calcext:value-type="float">
            <text:p>108059.11212108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07975.475037397" calcext:value-type="float">
            <text:p>107975.475037397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07975.475037397" calcext:value-type="float">
            <text:p>107975.475037397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07975.475037397" calcext:value-type="float">
            <text:p>107975.475037397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08058.982752043" calcext:value-type="float">
            <text:p>108058.982752043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07975.345768489" calcext:value-type="float">
            <text:p>107975.345768489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08058.853383159" calcext:value-type="float">
            <text:p>108058.853383159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08142.490266582" calcext:value-type="float">
            <text:p>108142.49026658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08058.723814013" calcext:value-type="float">
            <text:p>108058.723814013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07891.450247738" calcext:value-type="float">
            <text:p>107891.450247738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107974.828493679" calcext:value-type="float">
            <text:p>107974.828493679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07891.321279067" calcext:value-type="float">
            <text:p>107891.32127906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07891.321279067" calcext:value-type="float">
            <text:p>107891.321279067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07974.699425341" calcext:value-type="float">
            <text:p>107974.69942534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07891.192310549" calcext:value-type="float">
            <text:p>107891.192310549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07974.570357157" calcext:value-type="float">
            <text:p>107974.570357157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07891.063342187" calcext:value-type="float">
            <text:p>107891.063342187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07891.063342187" calcext:value-type="float">
            <text:p>107891.063342187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07891.063342187" calcext:value-type="float">
            <text:p>107891.063342187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07974.441289128" calcext:value-type="float">
            <text:p>107974.441289128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07974.441289128" calcext:value-type="float">
            <text:p>107974.441289128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107974.441289128" calcext:value-type="float">
            <text:p>107974.44128912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07974.441289128" calcext:value-type="float">
            <text:p>107974.441289128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107974.441289128" calcext:value-type="float">
            <text:p>107974.441289128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07890.934373978" calcext:value-type="float">
            <text:p>107890.934373978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07890.934373978" calcext:value-type="float">
            <text:p>107890.934373978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07890.934373978" calcext:value-type="float">
            <text:p>107890.93437397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07974.312221253" calcext:value-type="float">
            <text:p>107974.312221253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07974.312221253" calcext:value-type="float">
            <text:p>107974.312221253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07974.312221253" calcext:value-type="float">
            <text:p>107974.312221253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107974.312221253" calcext:value-type="float">
            <text:p>107974.312221253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108057.819036583" calcext:value-type="float">
            <text:p>108057.819036583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07999.166035638" calcext:value-type="float">
            <text:p>107999.166035638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07999.166035638" calcext:value-type="float">
            <text:p>107999.166035638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08173.139784164" calcext:value-type="float">
            <text:p>108173.13978416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08173.139784164" calcext:value-type="float">
            <text:p>108173.13978416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08289.065093195" calcext:value-type="float">
            <text:p>108289.065093195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08347.115878187" calcext:value-type="float">
            <text:p>108347.115878187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08519.783287813" calcext:value-type="float">
            <text:p>108519.78328781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08462.064095069" calcext:value-type="float">
            <text:p>108462.064095069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08519.644889454" calcext:value-type="float">
            <text:p>108519.644889454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08519.644889454" calcext:value-type="float">
            <text:p>108519.644889454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08544.636588673" calcext:value-type="float">
            <text:p>108544.636588673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08544.636588673" calcext:value-type="float">
            <text:p>108544.636588673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08544.636588673" calcext:value-type="float">
            <text:p>108544.63658867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08569.626329274" calcext:value-type="float">
            <text:p>108569.626329274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08569.626329274" calcext:value-type="float">
            <text:p>108569.626329274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08569.626329274" calcext:value-type="float">
            <text:p>108569.626329274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08569.626329274" calcext:value-type="float">
            <text:p>108569.62632927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08544.224715179" calcext:value-type="float">
            <text:p>108544.224715179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08544.224715179" calcext:value-type="float">
            <text:p>108544.224715179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08544.224715179" calcext:value-type="float">
            <text:p>108544.22471517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08544.224715179" calcext:value-type="float">
            <text:p>108544.224715179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08544.224715179" calcext:value-type="float">
            <text:p>108544.224715179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108544.224715179" calcext:value-type="float">
            <text:p>108544.22471517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08625.188909332" calcext:value-type="float">
            <text:p>108625.18890933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08625.188909332" calcext:value-type="float">
            <text:p>108625.188909332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08584.433989648" calcext:value-type="float">
            <text:p>108584.433989648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08584.433989648" calcext:value-type="float">
            <text:p>108584.433989648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08584.433989648" calcext:value-type="float">
            <text:p>108584.433989648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08584.433989648" calcext:value-type="float">
            <text:p>108584.433989648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08502.837929059" calcext:value-type="float">
            <text:p>108502.83792905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08502.837929059" calcext:value-type="float">
            <text:p>108502.837929059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08577.638957312" calcext:value-type="float">
            <text:p>108577.63895731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08577.638957312" calcext:value-type="float">
            <text:p>108577.63895731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08502.64486112" calcext:value-type="float">
            <text:p>108502.64486112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08502.64486112" calcext:value-type="float">
            <text:p>108502.6448611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08577.862791438" calcext:value-type="float">
            <text:p>108577.862791438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08653.191532771" calcext:value-type="float">
            <text:p>108653.191532771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08653.191532771" calcext:value-type="float">
            <text:p>108653.191532771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08653.191532771" calcext:value-type="float">
            <text:p>108653.19153277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08577.751730614" calcext:value-type="float">
            <text:p>108577.75173061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08577.751730614" calcext:value-type="float">
            <text:p>108577.751730614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08577.751730614" calcext:value-type="float">
            <text:p>108577.751730614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08577.751730614" calcext:value-type="float">
            <text:p>108577.751730614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08577.751730614" calcext:value-type="float">
            <text:p>108577.751730614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08577.751730614" calcext:value-type="float">
            <text:p>108577.751730614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08662.379752227" calcext:value-type="float">
            <text:p>108662.379752227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108577.619705619" calcext:value-type="float">
            <text:p>108577.619705619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08662.247624329" calcext:value-type="float">
            <text:p>108662.24762432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08662.247624329" calcext:value-type="float">
            <text:p>108662.24762432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08577.487680785" calcext:value-type="float">
            <text:p>108577.48768078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08577.487680785" calcext:value-type="float">
            <text:p>108577.487680785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08577.487680785" calcext:value-type="float">
            <text:p>108577.487680785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08662.115496592" calcext:value-type="float">
            <text:p>108662.11549659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08577.355656111" calcext:value-type="float">
            <text:p>108577.35565611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8661.983369015" calcext:value-type="float">
            <text:p>108661.983369015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08407.704156763" calcext:value-type="float">
            <text:p>108407.70415676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08745.160045189" calcext:value-type="float">
            <text:p>108745.160045189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08745.160045189" calcext:value-type="float">
            <text:p>108745.160045189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08660.269209869" calcext:value-type="float">
            <text:p>108660.269209869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08660.269209869" calcext:value-type="float">
            <text:p>108660.269209869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08575.510809549" calcext:value-type="float">
            <text:p>108575.510809549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08575.510809549" calcext:value-type="float">
            <text:p>108575.510809549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08575.510809549" calcext:value-type="float">
            <text:p>108575.510809549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08490.884534561" calcext:value-type="float">
            <text:p>108490.88453456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08490.884534561" calcext:value-type="float">
            <text:p>108490.88453456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08490.884534561" calcext:value-type="float">
            <text:p>108490.884534561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08490.884534561" calcext:value-type="float">
            <text:p>108490.884534561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08490.884534561" calcext:value-type="float">
            <text:p>108490.88453456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08575.378992921" calcext:value-type="float">
            <text:p>108575.378992921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08490.752820674" calcext:value-type="float">
            <text:p>108490.752820674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08575.247176454" calcext:value-type="float">
            <text:p>108575.247176454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08490.621106947" calcext:value-type="float">
            <text:p>108490.621106947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08490.621106947" calcext:value-type="float">
            <text:p>108490.621106947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08490.621106947" calcext:value-type="float">
            <text:p>108490.62110694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08490.621106947" calcext:value-type="float">
            <text:p>108490.621106947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08575.115360146" calcext:value-type="float">
            <text:p>108575.115360146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08659.741326912" calcext:value-type="float">
            <text:p>108659.74132691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108659.741326912" calcext:value-type="float">
            <text:p>108659.741326912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08659.741326912" calcext:value-type="float">
            <text:p>108659.741326912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08659.741326912" calcext:value-type="float">
            <text:p>108659.741326912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08659.741326912" calcext:value-type="float">
            <text:p>108659.74132691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08659.741326912" calcext:value-type="float">
            <text:p>108659.741326912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08574.983338357" calcext:value-type="float">
            <text:p>108574.983338357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08574.983338357" calcext:value-type="float">
            <text:p>108574.98333835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08659.609202222" calcext:value-type="float">
            <text:p>108659.60920222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08659.609202222" calcext:value-type="float">
            <text:p>108659.609202222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08659.609202222" calcext:value-type="float">
            <text:p>108659.609202222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08151.061889263" calcext:value-type="float">
            <text:p>108151.061889263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108738.83939953" calcext:value-type="float">
            <text:p>108738.83939953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08738.83939953" calcext:value-type="float">
            <text:p>108738.83939953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08738.83939953" calcext:value-type="float">
            <text:p>108738.83939953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08653.95349836" calcext:value-type="float">
            <text:p>108653.95349836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08653.95349836" calcext:value-type="float">
            <text:p>108653.95349836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08145.432655154" calcext:value-type="float">
            <text:p>108145.43265515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08813.784863178" calcext:value-type="float">
            <text:p>108813.784863178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08817.185187695" calcext:value-type="float">
            <text:p>108817.185187695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08902.198613623" calcext:value-type="float">
            <text:p>108902.19861362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08902.198613623" calcext:value-type="float">
            <text:p>108902.19861362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09072.491340149" calcext:value-type="float">
            <text:p>109072.49134014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09072.491340149" calcext:value-type="float">
            <text:p>109072.491340149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09157.904410893" calcext:value-type="float">
            <text:p>109157.90441089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09157.904410893" calcext:value-type="float">
            <text:p>109157.904410893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09157.904410893" calcext:value-type="float">
            <text:p>109157.904410893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109157.904410893" calcext:value-type="float">
            <text:p>109157.90441089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9328.998304954" calcext:value-type="float">
            <text:p>109328.998304954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09371.906075089" calcext:value-type="float">
            <text:p>109371.906075089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09328.964612162" calcext:value-type="float">
            <text:p>109328.964612162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09328.964612162" calcext:value-type="float">
            <text:p>109328.964612162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09328.964612162" calcext:value-type="float">
            <text:p>109328.96461216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09328.964612162" calcext:value-type="float">
            <text:p>109328.96461216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09157.333584514" calcext:value-type="float">
            <text:p>109157.333584514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109242.880084188" calcext:value-type="float">
            <text:p>109242.880084188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109157.199393926" calcext:value-type="float">
            <text:p>109157.199393926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09157.199393926" calcext:value-type="float">
            <text:p>109157.19939392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9157.199393926" calcext:value-type="float">
            <text:p>109157.199393926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109157.199393926" calcext:value-type="float">
            <text:p>109157.199393926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09157.199393926" calcext:value-type="float">
            <text:p>109157.19939392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09328.292182945" calcext:value-type="float">
            <text:p>109328.292182945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09242.47719693" calcext:value-type="float">
            <text:p>109242.47719693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09242.47719693" calcext:value-type="float">
            <text:p>109242.47719693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09156.796822658" calcext:value-type="float">
            <text:p>109156.79682265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09327.888980687" calcext:value-type="float">
            <text:p>109327.888980687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09327.888980687" calcext:value-type="float">
            <text:p>109327.888980687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09242.074311157" calcext:value-type="float">
            <text:p>109242.074311157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09327.754369441" calcext:value-type="float">
            <text:p>109327.75436944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109499.383497179" calcext:value-type="float">
            <text:p>109499.383497179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09499.383497179" calcext:value-type="float">
            <text:p>109499.383497179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109499.383497179" calcext:value-type="float">
            <text:p>109499.383497179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09671.552339156" calcext:value-type="float">
            <text:p>109671.55233915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09498.84123311" calcext:value-type="float">
            <text:p>109498.8412331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09498.84123311" calcext:value-type="float">
            <text:p>109498.84123311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09541.88323045" calcext:value-type="float">
            <text:p>109541.88323045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09498.807381755" calcext:value-type="float">
            <text:p>109498.807381755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109498.807381755" calcext:value-type="float">
            <text:p>109498.80738175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9498.807381755" calcext:value-type="float">
            <text:p>109498.807381755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09578.25762143" calcext:value-type="float">
            <text:p>109578.25762143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109578.25762143" calcext:value-type="float">
            <text:p>109578.2576214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09657.919103672" calcext:value-type="float">
            <text:p>109657.919103672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09657.919103672" calcext:value-type="float">
            <text:p>109657.91910367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09578.136937745" calcext:value-type="float">
            <text:p>109578.13693774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09657.798332251" calcext:value-type="float">
            <text:p>109657.798332251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09657.798332251" calcext:value-type="float">
            <text:p>109657.798332251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09657.798332251" calcext:value-type="float">
            <text:p>109657.79833225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09657.798332251" calcext:value-type="float">
            <text:p>109657.79833225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09590.708089305" calcext:value-type="float">
            <text:p>109590.708089305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09657.704532356" calcext:value-type="float">
            <text:p>109657.704532356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09590.690932019" calcext:value-type="float">
            <text:p>109590.690932019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09657.534582586" calcext:value-type="float">
            <text:p>109657.534582586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09590.673732965" calcext:value-type="float">
            <text:p>109590.67373296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09590.673732965" calcext:value-type="float">
            <text:p>109590.673732965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09590.673732965" calcext:value-type="float">
            <text:p>109590.673732965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09590.673732965" calcext:value-type="float">
            <text:p>109590.673732965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09657.517373042" calcext:value-type="float">
            <text:p>109657.517373042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09657.517373042" calcext:value-type="float">
            <text:p>109657.5173730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9644.127725661" calcext:value-type="float">
            <text:p>109644.12772566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09657.551332839" calcext:value-type="float">
            <text:p>109657.551332839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09657.551332839" calcext:value-type="float">
            <text:p>109657.551332839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09644.053453371" calcext:value-type="float">
            <text:p>109644.053453371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09644.053453371" calcext:value-type="float">
            <text:p>109644.05345337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09684.094134061" calcext:value-type="float">
            <text:p>109684.094134061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109684.094134061" calcext:value-type="float">
            <text:p>109684.094134061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09684.094134061" calcext:value-type="float">
            <text:p>109684.094134061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09684.094134061" calcext:value-type="float">
            <text:p>109684.094134061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09697.616575898" calcext:value-type="float">
            <text:p>109697.61657589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09758.041488607" calcext:value-type="float">
            <text:p>109758.041488607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09758.041488607" calcext:value-type="float">
            <text:p>109758.041488607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09818.382409536" calcext:value-type="float">
            <text:p>109818.382409536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09818.382409536" calcext:value-type="float">
            <text:p>109818.382409536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09818.382409536" calcext:value-type="float">
            <text:p>109818.382409536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09848.571753208" calcext:value-type="float">
            <text:p>109848.571753208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09698.722895843" calcext:value-type="float">
            <text:p>109698.722895843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09638.747009571" calcext:value-type="float">
            <text:p>109638.74700957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09638.747009571" calcext:value-type="float">
            <text:p>109638.747009571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09638.747009571" calcext:value-type="float">
            <text:p>109638.74700957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09638.747009571" calcext:value-type="float">
            <text:p>109638.747009571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09638.747009571" calcext:value-type="float">
            <text:p>109638.747009571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09638.747009571" calcext:value-type="float">
            <text:p>109638.74700957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09566.858492004" calcext:value-type="float">
            <text:p>109566.858492004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09566.858492004" calcext:value-type="float">
            <text:p>109566.858492004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09639.09048503" calcext:value-type="float">
            <text:p>109639.09048503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09639.09048503" calcext:value-type="float">
            <text:p>109639.09048503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09602.989701381" calcext:value-type="float">
            <text:p>109602.989701381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09566.897016371" calcext:value-type="float">
            <text:p>109566.897016371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09566.897016371" calcext:value-type="float">
            <text:p>109566.89701637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09642.862968137" calcext:value-type="float">
            <text:p>109642.862968137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09642.862968137" calcext:value-type="float">
            <text:p>109642.862968137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09566.904393247" calcext:value-type="float">
            <text:p>109566.904393247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09642.782428601" calcext:value-type="float">
            <text:p>109642.782428601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09642.782428601" calcext:value-type="float">
            <text:p>109642.782428601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09642.782428601" calcext:value-type="float">
            <text:p>109642.782428601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09718.917386149" calcext:value-type="float">
            <text:p>109718.917386149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09794.956765526" calcext:value-type="float">
            <text:p>109794.956765526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09719.012797501" calcext:value-type="float">
            <text:p>109719.012797501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09567.110123612" calcext:value-type="float">
            <text:p>109567.11012361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09567.110123612" calcext:value-type="float">
            <text:p>109567.110123612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09567.110123612" calcext:value-type="float">
            <text:p>109567.11012361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09641.668463655" calcext:value-type="float">
            <text:p>109641.668463655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09641.668463655" calcext:value-type="float">
            <text:p>109641.668463655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09716.478450864" calcext:value-type="float">
            <text:p>109716.478450864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09567.56638582" calcext:value-type="float">
            <text:p>109567.56638582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09642.038827736" calcext:value-type="float">
            <text:p>109642.03882773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09567.660585856" calcext:value-type="float">
            <text:p>109567.660585856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09641.961271133" calcext:value-type="float">
            <text:p>109641.961271133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09641.961271133" calcext:value-type="float">
            <text:p>109641.96127113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9717.935666899" calcext:value-type="float">
            <text:p>109717.935666899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09755.908257051" calcext:value-type="float">
            <text:p>109755.90825705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09642.290795074" calcext:value-type="float">
            <text:p>109642.290795074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09717.959901682" calcext:value-type="float">
            <text:p>109717.959901682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09717.959901682" calcext:value-type="float">
            <text:p>109717.959901682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09717.959901682" calcext:value-type="float">
            <text:p>109717.959901682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09717.959901682" calcext:value-type="float">
            <text:p>109717.959901682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09793.534682514" calcext:value-type="float">
            <text:p>109793.534682514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09718.054064267" calcext:value-type="float">
            <text:p>109718.054064267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09642.565850893" calcext:value-type="float">
            <text:p>109642.56585089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09642.565850893" calcext:value-type="float">
            <text:p>109642.565850893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9729.082231177" calcext:value-type="float">
            <text:p>109729.082231177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09815.598595087" calcext:value-type="float">
            <text:p>109815.598595087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09729.082247538" calcext:value-type="float">
            <text:p>109729.082247538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9815.598611461" calcext:value-type="float">
            <text:p>109815.59861146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9729.181325031" calcext:value-type="float">
            <text:p>109729.18132503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9772.427152754" calcext:value-type="float">
            <text:p>109772.42715275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9815.6957484" calcext:value-type="float">
            <text:p>109815.6957484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9815.6957484" calcext:value-type="float">
            <text:p>109815.695748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9599.352770172" calcext:value-type="float">
            <text:p>109599.352770172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9642.621365817" calcext:value-type="float">
            <text:p>109642.621365817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9685.889961463" calcext:value-type="float">
            <text:p>109685.88996146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9685.889961463" calcext:value-type="float">
            <text:p>109685.889961463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09685.889961463" calcext:value-type="float">
            <text:p>109685.889961463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09729.158557108" calcext:value-type="float">
            <text:p>109729.158557108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09685.889961463" calcext:value-type="float">
            <text:p>109685.889961463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09685.889961463" calcext:value-type="float">
            <text:p>109685.88996146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09685.889961463" calcext:value-type="float">
            <text:p>109685.889961463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09639.22089795" calcext:value-type="float">
            <text:p>109639.2208979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09639.22089795" calcext:value-type="float">
            <text:p>109639.2208979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09682.488151658" calcext:value-type="float">
            <text:p>109682.48815165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09639.22089795" calcext:value-type="float">
            <text:p>109639.22089795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09725.755405367" calcext:value-type="float">
            <text:p>109725.755405367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09697.892816509" calcext:value-type="float">
            <text:p>109697.892816509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09697.892816509" calcext:value-type="float">
            <text:p>109697.892816509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09660.066948296" calcext:value-type="float">
            <text:p>109660.066948296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09793.362543626" calcext:value-type="float">
            <text:p>109793.362543626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09759.923309465" calcext:value-type="float">
            <text:p>109759.92330946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09759.923309465" calcext:value-type="float">
            <text:p>109759.92330946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09743.055293178" calcext:value-type="float">
            <text:p>109743.055293178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09743.055293178" calcext:value-type="float">
            <text:p>109743.055293178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09743.055293178" calcext:value-type="float">
            <text:p>109743.055293178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09743.055293178" calcext:value-type="float">
            <text:p>109743.055293178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09743.055293178" calcext:value-type="float">
            <text:p>109743.055293178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09726.181237446" calcext:value-type="float">
            <text:p>109726.181237446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09741.412363045" calcext:value-type="float">
            <text:p>109741.412363045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09726.167156798" calcext:value-type="float">
            <text:p>109726.167156798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09726.167156798" calcext:value-type="float">
            <text:p>109726.167156798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109726.167156798" calcext:value-type="float">
            <text:p>109726.167156798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09726.167156798" calcext:value-type="float">
            <text:p>109726.167156798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09726.167156798" calcext:value-type="float">
            <text:p>109726.167156798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09726.167156798" calcext:value-type="float">
            <text:p>109726.16715679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09731.162134043" calcext:value-type="float">
            <text:p>109731.162134043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09726.163005453" calcext:value-type="float">
            <text:p>109726.16300545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09726.163005453" calcext:value-type="float">
            <text:p>109726.16300545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109731.157982509" calcext:value-type="float">
            <text:p>109731.157982509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09726.158854108" calcext:value-type="float">
            <text:p>109726.158854108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09736.096722469" calcext:value-type="float">
            <text:p>109736.096722469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09736.096722469" calcext:value-type="float">
            <text:p>109736.096722469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09731.126003809" calcext:value-type="float">
            <text:p>109731.126003809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109731.126003809" calcext:value-type="float">
            <text:p>109731.126003809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09731.126003809" calcext:value-type="float">
            <text:p>109731.12600380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09731.126003809" calcext:value-type="float">
            <text:p>109731.126003809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09706.698827295" calcext:value-type="float">
            <text:p>109706.698827295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09731.139750489" calcext:value-type="float">
            <text:p>109731.139750489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09731.139750489" calcext:value-type="float">
            <text:p>109731.139750489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09706.616425949" calcext:value-type="float">
            <text:p>109706.616425949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09706.616425949" calcext:value-type="float">
            <text:p>109706.616425949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09682.047087291" calcext:value-type="float">
            <text:p>109682.047087291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09682.047087291" calcext:value-type="float">
            <text:p>109682.047087291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09682.047087291" calcext:value-type="float">
            <text:p>109682.047087291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09706.630234716" calcext:value-type="float">
            <text:p>109706.63023471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09642.606724651" calcext:value-type="float">
            <text:p>109642.60672465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09642.606724651" calcext:value-type="float">
            <text:p>109642.606724651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09706.643174917" calcext:value-type="float">
            <text:p>109706.643174917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09642.703545732" calcext:value-type="float">
            <text:p>109642.70354573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09642.703545732" calcext:value-type="float">
            <text:p>109642.70354573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09642.703545732" calcext:value-type="float">
            <text:p>109642.70354573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09706.740052546" calcext:value-type="float">
            <text:p>109706.740052546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09642.716478393" calcext:value-type="float">
            <text:p>109642.71647839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109796.379876588" calcext:value-type="float">
            <text:p>109796.379876588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109701.582211001" calcext:value-type="float">
            <text:p>109701.582211001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09705.02939884" calcext:value-type="float">
            <text:p>109705.02939884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09677.451896124" calcext:value-type="float">
            <text:p>109677.451896124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09684.346271803" calcext:value-type="float">
            <text:p>109684.346271803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09613.678921093" calcext:value-type="float">
            <text:p>109613.67892109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09618.849702852" calcext:value-type="float">
            <text:p>109618.84970285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09534.393600784" calcext:value-type="float">
            <text:p>109534.393600784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109592.995794056" calcext:value-type="float">
            <text:p>109592.995794056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109618.849702852" calcext:value-type="float">
            <text:p>109618.84970285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109624.020484611" calcext:value-type="float">
            <text:p>109624.02048461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09534.393600784" calcext:value-type="float">
            <text:p>109534.39360078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09582.654230537" calcext:value-type="float">
            <text:p>109582.654230537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09534.393600784" calcext:value-type="float">
            <text:p>109534.393600784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09448.213904796" calcext:value-type="float">
            <text:p>109448.213904796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09448.213904796" calcext:value-type="float">
            <text:p>109448.213904796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09448.213904796" calcext:value-type="float">
            <text:p>109448.213904796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09534.393600784" calcext:value-type="float">
            <text:p>109534.3936007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9505.092504148" calcext:value-type="float">
            <text:p>109505.092504148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09448.213904796" calcext:value-type="float">
            <text:p>109448.21390479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09534.393600784" calcext:value-type="float">
            <text:p>109534.393600784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09534.393600784" calcext:value-type="float">
            <text:p>109534.39360078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09574.036260938" calcext:value-type="float">
            <text:p>109574.036260938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09879.112384736" calcext:value-type="float">
            <text:p>109879.112384736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09879.112384736" calcext:value-type="float">
            <text:p>109879.11238473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09879.112384736" calcext:value-type="float">
            <text:p>109879.112384736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09706.75299276" calcext:value-type="float">
            <text:p>109706.75299276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09620.573296772" calcext:value-type="float">
            <text:p>109620.57329677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09792.932688748" calcext:value-type="float">
            <text:p>109792.932688748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09879.112384736" calcext:value-type="float">
            <text:p>109879.112384736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9965.292080724" calcext:value-type="float">
            <text:p>109965.292080724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09455.322967982" calcext:value-type="float">
            <text:p>109455.322967982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09526.753785966" calcext:value-type="float">
            <text:p>109526.753785966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09526.753785966" calcext:value-type="float">
            <text:p>109526.753785966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09526.753785966" calcext:value-type="float">
            <text:p>109526.753785966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09526.753785966" calcext:value-type="float">
            <text:p>109526.753785966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09526.753785966" calcext:value-type="float">
            <text:p>109526.753785966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09490.125210194" calcext:value-type="float">
            <text:p>109490.125210194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09490.125210194" calcext:value-type="float">
            <text:p>109490.12521019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09490.125210194" calcext:value-type="float">
            <text:p>109490.125210194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09490.125210194" calcext:value-type="float">
            <text:p>109490.125210194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09490.125210194" calcext:value-type="float">
            <text:p>109490.12521019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09597.458806177" calcext:value-type="float">
            <text:p>109597.458806177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09597.458806177" calcext:value-type="float">
            <text:p>109597.458806177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09597.458806177" calcext:value-type="float">
            <text:p>109597.458806177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09597.458806177" calcext:value-type="float">
            <text:p>109597.458806177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09525.77892278" calcext:value-type="float">
            <text:p>109525.77892278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09525.77892278" calcext:value-type="float">
            <text:p>109525.77892278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09597.001533711" calcext:value-type="float">
            <text:p>109597.001533711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09614.841810789" calcext:value-type="float">
            <text:p>109614.84181078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09597.504702966" calcext:value-type="float">
            <text:p>109597.504702966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09597.504702966" calcext:value-type="float">
            <text:p>109597.504702966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09614.827802728" calcext:value-type="float">
            <text:p>109614.827802728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09597.499752332" calcext:value-type="float">
            <text:p>109597.49975233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09597.499752332" calcext:value-type="float">
            <text:p>109597.499752332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09597.499752332" calcext:value-type="float">
            <text:p>109597.499752332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09562.898746638" calcext:value-type="float">
            <text:p>109562.898746638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09597.461951935" calcext:value-type="float">
            <text:p>109597.461951935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09562.897027177" calcext:value-type="float">
            <text:p>109562.897027177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109580.160614749" calcext:value-type="float">
            <text:p>109580.16061474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09580.160614749" calcext:value-type="float">
            <text:p>109580.160614749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09562.847289876" calcext:value-type="float">
            <text:p>109562.84728987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09597.645509649" calcext:value-type="float">
            <text:p>109597.645509649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09597.645509649" calcext:value-type="float">
            <text:p>109597.645509649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09562.845655245" calcext:value-type="float">
            <text:p>109562.84565524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09562.845655245" calcext:value-type="float">
            <text:p>109562.84565524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09562.845655245" calcext:value-type="float">
            <text:p>109562.845655245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09614.865729731" calcext:value-type="float">
            <text:p>109614.865729731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09597.501764712" calcext:value-type="float">
            <text:p>109597.50176471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09597.501764712" calcext:value-type="float">
            <text:p>109597.50176471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9564.894898182" calcext:value-type="float">
            <text:p>109564.89489818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09597.432781912" calcext:value-type="float">
            <text:p>109597.43278191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09564.859926154" calcext:value-type="float">
            <text:p>109564.859926154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109597.397799499" calcext:value-type="float">
            <text:p>109597.397799499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09597.397799499" calcext:value-type="float">
            <text:p>109597.397799499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09597.397799499" calcext:value-type="float">
            <text:p>109597.397799499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09630.004635098" calcext:value-type="float">
            <text:p>109630.004635098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09597.396742778" calcext:value-type="float">
            <text:p>109597.396742778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09662.339339169" calcext:value-type="float">
            <text:p>109662.339339169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09662.339339169" calcext:value-type="float">
            <text:p>109662.33933916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9693.554888932" calcext:value-type="float">
            <text:p>109693.554888932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09662.33852222" calcext:value-type="float">
            <text:p>109662.3385222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109662.33852222" calcext:value-type="float">
            <text:p>109662.33852222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09677.926070228" calcext:value-type="float">
            <text:p>109677.926070228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09693.517865806" calcext:value-type="float">
            <text:p>109693.517865806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09662.349992271" calcext:value-type="float">
            <text:p>109662.349992271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109662.349992271" calcext:value-type="float">
            <text:p>109662.349992271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109646.770518664" calcext:value-type="float">
            <text:p>109646.77051866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9665.471597529" calcext:value-type="float">
            <text:p>109665.47159752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09646.745404948" calcext:value-type="float">
            <text:p>109646.74540494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109665.475767075" calcext:value-type="float">
            <text:p>109665.475767075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09646.720223916" calcext:value-type="float">
            <text:p>109646.720223916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09646.720223916" calcext:value-type="float">
            <text:p>109646.72022391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9646.720223916" calcext:value-type="float">
            <text:p>109646.720223916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09625.490350806" calcext:value-type="float">
            <text:p>109625.490350806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09689.059681554" calcext:value-type="float">
            <text:p>109689.059681554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09667.838385064" calcext:value-type="float">
            <text:p>109667.838385064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09689.041773589" calcext:value-type="float">
            <text:p>109689.04177358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09689.041773589" calcext:value-type="float">
            <text:p>109689.041773589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09689.041773589" calcext:value-type="float">
            <text:p>109689.041773589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09689.041773589" calcext:value-type="float">
            <text:p>109689.041773589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09667.742567497" calcext:value-type="float">
            <text:p>109667.742567497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09689.023764349" calcext:value-type="float">
            <text:p>109689.023764349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9609.229281134" calcext:value-type="float">
            <text:p>109609.229281134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09635.770125182" calcext:value-type="float">
            <text:p>109635.770125182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09635.770125182" calcext:value-type="float">
            <text:p>109635.770125182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09556.201345333" calcext:value-type="float">
            <text:p>109556.201345333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09556.201345333" calcext:value-type="float">
            <text:p>109556.201345333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09529.624473256" calcext:value-type="float">
            <text:p>109529.624473256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09529.624473256" calcext:value-type="float">
            <text:p>109529.624473256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09529.624473256" calcext:value-type="float">
            <text:p>109529.624473256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09502.959510436" calcext:value-type="float">
            <text:p>109502.95951043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09529.600612558" calcext:value-type="float">
            <text:p>109529.60061255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9506.987255487" calcext:value-type="float">
            <text:p>109506.987255487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09506.987255487" calcext:value-type="float">
            <text:p>109506.987255487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09506.987255487" calcext:value-type="float">
            <text:p>109506.987255487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09506.987255487" calcext:value-type="float">
            <text:p>109506.98725548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09552.571213167" calcext:value-type="float">
            <text:p>109552.571213167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09506.9328194" calcext:value-type="float">
            <text:p>109506.9328194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09506.9328194" calcext:value-type="float">
            <text:p>109506.9328194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109552.516754421" calcext:value-type="float">
            <text:p>109552.516754421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09552.516754421" calcext:value-type="float">
            <text:p>109552.516754421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09621.17489522" calcext:value-type="float">
            <text:p>109621.1748952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09631.660968657" calcext:value-type="float">
            <text:p>109631.660968657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109610.611310781" calcext:value-type="float">
            <text:p>109610.611310781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09631.618077201" calcext:value-type="float">
            <text:p>109631.618077201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109642.140088048" calcext:value-type="float">
            <text:p>109642.140088048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109642.140088048" calcext:value-type="float">
            <text:p>109642.140088048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09642.140088048" calcext:value-type="float">
            <text:p>109642.140088048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09642.140088048" calcext:value-type="float">
            <text:p>109642.140088048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09642.140088048" calcext:value-type="float">
            <text:p>109642.140088048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09631.593228939" calcext:value-type="float">
            <text:p>109631.593228939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109642.143445027" calcext:value-type="float">
            <text:p>109642.14344502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09659.357081952" calcext:value-type="float">
            <text:p>109659.357081952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09659.357081952" calcext:value-type="float">
            <text:p>109659.357081952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09653.600765029" calcext:value-type="float">
            <text:p>109653.600765029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09647.823675796" calcext:value-type="float">
            <text:p>109647.82367579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09647.823675796" calcext:value-type="float">
            <text:p>109647.823675796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09653.602893716" calcext:value-type="float">
            <text:p>109653.602893716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09647.79757142" calcext:value-type="float">
            <text:p>109647.7975714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09653.59874905" calcext:value-type="float">
            <text:p>109653.5987490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09653.59874905" calcext:value-type="float">
            <text:p>109653.5987490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09653.59874905" calcext:value-type="float">
            <text:p>109653.5987490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09657.520316779" calcext:value-type="float">
            <text:p>109657.520316779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09649.682377041" calcext:value-type="float">
            <text:p>109649.682377041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09649.682377041" calcext:value-type="float">
            <text:p>109649.682377041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09657.505138439" calcext:value-type="float">
            <text:p>109657.505138439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109641.914059776" calcext:value-type="float">
            <text:p>109641.914059776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09649.687939322" calcext:value-type="float">
            <text:p>109649.687939322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09657.468429628" calcext:value-type="float">
            <text:p>109657.468429628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109649.689724465" calcext:value-type="float">
            <text:p>109649.68972446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09657.453433941" calcext:value-type="float">
            <text:p>109657.453433941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09657.453433941" calcext:value-type="float">
            <text:p>109657.45343394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09657.453433941" calcext:value-type="float">
            <text:p>109657.453433941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109659.794589297" calcext:value-type="float">
            <text:p>109659.794589297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09662.131449778" calcext:value-type="float">
            <text:p>109662.131449778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09662.131449778" calcext:value-type="float">
            <text:p>109662.131449778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09662.131449778" calcext:value-type="float">
            <text:p>109662.131449778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09659.796359522" calcext:value-type="float">
            <text:p>109659.796359522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09659.796359522" calcext:value-type="float">
            <text:p>109659.79635952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09657.459499005" calcext:value-type="float">
            <text:p>109657.459499005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09657.459499005" calcext:value-type="float">
            <text:p>109657.45949900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09657.459499005" calcext:value-type="float">
            <text:p>109657.45949900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09657.459499005" calcext:value-type="float">
            <text:p>109657.459499005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09689.907428825" calcext:value-type="float">
            <text:p>109689.90742882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109722.44469992" calcext:value-type="float">
            <text:p>109722.4446999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09743.182775176" calcext:value-type="float">
            <text:p>109743.182775176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09315.500846979" calcext:value-type="float">
            <text:p>109315.500846979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9828.719160815" calcext:value-type="float">
            <text:p>109828.719160815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09614.878196717" calcext:value-type="float">
            <text:p>109614.878196717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09614.878196717" calcext:value-type="float">
            <text:p>109614.878196717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09614.878196717" calcext:value-type="float">
            <text:p>109614.878196717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09614.878196717" calcext:value-type="float">
            <text:p>109614.878196717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09614.878196717" calcext:value-type="float">
            <text:p>109614.878196717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09614.878196717" calcext:value-type="float">
            <text:p>109614.878196717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09401.037232619" calcext:value-type="float">
            <text:p>109401.037232619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109486.573618258" calcext:value-type="float">
            <text:p>109486.573618258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109572.110003897" calcext:value-type="float">
            <text:p>109572.110003897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109743.182775176" calcext:value-type="float">
            <text:p>109743.182775176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109657.646389536" calcext:value-type="float">
            <text:p>109657.646389536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109914.255546454" calcext:value-type="float">
            <text:p>109914.255546454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09828.719160815" calcext:value-type="float">
            <text:p>109828.719160815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09828.719160815" calcext:value-type="float">
            <text:p>109828.71916081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09828.719160815" calcext:value-type="float">
            <text:p>109828.71916081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09828.719160815" calcext:value-type="float">
            <text:p>109828.71916081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110427.47386029" calcext:value-type="float">
            <text:p>110427.47386029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10598.546631568" calcext:value-type="float">
            <text:p>110598.546631568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10598.546631568" calcext:value-type="float">
            <text:p>110598.54663156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10598.546631568" calcext:value-type="float">
            <text:p>110598.546631568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10650.341934908" calcext:value-type="float">
            <text:p>110650.34193490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10650.341934908" calcext:value-type="float">
            <text:p>110650.341934908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110753.585650716" calcext:value-type="float">
            <text:p>110753.585650716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110856.349037825" calcext:value-type="float">
            <text:p>110856.34903782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10907.699162176" calcext:value-type="float">
            <text:p>110907.699162176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10907.699162176" calcext:value-type="float">
            <text:p>110907.699162176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110907.699162176" calcext:value-type="float">
            <text:p>110907.699162176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10856.364800584" calcext:value-type="float">
            <text:p>110856.364800584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110856.364800584" calcext:value-type="float">
            <text:p>110856.364800584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10856.364800584" calcext:value-type="float">
            <text:p>110856.364800584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10896.203737078" calcext:value-type="float">
            <text:p>110896.203737078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10935.986098079" calcext:value-type="float">
            <text:p>110935.986098079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110896.260193563" calcext:value-type="float">
            <text:p>110896.260193563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10975.425253657" calcext:value-type="float">
            <text:p>110975.425253657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10975.425253657" calcext:value-type="float">
            <text:p>110975.425253657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110975.425253657" calcext:value-type="float">
            <text:p>110975.425253657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10935.795726491" calcext:value-type="float">
            <text:p>110935.795726491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10935.795726491" calcext:value-type="float">
            <text:p>110935.795726491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10935.795726491" calcext:value-type="float">
            <text:p>110935.79572649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10935.795726491" calcext:value-type="float">
            <text:p>110935.795726491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10935.795726491" calcext:value-type="float">
            <text:p>110935.795726491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10935.795726491" calcext:value-type="float">
            <text:p>110935.795726491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11013.100348393" calcext:value-type="float">
            <text:p>111013.100348393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10974.519320248" calcext:value-type="float">
            <text:p>110974.519320248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10974.519320248" calcext:value-type="float">
            <text:p>110974.519320248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10935.960796399" calcext:value-type="float">
            <text:p>110935.960796399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110974.496893827" calcext:value-type="float">
            <text:p>110974.496893827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110974.496893827" calcext:value-type="float">
            <text:p>110974.496893827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11012.978161529" calcext:value-type="float">
            <text:p>111012.97816152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10972.041571973" calcext:value-type="float">
            <text:p>110972.041571973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111013.325352494" calcext:value-type="float">
            <text:p>111013.325352494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10971.423245282" calcext:value-type="float">
            <text:p>110971.423245282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110929.547694681" calcext:value-type="float">
            <text:p>110929.547694681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10971.439643167" calcext:value-type="float">
            <text:p>110971.439643167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10971.439643167" calcext:value-type="float">
            <text:p>110971.439643167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10929.564086378" calcext:value-type="float">
            <text:p>110929.564086378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110929.564086378" calcext:value-type="float">
            <text:p>110929.564086378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10929.564086378" calcext:value-type="float">
            <text:p>110929.564086378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110929.564086378" calcext:value-type="float">
            <text:p>110929.564086378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10888.423086817" calcext:value-type="float">
            <text:p>110888.423086817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10888.423086817" calcext:value-type="float">
            <text:p>110888.423086817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10929.538374376" calcext:value-type="float">
            <text:p>110929.538374376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110929.538374376" calcext:value-type="float">
            <text:p>110929.538374376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10888.439480933" calcext:value-type="float">
            <text:p>110888.439480933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10929.55477457" calcext:value-type="float">
            <text:p>110929.55477457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10929.55477457" calcext:value-type="float">
            <text:p>110929.55477457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10929.55477457" calcext:value-type="float">
            <text:p>110929.55477457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10970.695770678" calcext:value-type="float">
            <text:p>110970.695770678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10970.695770678" calcext:value-type="float">
            <text:p>110970.69577067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10937.81478373" calcext:value-type="float">
            <text:p>110937.81478373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10937.81478373" calcext:value-type="float">
            <text:p>110937.81478373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10970.745008608" calcext:value-type="float">
            <text:p>110970.745008608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10970.745008608" calcext:value-type="float">
            <text:p>110970.745008608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10970.745008608" calcext:value-type="float">
            <text:p>110970.745008608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11003.626010146" calcext:value-type="float">
            <text:p>111003.62601014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11003.626010146" calcext:value-type="float">
            <text:p>111003.626010146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10970.794122049" calcext:value-type="float">
            <text:p>110970.794122049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10937.94671632" calcext:value-type="float">
            <text:p>110937.94671632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10970.776101373" calcext:value-type="float">
            <text:p>110970.776101373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10997.860024149" calcext:value-type="float">
            <text:p>110997.860024149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110997.860024149" calcext:value-type="float">
            <text:p>110997.860024149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10970.817911752" calcext:value-type="float">
            <text:p>110970.817911752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10970.817911752" calcext:value-type="float">
            <text:p>110970.817911752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11087.23751262" calcext:value-type="float">
            <text:p>111087.23751262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11087.23751262" calcext:value-type="float">
            <text:p>111087.23751262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11029.399124249" calcext:value-type="float">
            <text:p>111029.399124249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111029.399124249" calcext:value-type="float">
            <text:p>111029.399124249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11029.399124249" calcext:value-type="float">
            <text:p>111029.399124249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111059.532826667" calcext:value-type="float">
            <text:p>111059.53282666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11025.904467314" calcext:value-type="float">
            <text:p>111025.904467314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11059.507377815" calcext:value-type="float">
            <text:p>111059.50737781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111025.920074017" calcext:value-type="float">
            <text:p>111025.920074017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11059.481956874" calcext:value-type="float">
            <text:p>111059.481956874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11025.812332584" calcext:value-type="float">
            <text:p>111025.812332584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11025.812332584" calcext:value-type="float">
            <text:p>111025.812332584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110958.688632008" calcext:value-type="float">
            <text:p>110958.68863200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10958.688632008" calcext:value-type="float">
            <text:p>110958.688632008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10925.136480101" calcext:value-type="float">
            <text:p>110925.136480101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10925.136480101" calcext:value-type="float">
            <text:p>110925.13648010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10925.136480101" calcext:value-type="float">
            <text:p>110925.136480101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110953.099569012" calcext:value-type="float">
            <text:p>110953.099569012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10953.099569012" calcext:value-type="float">
            <text:p>110953.09956901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10953.099569012" calcext:value-type="float">
            <text:p>110953.099569012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10925.176572782" calcext:value-type="float">
            <text:p>110925.17657278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10980.779374737" calcext:value-type="float">
            <text:p>110980.779374737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10980.779374737" calcext:value-type="float">
            <text:p>110980.779374737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110952.870864058" calcext:value-type="float">
            <text:p>110952.870864058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10980.79380273" calcext:value-type="float">
            <text:p>110980.79380273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11090.284752151" calcext:value-type="float">
            <text:p>111090.284752151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11087.021784795" calcext:value-type="float">
            <text:p>111087.02178479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11087.021784795" calcext:value-type="float">
            <text:p>111087.021784795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11087.021784795" calcext:value-type="float">
            <text:p>111087.021784795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11087.021784795" calcext:value-type="float">
            <text:p>111087.021784795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11087.021784795" calcext:value-type="float">
            <text:p>111087.02178479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11090.325291094" calcext:value-type="float">
            <text:p>111090.325291094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11087.023124755" calcext:value-type="float">
            <text:p>111087.023124755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11081.551097799" calcext:value-type="float">
            <text:p>111081.551097799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111087.012077569" calcext:value-type="float">
            <text:p>111087.012077569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11092.47093324" calcext:value-type="float">
            <text:p>111092.4709332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11085.755539043" calcext:value-type="float">
            <text:p>111085.75553904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111085.755539043" calcext:value-type="float">
            <text:p>111085.755539043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11092.473466482" calcext:value-type="float">
            <text:p>111092.473466482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111085.749980679" calcext:value-type="float">
            <text:p>111085.74998067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11089.783847629" calcext:value-type="float">
            <text:p>111089.783847629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11090.591007415" calcext:value-type="float">
            <text:p>111090.59100741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11099.184588875" calcext:value-type="float">
            <text:p>111099.184588875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11094.885363705" calcext:value-type="float">
            <text:p>111094.88536370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11092.465797123" calcext:value-type="float">
            <text:p>111092.465797123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11092.465797123" calcext:value-type="float">
            <text:p>111092.465797123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11092.465797123" calcext:value-type="float">
            <text:p>111092.465797123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11094.308106527" calcext:value-type="float">
            <text:p>111094.308106527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11092.465689803" calcext:value-type="float">
            <text:p>111092.465689803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11131.654749786" calcext:value-type="float">
            <text:p>111131.65474978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11092.438031323" calcext:value-type="float">
            <text:p>111092.438031323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11007.244443875" calcext:value-type="float">
            <text:p>111007.24444387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11092.307466438" calcext:value-type="float">
            <text:p>111092.307466438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11019.041067342" calcext:value-type="float">
            <text:p>111019.041067342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111020.742691134" calcext:value-type="float">
            <text:p>111020.742691134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10922.045485713" calcext:value-type="float">
            <text:p>110922.045485713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11006.978139224" calcext:value-type="float">
            <text:p>111006.978139224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111006.978139224" calcext:value-type="float">
            <text:p>111006.978139224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11006.978139224" calcext:value-type="float">
            <text:p>111006.97813922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11006.978139224" calcext:value-type="float">
            <text:p>111006.9781392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1006.978139224" calcext:value-type="float">
            <text:p>111006.978139224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110935.525371686" calcext:value-type="float">
            <text:p>110935.525371686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110921.932830441" calcext:value-type="float">
            <text:p>110921.932830441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110921.932830441" calcext:value-type="float">
            <text:p>110921.932830441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10918.535527751" calcext:value-type="float">
            <text:p>110918.53552775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10921.932622343" calcext:value-type="float">
            <text:p>110921.932622343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110921.932622343" calcext:value-type="float">
            <text:p>110921.93262234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10837.000055251" calcext:value-type="float">
            <text:p>110837.00005525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10837.000055251" calcext:value-type="float">
            <text:p>110837.000055251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110835.304003223" calcext:value-type="float">
            <text:p>110835.30400322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10752.199997222" calcext:value-type="float">
            <text:p>110752.199997222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10836.872933" calcext:value-type="float">
            <text:p>110836.87293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10836.872933" calcext:value-type="float">
            <text:p>110836.872933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110921.675437156" calcext:value-type="float">
            <text:p>110921.67543715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10862.22277804" calcext:value-type="float">
            <text:p>110862.22277804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10751.928992465" calcext:value-type="float">
            <text:p>110751.92899246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10841.682084767" calcext:value-type="float">
            <text:p>110841.682084767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10836.593480145" calcext:value-type="float">
            <text:p>110836.593480145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110751.791189801" calcext:value-type="float">
            <text:p>110751.791189801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10690.826901072" calcext:value-type="float">
            <text:p>110690.82690107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10582.565196175" calcext:value-type="float">
            <text:p>110582.565196175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110575.812062422" calcext:value-type="float">
            <text:p>110575.812062422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10582.564371415" calcext:value-type="float">
            <text:p>110582.564371415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10582.564371415" calcext:value-type="float">
            <text:p>110582.564371415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10596.070638819" calcext:value-type="float">
            <text:p>110596.070638819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10582.561071771" calcext:value-type="float">
            <text:p>110582.56107177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10666.975240528" calcext:value-type="float">
            <text:p>110666.975240528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10666.975240528" calcext:value-type="float">
            <text:p>110666.975240528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10666.975240528" calcext:value-type="float">
            <text:p>110666.975240528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110666.975240528" calcext:value-type="float">
            <text:p>110666.97524052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10688.956457917" calcext:value-type="float">
            <text:p>110688.956457917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110793.831609596" calcext:value-type="float">
            <text:p>110793.831609596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11683.571748717" calcext:value-type="float">
            <text:p>111683.571748717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111425.244289005" calcext:value-type="float">
            <text:p>111425.24428900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111425.244289005" calcext:value-type="float">
            <text:p>111425.244289005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11510.956015381" calcext:value-type="float">
            <text:p>111510.956015381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11596.799707464" calcext:value-type="float">
            <text:p>111596.799707464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11682.775670259" calcext:value-type="float">
            <text:p>111682.775670259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11768.884209711" calcext:value-type="float">
            <text:p>111768.884209711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111596.401363709" calcext:value-type="float">
            <text:p>111596.401363709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11741.118110197" calcext:value-type="float">
            <text:p>111741.118110197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11741.118110197" calcext:value-type="float">
            <text:p>111741.118110197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11813.761207463" calcext:value-type="float">
            <text:p>111813.761207463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11886.507661658" calcext:value-type="float">
            <text:p>111886.507661658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11886.507661658" calcext:value-type="float">
            <text:p>111886.507661658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11813.578143484" calcext:value-type="float">
            <text:p>111813.578143484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111668.520212416" calcext:value-type="float">
            <text:p>111668.52021241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11740.784498912" calcext:value-type="float">
            <text:p>111740.784498912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11740.784498912" calcext:value-type="float">
            <text:p>111740.784498912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11813.151345512" calcext:value-type="float">
            <text:p>111813.15134551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11813.151345512" calcext:value-type="float">
            <text:p>111813.151345512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111729.36484007" calcext:value-type="float">
            <text:p>111729.36484007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11896.002700059" calcext:value-type="float">
            <text:p>111896.002700059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11896.002700059" calcext:value-type="float">
            <text:p>111896.002700059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11812.520947075" calcext:value-type="float">
            <text:p>111812.520947075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11729.233595501" calcext:value-type="float">
            <text:p>111729.233595501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11812.304745266" calcext:value-type="float">
            <text:p>111812.304745266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11812.304745266" calcext:value-type="float">
            <text:p>111812.304745266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11812.304745266" calcext:value-type="float">
            <text:p>111812.304745266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11812.304745266" calcext:value-type="float">
            <text:p>111812.30474526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11812.304745266" calcext:value-type="float">
            <text:p>111812.304745266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11812.304745266" calcext:value-type="float">
            <text:p>111812.304745266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11898.713017867" calcext:value-type="float">
            <text:p>111898.713017867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11898.713017867" calcext:value-type="float">
            <text:p>111898.713017867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11898.713017867" calcext:value-type="float">
            <text:p>111898.713017867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11812.171089779" calcext:value-type="float">
            <text:p>111812.171089779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111898.579259091" calcext:value-type="float">
            <text:p>111898.579259091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11898.579259091" calcext:value-type="float">
            <text:p>111898.579259091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11898.579259091" calcext:value-type="float">
            <text:p>111898.579259091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11898.579259091" calcext:value-type="float">
            <text:p>111898.579259091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11812.037434451" calcext:value-type="float">
            <text:p>111812.037434451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11898.445500475" calcext:value-type="float">
            <text:p>111898.445500475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11984.987221666" calcext:value-type="float">
            <text:p>111984.987221666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11898.311534962" calcext:value-type="float">
            <text:p>111898.31153496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11898.311534962" calcext:value-type="float">
            <text:p>111898.311534962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11984.853152545" calcext:value-type="float">
            <text:p>111984.853152545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11898.17756961" calcext:value-type="float">
            <text:p>111898.17756961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11972.603271628" calcext:value-type="float">
            <text:p>111972.603271628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11898.078499689" calcext:value-type="float">
            <text:p>111898.078499689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111982.889108296" calcext:value-type="float">
            <text:p>111982.88910829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11984.622562718" calcext:value-type="float">
            <text:p>111984.622562718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12005.424659789" calcext:value-type="float">
            <text:p>112005.424659789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112005.424659789" calcext:value-type="float">
            <text:p>112005.424659789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12071.322444781" calcext:value-type="float">
            <text:p>112071.322444781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12071.322444781" calcext:value-type="float">
            <text:p>112071.322444781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12071.322444781" calcext:value-type="float">
            <text:p>112071.32244478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12071.322444781" calcext:value-type="float">
            <text:p>112071.322444781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111984.512744979" calcext:value-type="float">
            <text:p>111984.512744979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12071.188064441" calcext:value-type="float">
            <text:p>112071.188064441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12071.188064441" calcext:value-type="float">
            <text:p>112071.188064441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11897.568873016" calcext:value-type="float">
            <text:p>111897.568873016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11897.568873016" calcext:value-type="float">
            <text:p>111897.568873016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11984.109916228" calcext:value-type="float">
            <text:p>111984.109916228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11984.109916228" calcext:value-type="float">
            <text:p>111984.109916228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11984.109916228" calcext:value-type="float">
            <text:p>111984.109916228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11897.434908553" calcext:value-type="float">
            <text:p>111897.434908553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11897.434908553" calcext:value-type="float">
            <text:p>111897.434908553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11897.434908553" calcext:value-type="float">
            <text:p>111897.434908553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11897.434908553" calcext:value-type="float">
            <text:p>111897.434908553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11983.975848158" calcext:value-type="float">
            <text:p>111983.97584815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11897.233806447" calcext:value-type="float">
            <text:p>111897.233806447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11897.233806447" calcext:value-type="float">
            <text:p>111897.233806447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111897.233806447" calcext:value-type="float">
            <text:p>111897.233806447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111983.841572551" calcext:value-type="float">
            <text:p>111983.84157255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11983.841572551" calcext:value-type="float">
            <text:p>111983.841572551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11983.841572551" calcext:value-type="float">
            <text:p>111983.841572551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111983.841572551" calcext:value-type="float">
            <text:p>111983.841572551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11897.09963485" calcext:value-type="float">
            <text:p>111897.09963485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11983.707297106" calcext:value-type="float">
            <text:p>111983.707297106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11810.223629721" calcext:value-type="float">
            <text:p>111810.22362972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11810.223629721" calcext:value-type="float">
            <text:p>111810.223629721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11896.69712054" calcext:value-type="float">
            <text:p>111896.69712054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11896.69712054" calcext:value-type="float">
            <text:p>111896.69712054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11723.482419115" calcext:value-type="float">
            <text:p>111723.482419115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11723.482419115" calcext:value-type="float">
            <text:p>111723.482419115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11637.142788189" calcext:value-type="float">
            <text:p>111637.142788189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11550.936500321" calcext:value-type="float">
            <text:p>111550.936500321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11723.083007266" calcext:value-type="float">
            <text:p>111723.083007266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11809.422329528" calcext:value-type="float">
            <text:p>111809.422329528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111722.94945843" calcext:value-type="float">
            <text:p>111722.9494584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11720.027730223" calcext:value-type="float">
            <text:p>111720.027730223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111705.858380805" calcext:value-type="float">
            <text:p>111705.858380805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111700.190306289" calcext:value-type="float">
            <text:p>111700.190306289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111694.534528112" calcext:value-type="float">
            <text:p>111694.534528112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11694.534528112" calcext:value-type="float">
            <text:p>111694.534528112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11691.705836427" calcext:value-type="float">
            <text:p>111691.705836427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111688.875011687" calcext:value-type="float">
            <text:p>111688.875011687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11686.042050618" calcext:value-type="float">
            <text:p>111686.042050618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11680.392547879" calcext:value-type="float">
            <text:p>111680.392547879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11683.21813507" calcext:value-type="float">
            <text:p>111683.2181350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11683.21813507" calcext:value-type="float">
            <text:p>111683.21813507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11654.659069289" calcext:value-type="float">
            <text:p>111654.659069289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11626.119612286" calcext:value-type="float">
            <text:p>111626.11961228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111654.676928724" calcext:value-type="float">
            <text:p>111654.676928724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111626.134640025" calcext:value-type="float">
            <text:p>111626.134640025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11626.134640025" calcext:value-type="float">
            <text:p>111626.13464002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11626.134640025" calcext:value-type="float">
            <text:p>111626.134640025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11541.20836924" calcext:value-type="float">
            <text:p>111541.20836924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111569.560795614" calcext:value-type="float">
            <text:p>111569.56079561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11513.157445086" calcext:value-type="float">
            <text:p>111513.15744508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11513.157445086" calcext:value-type="float">
            <text:p>111513.157445086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11593.598442713" calcext:value-type="float">
            <text:p>111593.598442713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111566.860003215" calcext:value-type="float">
            <text:p>111566.860003215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11593.59864618" calcext:value-type="float">
            <text:p>111593.59864618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11540.402137036" calcext:value-type="float">
            <text:p>111540.40213703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11619.445419907" calcext:value-type="float">
            <text:p>111619.445419907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11619.445419907" calcext:value-type="float">
            <text:p>111619.445419907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11619.445419907" calcext:value-type="float">
            <text:p>111619.445419907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11619.445419907" calcext:value-type="float">
            <text:p>111619.445419907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111619.445419907" calcext:value-type="float">
            <text:p>111619.445419907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11601.749503937" calcext:value-type="float">
            <text:p>111601.749503937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111619.435827105" calcext:value-type="float">
            <text:p>111619.43582710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11601.781123933" calcext:value-type="float">
            <text:p>111601.781123933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111613.434594876" calcext:value-type="float">
            <text:p>111613.434594876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111653.779941788" calcext:value-type="float">
            <text:p>111653.779941788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11619.600008648" calcext:value-type="float">
            <text:p>111619.600008648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11637.040056392" calcext:value-type="float">
            <text:p>111637.040056392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111619.630954717" calcext:value-type="float">
            <text:p>111619.630954717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11619.630954717" calcext:value-type="float">
            <text:p>111619.630954717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11619.630954717" calcext:value-type="float">
            <text:p>111619.630954717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11616.847923732" calcext:value-type="float">
            <text:p>111616.84792373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11608.029275462" calcext:value-type="float">
            <text:p>111608.029275462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111631.168398872" calcext:value-type="float">
            <text:p>111631.168398872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111631.168398872" calcext:value-type="float">
            <text:p>111631.168398872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11665.483697341" calcext:value-type="float">
            <text:p>111665.483697341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11665.483697341" calcext:value-type="float">
            <text:p>111665.483697341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111665.483697341" calcext:value-type="float">
            <text:p>111665.483697341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11665.483697341" calcext:value-type="float">
            <text:p>111665.483697341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11665.483697341" calcext:value-type="float">
            <text:p>111665.483697341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111654.051486526" calcext:value-type="float">
            <text:p>111654.05148652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11607.370142454" calcext:value-type="float">
            <text:p>111607.370142454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11607.370142454" calcext:value-type="float">
            <text:p>111607.37014245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11607.370142454" calcext:value-type="float">
            <text:p>111607.370142454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11583.991225942" calcext:value-type="float">
            <text:p>111583.991225942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111583.991225942" calcext:value-type="float">
            <text:p>111583.991225942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11607.391257133" calcext:value-type="float">
            <text:p>111607.391257133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11630.814267832" calcext:value-type="float">
            <text:p>111630.814267832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111607.431158167" calcext:value-type="float">
            <text:p>111607.431158167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11607.431158167" calcext:value-type="float">
            <text:p>111607.431158167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11630.827648322" calcext:value-type="float">
            <text:p>111630.82764832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11630.827648322" calcext:value-type="float">
            <text:p>111630.82764832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111603.971175348" calcext:value-type="float">
            <text:p>111603.971175348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11603.971175348" calcext:value-type="float">
            <text:p>111603.971175348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11603.971175348" calcext:value-type="float">
            <text:p>111603.971175348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11577.100170612" calcext:value-type="float">
            <text:p>111577.100170612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11577.100170612" calcext:value-type="float">
            <text:p>111577.100170612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111577.100170612" calcext:value-type="float">
            <text:p>111577.100170612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111577.100170612" calcext:value-type="float">
            <text:p>111577.100170612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11577.100170612" calcext:value-type="float">
            <text:p>111577.100170612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111577.100170612" calcext:value-type="float">
            <text:p>111577.10017061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11599.793725994" calcext:value-type="float">
            <text:p>111599.793725994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11577.139403538" calcext:value-type="float">
            <text:p>111577.139403538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11577.139403538" calcext:value-type="float">
            <text:p>111577.139403538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1599.780793231" calcext:value-type="float">
            <text:p>111599.780793231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111581.362051616" calcext:value-type="float">
            <text:p>111581.362051616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111562.709194145" calcext:value-type="float">
            <text:p>111562.709194145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11581.345383213" calcext:value-type="float">
            <text:p>111581.345383213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111511.791942676" calcext:value-type="float">
            <text:p>111511.791942676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111511.791942676" calcext:value-type="float">
            <text:p>111511.791942676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11442.336204996" calcext:value-type="float">
            <text:p>111442.336204996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11442.336204996" calcext:value-type="float">
            <text:p>111442.336204996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11511.694453287" calcext:value-type="float">
            <text:p>111511.694453287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111511.694453287" calcext:value-type="float">
            <text:p>111511.694453287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11442.105243465" calcext:value-type="float">
            <text:p>111442.105243465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11442.105243465" calcext:value-type="float">
            <text:p>111442.105243465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111303.919356734" calcext:value-type="float">
            <text:p>111303.91935673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11303.919356734" calcext:value-type="float">
            <text:p>111303.919356734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11217.098826815" calcext:value-type="float">
            <text:p>111217.098826815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11130.41363677" calcext:value-type="float">
            <text:p>111130.41363677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11216.963803154" calcext:value-type="float">
            <text:p>111216.963803154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111130.278718351" calcext:value-type="float">
            <text:p>111130.278718351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11130.278718351" calcext:value-type="float">
            <text:p>111130.278718351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10957.178595736" calcext:value-type="float">
            <text:p>110957.178595736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111129.740304283" calcext:value-type="float">
            <text:p>111129.740304283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111216.289946265" calcext:value-type="float">
            <text:p>111216.289946265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111216.289946265" calcext:value-type="float">
            <text:p>111216.28994626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11288.885552506" calcext:value-type="float">
            <text:p>111288.885552506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111288.885552506" calcext:value-type="float">
            <text:p>111288.885552506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11288.885552506" calcext:value-type="float">
            <text:p>111288.88555250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11361.612886015" calcext:value-type="float">
            <text:p>111361.612886015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11506.449128387" calcext:value-type="float">
            <text:p>111506.449128387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11433.823431563" calcext:value-type="float">
            <text:p>111433.823431563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111433.823431563" calcext:value-type="float">
            <text:p>111433.823431563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111433.823431563" calcext:value-type="float">
            <text:p>111433.823431563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11506.262859709" calcext:value-type="float">
            <text:p>111506.262859709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11433.829219794" calcext:value-type="float">
            <text:p>111433.82921979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11433.829219794" calcext:value-type="float">
            <text:p>111433.829219794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111513.782345045" calcext:value-type="float">
            <text:p>111513.782345045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11513.782345045" calcext:value-type="float">
            <text:p>111513.78234504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111513.782345045" calcext:value-type="float">
            <text:p>111513.78234504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111433.82985717" calcext:value-type="float">
            <text:p>111433.82985717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11433.82985717" calcext:value-type="float">
            <text:p>111433.82985717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11433.82985717" calcext:value-type="float">
            <text:p>111433.82985717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11513.63256476" calcext:value-type="float">
            <text:p>111513.63256476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111513.63256476" calcext:value-type="float">
            <text:p>111513.63256476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111433.800381967" calcext:value-type="float">
            <text:p>111433.80038196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11433.800381967" calcext:value-type="float">
            <text:p>111433.800381967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111433.800381967" calcext:value-type="float">
            <text:p>111433.800381967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111346.742725419" calcext:value-type="float">
            <text:p>111346.742725419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11346.742725419" calcext:value-type="float">
            <text:p>111346.742725419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11346.742725419" calcext:value-type="float">
            <text:p>111346.742725419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11433.664460568" calcext:value-type="float">
            <text:p>111433.664460568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11346.606910208" calcext:value-type="float">
            <text:p>111346.606910208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111433.528539334" calcext:value-type="float">
            <text:p>111433.528539334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11346.471095162" calcext:value-type="float">
            <text:p>111346.471095162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11433.392618265" calcext:value-type="float">
            <text:p>111433.39261826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11433.392618265" calcext:value-type="float">
            <text:p>111433.392618265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11346.335280282" calcext:value-type="float">
            <text:p>111346.335280282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11346.335280282" calcext:value-type="float">
            <text:p>111346.335280282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11346.335280282" calcext:value-type="float">
            <text:p>111346.335280282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11433.256697363" calcext:value-type="float">
            <text:p>111433.256697363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11346.199465568" calcext:value-type="float">
            <text:p>111346.199465568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11346.199465568" calcext:value-type="float">
            <text:p>111346.199465568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11433.120776626" calcext:value-type="float">
            <text:p>111433.120776626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11346.06365102" calcext:value-type="float">
            <text:p>111346.06365102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11259.142445984" calcext:value-type="float">
            <text:p>111259.142445984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11259.142445984" calcext:value-type="float">
            <text:p>111259.142445984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11345.928048516" calcext:value-type="float">
            <text:p>111345.928048516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11345.928048516" calcext:value-type="float">
            <text:p>111345.928048516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11345.928048516" calcext:value-type="float">
            <text:p>111345.928048516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11345.928048516" calcext:value-type="float">
            <text:p>111345.928048516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11432.849147695" calcext:value-type="float">
            <text:p>111432.849147695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111432.849147695" calcext:value-type="float">
            <text:p>111432.849147695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11432.849147695" calcext:value-type="float">
            <text:p>111432.849147695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11432.849147695" calcext:value-type="float">
            <text:p>111432.849147695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111345.792234298" calcext:value-type="float">
            <text:p>111345.792234298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11345.792234298" calcext:value-type="float">
            <text:p>111345.792234298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11391.48444344" calcext:value-type="float">
            <text:p>111391.48444344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11345.737772213" calcext:value-type="float">
            <text:p>111345.737772213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11300.097027146" calcext:value-type="float">
            <text:p>111300.097027146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111300.097027146" calcext:value-type="float">
            <text:p>111300.097027146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11300.097027146" calcext:value-type="float">
            <text:p>111300.09702714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11300.097027146" calcext:value-type="float">
            <text:p>111300.097027146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11345.615149729" calcext:value-type="float">
            <text:p>111345.61514972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111345.615149729" calcext:value-type="float">
            <text:p>111345.615149729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11345.615149729" calcext:value-type="float">
            <text:p>111345.6151497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11258.694294811" calcext:value-type="float">
            <text:p>111258.694294811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11171.773439893" calcext:value-type="float">
            <text:p>111171.77343989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111084.852584975" calcext:value-type="float">
            <text:p>111084.852584975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11084.852584975" calcext:value-type="float">
            <text:p>111084.852584975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11084.852584975" calcext:value-type="float">
            <text:p>111084.85258497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11084.852584975" calcext:value-type="float">
            <text:p>111084.85258497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10824.090020222" calcext:value-type="float">
            <text:p>110824.090020222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110824.090020222" calcext:value-type="float">
            <text:p>110824.090020222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10824.090020222" calcext:value-type="float">
            <text:p>110824.090020222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10650.248310386" calcext:value-type="float">
            <text:p>110650.248310386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10650.248310386" calcext:value-type="float">
            <text:p>110650.24831038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10737.169165304" calcext:value-type="float">
            <text:p>110737.169165304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10737.169165304" calcext:value-type="float">
            <text:p>110737.169165304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10737.169165304" calcext:value-type="float">
            <text:p>110737.169165304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10737.169165304" calcext:value-type="float">
            <text:p>110737.16916530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10997.931730057" calcext:value-type="float">
            <text:p>110997.93173005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10997.931730057" calcext:value-type="float">
            <text:p>110997.931730057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11084.852584975" calcext:value-type="float">
            <text:p>111084.852584975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10997.931730057" calcext:value-type="float">
            <text:p>110997.931730057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110997.931730057" calcext:value-type="float">
            <text:p>110997.931730057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10997.931730057" calcext:value-type="float">
            <text:p>110997.931730057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10824.090020222" calcext:value-type="float">
            <text:p>110824.09002022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110997.931730058" calcext:value-type="float">
            <text:p>110997.931730058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10911.01087514" calcext:value-type="float">
            <text:p>110911.01087514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110389.485745633" calcext:value-type="float">
            <text:p>110389.48574563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8911.83121203" calcext:value-type="float">
            <text:p>108911.83121203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08911.83121203" calcext:value-type="float">
            <text:p>108911.83121203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08742.582057077" calcext:value-type="float">
            <text:p>108742.582057077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08742.582057077" calcext:value-type="float">
            <text:p>108742.582057077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08489.49614073" calcext:value-type="float">
            <text:p>108489.49614073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08489.49614073" calcext:value-type="float">
            <text:p>108489.49614073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08573.466338982" calcext:value-type="float">
            <text:p>108573.466338982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08573.466338982" calcext:value-type="float">
            <text:p>108573.466338982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08699.616764627" calcext:value-type="float">
            <text:p>108699.616764627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08573.172852144" calcext:value-type="float">
            <text:p>108573.172852144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08615.222880359" calcext:value-type="float">
            <text:p>108615.222880359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08573.140267853" calcext:value-type="float">
            <text:p>108573.140267853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08615.190283448" calcext:value-type="float">
            <text:p>108615.190283448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08573.107683571" calcext:value-type="float">
            <text:p>108573.107683571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08573.107683571" calcext:value-type="float">
            <text:p>108573.107683571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08657.207689522" calcext:value-type="float">
            <text:p>108657.207689522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08657.207689522" calcext:value-type="float">
            <text:p>108657.207689522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108657.207689522" calcext:value-type="float">
            <text:p>108657.207689522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08741.43808308" calcext:value-type="float">
            <text:p>108741.43808308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08825.799167706" calcext:value-type="float">
            <text:p>108825.799167706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08825.799167706" calcext:value-type="float">
            <text:p>108825.799167706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108766.790183836" calcext:value-type="float">
            <text:p>108766.790183836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08825.721417001" calcext:value-type="float">
            <text:p>108825.721417001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108884.730358712" calcext:value-type="float">
            <text:p>108884.730358712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08943.757543902" calcext:value-type="float">
            <text:p>108943.757543902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08884.712021269" calcext:value-type="float">
            <text:p>108884.712021269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108884.712021269" calcext:value-type="float">
            <text:p>108884.712021269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108825.803741677" calcext:value-type="float">
            <text:p>108825.803741677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08884.575249161" calcext:value-type="float">
            <text:p>108884.57524916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08884.575249161" calcext:value-type="float">
            <text:p>108884.57524916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08770.111986324" calcext:value-type="float">
            <text:p>108770.111986324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08770.111986324" calcext:value-type="float">
            <text:p>108770.111986324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08770.111986324" calcext:value-type="float">
            <text:p>108770.111986324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108712.908915535" calcext:value-type="float">
            <text:p>108712.908915535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08770.126430021" calcext:value-type="float">
            <text:p>108770.126430021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08656.177019098" calcext:value-type="float">
            <text:p>108656.177019098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08656.177019098" calcext:value-type="float">
            <text:p>108656.17701909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108713.123921128" calcext:value-type="float">
            <text:p>108713.123921128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8740.880706965" calcext:value-type="float">
            <text:p>108740.880706965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07893.989112674" calcext:value-type="float">
            <text:p>107893.989112674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08402.124069249" calcext:value-type="float">
            <text:p>108402.124069249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108656.191547536" calcext:value-type="float">
            <text:p>108656.191547536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08825.569866394" calcext:value-type="float">
            <text:p>108825.569866394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108740.880706965" calcext:value-type="float">
            <text:p>108740.88070696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08910.259025823" calcext:value-type="float">
            <text:p>108910.259025823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108825.569866394" calcext:value-type="float">
            <text:p>108825.569866394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08825.569866394" calcext:value-type="float">
            <text:p>108825.569866394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108825.569866394" calcext:value-type="float">
            <text:p>108825.569866394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108740.880706965" calcext:value-type="float">
            <text:p>108740.880706965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08740.880706965" calcext:value-type="float">
            <text:p>108740.88070696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108486.813228678" calcext:value-type="float">
            <text:p>108486.813228678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08571.502388107" calcext:value-type="float">
            <text:p>108571.502388107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08825.569866394" calcext:value-type="float">
            <text:p>108825.569866394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08825.569866394" calcext:value-type="float">
            <text:p>108825.569866394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08910.259025823" calcext:value-type="float">
            <text:p>108910.259025823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08994.948185252" calcext:value-type="float">
            <text:p>108994.948185252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08994.948185252" calcext:value-type="float">
            <text:p>108994.948185252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109079.637344681" calcext:value-type="float">
            <text:p>109079.63734468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9064.324101048" calcext:value-type="float">
            <text:p>109064.324101048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109021.787313177" calcext:value-type="float">
            <text:p>109021.787313177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08894.176949564" calcext:value-type="float">
            <text:p>108894.176949564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09038.802028325" calcext:value-type="float">
            <text:p>109038.802028325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108963.937281673" calcext:value-type="float">
            <text:p>108963.937281673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08724.029798081" calcext:value-type="float">
            <text:p>108724.029798081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10425.501312918" calcext:value-type="float">
            <text:p>110425.501312918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10170.280585692" calcext:value-type="float">
            <text:p>110170.280585692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110170.280585692" calcext:value-type="float">
            <text:p>110170.280585692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110340.427737176" calcext:value-type="float">
            <text:p>110340.42773717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10360.801588958" calcext:value-type="float">
            <text:p>110360.801588958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10320.158716219" calcext:value-type="float">
            <text:p>110320.158716219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10340.50401745" calcext:value-type="float">
            <text:p>110340.5040174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10336.434756037" calcext:value-type="float">
            <text:p>110336.43475603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10340.507087156" calcext:value-type="float">
            <text:p>110340.507087156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10320.161319149" calcext:value-type="float">
            <text:p>110320.161319149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10320.161319149" calcext:value-type="float">
            <text:p>110320.161319149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110320.161319149" calcext:value-type="float">
            <text:p>110320.161319149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10324.246295981" calcext:value-type="float">
            <text:p>110324.246295981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110349.951483929" calcext:value-type="float">
            <text:p>110349.95148392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10385.173581814" calcext:value-type="float">
            <text:p>110385.173581814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110385.173581814" calcext:value-type="float">
            <text:p>110385.173581814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10371.329290578" calcext:value-type="float">
            <text:p>110371.329290578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110385.173341235" calcext:value-type="float">
            <text:p>110385.17334123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110371.338204703" calcext:value-type="float">
            <text:p>110371.338204703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10365.786486861" calcext:value-type="float">
            <text:p>110365.786486861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10385.197285054" calcext:value-type="float">
            <text:p>110385.197285054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10385.197285054" calcext:value-type="float">
            <text:p>110385.197285054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110385.197285054" calcext:value-type="float">
            <text:p>110385.197285054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10379.309817459" calcext:value-type="float">
            <text:p>110379.30981745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10371.117364767" calcext:value-type="float">
            <text:p>110371.117364767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10371.117364767" calcext:value-type="float">
            <text:p>110371.117364767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110371.117364767" calcext:value-type="float">
            <text:p>110371.117364767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110385.247541107" calcext:value-type="float">
            <text:p>110385.247541107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10385.247541107" calcext:value-type="float">
            <text:p>110385.247541107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10385.247541107" calcext:value-type="float">
            <text:p>110385.247541107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10378.164310183" calcext:value-type="float">
            <text:p>110378.164310183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10399.445993633" calcext:value-type="float">
            <text:p>110399.445993633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10380.19323457" calcext:value-type="float">
            <text:p>110380.19323457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10385.296999563" calcext:value-type="float">
            <text:p>110385.296999563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10385.296999563" calcext:value-type="float">
            <text:p>110385.296999563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10385.296999563" calcext:value-type="float">
            <text:p>110385.296999563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10385.296999563" calcext:value-type="float">
            <text:p>110385.296999563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110385.296999563" calcext:value-type="float">
            <text:p>110385.296999563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10385.834171285" calcext:value-type="float">
            <text:p>110385.834171285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10385.296650224" calcext:value-type="float">
            <text:p>110385.296650224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10385.296650224" calcext:value-type="float">
            <text:p>110385.296650224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110385.296650224" calcext:value-type="float">
            <text:p>110385.296650224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110385.83454896" calcext:value-type="float">
            <text:p>110385.83454896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10385.296664737" calcext:value-type="float">
            <text:p>110385.29666473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10385.296664737" calcext:value-type="float">
            <text:p>110385.296664737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10387.3763884" calcext:value-type="float">
            <text:p>110387.3763884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110395.95182258" calcext:value-type="float">
            <text:p>110395.95182258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110398.289521011" calcext:value-type="float">
            <text:p>110398.289521011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10386.608809228" calcext:value-type="float">
            <text:p>110386.608809228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10398.289962892" calcext:value-type="float">
            <text:p>110398.289962892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110398.289962892" calcext:value-type="float">
            <text:p>110398.289962892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10385.318509362" calcext:value-type="float">
            <text:p>110385.318509362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10398.03915847" calcext:value-type="float">
            <text:p>110398.03915847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110411.270207246" calcext:value-type="float">
            <text:p>110411.27020724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10394.765627904" calcext:value-type="float">
            <text:p>110394.765627904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10398.39876409" calcext:value-type="float">
            <text:p>110398.39876409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10394.763781541" calcext:value-type="float">
            <text:p>110394.763781541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10394.763781541" calcext:value-type="float">
            <text:p>110394.763781541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110394.763781541" calcext:value-type="float">
            <text:p>110394.763781541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10411.292870423" calcext:value-type="float">
            <text:p>110411.292870423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10394.76685697" calcext:value-type="float">
            <text:p>110394.76685697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10394.76685697" calcext:value-type="float">
            <text:p>110394.76685697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10399.729239791" calcext:value-type="float">
            <text:p>110399.729239791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10394.768080665" calcext:value-type="float">
            <text:p>110394.76808066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10394.768080665" calcext:value-type="float">
            <text:p>110394.76808066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110385.562679236" calcext:value-type="float">
            <text:p>110385.562679236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10394.769074524" calcext:value-type="float">
            <text:p>110394.769074524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110394.769074524" calcext:value-type="float">
            <text:p>110394.769074524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10420.320133467" calcext:value-type="float">
            <text:p>110420.320133467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10409.085175373" calcext:value-type="float">
            <text:p>110409.085175373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110420.321314874" calcext:value-type="float">
            <text:p>110420.32131487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110445.834688198" calcext:value-type="float">
            <text:p>110445.834688198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10420.352247623" calcext:value-type="float">
            <text:p>110420.352247623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10445.831147328" calcext:value-type="float">
            <text:p>110445.831147328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10445.831147328" calcext:value-type="float">
            <text:p>110445.831147328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10416.589504663" calcext:value-type="float">
            <text:p>110416.589504663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10387.352893916" calcext:value-type="float">
            <text:p>110387.352893916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10387.352893916" calcext:value-type="float">
            <text:p>110387.352893916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110387.352893916" calcext:value-type="float">
            <text:p>110387.352893916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10387.352893916" calcext:value-type="float">
            <text:p>110387.352893916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10416.584503447" calcext:value-type="float">
            <text:p>110416.584503447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10387.387300138" calcext:value-type="float">
            <text:p>110387.387300138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10358.195054349" calcext:value-type="float">
            <text:p>110358.195054349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110358.195054349" calcext:value-type="float">
            <text:p>110358.195054349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10391.026399527" calcext:value-type="float">
            <text:p>110391.026399527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110391.026399527" calcext:value-type="float">
            <text:p>110391.026399527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10358.188423476" calcext:value-type="float">
            <text:p>110358.18842347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110391.036121555" calcext:value-type="float">
            <text:p>110391.036121555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10391.036121555" calcext:value-type="float">
            <text:p>110391.036121555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10391.036121555" calcext:value-type="float">
            <text:p>110391.03612155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10391.036121555" calcext:value-type="float">
            <text:p>110391.03612155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10358.174109954" calcext:value-type="float">
            <text:p>110358.174109954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10391.029460513" calcext:value-type="float">
            <text:p>110391.029460513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110358.211698981" calcext:value-type="float">
            <text:p>110358.21169898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10358.211698981" calcext:value-type="float">
            <text:p>110358.211698981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110375.921836284" calcext:value-type="float">
            <text:p>110375.92183628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10358.218342327" calcext:value-type="float">
            <text:p>110358.218342327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110378.754347018" calcext:value-type="float">
            <text:p>110378.754347018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10393.619631973" calcext:value-type="float">
            <text:p>110393.619631973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10358.25652263" calcext:value-type="float">
            <text:p>110358.25652263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10386.547523194" calcext:value-type="float">
            <text:p>110386.547523194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110393.622302187" calcext:value-type="float">
            <text:p>110393.622302187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10393.622302187" calcext:value-type="float">
            <text:p>110393.622302187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10358.275350528" calcext:value-type="float">
            <text:p>110358.275350528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10395.041503108" calcext:value-type="float">
            <text:p>110395.041503108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110358.291371119" calcext:value-type="float">
            <text:p>110358.291371119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10391.217411877" calcext:value-type="float">
            <text:p>110391.217411877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110393.318176971" calcext:value-type="float">
            <text:p>110393.318176971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110391.917682148" calcext:value-type="float">
            <text:p>110391.917682148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10393.318224964" calcext:value-type="float">
            <text:p>110393.318224964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10393.318224964" calcext:value-type="float">
            <text:p>110393.318224964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10358.305286882" calcext:value-type="float">
            <text:p>110358.305286882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10393.310403839" calcext:value-type="float">
            <text:p>110393.310403839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110159.570392154" calcext:value-type="float">
            <text:p>110159.570392154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10355.70376851" calcext:value-type="float">
            <text:p>110355.70376851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10436.898428426" calcext:value-type="float">
            <text:p>110436.898428426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10485.515555706" calcext:value-type="float">
            <text:p>110485.515555706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10469.279382441" calcext:value-type="float">
            <text:p>110469.27938244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10445.579365497" calcext:value-type="float">
            <text:p>110445.579365497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10445.579365497" calcext:value-type="float">
            <text:p>110445.579365497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10421.866241254" calcext:value-type="float">
            <text:p>110421.866241254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110445.592490121" calcext:value-type="float">
            <text:p>110445.592490121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110445.592490121" calcext:value-type="float">
            <text:p>110445.59249012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10445.592490121" calcext:value-type="float">
            <text:p>110445.59249012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10421.813475308" calcext:value-type="float">
            <text:p>110421.813475308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110433.715756957" calcext:value-type="float">
            <text:p>110433.715756957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110421.818830711" calcext:value-type="float">
            <text:p>110421.818830711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10445.619259863" calcext:value-type="float">
            <text:p>110445.6192598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0437.305072172" calcext:value-type="float">
            <text:p>110437.30507217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10445.620382321" calcext:value-type="float">
            <text:p>110445.62038232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10445.620382321" calcext:value-type="float">
            <text:p>110445.620382321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10445.620382321" calcext:value-type="float">
            <text:p>110445.620382321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10437.309081701" calcext:value-type="float">
            <text:p>110437.309081701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10445.621505107" calcext:value-type="float">
            <text:p>110445.621505107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110445.621505107" calcext:value-type="float">
            <text:p>110445.621505107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10442.295344681" calcext:value-type="float">
            <text:p>110442.295344681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10445.621823278" calcext:value-type="float">
            <text:p>110445.621823278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110445.621823278" calcext:value-type="float">
            <text:p>110445.621823278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10445.621823278" calcext:value-type="float">
            <text:p>110445.621823278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10451.181117667" calcext:value-type="float">
            <text:p>110451.181117667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10456.753084601" calcext:value-type="float">
            <text:p>110456.753084601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10462.322224764" calcext:value-type="float">
            <text:p>110462.322224764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110467.892421583" calcext:value-type="float">
            <text:p>110467.892421583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10461.875639654" calcext:value-type="float">
            <text:p>110461.875639654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10467.89756135" calcext:value-type="float">
            <text:p>110467.89756135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10473.47043809" calcext:value-type="float">
            <text:p>110473.47043809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10456.783570593" calcext:value-type="float">
            <text:p>110456.783570593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10469.466781579" calcext:value-type="float">
            <text:p>110469.46678157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10459.827509024" calcext:value-type="float">
            <text:p>110459.827509024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10464.066696039" calcext:value-type="float">
            <text:p>110464.066696039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110464.066696039" calcext:value-type="float">
            <text:p>110464.06669603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10461.786925998" calcext:value-type="float">
            <text:p>110461.786925998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110466.340352609" calcext:value-type="float">
            <text:p>110466.340352609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10461.803181813" calcext:value-type="float">
            <text:p>110461.803181813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110466.337690609" calcext:value-type="float">
            <text:p>110466.337690609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110467.46943099" calcext:value-type="float">
            <text:p>110467.46943099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10465.206793948" calcext:value-type="float">
            <text:p>110465.206793948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10464.074043184" calcext:value-type="float">
            <text:p>110464.074043184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110463.892643296" calcext:value-type="float">
            <text:p>110463.892643296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110467.471147968" calcext:value-type="float">
            <text:p>110467.471147968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10465.209001419" calcext:value-type="float">
            <text:p>110465.209001419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10465.209001419" calcext:value-type="float">
            <text:p>110465.209001419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110469.374348842" calcext:value-type="float">
            <text:p>110469.374348842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110465.205077329" calcext:value-type="float">
            <text:p>110465.205077329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10461.03828355" calcext:value-type="float">
            <text:p>110461.0382835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10456.873965207" calcext:value-type="float">
            <text:p>110456.873965207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10461.871267418" calcext:value-type="float">
            <text:p>110461.871267418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110456.872693146" calcext:value-type="float">
            <text:p>110456.87269314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10456.872693146" calcext:value-type="float">
            <text:p>110456.872693146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10456.872693146" calcext:value-type="float">
            <text:p>110456.872693146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10456.872693146" calcext:value-type="float">
            <text:p>110456.87269314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10466.266848705" calcext:value-type="float">
            <text:p>110466.266848705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110461.563321375" calcext:value-type="float">
            <text:p>110461.563321375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110466.26730114" calcext:value-type="float">
            <text:p>110466.2673011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10460.483525425" calcext:value-type="float">
            <text:p>110460.483525425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10466.263778172" calcext:value-type="float">
            <text:p>110466.263778172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10462.935270422" calcext:value-type="float">
            <text:p>110462.935270422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110447.781983486" calcext:value-type="float">
            <text:p>110447.781983486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10466.247469879" calcext:value-type="float">
            <text:p>110466.247469879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10456.631384505" calcext:value-type="float">
            <text:p>110456.631384505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10466.247878118" calcext:value-type="float">
            <text:p>110466.247878118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110466.247878118" calcext:value-type="float">
            <text:p>110466.247878118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10447.691941848" calcext:value-type="float">
            <text:p>110447.691941848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10459.016196467" calcext:value-type="float">
            <text:p>110459.016196467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10470.352116159" calcext:value-type="float">
            <text:p>110470.352116159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10459.004513273" calcext:value-type="float">
            <text:p>110459.004513273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10481.688699845" calcext:value-type="float">
            <text:p>110481.688699845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10470.329396739" calcext:value-type="float">
            <text:p>110470.329396739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10447.638315657" calcext:value-type="float">
            <text:p>110447.638315657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10458.970786375" calcext:value-type="float">
            <text:p>110458.970786375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10447.560327197" calcext:value-type="float">
            <text:p>110447.560327197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10447.560327197" calcext:value-type="float">
            <text:p>110447.560327197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110447.560327197" calcext:value-type="float">
            <text:p>110447.560327197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10447.560327197" calcext:value-type="float">
            <text:p>110447.560327197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10447.560327197" calcext:value-type="float">
            <text:p>110447.560327197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10443.73235095" calcext:value-type="float">
            <text:p>110443.7323509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10447.562558475" calcext:value-type="float">
            <text:p>110447.56255847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110420.13923219" calcext:value-type="float">
            <text:p>110420.13923219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10447.698133033" calcext:value-type="float">
            <text:p>110447.6981330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0447.698133033" calcext:value-type="float">
            <text:p>110447.69813303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10447.698133033" calcext:value-type="float">
            <text:p>110447.698133033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10433.907263756" calcext:value-type="float">
            <text:p>110433.907263756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10461.454479888" calcext:value-type="float">
            <text:p>110461.45447988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0426.848696329" calcext:value-type="float">
            <text:p>110426.848696329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110447.018211064" calcext:value-type="float">
            <text:p>110447.018211064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110447.018211064" calcext:value-type="float">
            <text:p>110447.018211064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10432.588322949" calcext:value-type="float">
            <text:p>110432.588322949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10447.065189141" calcext:value-type="float">
            <text:p>110447.065189141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110432.541858853" calcext:value-type="float">
            <text:p>110432.541858853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10476.048657804" calcext:value-type="float">
            <text:p>110476.048657804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110446.999359432" calcext:value-type="float">
            <text:p>110446.999359432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10432.492361882" calcext:value-type="float">
            <text:p>110432.492361882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110446.989189247" calcext:value-type="float">
            <text:p>110446.989189247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10432.832243101" calcext:value-type="float">
            <text:p>110432.832243101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10446.985432674" calcext:value-type="float">
            <text:p>110446.985432674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10475.370076561" calcext:value-type="float">
            <text:p>110475.370076561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110461.165899908" calcext:value-type="float">
            <text:p>110461.165899908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110475.45669756" calcext:value-type="float">
            <text:p>110475.45669756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10532.476802178" calcext:value-type="float">
            <text:p>110532.476802178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10503.929778544" calcext:value-type="float">
            <text:p>110503.929778544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10503.929778544" calcext:value-type="float">
            <text:p>110503.929778544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10489.673575525" calcext:value-type="float">
            <text:p>110489.673575525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110489.673575525" calcext:value-type="float">
            <text:p>110489.67357552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10489.673575525" calcext:value-type="float">
            <text:p>110489.673575525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110471.051048801" calcext:value-type="float">
            <text:p>110471.05104880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110471.051048801" calcext:value-type="float">
            <text:p>110471.051048801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110508.2755625" calcext:value-type="float">
            <text:p>110508.2755625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10489.646280049" calcext:value-type="float">
            <text:p>110489.646280049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10508.275839391" calcext:value-type="float">
            <text:p>110508.275839391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110470.996155078" calcext:value-type="float">
            <text:p>110470.996155078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110508.234716951" calcext:value-type="float">
            <text:p>110508.234716951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10489.598402945" calcext:value-type="float">
            <text:p>110489.598402945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10508.23499675" calcext:value-type="float">
            <text:p>110508.2349967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10485.48746846" calcext:value-type="float">
            <text:p>110485.48746846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110485.48746846" calcext:value-type="float">
            <text:p>110485.48746846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10485.48746846" calcext:value-type="float">
            <text:p>110485.48746846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110485.48746846" calcext:value-type="float">
            <text:p>110485.48746846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110485.48746846" calcext:value-type="float">
            <text:p>110485.48746846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10439.984807994" calcext:value-type="float">
            <text:p>110439.984807994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10462.7050579" calcext:value-type="float">
            <text:p>110462.7050579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10462.7050579" calcext:value-type="float">
            <text:p>110462.7050579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110485.434387646" calcext:value-type="float">
            <text:p>110485.434387646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110462.695969376" calcext:value-type="float">
            <text:p>110462.69596937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10488.70054798" calcext:value-type="float">
            <text:p>110488.70054798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10514.735985892" calcext:value-type="float">
            <text:p>110514.735985892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110514.735985892" calcext:value-type="float">
            <text:p>110514.735985892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110514.735985892" calcext:value-type="float">
            <text:p>110514.735985892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10514.735985892" calcext:value-type="float">
            <text:p>110514.735985892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10514.735985892" calcext:value-type="float">
            <text:p>110514.735985892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110540.802337794" calcext:value-type="float">
            <text:p>110540.802337794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110514.72477813" calcext:value-type="float">
            <text:p>110514.72477813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10488.668295797" calcext:value-type="float">
            <text:p>110488.668295797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110514.703726109" calcext:value-type="float">
            <text:p>110514.70372610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10499.325484039" calcext:value-type="float">
            <text:p>110499.325484039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110418.712663463" calcext:value-type="float">
            <text:p>110418.71266346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10514.427327909" calcext:value-type="float">
            <text:p>110514.427327909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10546.390555264" calcext:value-type="float">
            <text:p>110546.390555264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110482.469361096" calcext:value-type="float">
            <text:p>110482.469361096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110482.469361096" calcext:value-type="float">
            <text:p>110482.469361096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10418.682212185" calcext:value-type="float">
            <text:p>110418.68221218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110529.270389937" calcext:value-type="float">
            <text:p>110529.270389937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110482.148136374" calcext:value-type="float">
            <text:p>110482.148136374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10482.148136374" calcext:value-type="float">
            <text:p>110482.148136374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10519.610065518" calcext:value-type="float">
            <text:p>110519.610065518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110519.610065518" calcext:value-type="float">
            <text:p>110519.610065518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110444.575620675" calcext:value-type="float">
            <text:p>110444.575620675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10519.501686197" calcext:value-type="float">
            <text:p>110519.501686197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10484.99137372" calcext:value-type="float">
            <text:p>110484.99137372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110444.515079528" calcext:value-type="float">
            <text:p>110444.515079528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110519.356396391" calcext:value-type="float">
            <text:p>110519.356396391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110481.88871988" calcext:value-type="float">
            <text:p>110481.88871988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10481.88871988" calcext:value-type="float">
            <text:p>110481.88871988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110444.455133105" calcext:value-type="float">
            <text:p>110444.45513310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10486.738615163" calcext:value-type="float">
            <text:p>110486.738615163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110486.738615163" calcext:value-type="float">
            <text:p>110486.738615163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10486.738615163" calcext:value-type="float">
            <text:p>110486.738615163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110529.054485946" calcext:value-type="float">
            <text:p>110529.054485946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10486.706189208" calcext:value-type="float">
            <text:p>110486.706189208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110613.653764301" calcext:value-type="float">
            <text:p>110613.653764301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10656.0669751" calcext:value-type="float">
            <text:p>110656.0669751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10656.0669751" calcext:value-type="float">
            <text:p>110656.0669751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110698.512723844" calcext:value-type="float">
            <text:p>110698.512723844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110740.99104799" calcext:value-type="float">
            <text:p>110740.9910479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10783.501985052" calcext:value-type="float">
            <text:p>110783.501985052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110783.501985052" calcext:value-type="float">
            <text:p>110783.501985052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10826.045572604" calcext:value-type="float">
            <text:p>110826.045572604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110826.045572604" calcext:value-type="float">
            <text:p>110826.045572604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10826.045572604" calcext:value-type="float">
            <text:p>110826.045572604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10826.045572604" calcext:value-type="float">
            <text:p>110826.045572604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110826.045572604" calcext:value-type="float">
            <text:p>110826.045572604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110783.469296933" calcext:value-type="float">
            <text:p>110783.469296933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10826.012871932" calcext:value-type="float">
            <text:p>110826.012871932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110826.012871932" calcext:value-type="float">
            <text:p>110826.012871932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10826.012871932" calcext:value-type="float">
            <text:p>110826.012871932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110740.860345714" calcext:value-type="float">
            <text:p>110740.860345714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10783.371232603" calcext:value-type="float">
            <text:p>110783.371232603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110740.827695263" calcext:value-type="float">
            <text:p>110740.827695263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110825.849443974" calcext:value-type="float">
            <text:p>110825.849443974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110825.849443974" calcext:value-type="float">
            <text:p>110825.849443974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10825.849443974" calcext:value-type="float">
            <text:p>110825.849443974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110825.849443974" calcext:value-type="float">
            <text:p>110825.849443974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110783.27324365" calcext:value-type="float">
            <text:p>110783.2732436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110783.27324365" calcext:value-type="float">
            <text:p>110783.2732436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10783.27324365" calcext:value-type="float">
            <text:p>110783.2732436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10827.518483347" calcext:value-type="float">
            <text:p>110827.518483347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110740.660391903" calcext:value-type="float">
            <text:p>110740.660391903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10783.171202034" calcext:value-type="float">
            <text:p>110783.17120203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10783.171202034" calcext:value-type="float">
            <text:p>110783.171202034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10740.627741511" calcext:value-type="float">
            <text:p>110740.627741511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110783.138539109" calcext:value-type="float">
            <text:p>110783.138539109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110783.138539109" calcext:value-type="float">
            <text:p>110783.138539109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10698.051643149" calcext:value-type="float">
            <text:p>110698.051643149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110740.529790365" calcext:value-type="float">
            <text:p>110740.52979036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10740.529790365" calcext:value-type="float">
            <text:p>110740.529790365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110740.529790365" calcext:value-type="float">
            <text:p>110740.529790365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10740.529790365" calcext:value-type="float">
            <text:p>110740.52979036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110783.040550361" calcext:value-type="float">
            <text:p>110783.040550361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110740.497140011" calcext:value-type="float">
            <text:p>110740.497140011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10740.497140011" calcext:value-type="float">
            <text:p>110740.497140011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10740.497140011" calcext:value-type="float">
            <text:p>110740.497140011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10740.497140011" calcext:value-type="float">
            <text:p>110740.497140011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110740.497140011" calcext:value-type="float">
            <text:p>110740.497140011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10783.007887474" calcext:value-type="float">
            <text:p>110783.007887474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10740.464489668" calcext:value-type="float">
            <text:p>110740.464489668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110740.464489668" calcext:value-type="float">
            <text:p>110740.464489668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110782.975224597" calcext:value-type="float">
            <text:p>110782.975224597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110782.975224597" calcext:value-type="float">
            <text:p>110782.975224597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10825.51860986" calcext:value-type="float">
            <text:p>110825.51860986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10792.011728185" calcext:value-type="float">
            <text:p>110792.011728185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10858.928109478" calcext:value-type="float">
            <text:p>110858.928109478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10825.430404771" calcext:value-type="float">
            <text:p>110825.430404771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10791.962106928" calcext:value-type="float">
            <text:p>110791.962106928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10825.426703142" calcext:value-type="float">
            <text:p>110825.426703142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10791.945563893" calcext:value-type="float">
            <text:p>110791.945563893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110791.945563893" calcext:value-type="float">
            <text:p>110791.945563893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111243.383727689" calcext:value-type="float">
            <text:p>111243.383727689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111178.279761316" calcext:value-type="float">
            <text:p>111178.279761316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11178.279761316" calcext:value-type="float">
            <text:p>111178.279761316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111178.279761316" calcext:value-type="float">
            <text:p>111178.279761316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11178.279761316" calcext:value-type="float">
            <text:p>111178.279761316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11178.279761316" calcext:value-type="float">
            <text:p>111178.279761316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11178.279761316" calcext:value-type="float">
            <text:p>111178.279761316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11224.512629761" calcext:value-type="float">
            <text:p>111224.512629761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111224.512629761" calcext:value-type="float">
            <text:p>111224.512629761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111224.512629761" calcext:value-type="float">
            <text:p>111224.512629761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11270.800439789" calcext:value-type="float">
            <text:p>111270.800439789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11224.491882341" calcext:value-type="float">
            <text:p>111224.49188234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11224.491882341" calcext:value-type="float">
            <text:p>111224.491882341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111224.491882341" calcext:value-type="float">
            <text:p>111224.491882341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11261.893324005" calcext:value-type="float">
            <text:p>111261.893324005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11336.559263354" calcext:value-type="float">
            <text:p>111336.559263354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111299.170860981" calcext:value-type="float">
            <text:p>111299.170860981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11299.170860981" calcext:value-type="float">
            <text:p>111299.170860981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11299.170860981" calcext:value-type="float">
            <text:p>111299.170860981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111373.700702982" calcext:value-type="float">
            <text:p>111373.700702982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111411.02102651" calcext:value-type="float">
            <text:p>111411.02102651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11373.686567808" calcext:value-type="float">
            <text:p>111373.686567808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11373.686567808" calcext:value-type="float">
            <text:p>111373.686567808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11373.686567808" calcext:value-type="float">
            <text:p>111373.686567808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111285.436089883" calcext:value-type="float">
            <text:p>111285.436089883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11373.288010462" calcext:value-type="float">
            <text:p>111373.288010462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11417.574600408" calcext:value-type="float">
            <text:p>111417.574600408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111329.156417721" calcext:value-type="float">
            <text:p>111329.156417721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11417.174934765" calcext:value-type="float">
            <text:p>111417.174934765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111505.143335368" calcext:value-type="float">
            <text:p>111505.143335368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11373.740322148" calcext:value-type="float">
            <text:p>111373.740322148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111460.784563499" calcext:value-type="float">
            <text:p>111460.78456349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11403.556271347" calcext:value-type="float">
            <text:p>111403.55627134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11403.556271347" calcext:value-type="float">
            <text:p>111403.556271347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11403.556271347" calcext:value-type="float">
            <text:p>111403.556271347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11403.556271347" calcext:value-type="float">
            <text:p>111403.556271347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111403.556271347" calcext:value-type="float">
            <text:p>111403.55627134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11346.401702661" calcext:value-type="float">
            <text:p>111346.401702661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11346.401702661" calcext:value-type="float">
            <text:p>111346.401702661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111289.36182929" calcext:value-type="float">
            <text:p>111289.36182929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111232.395301859" calcext:value-type="float">
            <text:p>111232.395301859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111175.501969403" calcext:value-type="float">
            <text:p>111175.501969403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11111.632203454" calcext:value-type="float">
            <text:p>111111.632203454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111111.632203454" calcext:value-type="float">
            <text:p>111111.632203454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11111.632203454" calcext:value-type="float">
            <text:p>111111.63220345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11239.016350725" calcext:value-type="float">
            <text:p>111239.016350725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11239.016350725" calcext:value-type="float">
            <text:p>111239.01635072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11239.016350725" calcext:value-type="float">
            <text:p>111239.016350725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111239.016350725" calcext:value-type="float">
            <text:p>111239.016350725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111239.016350725" calcext:value-type="float">
            <text:p>111239.016350725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11367.112149277" calcext:value-type="float">
            <text:p>111367.112149277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111367.112149277" calcext:value-type="float">
            <text:p>111367.112149277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11430.784288669" calcext:value-type="float">
            <text:p>111430.784288669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111430.784288669" calcext:value-type="float">
            <text:p>111430.784288669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11367.072260576" calcext:value-type="float">
            <text:p>111367.072260576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111430.652764346" calcext:value-type="float">
            <text:p>111430.652764346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11367.032415686" calcext:value-type="float">
            <text:p>111367.032415686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11303.497642266" calcext:value-type="float">
            <text:p>111303.497642266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11240.093843419" calcext:value-type="float">
            <text:p>111240.093843419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111240.093843419" calcext:value-type="float">
            <text:p>111240.093843419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111240.093843419" calcext:value-type="float">
            <text:p>111240.093843419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11240.093843419" calcext:value-type="float">
            <text:p>111240.09384341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1240.093843419" calcext:value-type="float">
            <text:p>111240.093843419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111240.093843419" calcext:value-type="float">
            <text:p>111240.093843419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111154.061288242" calcext:value-type="float">
            <text:p>111154.061288242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111068.161704558" calcext:value-type="float">
            <text:p>111068.161704558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11153.928624793" calcext:value-type="float">
            <text:p>111153.928624793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11153.928624793" calcext:value-type="float">
            <text:p>111153.928624793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111153.928624793" calcext:value-type="float">
            <text:p>111153.928624793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111153.928624793" calcext:value-type="float">
            <text:p>111153.928624793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11239.828105956" calcext:value-type="float">
            <text:p>111239.828105956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111832.361321267" calcext:value-type="float">
            <text:p>111832.361321267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11979.408238539" calcext:value-type="float">
            <text:p>111979.408238539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111905.723431564" calcext:value-type="float">
            <text:p>111905.723431564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11759.062654664" calcext:value-type="float">
            <text:p>111759.062654664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11613.314192666" calcext:value-type="float">
            <text:p>111613.314192666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111540.713121946" calcext:value-type="float">
            <text:p>111540.713121946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11468.215519309" calcext:value-type="float">
            <text:p>111468.215519309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11612.486459556" calcext:value-type="float">
            <text:p>111612.486459556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111540.210173881" calcext:value-type="float">
            <text:p>111540.210173881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11325.225954251" calcext:value-type="float">
            <text:p>111325.225954251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111467.561918172" calcext:value-type="float">
            <text:p>111467.56191817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11381.410869819" calcext:value-type="float">
            <text:p>111381.410869819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111552.991630344" calcext:value-type="float">
            <text:p>111552.991630344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111509.935291238" calcext:value-type="float">
            <text:p>111509.935291238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111552.986815047" calcext:value-type="float">
            <text:p>111552.986815047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11466.817138786" calcext:value-type="float">
            <text:p>111466.817138786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11552.85355794" calcext:value-type="float">
            <text:p>111552.8535579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11635.084873572" calcext:value-type="float">
            <text:p>111635.08487357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11635.084873572" calcext:value-type="float">
            <text:p>111635.084873572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111635.084873572" calcext:value-type="float">
            <text:p>111635.084873572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111762.118088516" calcext:value-type="float">
            <text:p>111762.118088516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111825.805790839" calcext:value-type="float">
            <text:p>111825.805790839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111825.805790839" calcext:value-type="float">
            <text:p>111825.805790839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111825.805790839" calcext:value-type="float">
            <text:p>111825.805790839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111762.032243949" calcext:value-type="float">
            <text:p>111762.03224394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11698.401351823" calcext:value-type="float">
            <text:p>111698.401351823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111698.401351823" calcext:value-type="float">
            <text:p>111698.401351823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11634.856062218" calcext:value-type="float">
            <text:p>111634.85606221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11574.148561321" calcext:value-type="float">
            <text:p>111574.148561321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11695.403468157" calcext:value-type="float">
            <text:p>111695.403468157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111574.152202005" calcext:value-type="float">
            <text:p>111574.15220200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111574.152202005" calcext:value-type="float">
            <text:p>111574.15220200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111574.152202005" calcext:value-type="float">
            <text:p>111574.152202005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11574.152202005" calcext:value-type="float">
            <text:p>111574.152202005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111634.779657401" calcext:value-type="float">
            <text:p>111634.779657401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111634.779657401" calcext:value-type="float">
            <text:p>111634.779657401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11634.779657401" calcext:value-type="float">
            <text:p>111634.779657401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111634.779657401" calcext:value-type="float">
            <text:p>111634.779657401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11634.779657401" calcext:value-type="float">
            <text:p>111634.779657401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111634.779657401" calcext:value-type="float">
            <text:p>111634.779657401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111635.052870108" calcext:value-type="float">
            <text:p>111635.052870108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111634.780108699" calcext:value-type="float">
            <text:p>111634.780108699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111634.780108699" calcext:value-type="float">
            <text:p>111634.780108699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111634.780108699" calcext:value-type="float">
            <text:p>111634.780108699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11633.693938896" calcext:value-type="float">
            <text:p>111633.693938896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111633.693938896" calcext:value-type="float">
            <text:p>111633.693938896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111633.693938896" calcext:value-type="float">
            <text:p>111633.693938896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111633.693938896" calcext:value-type="float">
            <text:p>111633.693938896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11607.356072918" calcext:value-type="float">
            <text:p>111607.356072918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11607.356072918" calcext:value-type="float">
            <text:p>111607.356072918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11659.87717262" calcext:value-type="float">
            <text:p>111659.87717262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11659.87717262" calcext:value-type="float">
            <text:p>111659.87717262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111633.438312224" calcext:value-type="float">
            <text:p>111633.438312224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11633.438312224" calcext:value-type="float">
            <text:p>111633.438312224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111659.891530671" calcext:value-type="float">
            <text:p>111659.891530671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111633.452666876" calcext:value-type="float">
            <text:p>111633.452666876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111633.452666876" calcext:value-type="float">
            <text:p>111633.452666876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111686.220373101" calcext:value-type="float">
            <text:p>111686.220373101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11686.220373101" calcext:value-type="float">
            <text:p>111686.220373101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11686.220373101" calcext:value-type="float">
            <text:p>111686.220373101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111653.807638808" calcext:value-type="float">
            <text:p>111653.807638808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111686.322390254" calcext:value-type="float">
            <text:p>111686.322390254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11653.736915853" calcext:value-type="float">
            <text:p>111653.736915853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111686.309346738" calcext:value-type="float">
            <text:p>111686.309346738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111653.752788927" calcext:value-type="float">
            <text:p>111653.752788927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111686.296348846" calcext:value-type="float">
            <text:p>111686.296348846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111686.296348846" calcext:value-type="float">
            <text:p>111686.296348846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111686.296348846" calcext:value-type="float">
            <text:p>111686.296348846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11633.73681963" calcext:value-type="float">
            <text:p>111633.73681963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111581.195982382" calcext:value-type="float">
            <text:p>111581.195982382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111581.195982382" calcext:value-type="float">
            <text:p>111581.195982382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11581.195982382" calcext:value-type="float">
            <text:p>111581.195982382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111686.488556131" calcext:value-type="float">
            <text:p>111686.48855613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11633.548316487" calcext:value-type="float">
            <text:p>111633.548316487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111633.548316487" calcext:value-type="float">
            <text:p>111633.548316487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111716.814538091" calcext:value-type="float">
            <text:p>111716.814538091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111633.667747395" calcext:value-type="float">
            <text:p>111633.667747395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111543.154051424" calcext:value-type="float">
            <text:p>111543.154051424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111543.154051424" calcext:value-type="float">
            <text:p>111543.154051424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111543.154051424" calcext:value-type="float">
            <text:p>111543.154051424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11543.154051424" calcext:value-type="float">
            <text:p>111543.154051424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11543.154051424" calcext:value-type="float">
            <text:p>111543.154051424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111369.139770533" calcext:value-type="float">
            <text:p>111369.139770533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111369.139770533" calcext:value-type="float">
            <text:p>111369.139770533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111369.139770533" calcext:value-type="float">
            <text:p>111369.139770533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11456.146910979" calcext:value-type="float">
            <text:p>111456.146910979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111412.643340756" calcext:value-type="float">
            <text:p>111412.643340756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111369.139770533" calcext:value-type="float">
            <text:p>111369.139770533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111405.68276952" calcext:value-type="float">
            <text:p>111405.68276952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111543.154051424" calcext:value-type="float">
            <text:p>111543.154051424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11369.139770533" calcext:value-type="float">
            <text:p>111369.139770533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111369.139770533" calcext:value-type="float">
            <text:p>111369.139770533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111978.189753653" calcext:value-type="float">
            <text:p>111978.18975365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111978.189753653" calcext:value-type="float">
            <text:p>111978.189753653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111978.189753653" calcext:value-type="float">
            <text:p>111978.189753653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111847.679042984" calcext:value-type="float">
            <text:p>111847.679042984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111978.189753653" calcext:value-type="float">
            <text:p>111978.189753653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111978.189753653" calcext:value-type="float">
            <text:p>111978.189753653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111847.679042984" calcext:value-type="float">
            <text:p>111847.679042984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111804.175472762" calcext:value-type="float">
            <text:p>111804.17547276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111891.182613207" calcext:value-type="float">
            <text:p>111891.18261320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111673.664762093" calcext:value-type="float">
            <text:p>111673.664762093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111630.16119187" calcext:value-type="float">
            <text:p>111630.16119187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11760.671902539" calcext:value-type="float">
            <text:p>111760.671902539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111717.168332316" calcext:value-type="float">
            <text:p>111717.168332316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112239.21117499" calcext:value-type="float">
            <text:p>112239.21117499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12326.218315436" calcext:value-type="float">
            <text:p>112326.21831543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2348.098355766" calcext:value-type="float">
            <text:p>112348.098355766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12326.251670421" calcext:value-type="float">
            <text:p>112326.251670421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112348.961588844" calcext:value-type="float">
            <text:p>112348.961588844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112326.286645351" calcext:value-type="float">
            <text:p>112326.286645351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112366.69743296" calcext:value-type="float">
            <text:p>112366.69743296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112412.933966915" calcext:value-type="float">
            <text:p>112412.93396691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112427.179758652" calcext:value-type="float">
            <text:p>112427.179758652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112460.738503879" calcext:value-type="float">
            <text:p>112460.738503879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112443.558136279" calcext:value-type="float">
            <text:p>112443.558136279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112456.029974071" calcext:value-type="float">
            <text:p>112456.02997407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12456.029974071" calcext:value-type="float">
            <text:p>112456.029974071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112481.222253769" calcext:value-type="float">
            <text:p>112481.222253769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12481.222253769" calcext:value-type="float">
            <text:p>112481.222253769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112506.408243953" calcext:value-type="float">
            <text:p>112506.408243953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112477.212268566" calcext:value-type="float">
            <text:p>112477.212268566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12490.280623966" calcext:value-type="float">
            <text:p>112490.280623966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112481.230074768" calcext:value-type="float">
            <text:p>112481.230074768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112481.230074768" calcext:value-type="float">
            <text:p>112481.230074768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112481.230074768" calcext:value-type="float">
            <text:p>112481.230074768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112482.235329125" calcext:value-type="float">
            <text:p>112482.23532912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12480.762931547" calcext:value-type="float">
            <text:p>112480.762931547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112480.762931547" calcext:value-type="float">
            <text:p>112480.762931547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112480.025957018" calcext:value-type="float">
            <text:p>112480.025957018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12480.762918276" calcext:value-type="float">
            <text:p>112480.762918276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112517.566122303" calcext:value-type="float">
            <text:p>112517.566122303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12480.76805365" calcext:value-type="float">
            <text:p>112480.7680536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112480.76805365" calcext:value-type="float">
            <text:p>112480.76805365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112480.76805365" calcext:value-type="float">
            <text:p>112480.7680536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12474.135496923" calcext:value-type="float">
            <text:p>112474.135496923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112480.766474531" calcext:value-type="float">
            <text:p>112480.76647453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12423.24517078" calcext:value-type="float">
            <text:p>112423.24517078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112479.476747497" calcext:value-type="float">
            <text:p>112479.476747497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112492.115268365" calcext:value-type="float">
            <text:p>112492.115268365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112513.94769214" calcext:value-type="float">
            <text:p>112513.94769214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112480.622170068" calcext:value-type="float">
            <text:p>112480.622170068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112464.730838017" calcext:value-type="float">
            <text:p>112464.730838017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112417.299284444" calcext:value-type="float">
            <text:p>112417.299284444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112356.657901194" calcext:value-type="float">
            <text:p>112356.657901194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112352.779920869" calcext:value-type="float">
            <text:p>112352.779920869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112417.340000211" calcext:value-type="float">
            <text:p>112417.340000211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12330.665104297" calcext:value-type="float">
            <text:p>112330.665104297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112244.123759841" calcext:value-type="float">
            <text:p>112244.123759841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112335.716347358" calcext:value-type="float">
            <text:p>112335.716347358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112330.523393153" calcext:value-type="float">
            <text:p>112330.523393153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112330.523393153" calcext:value-type="float">
            <text:p>112330.523393153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12330.523393153" calcext:value-type="float">
            <text:p>112330.523393153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112330.523393153" calcext:value-type="float">
            <text:p>112330.523393153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112330.523393153" calcext:value-type="float">
            <text:p>112330.523393153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112330.523393153" calcext:value-type="float">
            <text:p>112330.523393153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12243.982157874" calcext:value-type="float">
            <text:p>112243.98215787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2301.011432873" calcext:value-type="float">
            <text:p>112301.011432873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112330.420019135" calcext:value-type="float">
            <text:p>112330.42001913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112243.878863496" calcext:value-type="float">
            <text:p>112243.878863496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112243.878863496" calcext:value-type="float">
            <text:p>112243.878863496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112243.878863496" calcext:value-type="float">
            <text:p>112243.878863496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12157.470950591" calcext:value-type="float">
            <text:p>112157.47095059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12243.745928245" calcext:value-type="float">
            <text:p>112243.74592824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112243.745928245" calcext:value-type="float">
            <text:p>112243.745928245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112243.745928245" calcext:value-type="float">
            <text:p>112243.745928245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12235.105147189" calcext:value-type="float">
            <text:p>112235.105147189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12242.125724771" calcext:value-type="float">
            <text:p>112242.125724771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112242.125724771" calcext:value-type="float">
            <text:p>112242.125724771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112312.292366501" calcext:value-type="float">
            <text:p>112312.292366501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112312.292366501" calcext:value-type="float">
            <text:p>112312.292366501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112312.292366501" calcext:value-type="float">
            <text:p>112312.292366501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12312.292366501" calcext:value-type="float">
            <text:p>112312.292366501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112312.292366501" calcext:value-type="float">
            <text:p>112312.292366501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12382.589608516" calcext:value-type="float">
            <text:p>112382.589608516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12312.071221975" calcext:value-type="float">
            <text:p>112312.071221975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112312.071221975" calcext:value-type="float">
            <text:p>112312.07122197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12305.252593475" calcext:value-type="float">
            <text:p>112305.252593475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112312.066525865" calcext:value-type="float">
            <text:p>112312.066525865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112312.066525865" calcext:value-type="float">
            <text:p>112312.066525865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112318.866116129" calcext:value-type="float">
            <text:p>112318.866116129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112322.262314399" calcext:value-type="float">
            <text:p>112322.262314399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112318.868504258" calcext:value-type="float">
            <text:p>112318.868504258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112332.373200785" calcext:value-type="float">
            <text:p>112332.373200785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112310.969330708" calcext:value-type="float">
            <text:p>112310.969330708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112002.714140122" calcext:value-type="float">
            <text:p>112002.714140122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111916.125261776" calcext:value-type="float">
            <text:p>111916.125261776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111959.419700949" calcext:value-type="float">
            <text:p>111959.419700949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112132.597457641" calcext:value-type="float">
            <text:p>112132.597457641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112046.008579295" calcext:value-type="float">
            <text:p>112046.00857929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12132.597457641" calcext:value-type="float">
            <text:p>112132.597457641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112132.59745764" calcext:value-type="float">
            <text:p>112132.59745764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12132.597457641" calcext:value-type="float">
            <text:p>112132.597457641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112132.597457641" calcext:value-type="float">
            <text:p>112132.597457641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12175.891896813" calcext:value-type="float">
            <text:p>112175.891896813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112219.186335986" calcext:value-type="float">
            <text:p>112219.186335986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112305.775214332" calcext:value-type="float">
            <text:p>112305.775214332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12392.364092678" calcext:value-type="float">
            <text:p>112392.364092678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112392.364092678" calcext:value-type="float">
            <text:p>112392.364092678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13258.252876134" calcext:value-type="float">
            <text:p>113258.25287613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13255.702377352" calcext:value-type="float">
            <text:p>113255.702377352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13258.247931578" calcext:value-type="float">
            <text:p>113258.247931578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13257.127256408" calcext:value-type="float">
            <text:p>113257.127256408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13253.16629397" calcext:value-type="float">
            <text:p>113253.16629397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13253.16629397" calcext:value-type="float">
            <text:p>113253.16629397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113253.16629397" calcext:value-type="float">
            <text:p>113253.16629397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113250.627576037" calcext:value-type="float">
            <text:p>113250.627576037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113250.779826264" calcext:value-type="float">
            <text:p>113250.779826264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13248.093420629" calcext:value-type="float">
            <text:p>113248.09342062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113248.093420629" calcext:value-type="float">
            <text:p>113248.09342062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13274.566769119" calcext:value-type="float">
            <text:p>113274.566769119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13248.077136974" calcext:value-type="float">
            <text:p>113248.077136974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113300.978154673" calcext:value-type="float">
            <text:p>113300.978154673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113248.012055079" calcext:value-type="float">
            <text:p>113248.012055079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113248.012055079" calcext:value-type="float">
            <text:p>113248.012055079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113221.531104904" calcext:value-type="float">
            <text:p>113221.531104904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113195.066432431" calcext:value-type="float">
            <text:p>113195.066432431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113226.800506161" calcext:value-type="float">
            <text:p>113226.800506161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113142.362753646" calcext:value-type="float">
            <text:p>113142.36275364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113194.972389517" calcext:value-type="float">
            <text:p>113194.97238951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13190.153201133" calcext:value-type="float">
            <text:p>113190.153201133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13255.118626508" calcext:value-type="float">
            <text:p>113255.118626508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113194.948933261" calcext:value-type="float">
            <text:p>113194.948933261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13188.9396748" calcext:value-type="float">
            <text:p>113188.9396748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113194.954968102" calcext:value-type="float">
            <text:p>113194.954968102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13213.022008007" calcext:value-type="float">
            <text:p>113213.022008007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113255.171124489" calcext:value-type="float">
            <text:p>113255.171124489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113255.171124489" calcext:value-type="float">
            <text:p>113255.171124489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113261.199539892" calcext:value-type="float">
            <text:p>113261.199539892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113255.163496169" calcext:value-type="float">
            <text:p>113255.16349616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13111.514389973" calcext:value-type="float">
            <text:p>113111.514389973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13039.931880623" calcext:value-type="float">
            <text:p>113039.931880623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113075.663072092" calcext:value-type="float">
            <text:p>113075.663072092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13039.906990756" calcext:value-type="float">
            <text:p>113039.906990756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112968.505827293" calcext:value-type="float">
            <text:p>112968.505827293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112997.029495294" calcext:value-type="float">
            <text:p>112997.029495294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13039.931414697" calcext:value-type="float">
            <text:p>113039.931414697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113039.931414697" calcext:value-type="float">
            <text:p>113039.931414697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12968.347948309" calcext:value-type="float">
            <text:p>112968.347948309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12968.347948309" calcext:value-type="float">
            <text:p>112968.347948309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12998.816449796" calcext:value-type="float">
            <text:p>112998.816449796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112968.328147" calcext:value-type="float">
            <text:p>112968.328147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113029.265139293" calcext:value-type="float">
            <text:p>113029.265139293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113034.14779959" calcext:value-type="float">
            <text:p>113034.14779959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113029.263268307" calcext:value-type="float">
            <text:p>113029.263268307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13090.524136898" calcext:value-type="float">
            <text:p>113090.524136898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113084.383074895" calcext:value-type="float">
            <text:p>113084.383074895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13090.523265451" calcext:value-type="float">
            <text:p>113090.523265451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113121.228221792" calcext:value-type="float">
            <text:p>113121.228221792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113090.512076463" calcext:value-type="float">
            <text:p>113090.512076463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13187.255582831" calcext:value-type="float">
            <text:p>113187.25558283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13187.255582831" calcext:value-type="float">
            <text:p>113187.255582831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113144.612696075" calcext:value-type="float">
            <text:p>113144.612696075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13138.797282465" calcext:value-type="float">
            <text:p>113138.797282465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113138.797282465" calcext:value-type="float">
            <text:p>113138.797282465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113157.217636434" calcext:value-type="float">
            <text:p>113157.217636434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113114.529636583" calcext:value-type="float">
            <text:p>113114.529636583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113138.779646384" calcext:value-type="float">
            <text:p>113138.779646384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113138.779646384" calcext:value-type="float">
            <text:p>113138.779646384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113149.461539257" calcext:value-type="float">
            <text:p>113149.46153925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3181.084209885" calcext:value-type="float">
            <text:p>113181.084209885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13140.553411359" calcext:value-type="float">
            <text:p>113140.553411359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113171.301971032" calcext:value-type="float">
            <text:p>113171.301971032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113176.970872843" calcext:value-type="float">
            <text:p>113176.970872843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113181.020676918" calcext:value-type="float">
            <text:p>113181.020676918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113181.020676918" calcext:value-type="float">
            <text:p>113181.020676918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113163.988642635" calcext:value-type="float">
            <text:p>113163.988642635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13181.009219601" calcext:value-type="float">
            <text:p>113181.009219601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113167.222048039" calcext:value-type="float">
            <text:p>113167.222048039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13140.474603137" calcext:value-type="float">
            <text:p>113140.47460313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13164.08857001" calcext:value-type="float">
            <text:p>113164.08857001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13140.468032179" calcext:value-type="float">
            <text:p>113140.468032179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113167.255277557" calcext:value-type="float">
            <text:p>113167.255277557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113168.8641115" calcext:value-type="float">
            <text:p>113168.8641115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113220.663123522" calcext:value-type="float">
            <text:p>113220.663123522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113220.663123522" calcext:value-type="float">
            <text:p>113220.663123522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113207.286972421" calcext:value-type="float">
            <text:p>113207.286972421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113193.91750446" calcext:value-type="float">
            <text:p>113193.91750446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113193.91750446" calcext:value-type="float">
            <text:p>113193.9175044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13193.91750446" calcext:value-type="float">
            <text:p>113193.9175044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13214.445663419" calcext:value-type="float">
            <text:p>113214.445663419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113198.400679156" calcext:value-type="float">
            <text:p>113198.400679156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113214.463904976" calcext:value-type="float">
            <text:p>113214.463904976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113214.463904976" calcext:value-type="float">
            <text:p>113214.463904976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113214.463904976" calcext:value-type="float">
            <text:p>113214.463904976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13235.078856758" calcext:value-type="float">
            <text:p>113235.078856758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113235.078856758" calcext:value-type="float">
            <text:p>113235.078856758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113235.078856758" calcext:value-type="float">
            <text:p>113235.078856758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113235.078856758" calcext:value-type="float">
            <text:p>113235.078856758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113214.35976952" calcext:value-type="float">
            <text:p>113214.35976952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13224.653534962" calcext:value-type="float">
            <text:p>113224.653534962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113216.004434208" calcext:value-type="float">
            <text:p>113216.004434208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113214.355761631" calcext:value-type="float">
            <text:p>113214.355761631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113211.054972727" calcext:value-type="float">
            <text:p>113211.054972727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113206.516223058" calcext:value-type="float">
            <text:p>113206.516223058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113210.642694693" calcext:value-type="float">
            <text:p>113210.642694693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113193.714583564" calcext:value-type="float">
            <text:p>113193.714583564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113199.491575506" calcext:value-type="float">
            <text:p>113199.491575506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113173.125190807" calcext:value-type="float">
            <text:p>113173.125190807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113193.681331455" calcext:value-type="float">
            <text:p>113193.68133145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13193.681331455" calcext:value-type="float">
            <text:p>113193.681331455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113196.886295056" calcext:value-type="float">
            <text:p>113196.886295056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113193.679961208" calcext:value-type="float">
            <text:p>113193.679961208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113193.679961208" calcext:value-type="float">
            <text:p>113193.679961208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113179.125261638" calcext:value-type="float">
            <text:p>113179.125261638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113193.650350717" calcext:value-type="float">
            <text:p>113193.650350717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113200.917298555" calcext:value-type="float">
            <text:p>113200.917298555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113179.15648178" calcext:value-type="float">
            <text:p>113179.15648178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113179.15648178" calcext:value-type="float">
            <text:p>113179.15648178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113208.008694696" calcext:value-type="float">
            <text:p>113208.008694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20:59:05.279951287</dc:date>
    <meta:editing-duration>PT7M45S</meta:editing-duration>
    <meta:editing-cycles>1</meta:editing-cycles>
    <meta:document-statistic meta:table-count="1" meta:cell-count="950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502cm" svg:height="20.72cm" xlink:href=".." xlink:type="simple" chart:class="chart:line" chart:style-name="ch1">
        <chart:legend chart:legend-position="end" svg:x="36.1cm" svg:y="10.061cm" style:legend-expansion="high" chart:style-name="ch2"/>
        <chart:plot-area chart:style-name="ch3" table:cell-range-address="returns.B1:returns.B4751" chart:data-source-has-labels="row" svg:x="0.77cm" svg:y="0.414cm" svg:width="34.56cm" svg:height="19.892cm">
          <chartooo:coordinate-region svg:x="2.132cm" svg:y="0.414cm" svg:width="33.198cm" svg:height="1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turns.B2:returns.B4751" chart:label-cell-address="returns.B1:returns.B1" chart:class="chart:line">
            <chart:data-point chart:repeated="47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urns</text:p>
                <draw:g>
                  <svg:desc>returns.B1:retur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82.7692445807">
                <text:p>99982.7692445807</text:p>
                <draw:g>
                  <svg:desc>returns.B2:returns.B47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82.7692445807">
                <text:p>99982.7692445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82.7692445807">
                <text:p>99982.7692445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982.7692445807">
                <text:p>99982.7692445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.017225954">
                <text:p>100000.017225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64.6264673062">
                <text:p>99964.6264673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90.7478963182">
                <text:p>99990.7478963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90.7478963182">
                <text:p>99990.7478963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90.7478963182">
                <text:p>99990.7478963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90.7478963182">
                <text:p>99990.747896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46.223889775">
                <text:p>100046.223889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46.223889775">
                <text:p>100046.223889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18.529605174">
                <text:p>100018.529605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990.8404788768">
                <text:p>99990.8404788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990.8404788768">
                <text:p>99990.8404788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90.8404788768">
                <text:p>99990.8404788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990.8404788768">
                <text:p>99990.8404788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18.596557273">
                <text:p>100018.59655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18.596557273">
                <text:p>100018.596557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18.596557273">
                <text:p>100018.59655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18.596557273">
                <text:p>100018.596557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953.5749619095">
                <text:p>99953.5749619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888.5474682502">
                <text:p>99888.5474682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823.5140713839">
                <text:p>99823.5140713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53.0912367569">
                <text:p>99953.0912367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888.3147333586">
                <text:p>99888.3147333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53.0141424117">
                <text:p>99953.0141424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953.0141424117">
                <text:p>99953.0141424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761.1501924132">
                <text:p>99761.1501924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71.187550024">
                <text:p>100071.187550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12.733349391">
                <text:p>100012.733349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954.1258830343">
                <text:p>99954.1258830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954.1258830343">
                <text:p>99954.1258830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895.5093409946">
                <text:p>99895.5093409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70.950953526">
                <text:p>100070.950953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70.950953526">
                <text:p>100070.950953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129.404108928">
                <text:p>100129.404108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245.865704017">
                <text:p>100245.865704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304.0074046">
                <text:p>100304.0074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245.945446276">
                <text:p>100245.945446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130.363958383">
                <text:p>100130.363958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188.383621021">
                <text:p>100188.383621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188.383621021">
                <text:p>100188.383621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50.17595522">
                <text:p>100050.175955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42.769878179">
                <text:p>100042.769878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27.957724098">
                <text:p>100027.957724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278.283128066">
                <text:p>100278.283128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352.343898471">
                <text:p>100352.3438984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278.283128066">
                <text:p>100278.283128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278.283128066">
                <text:p>100278.2831280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907.9792760424">
                <text:p>99907.9792760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982.0400464471">
                <text:p>99982.0400464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204.222357661">
                <text:p>100204.2223576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56.100816852">
                <text:p>100056.100816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130.161587257">
                <text:p>100130.1615872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82.677650282">
                <text:p>100082.677650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82.677650282">
                <text:p>100082.6776502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82.677650282">
                <text:p>100082.6776502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82.677650282">
                <text:p>100082.677650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177.670749534">
                <text:p>100177.670749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177.670749534">
                <text:p>100177.6707495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201.399100788">
                <text:p>100201.3991007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225.146294056">
                <text:p>100225.146294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366.043536151">
                <text:p>100366.043536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459.44252596">
                <text:p>100459.44252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464.811139878">
                <text:p>100464.8111398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448.847897533">
                <text:p>100448.8478975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443.545775926">
                <text:p>100443.5457759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448.843724975">
                <text:p>100448.843724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448.843724975">
                <text:p>100448.843724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443.547974738">
                <text:p>100443.5479747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443.547974738">
                <text:p>100443.547974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443.547974738">
                <text:p>100443.547974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443.547974738">
                <text:p>100443.547974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443.547974738">
                <text:p>100443.547974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443.547974738">
                <text:p>100443.5479747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447.27823603">
                <text:p>100447.278236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443.545095278">
                <text:p>100443.5450952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443.545095278">
                <text:p>100443.5450952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450.978495314">
                <text:p>100450.978495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450.978495314">
                <text:p>100450.978495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447.23792256">
                <text:p>100447.237922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450.975607725">
                <text:p>100450.975607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447.235035079">
                <text:p>100447.2350350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450.968174225">
                <text:p>100450.9681742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448.068110982">
                <text:p>100448.0681109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450.962439537">
                <text:p>100450.9624395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448.069413672">
                <text:p>100448.069413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450.967262455">
                <text:p>100450.967262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450.967262455">
                <text:p>100450.967262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446.060062508">
                <text:p>100446.060062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446.060062508">
                <text:p>100446.0600625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446.060062508">
                <text:p>100446.060062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450.942047477">
                <text:p>100450.942047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448.497346483">
                <text:p>100448.4973464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450.937978935">
                <text:p>100450.937978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448.49843901">
                <text:p>100448.49843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450.933923766">
                <text:p>100450.9339237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450.933923766">
                <text:p>100450.9339237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450.933923766">
                <text:p>100450.933923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453.027212919">
                <text:p>100453.0272129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450.940810413">
                <text:p>100450.940810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449.90040725">
                <text:p>100449.900407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449.90040725">
                <text:p>100449.900407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450.938796754">
                <text:p>100450.9387967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450.938796754">
                <text:p>100450.938796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450.938796754">
                <text:p>100450.9387967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450.938796754">
                <text:p>100450.938796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450.938796754">
                <text:p>100450.938796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463.162700454">
                <text:p>100463.162700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463.162700454">
                <text:p>100463.162700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450.928313351">
                <text:p>100450.928313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463.137509585">
                <text:p>100463.1375095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463.137509585">
                <text:p>100463.1375095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463.137509585">
                <text:p>100463.1375095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499.403827574">
                <text:p>100499.403827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463.259246633">
                <text:p>100463.2592466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457.245273286">
                <text:p>100457.2452732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451.207057637">
                <text:p>100451.207057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451.207057637">
                <text:p>100451.2070576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451.207057637">
                <text:p>100451.2070576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408.754545109">
                <text:p>100408.7545451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408.754545109">
                <text:p>100408.75454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408.754545109">
                <text:p>100408.754545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451.309973991">
                <text:p>100451.309973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408.756063902">
                <text:p>100408.7560639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408.756063902">
                <text:p>100408.7560639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408.756063902">
                <text:p>100408.756063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408.756063902">
                <text:p>100408.7560639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352.667332619">
                <text:p>100352.6673326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408.683574364">
                <text:p>100408.683574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334.907906785">
                <text:p>100334.9079067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334.907906785">
                <text:p>100334.9079067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334.907906785">
                <text:p>100334.9079067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408.57524005">
                <text:p>100408.57524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408.57524005">
                <text:p>100408.57524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408.57524005">
                <text:p>100408.57524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187.248476112">
                <text:p>100187.248476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187.248476112">
                <text:p>100187.248476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223.974007078">
                <text:p>100223.9740070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187.221541362">
                <text:p>100187.2215413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187.221541362">
                <text:p>100187.221541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040.319456991">
                <text:p>100040.319456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333.263291418">
                <text:p>100333.263291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480.595542947">
                <text:p>100480.5955429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406.712752107">
                <text:p>100406.7127521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332.938532598">
                <text:p>100332.9385325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332.938532598">
                <text:p>100332.9385325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259.272645276">
                <text:p>100259.2726452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259.272645276">
                <text:p>100259.2726452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85.714851699">
                <text:p>100185.714851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112.264914124">
                <text:p>100112.2649141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038.922595506">
                <text:p>100038.922595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038.922595506">
                <text:p>100038.9225955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038.922595506">
                <text:p>100038.9225955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965.6876594916">
                <text:p>99965.68765949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965.6876594916">
                <text:p>99965.6876594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038.815448562">
                <text:p>100038.815448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038.815448562">
                <text:p>100038.8154485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038.815448562">
                <text:p>100038.8154485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526.1714455315">
                <text:p>99526.17144553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452.9365879557">
                <text:p>99452.93658795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452.9365879557">
                <text:p>99452.93658795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9452.9365879557">
                <text:p>99452.93658795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379.7017303799">
                <text:p>99379.70173037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233.2320152282">
                <text:p>99233.23201522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086.7623000766">
                <text:p>99086.76230007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013.5274425008">
                <text:p>99013.52744250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940.292584925">
                <text:p>98940.2925849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086.7623000766">
                <text:p>99086.76230007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086.7623000766">
                <text:p>99086.76230007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013.5274425008">
                <text:p>99013.52744250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013.5274425008">
                <text:p>99013.5274425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9159.9971576524">
                <text:p>99159.99715765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233.2320152282">
                <text:p>99233.23201522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233.2320152282">
                <text:p>99233.2320152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233.2320152282">
                <text:p>99233.23201522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306.466872804">
                <text:p>99306.466872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306.466872804">
                <text:p>99306.4668728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159.9971576524">
                <text:p>99159.99715765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306.466872804">
                <text:p>99306.4668728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306.466872804">
                <text:p>99306.4668728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379.7017303798">
                <text:p>99379.7017303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599.4063031073">
                <text:p>99599.40630310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599.4063031073">
                <text:p>99599.40630310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599.4063031073">
                <text:p>99599.40630310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9599.4063031073">
                <text:p>99599.40630310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599.4063031073">
                <text:p>99599.4063031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672.6411606831">
                <text:p>99672.64116068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745.8760182589">
                <text:p>99745.87601825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745.8760182589">
                <text:p>99745.87601825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819.1108758347">
                <text:p>99819.11087583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819.1108758347">
                <text:p>99819.11087583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65.5805909864">
                <text:p>99965.5805909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745.8760182589">
                <text:p>99745.87601825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819.1108758347">
                <text:p>99819.11087583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819.1108758347">
                <text:p>99819.11087583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819.1108758347">
                <text:p>99819.11087583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892.3457334105">
                <text:p>99892.3457334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328.495689155">
                <text:p>101328.4956891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555.177768737">
                <text:p>101555.1777687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419.928243067">
                <text:p>101419.928243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419.928243067">
                <text:p>101419.9282430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374.784445432">
                <text:p>101374.7844454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329.628418528">
                <text:p>101329.6284185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374.772695667">
                <text:p>101374.772695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374.772695667">
                <text:p>101374.772695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374.772695667">
                <text:p>101374.772695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276.558929933">
                <text:p>101276.5589299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325.688623519">
                <text:p>101325.6886235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227.660422627">
                <text:p>101227.6604226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227.660422627">
                <text:p>101227.6604226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276.697407982">
                <text:p>101276.6974079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227.671862211">
                <text:p>101227.6718622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178.660862083">
                <text:p>101178.6608620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178.660862083">
                <text:p>101178.6608620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129.612402564">
                <text:p>101129.6124025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1178.646326098">
                <text:p>101178.6463260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178.646326098">
                <text:p>101178.6463260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178.646326098">
                <text:p>101178.6463260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178.646326098">
                <text:p>101178.6463260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227.573753915">
                <text:p>101227.5737539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178.683747162">
                <text:p>101178.683747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227.559327661">
                <text:p>101227.5593276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178.695240736">
                <text:p>101178.6952407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178.695240736">
                <text:p>101178.6952407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227.54493529">
                <text:p>101227.54493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227.54493529">
                <text:p>101227.544935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227.54493529">
                <text:p>101227.54493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250.924289443">
                <text:p>101250.9242894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274.279902045">
                <text:p>101274.2799020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250.947995058">
                <text:p>101250.9479950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1250.947995058">
                <text:p>101250.9479950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297.634525514">
                <text:p>101297.6345255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274.276893543">
                <text:p>101274.2768935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250.90790751">
                <text:p>101250.907907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250.90790751">
                <text:p>101250.907907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250.90790751">
                <text:p>101250.907907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250.90790751">
                <text:p>101250.907907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1250.90790751">
                <text:p>101250.907907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1257.471686417">
                <text:p>101257.4716864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244.361691725">
                <text:p>101244.3616917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244.361691725">
                <text:p>101244.3616917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244.361691725">
                <text:p>101244.3616917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237.816939696">
                <text:p>101237.8169396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231.266889125">
                <text:p>101231.266889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237.811827558">
                <text:p>101237.811827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237.811827558">
                <text:p>101237.8118275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197.642452782">
                <text:p>101197.6424527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1237.745822894">
                <text:p>101237.7458228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157.577632126">
                <text:p>101157.5776321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197.572686194">
                <text:p>101197.572686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117.493670939">
                <text:p>101117.4936709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920.355496004">
                <text:p>100920.355496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842.098152784">
                <text:p>100842.0981527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803.055439381">
                <text:p>100803.0554393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880.933073889">
                <text:p>100880.9330738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285.505208641">
                <text:p>101285.505208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285.505208641">
                <text:p>101285.505208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997.114150795">
                <text:p>100997.1141507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037.970652653">
                <text:p>101037.9706526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997.088085877">
                <text:p>100997.0880858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037.905324335">
                <text:p>101037.9053243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037.905324335">
                <text:p>101037.9053243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037.905324335">
                <text:p>101037.9053243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996.666026892">
                <text:p>100996.6660268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037.839107945">
                <text:p>101037.8391079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1120.75984813">
                <text:p>101120.759848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169.469247573">
                <text:p>101169.4692475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1120.725247293">
                <text:p>101120.725247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217.907296155">
                <text:p>101217.9072961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120.634304891">
                <text:p>101120.6343048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072.137597415">
                <text:p>101072.1375974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120.552914478">
                <text:p>101120.5529144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120.552914478">
                <text:p>101120.5529144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071.796109852">
                <text:p>101071.7961098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071.796109852">
                <text:p>101071.7961098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120.494571268">
                <text:p>101120.4945712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906.535616451">
                <text:p>100906.5356164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906.535616451">
                <text:p>100906.5356164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906.535616451">
                <text:p>100906.5356164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977.724866421">
                <text:p>100977.7248664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977.724866421">
                <text:p>100977.7248664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835.352122388">
                <text:p>100835.3521223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906.336719176">
                <text:p>100906.336719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906.336719176">
                <text:p>100906.336719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048.30018584">
                <text:p>101048.300185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977.151514838">
                <text:p>100977.1515148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049.278051635">
                <text:p>101049.2780516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049.278051635">
                <text:p>101049.2780516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121.507699992">
                <text:p>101121.5076999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049.174718804">
                <text:p>101049.1747188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976.945144309">
                <text:p>100976.945144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049.071533698">
                <text:p>101049.0715336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121.301034437">
                <text:p>101121.3010344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048.968201079">
                <text:p>101048.9682010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193.427054833">
                <text:p>101193.427054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193.427054833">
                <text:p>101193.4270548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338.299534511">
                <text:p>101338.2995345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556.231361467">
                <text:p>101556.2313614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556.231361467">
                <text:p>101556.2313614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629.188424226">
                <text:p>101629.1884242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410.002539774">
                <text:p>101410.0025397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410.002539774">
                <text:p>101410.0025397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410.002539774">
                <text:p>101410.0025397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410.002539774">
                <text:p>101410.0025397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337.255048713">
                <text:p>101337.2550487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974.039080796">
                <text:p>100974.0390807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406.784962571">
                <text:p>101406.7849625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261.294596771">
                <text:p>101261.2945967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188.757852791">
                <text:p>101188.7578527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188.757852791">
                <text:p>101188.7578527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261.190750323">
                <text:p>101261.1907503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261.190750323">
                <text:p>101261.1907503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261.190750323">
                <text:p>101261.1907503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261.190750323">
                <text:p>101261.190750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261.190750323">
                <text:p>101261.1907503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261.190750323">
                <text:p>101261.1907503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188.654080731">
                <text:p>101188.6540807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261.086903981">
                <text:p>101261.0869039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188.550308778">
                <text:p>101188.5503087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188.550308778">
                <text:p>101188.5503087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188.550308778">
                <text:p>101188.5503087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1260.983057746">
                <text:p>101260.9830577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1260.983057746">
                <text:p>101260.9830577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260.983057746">
                <text:p>101260.9830577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260.983057746">
                <text:p>101260.9830577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260.983057746">
                <text:p>101260.9830577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260.983057746">
                <text:p>101260.983057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188.446536931">
                <text:p>101188.4465369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260.879211618">
                <text:p>101260.8792116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188.342765191">
                <text:p>101188.3427651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188.342765191">
                <text:p>101188.3427651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115.910164787">
                <text:p>101115.9101647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188.239142015">
                <text:p>101188.2391420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188.239142015">
                <text:p>101188.2391420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188.239142015">
                <text:p>101188.2391420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188.239142015">
                <text:p>101188.2391420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188.239142015">
                <text:p>101188.2391420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188.239142015">
                <text:p>101188.2391420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260.671668244">
                <text:p>101260.6716682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260.671668244">
                <text:p>101260.671668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188.135370487">
                <text:p>101188.1353704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188.135370487">
                <text:p>101188.1353704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260.567822434">
                <text:p>101260.5678224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3146.509630016">
                <text:p>103146.5096300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3221.799053103">
                <text:p>103221.7990531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995.600808283">
                <text:p>102995.600808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3049.051812164">
                <text:p>103049.0518121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2995.534062032">
                <text:p>102995.534062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3155.886969759">
                <text:p>103155.8869697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3182.71025607">
                <text:p>103182.710256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3209.547854975">
                <text:p>103209.5478549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3263.315893127">
                <text:p>103263.3158931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3209.480490617">
                <text:p>103209.4804906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209.480490617">
                <text:p>103209.4804906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3236.362020638">
                <text:p>103236.3620206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3236.362020638">
                <text:p>103236.3620206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3211.087611929">
                <text:p>103211.0876119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211.087611929">
                <text:p>103211.0876119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3262.055524473">
                <text:p>103262.0555244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3313.142785493">
                <text:p>103313.1427854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261.992832194">
                <text:p>103261.9928321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3313.0610893">
                <text:p>103313.06108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3261.949154698">
                <text:p>103261.9491546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3312.979486669">
                <text:p>103312.9794866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3364.358418964">
                <text:p>103364.3584189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312.858619551">
                <text:p>103312.8586195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312.858619551">
                <text:p>103312.8586195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312.858619551">
                <text:p>103312.8586195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3312.858619551">
                <text:p>103312.8586195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3312.858619551">
                <text:p>103312.8586195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3406.91435699">
                <text:p>103406.914356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3454.054058345">
                <text:p>103454.054058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3454.054058345">
                <text:p>103454.0540583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3501.23221765">
                <text:p>103501.232217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3501.23221765">
                <text:p>103501.232217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3548.448906026">
                <text:p>103548.4489060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3548.448906026">
                <text:p>103548.4489060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3548.448906026">
                <text:p>103548.4489060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3548.448906026">
                <text:p>103548.4489060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3455.303751776">
                <text:p>103455.303751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3501.818311845">
                <text:p>103501.8183118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3408.818219069">
                <text:p>103408.8182190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3408.818219069">
                <text:p>103408.8182190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3408.818219069">
                <text:p>103408.8182190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3408.818219069">
                <text:p>103408.8182190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408.818219069">
                <text:p>103408.8182190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3408.818219069">
                <text:p>103408.8182190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3453.084637996">
                <text:p>103453.0846379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3437.130984606">
                <text:p>103437.1309846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3453.083176288">
                <text:p>103453.0831762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3497.396724353">
                <text:p>103497.3967243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3460.125940484">
                <text:p>103460.1259404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3497.406430619">
                <text:p>103497.4064306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508.235425548">
                <text:p>103508.235425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508.235425548">
                <text:p>103508.2354255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508.235425548">
                <text:p>103508.2354255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08.235425548">
                <text:p>103508.2354255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508.235425548">
                <text:p>103508.2354255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508.235425548">
                <text:p>103508.2354255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3495.440871945">
                <text:p>103495.440871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3495.440871945">
                <text:p>103495.4408719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3495.440871945">
                <text:p>103495.4408719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3508.262609209">
                <text:p>103508.2626092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3495.448705487">
                <text:p>103495.4487054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3482.626967253">
                <text:p>103482.6269672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3469.797383949">
                <text:p>103469.7973839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3469.797383949">
                <text:p>103469.7973839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418.737160371">
                <text:p>103418.7371603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3418.737160371">
                <text:p>103418.7371603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3418.737160371">
                <text:p>103418.7371603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377.545000904">
                <text:p>103377.5450009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3398.155558845">
                <text:p>103398.1555588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3377.556128008">
                <text:p>103377.5561280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3377.556128008">
                <text:p>103377.5561280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3377.556128008">
                <text:p>103377.5561280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3398.166688166">
                <text:p>103398.1666881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3398.166688166">
                <text:p>103398.1666881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3418.773890742">
                <text:p>103418.7738907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3398.154472515">
                <text:p>103398.1544725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3411.965090077">
                <text:p>103411.9650900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3411.965090077">
                <text:p>103411.9650900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411.965090077">
                <text:p>103411.9650900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3425.788221575">
                <text:p>103425.7882215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3411.978665655">
                <text:p>103411.9786656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3411.978665655">
                <text:p>103411.9786656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3425.796575423">
                <text:p>103425.7965754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3439.62180547">
                <text:p>103439.621805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3425.810149455">
                <text:p>103425.810149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3425.810149455">
                <text:p>103425.810149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3434.30441197">
                <text:p>103434.304411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3425.777531574">
                <text:p>103425.7775315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3434.308832229">
                <text:p>103434.3088322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3442.831430342">
                <text:p>103442.8314303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3442.831430342">
                <text:p>103442.831430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3442.831430342">
                <text:p>103442.8314303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3451.354935989">
                <text:p>103451.3549359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3434.338512864">
                <text:p>103434.3385128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3442.867603965">
                <text:p>103442.8676039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3451.387868211">
                <text:p>103451.3878682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3443.906187998">
                <text:p>103443.9061879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3451.401408838">
                <text:p>103451.4014088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3443.914021143">
                <text:p>103443.9140211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3436.410211389">
                <text:p>103436.4102113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3436.410211389">
                <text:p>103436.4102113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3436.410211389">
                <text:p>103436.4102113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3436.410211389">
                <text:p>103436.4102113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3442.535641336">
                <text:p>103442.5356413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3448.654583586">
                <text:p>103448.6545835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3442.542118356">
                <text:p>103442.5421183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3454.756694785">
                <text:p>103454.7566947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3450.554978814">
                <text:p>103450.5549788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3450.554978814">
                <text:p>103450.5549788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3450.554978814">
                <text:p>103450.5549788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3450.554978814">
                <text:p>103450.5549788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3450.554978814">
                <text:p>103450.5549788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3454.798922689">
                <text:p>103454.7989226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3451.582611545">
                <text:p>103451.5826115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3454.157832928">
                <text:p>103454.1578329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3451.575731721">
                <text:p>103451.5757317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3451.575731721">
                <text:p>103451.5757317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3454.806430049">
                <text:p>103454.8064300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3451.578008165">
                <text:p>103451.5780081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3452.870708169">
                <text:p>103452.8707081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3454.808941029">
                <text:p>103454.8089410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3454.808941029">
                <text:p>103454.8089410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3451.579918653">
                <text:p>103451.5799186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3451.579918653">
                <text:p>103451.5799186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3452.223700346">
                <text:p>103452.2237003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3451.580637524">
                <text:p>103451.5806375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3452.223920737">
                <text:p>103452.2239207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3452.018148794">
                <text:p>103452.0181487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3452.867899254">
                <text:p>103452.8678992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3452.22476844">
                <text:p>103452.224768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3451.902999596">
                <text:p>103451.9029995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3452.22485468">
                <text:p>103452.224854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3452.868080735">
                <text:p>103452.8680807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3452.868080735">
                <text:p>103452.8680807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3452.868080735">
                <text:p>103452.8680807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3452.868080735">
                <text:p>103452.8680807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3452.868080735">
                <text:p>103452.8680807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3452.868080735">
                <text:p>103452.8680807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3450.442181118">
                <text:p>103450.4421811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3452.865300911">
                <text:p>103452.8653009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3452.865300911">
                <text:p>103452.8653009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3452.865300911">
                <text:p>103452.8653009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3452.865300911">
                <text:p>103452.8653009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3452.865300911">
                <text:p>103452.8653009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3450.170725172">
                <text:p>103450.1707251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3450.170725172">
                <text:p>103450.1707251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3447.477153898">
                <text:p>103447.4771538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3447.477153898">
                <text:p>103447.4771538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3450.172864447">
                <text:p>103450.1728644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3449.902984385">
                <text:p>103449.9029843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3450.172842865">
                <text:p>103450.1728428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3452.880059051">
                <text:p>103452.8800590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3452.880059051">
                <text:p>103452.8800590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3456.560804271">
                <text:p>103456.5608042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456.560804271">
                <text:p>103456.560804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3452.884081687">
                <text:p>103452.88408168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3453.472762997">
                <text:p>103453.4727629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3452.884153522">
                <text:p>103452.8841535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3452.884153522">
                <text:p>103452.8841535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3460.231018422">
                <text:p>103460.2310184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3456.562719655">
                <text:p>103456.5627196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3456.415885191">
                <text:p>103456.4158851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3460.233565505">
                <text:p>103460.2335655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3441.315491119">
                <text:p>103441.3154911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3460.236538337">
                <text:p>103460.2365383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3460.236538337">
                <text:p>103460.2365383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460.236538337">
                <text:p>103460.2365383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3460.236538337">
                <text:p>103460.2365383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3441.281067915">
                <text:p>103441.2810679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3431.784026989">
                <text:p>103431.7840269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3422.281546314">
                <text:p>103422.2815463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3422.281546314">
                <text:p>103422.2815463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3436.3516166">
                <text:p>103436.35161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3356.564988691">
                <text:p>103356.5649886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408.609687284">
                <text:p>103408.6096872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3408.609687284">
                <text:p>103408.6096872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3408.609687284">
                <text:p>103408.6096872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3407.568686348">
                <text:p>103407.5686863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3408.610172922">
                <text:p>103408.6101729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3356.536085577">
                <text:p>103356.5360855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3408.602292356">
                <text:p>103408.6022923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3408.602292356">
                <text:p>103408.6022923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3356.528687529">
                <text:p>103356.5286875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3408.614367878">
                <text:p>103408.6143678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3383.780929974">
                <text:p>103383.7809299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3346.534075339">
                <text:p>103346.5340753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3284.450951951">
                <text:p>103284.4509519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3346.517879349">
                <text:p>103346.5178793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3253.512962477">
                <text:p>103253.5129624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3222.508064762">
                <text:p>103222.5080647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3253.512006394">
                <text:p>103253.5120063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3222.513241105">
                <text:p>103222.5132411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3222.513241105">
                <text:p>103222.5132411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191.490889326">
                <text:p>103191.4908893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3253.705458736">
                <text:p>103253.7054587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3286.722859382">
                <text:p>103286.7228593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3413.554228853">
                <text:p>103413.5542288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3350.154045435">
                <text:p>103350.1540454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3413.561983319">
                <text:p>103413.5619833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3413.561983319">
                <text:p>103413.5619833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3413.561983319">
                <text:p>103413.5619833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3477.087738975">
                <text:p>103477.0877389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477.087738975">
                <text:p>103477.0877389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3477.087738975">
                <text:p>103477.0877389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3477.087738975">
                <text:p>103477.0877389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477.087738975">
                <text:p>103477.0877389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3408.728625709">
                <text:p>103408.7286257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477.092810374">
                <text:p>103477.0928103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3408.760771539">
                <text:p>103408.7607715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3545.21881378">
                <text:p>103545.2188137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3408.943029786">
                <text:p>103408.9430297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3408.943029786">
                <text:p>103408.9430297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3408.943029786">
                <text:p>103408.9430297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3477.226180967">
                <text:p>103477.2261809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3407.897505117">
                <text:p>103407.8975051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3477.230674282">
                <text:p>103477.2306742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3407.929424662">
                <text:p>103407.9294246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477.235184202">
                <text:p>103477.2351842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3407.961339109">
                <text:p>103407.9613391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3407.961339109">
                <text:p>103407.9613391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3407.961339109">
                <text:p>103407.9613391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3477.294551073">
                <text:p>103477.2945510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3500.47385065">
                <text:p>103500.473850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3500.47385065">
                <text:p>103500.473850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3477.297197051">
                <text:p>103477.2971970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3233.530148859">
                <text:p>103233.5301488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3558.618289688">
                <text:p>103558.6182896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3618.881559846">
                <text:p>103618.8815598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3632.254674302">
                <text:p>103632.2546743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3645.634683469">
                <text:p>103645.6346834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3632.247766628">
                <text:p>103632.2477666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3645.618568095">
                <text:p>103645.6185680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3659.014703933">
                <text:p>103659.0147039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3618.915970135">
                <text:p>103618.9159701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3605.58760738">
                <text:p>103605.587607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3605.58760738">
                <text:p>103605.587607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3605.58760738">
                <text:p>103605.587607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3605.58760738">
                <text:p>103605.587607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3581.147998028">
                <text:p>103581.1479980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3568.90304145">
                <text:p>103568.903041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3544.408006508">
                <text:p>103544.4080065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3534.59865248">
                <text:p>103534.598652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3564.000491936">
                <text:p>103564.0004919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544.372255447">
                <text:p>103544.3722554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3554.176516573">
                <text:p>103554.1765165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3554.176516573">
                <text:p>103554.1765165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3534.538613029">
                <text:p>103534.5386130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3563.955699613">
                <text:p>103563.9556996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3563.955699613">
                <text:p>103563.9556996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3573.780859623">
                <text:p>103573.7808596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3583.613089086">
                <text:p>103583.6130890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3587.424938475">
                <text:p>103587.4249384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3579.803739591">
                <text:p>103579.8037395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3595.040302787">
                <text:p>103595.0403027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3591.236484323">
                <text:p>103591.2364843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3591.236484323">
                <text:p>103591.2364843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3591.236484323">
                <text:p>103591.2364843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3587.431748052">
                <text:p>103587.4317480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3583.626093258">
                <text:p>103583.6260932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3583.626093258">
                <text:p>103583.6260932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3587.433984882">
                <text:p>103587.4339848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3509.775469391">
                <text:p>103509.7754693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3522.754008586">
                <text:p>103522.7540085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3535.728311932">
                <text:p>103535.7283119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3561.661732906">
                <text:p>103561.6617329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3484.032834259">
                <text:p>103484.0328342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3471.072659061">
                <text:p>103471.0726590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3458.106011784">
                <text:p>103458.1060117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3458.106011784">
                <text:p>103458.1060117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3458.106011784">
                <text:p>103458.1060117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3458.625160582">
                <text:p>103458.6251605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3457.896518107">
                <text:p>103457.8965181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3457.896518107">
                <text:p>103457.8965181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3444.014563736">
                <text:p>103444.0145637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3494.419460586">
                <text:p>103494.4194605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3494.419460586">
                <text:p>103494.4194605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3486.385452488">
                <text:p>103486.3854524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3457.904866071">
                <text:p>103457.9048660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3463.748713066">
                <text:p>103463.74871306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3494.419560475">
                <text:p>103494.4195604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3421.517857136">
                <text:p>103421.5178571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3421.517857136">
                <text:p>103421.5178571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3452.950971097">
                <text:p>103452.9509710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3467.744741505">
                <text:p>103467.7447415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3421.518429555">
                <text:p>103421.5184295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3467.741961817">
                <text:p>103467.7419618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3421.547585846">
                <text:p>103421.5475858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3375.211965961">
                <text:p>103375.2119659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3468.070415871">
                <text:p>103468.0704158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3468.070415871">
                <text:p>103468.0704158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375.377201146">
                <text:p>103375.3772011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3421.248198312">
                <text:p>103421.2481983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375.406347937">
                <text:p>103375.4063479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3283.791282206">
                <text:p>103283.7912822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3352.489021024">
                <text:p>103352.4890210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421.103459961">
                <text:p>103421.1034599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3421.103459961">
                <text:p>103421.10345996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3421.103459961">
                <text:p>103421.1034599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3421.103459961">
                <text:p>103421.1034599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3375.364633862">
                <text:p>103375.3646338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3375.364633862">
                <text:p>103375.3646338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361.843592923">
                <text:p>103361.8435929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3366.346233137">
                <text:p>103366.3462331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3366.346233137">
                <text:p>103366.3462331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3375.352093317">
                <text:p>103375.3520933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3375.352093317">
                <text:p>103375.3520933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3357.350465451">
                <text:p>103357.3504654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3357.350465451">
                <text:p>103357.3504654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3321.60343916">
                <text:p>103321.603439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3321.60343916">
                <text:p>103321.603439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3321.60343916">
                <text:p>103321.603439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3321.60343916">
                <text:p>103321.603439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3321.60343916">
                <text:p>103321.603439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3171.098554325">
                <text:p>103171.0985543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3171.098554325">
                <text:p>103171.0985543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3246.132080547">
                <text:p>103246.1320805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3321.274825875">
                <text:p>103321.2748258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3396.527028952">
                <text:p>103396.5270289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3321.165128786">
                <text:p>103321.1651287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3396.417251967">
                <text:p>103396.4172519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3245.693611658">
                <text:p>103245.6936116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3320.836037868">
                <text:p>103320.8360378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3320.836037868">
                <text:p>103320.8360378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3320.836037868">
                <text:p>103320.8360378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3320.836037868">
                <text:p>103320.8360378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3245.584154373">
                <text:p>103245.5841543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3245.584154373">
                <text:p>103245.5841543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3245.584154373">
                <text:p>103245.5841543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3170.441807827">
                <text:p>103170.4418078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3245.474856415">
                <text:p>103245.4748564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3245.474856415">
                <text:p>103245.4748564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3245.474856415">
                <text:p>103245.4748564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3245.474856415">
                <text:p>103245.4748564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3245.474856415">
                <text:p>103245.4748564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3245.474856415">
                <text:p>103245.4748564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3170.332589416">
                <text:p>103170.3325894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3170.332589416">
                <text:p>103170.3325894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3095.29962026">
                <text:p>103095.299620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3170.223529868">
                <text:p>103170.2235298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3095.190640028">
                <text:p>103095.1906400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3170.114470435">
                <text:p>103170.1144704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3187.921012617">
                <text:p>103187.9210126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3501.405166891">
                <text:p>103501.4051668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3501.405166891">
                <text:p>103501.4051668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3501.405166891">
                <text:p>103501.4051668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3493.423920411">
                <text:p>103493.4239204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3469.507131238">
                <text:p>103469.5071312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3485.430338983">
                <text:p>103485.4303389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3485.430338983">
                <text:p>103485.4303389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3469.492927518">
                <text:p>103469.4929275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3485.411324691">
                <text:p>103485.4113246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3477.748430554">
                <text:p>103477.7484305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3485.522363939">
                <text:p>103485.5223639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3485.522363939">
                <text:p>103485.5223639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3493.301538194">
                <text:p>103493.3015381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3501.083572681">
                <text:p>103501.0835726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3501.083572681">
                <text:p>103501.0835726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3493.28672754">
                <text:p>103493.286727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3501.089088599">
                <text:p>103501.0890885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3501.089088599">
                <text:p>103501.0890885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3485.472628067">
                <text:p>103485.4726280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3485.472628067">
                <text:p>103485.4726280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3485.472628067">
                <text:p>103485.4726280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3497.82445041">
                <text:p>103497.824450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3510.181356108">
                <text:p>103510.1813561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3510.181356108">
                <text:p>103510.1813561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3510.181356108">
                <text:p>103510.1813561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3497.800307966">
                <text:p>103497.8003079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3485.426264205">
                <text:p>103485.4262642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3485.426264205">
                <text:p>103485.4262642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3485.426264205">
                <text:p>103485.4262642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3485.426264205">
                <text:p>103485.4262642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3485.426264205">
                <text:p>103485.4262642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523.222561246">
                <text:p>103523.2225612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3504.299162361">
                <text:p>103504.2991623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3372.041331264">
                <text:p>103372.0413312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3447.233258332">
                <text:p>103447.2332583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3447.233258332">
                <text:p>103447.2332583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3428.395309675">
                <text:p>103428.3953096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3522.352101829">
                <text:p>103522.3521018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3465.84437252">
                <text:p>103465.844372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3491.07657535">
                <text:p>103491.076575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3390.210058988">
                <text:p>103390.2100589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3490.829750684">
                <text:p>103490.8297506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3490.829750684">
                <text:p>103490.8297506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3440.412108985">
                <text:p>103440.4121089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3465.58813342">
                <text:p>103465.5881334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3490.777639448">
                <text:p>103490.7776394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3515.988384182">
                <text:p>103515.9883841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3541.220393987">
                <text:p>103541.2203939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3490.725434073">
                <text:p>103490.7254340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3458.958057718">
                <text:p>103458.9580577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3490.711296567">
                <text:p>103490.7112965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3490.711296567">
                <text:p>103490.7112965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3490.711296567">
                <text:p>103490.7112965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458.899875241">
                <text:p>103458.8998752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3490.697136099">
                <text:p>103490.6971360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3554.315069269">
                <text:p>103554.3150692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490.61101474">
                <text:p>103490.611014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3554.228894969">
                <text:p>103554.2288949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3477.748666834">
                <text:p>103477.7486668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439.56499574">
                <text:p>103439.564995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477.720497398">
                <text:p>103477.72049739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477.720497398">
                <text:p>103477.7204973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592.271479498">
                <text:p>103592.2714794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630.539773358">
                <text:p>103630.5397733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630.539773358">
                <text:p>103630.5397733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3668.83635125">
                <text:p>103668.836351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707.16124454">
                <text:p>103707.161244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630.45476433">
                <text:p>103630.454764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3630.45476433">
                <text:p>103630.454764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3668.751310806">
                <text:p>103668.7513108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3630.426448953">
                <text:p>103630.4264489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3630.426448953">
                <text:p>103630.4264489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3707.019520978">
                <text:p>103707.0195209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3707.019520978">
                <text:p>103707.0195209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3668.666333285">
                <text:p>103668.6663332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3706.991163723">
                <text:p>103706.9911637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3783.697518134">
                <text:p>103783.6975181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3783.697518134">
                <text:p>103783.6975181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3668.467654124">
                <text:p>103668.4676541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706.792411112">
                <text:p>103706.7924111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668.43930741">
                <text:p>103668.439307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3706.764053919">
                <text:p>103706.7640539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3630.057867489">
                <text:p>103630.0578674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706.650667095">
                <text:p>103706.6506670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783.35676966">
                <text:p>103783.356769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706.537112539">
                <text:p>103706.5371125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859.949149688">
                <text:p>103859.9491496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3936.882445355">
                <text:p>103936.8824453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4013.929800762">
                <text:p>104013.9298007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3936.768131771">
                <text:p>103936.7681317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013.815402439">
                <text:p>104013.8154024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052.396194502">
                <text:p>104052.3961945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3936.567924156">
                <text:p>103936.5679241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3936.567924156">
                <text:p>103936.5679241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3936.567924156">
                <text:p>103936.5679241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4013.615046413">
                <text:p>104013.6150464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3975.034328666">
                <text:p>103975.03432866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3936.482221017">
                <text:p>103936.4822210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4013.529279743">
                <text:p>104013.5292797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4013.529279743">
                <text:p>104013.5292797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4013.529279743">
                <text:p>104013.5292797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4013.529279743">
                <text:p>104013.5292797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4013.529279743">
                <text:p>104013.5292797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4013.529279743">
                <text:p>104013.52927974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3942.049606916">
                <text:p>103942.0496069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942.049606916">
                <text:p>103942.049606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4295.776577761">
                <text:p>104295.7765777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4224.431555735">
                <text:p>104224.4315557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4296.441147452">
                <text:p>104296.4411474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4296.441147452">
                <text:p>104296.4411474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4368.683628834">
                <text:p>104368.683628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4368.683628834">
                <text:p>104368.6836288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4445.295665944">
                <text:p>104445.2956659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4445.295665944">
                <text:p>104445.2956659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472.565749484">
                <text:p>104472.56574948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4472.565749484">
                <text:p>104472.5657494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4472.565749484">
                <text:p>104472.5657494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4499.889886234">
                <text:p>104499.8898862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4499.889886234">
                <text:p>104499.8898862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4527.228249935">
                <text:p>104527.2282499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4527.228249935">
                <text:p>104527.2282499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4527.228249935">
                <text:p>104527.2282499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4554.660965182">
                <text:p>104554.6609651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4554.660965182">
                <text:p>104554.6609651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4554.660965182">
                <text:p>104554.6609651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4570.019983958">
                <text:p>104570.0199839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4554.624624201">
                <text:p>104554.6246242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4585.342651075">
                <text:p>104585.3426510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4585.342651075">
                <text:p>104585.3426510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4600.729176263">
                <text:p>104600.7291762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4600.729176263">
                <text:p>104600.7291762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4600.729176263">
                <text:p>104600.7291762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4600.729176263">
                <text:p>104600.7291762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4575.716741339">
                <text:p>104575.7167413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4613.005564089">
                <text:p>104613.0055640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4613.005564089">
                <text:p>104613.0055640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4588.118050679">
                <text:p>104588.1180506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4588.118050679">
                <text:p>104588.1180506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4612.962395438">
                <text:p>104612.9623954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4600.518643868">
                <text:p>104600.5186438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4600.518643868">
                <text:p>104600.5186438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4612.969824894">
                <text:p>104612.96982489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4600.507826904">
                <text:p>104600.5078269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4589.780141378">
                <text:p>104589.7801413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4611.175426717">
                <text:p>104611.1754267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4589.77499818">
                <text:p>104589.7749981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4600.457008486">
                <text:p>104600.4570084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4611.148112094">
                <text:p>104611.1481120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4600.447900619">
                <text:p>104600.4479006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4611.139003297">
                <text:p>104611.1390032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4600.438792754">
                <text:p>104600.4387927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4611.145539643">
                <text:p>104611.1455396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4621.856184747">
                <text:p>104621.8561847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4613.266770572">
                <text:p>104613.2667705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4621.882696405">
                <text:p>104621.8826964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4621.882696405">
                <text:p>104621.8826964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4621.882696405">
                <text:p>104621.8826964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4621.882696405">
                <text:p>104621.8826964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4613.221386125">
                <text:p>104613.2213861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4613.221386125">
                <text:p>104613.2213861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4613.221386125">
                <text:p>104613.221386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4604.567285085">
                <text:p>104604.5672850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4604.567285085">
                <text:p>104604.5672850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4612.066497907">
                <text:p>104612.06649790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4604.549684624">
                <text:p>104604.54968462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4604.549684624">
                <text:p>104604.5496846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4612.060327625">
                <text:p>104612.0603276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4604.543514786">
                <text:p>104604.5435147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4612.050342994">
                <text:p>104612.05034299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4612.050342994">
                <text:p>104612.05034299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4612.050342994">
                <text:p>104612.05034299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4604.541161964">
                <text:p>104604.5411619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4604.541161964">
                <text:p>104604.54116196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4602.338505877">
                <text:p>104602.33850587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4601.235548653">
                <text:p>104601.23554865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4601.235548653">
                <text:p>104601.23554865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4602.339322284">
                <text:p>104602.3393222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4602.339322284">
                <text:p>104602.3393222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4601.236365052">
                <text:p>104601.23636505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4601.236365052">
                <text:p>104601.23636505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4602.339579549">
                <text:p>104602.33957954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602.339579549">
                <text:p>104602.33957954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602.339579549">
                <text:p>104602.3395795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602.339579549">
                <text:p>104602.33957954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614.947899944">
                <text:p>104614.94789994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614.947899944">
                <text:p>104614.94789994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602.34751245">
                <text:p>104602.347512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4614.955833801">
                <text:p>104614.9558338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4614.955833801">
                <text:p>104614.95583380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4614.955833801">
                <text:p>104614.95583380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4576.71932538">
                <text:p>104576.7193253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4595.859287511">
                <text:p>104595.8592875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595.859287511">
                <text:p>104595.8592875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735.527936655">
                <text:p>104735.52793665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665.705121521">
                <text:p>104665.70512152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665.705121521">
                <text:p>104665.7051215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665.705121521">
                <text:p>104665.7051215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665.705121521">
                <text:p>104665.70512152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4603.815963854">
                <text:p>104603.81596385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4603.815963854">
                <text:p>104603.8159638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4603.815963854">
                <text:p>104603.8159638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4525.343483761">
                <text:p>104525.3434837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4603.815963854">
                <text:p>104603.81596385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4446.871003668">
                <text:p>104446.87100366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4211.453563389">
                <text:p>104211.45356338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4289.926043482">
                <text:p>104289.92604348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4211.453563389">
                <text:p>104211.45356338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4289.926043482">
                <text:p>104289.9260434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4368.398523575">
                <text:p>104368.39852357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5702.430685155">
                <text:p>105702.4306851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5702.430685155">
                <text:p>105702.4306851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5623.958205062">
                <text:p>105623.9582050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5780.670309224">
                <text:p>105780.6703092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5780.670309224">
                <text:p>105780.67030922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5702.081401119">
                <text:p>105702.08140111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5780.553621906">
                <text:p>105780.55362190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5780.553621906">
                <text:p>105780.5536219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5780.553621906">
                <text:p>105780.5536219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5780.553621906">
                <text:p>105780.55362190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5859.142443319">
                <text:p>105859.14244331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5701.731079092">
                <text:p>105701.73107909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5701.731079092">
                <text:p>105701.7310790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5937.146961228">
                <text:p>105937.14696122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5858.324679262">
                <text:p>105858.3246792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5700.91453104">
                <text:p>105700.914531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5700.91453104">
                <text:p>105700.914531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5700.91453104">
                <text:p>105700.9145310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5779.385885555">
                <text:p>105779.3858855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5700.797931702">
                <text:p>105700.79793170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5779.269199655">
                <text:p>105779.2691996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5622.093465331">
                <text:p>105622.09346533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5622.093465331">
                <text:p>105622.0934653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5622.093465331">
                <text:p>105622.09346533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5622.093465331">
                <text:p>105622.09346533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5700.448134074">
                <text:p>105700.44813407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5778.91914234">
                <text:p>105778.919142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5778.91914234">
                <text:p>105778.9191423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5857.506749429">
                <text:p>105857.50674942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5857.506749429">
                <text:p>105857.50674942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5857.506749429">
                <text:p>105857.50674942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5857.506749429">
                <text:p>105857.50674942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5968.145867337">
                <text:p>105968.14586733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5968.145867337">
                <text:p>105968.14586733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5968.145867337">
                <text:p>105968.14586733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5931.121717923">
                <text:p>105931.1217179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5968.082030189">
                <text:p>105968.0820301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5968.082030189">
                <text:p>105968.08203018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5930.987620936">
                <text:p>105930.9876209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5968.041434303">
                <text:p>105968.04143430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5893.993208452">
                <text:p>105893.99320845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5903.790278458">
                <text:p>105903.7902784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5903.790278458">
                <text:p>105903.79027845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5903.790278458">
                <text:p>105903.7902784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5952.114682873">
                <text:p>105952.11468287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5961.814069215">
                <text:p>105961.8140692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5952.112575289">
                <text:p>105952.11257528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5952.112575289">
                <text:p>105952.11257528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5942.42524272">
                <text:p>105942.4252427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5971.301399128">
                <text:p>105971.3013991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5896.996884208">
                <text:p>105896.9968842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5859.671108939">
                <text:p>105859.67110893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5878.344142728">
                <text:p>105878.3441427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5859.692781558">
                <text:p>105859.6927815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5767.691482222">
                <text:p>105767.69148222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5749.238461845">
                <text:p>105749.23846184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5623.519303738">
                <text:p>105623.5193037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5605.455489653">
                <text:p>105605.45548965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5499.187682911">
                <text:p>105499.1876829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5586.834105058">
                <text:p>105586.8341050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5621.712825865">
                <text:p>105621.7128258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5409.828661141">
                <text:p>105409.8286611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5374.762751557">
                <text:p>105374.76275155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5444.668298388">
                <text:p>105444.66829838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5409.658697931">
                <text:p>105409.65869793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5444.630458833">
                <text:p>105444.63045883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5305.78431721">
                <text:p>105305.7843172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5323.063115535">
                <text:p>105323.06311553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5305.777320741">
                <text:p>105305.7773207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5305.777320741">
                <text:p>105305.7773207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5305.777320741">
                <text:p>105305.7773207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5384.481190189">
                <text:p>105384.48119018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5384.481190189">
                <text:p>105384.4811901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5384.481190189">
                <text:p>105384.48119018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5305.6595887">
                <text:p>105305.659588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5226.955807244">
                <text:p>105226.95580724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5226.955807244">
                <text:p>105226.95580724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5305.542032641">
                <text:p>105305.5420326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5305.542032641">
                <text:p>105305.5420326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5226.838339044">
                <text:p>105226.83833904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5226.838339044">
                <text:p>105226.83833904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5384.010614383">
                <text:p>105384.01061438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5384.010614383">
                <text:p>105384.0106143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5305.189364858">
                <text:p>105305.18936485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5305.189364858">
                <text:p>105305.18936485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5147.782504821">
                <text:p>105147.78250482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5147.782504821">
                <text:p>105147.78250482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5147.782504821">
                <text:p>105147.78250482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5226.250999228">
                <text:p>105226.25099922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5304.836698256">
                <text:p>105304.83669825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5226.133531815">
                <text:p>105226.1335318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4990.376697912">
                <text:p>104990.37669791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4990.376697912">
                <text:p>104990.37669791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5303.31373725">
                <text:p>105303.3137372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5145.909680842">
                <text:p>105145.9096808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5224.376777619">
                <text:p>105224.37677761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5067.208178997">
                <text:p>105067.20817899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5145.558073239">
                <text:p>105145.55807323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5067.091238856">
                <text:p>105067.09123885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5302.140659972">
                <text:p>105302.14065997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5380.841811437">
                <text:p>105380.84181143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5144.385173116">
                <text:p>105144.38517311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5144.385173116">
                <text:p>105144.38517311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5222.851132201">
                <text:p>105222.85113220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5144.267972281">
                <text:p>105144.26797228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5144.267972281">
                <text:p>105144.26797228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5144.267972281">
                <text:p>105144.26797228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5065.80210066">
                <text:p>105065.802100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4987.453254948">
                <text:p>104987.45325494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5143.917417772">
                <text:p>105143.91741777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5222.383027785">
                <text:p>105222.38302778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5222.383027785">
                <text:p>105222.38302778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5300.965838112">
                <text:p>105300.96583811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5143.565291269">
                <text:p>105143.56529126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5222.030638501">
                <text:p>105222.03063850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5143.448091347">
                <text:p>105143.4480913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5143.448091347">
                <text:p>105143.44809134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5143.448091347">
                <text:p>105143.44809134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5221.913351117">
                <text:p>105221.91335111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5143.330891557">
                <text:p>105143.33089155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6712.6343377">
                <text:p>106712.634337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6939.263833819">
                <text:p>106939.2638338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6964.420624259">
                <text:p>106964.42062425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6914.135504687">
                <text:p>106914.13550468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6813.706761411">
                <text:p>106813.7067614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6763.484896979">
                <text:p>106763.48489697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6813.721148193">
                <text:p>106813.72114819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6763.515191286">
                <text:p>106763.5151912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6763.515191286">
                <text:p>106763.51519128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6813.719629139">
                <text:p>106813.71962913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6813.719629139">
                <text:p>106813.71962913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6759.904409996">
                <text:p>106759.9044099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6813.710482564">
                <text:p>106813.71048256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6759.940739193">
                <text:p>106759.94073919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6813.701385814">
                <text:p>106813.70138581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6813.701385814">
                <text:p>106813.7013858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6813.701385814">
                <text:p>106813.70138581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6813.701385814">
                <text:p>106813.70138581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6867.425730221">
                <text:p>106867.42573022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6894.278265422">
                <text:p>106894.27826542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6867.431962841">
                <text:p>106867.43196284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6903.900532831">
                <text:p>106903.90053283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6867.462449495">
                <text:p>106867.46244949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6903.900274233">
                <text:p>106903.9002742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6885.690831631">
                <text:p>106885.69083163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6831.102951026">
                <text:p>106831.1029510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6831.102951026">
                <text:p>106831.1029510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6867.532901783">
                <text:p>106867.53290178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6903.932391087">
                <text:p>106903.93239108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6903.932391087">
                <text:p>106903.93239108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6867.532672771">
                <text:p>106867.53267277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6866.404019134">
                <text:p>106866.40401913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6865.274898372">
                <text:p>106865.27489837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6865.274898372">
                <text:p>106865.27489837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6865.274898372">
                <text:p>106865.27489837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6865.274898372">
                <text:p>106865.2748983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6870.918415848">
                <text:p>106870.9184158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6869.791783292">
                <text:p>106869.7917832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6878.748746929">
                <text:p>106878.74874692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6878.748746929">
                <text:p>106878.7487469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6878.748746929">
                <text:p>106878.74874692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6873.127955814">
                <text:p>106873.1279558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6873.127955814">
                <text:p>106873.1279558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6873.127955814">
                <text:p>106873.12795581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6875.941999479">
                <text:p>106875.94199947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6873.125937124">
                <text:p>106873.12593712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6867.498439723">
                <text:p>106867.49843972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6861.877825775">
                <text:p>106861.87782577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6873.095915268">
                <text:p>106873.09591526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6878.71164056">
                <text:p>106878.7116405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6867.489919127">
                <text:p>106867.48991912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6853.663414572">
                <text:p>106853.66341457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6846.764312067">
                <text:p>106846.76431206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6853.657793838">
                <text:p>106853.6577938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6860.556895981">
                <text:p>106860.55689598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6874.349114774">
                <text:p>106874.34911477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6874.349114774">
                <text:p>106874.34911477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6867.421551736">
                <text:p>106867.42155173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6867.421551736">
                <text:p>106867.42155173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6867.421551736">
                <text:p>106867.42155173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6867.421551736">
                <text:p>106867.42155173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6863.109768213">
                <text:p>106863.10976821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6867.418138392">
                <text:p>106867.4181383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6871.729921778">
                <text:p>106871.7299217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6876.045123644">
                <text:p>106876.04512364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6871.726498011">
                <text:p>106871.7264980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6880.868928369">
                <text:p>106880.8689283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6871.727187746">
                <text:p>106871.7271877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6871.727187746">
                <text:p>106871.72718774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6871.727187746">
                <text:p>106871.72718774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6867.161685361">
                <text:p>106867.16168536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6867.161685361">
                <text:p>106867.16168536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6867.161685361">
                <text:p>106867.1616853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6861.728404122">
                <text:p>106861.72840412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6861.728404122">
                <text:p>106861.72840412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6866.891207614">
                <text:p>106866.89120761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6864.306777972">
                <text:p>106864.30677797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6861.722419516">
                <text:p>106861.72241951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6861.722419516">
                <text:p>106861.72241951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6866.912273302">
                <text:p>106866.91227330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6862.060358133">
                <text:p>106862.06035813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6877.050018123">
                <text:p>106877.05001812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6862.075155044">
                <text:p>106862.07515504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6847.09675069">
                <text:p>106847.096750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6878.168388904">
                <text:p>106878.16838890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6878.168388904">
                <text:p>106878.1683889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6847.048800019">
                <text:p>106847.04880001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6847.048800019">
                <text:p>106847.0488000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6878.171048506">
                <text:p>106878.17104850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6843.166565905">
                <text:p>106843.16656590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6878.327676866">
                <text:p>106878.32767686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6913.460562042">
                <text:p>106913.46056204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6878.355868133">
                <text:p>106878.35586813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6878.355868133">
                <text:p>106878.35586813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6843.254041143">
                <text:p>106843.2540411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6801.076275158">
                <text:p>106801.07627515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6843.26081067">
                <text:p>106843.2608106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6801.112151138">
                <text:p>106801.11215113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6843.269662678">
                <text:p>106843.2696626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6843.269662678">
                <text:p>106843.2696626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6843.269662678">
                <text:p>106843.26966267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6797.523839587">
                <text:p>106797.52383958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6797.523839587">
                <text:p>106797.52383958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6843.406899862">
                <text:p>106843.40689986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6889.304296735">
                <text:p>106889.30429673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6889.304296735">
                <text:p>106889.30429673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6843.445127296">
                <text:p>106843.44512729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6843.445127296">
                <text:p>106843.44512729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6843.445127296">
                <text:p>106843.44512729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6843.445127296">
                <text:p>106843.44512729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6876.873733524">
                <text:p>106876.87373352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6843.472621244">
                <text:p>106843.47262124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6860.178410729">
                <text:p>106860.1784107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6843.469916124">
                <text:p>106843.46991612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6876.877237997">
                <text:p>106876.87723799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6876.877237997">
                <text:p>106876.87723799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6843.433510289">
                <text:p>106843.43351028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6877.150068189">
                <text:p>106877.1500681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6843.4655903">
                <text:p>106843.465590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6877.147515047">
                <text:p>106877.14751504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6877.147515047">
                <text:p>106877.14751504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6838.369733227">
                <text:p>106838.36973322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6915.420934165">
                <text:p>106915.42093416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6915.420934165">
                <text:p>106915.42093416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6915.420934165">
                <text:p>106915.42093416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6953.877954994">
                <text:p>106953.87795499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6973.084499799">
                <text:p>106973.08449979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6973.084499799">
                <text:p>106973.0844997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6953.879130847">
                <text:p>106953.87913084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6973.085675864">
                <text:p>106973.08567586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6955.120547988">
                <text:p>106955.12054798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6964.110527025">
                <text:p>106964.11052702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6990.994162381">
                <text:p>106990.99416238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6973.143718161">
                <text:p>106973.14371816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6973.143718161">
                <text:p>106973.14371816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6973.143718161">
                <text:p>106973.1437181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6973.143718161">
                <text:p>106973.14371816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6964.1930105">
                <text:p>106964.193010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6964.1930105">
                <text:p>106964.193010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6964.1930105">
                <text:p>106964.193010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6961.08635096">
                <text:p>106961.0863509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6964.193675758">
                <text:p>106964.19367575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6964.193675758">
                <text:p>106964.19367575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6964.193675758">
                <text:p>106964.19367575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6961.088593584">
                <text:p>106961.0885935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6961.088593584">
                <text:p>106961.0885935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6961.088593584">
                <text:p>106961.0885935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6961.088593584">
                <text:p>106961.0885935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6967.296938821">
                <text:p>106967.29693882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6973.483776473">
                <text:p>106973.48377647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6973.483776473">
                <text:p>106973.48377647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6992.637333952">
                <text:p>106992.63733395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6992.637333952">
                <text:p>106992.63733395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6973.475681216">
                <text:p>106973.47568121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6992.619551503">
                <text:p>106992.61955150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6992.619551503">
                <text:p>106992.6195515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6992.619551503">
                <text:p>106992.61955150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7011.790895792">
                <text:p>107011.79089579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6992.601731628">
                <text:p>106992.6017316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7011.773072724">
                <text:p>107011.77307272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6972.723151029">
                <text:p>106972.72315102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6972.723151029">
                <text:p>106972.72315102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6923.850777707">
                <text:p>106923.85077770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6923.850777707">
                <text:p>106923.85077770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6972.641034395">
                <text:p>106972.64103439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6972.641034395">
                <text:p>106972.64103439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6972.641034395">
                <text:p>106972.64103439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6972.641034395">
                <text:p>106972.64103439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6923.691123453">
                <text:p>106923.6911234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6972.581985446">
                <text:p>106972.58198544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6972.581985446">
                <text:p>106972.5819854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6972.581985446">
                <text:p>106972.58198544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6972.581985446">
                <text:p>106972.5819854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6972.581985446">
                <text:p>106972.5819854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7052.771327264">
                <text:p>107052.77132726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6972.461671355">
                <text:p>106972.46167135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6972.461671355">
                <text:p>106972.46167135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6892.272419727">
                <text:p>106892.27241972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6892.272419727">
                <text:p>106892.27241972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6892.272419727">
                <text:p>106892.27241972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6892.272419727">
                <text:p>106892.27241972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7052.410655562">
                <text:p>107052.41065556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7052.410655562">
                <text:p>107052.4106555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6972.101270224">
                <text:p>106972.10127022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6972.101270224">
                <text:p>106972.1012702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6972.101270224">
                <text:p>106972.10127022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6891.912288762">
                <text:p>106891.91228876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6891.912288762">
                <text:p>106891.91228876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6891.912288762">
                <text:p>106891.91228876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6891.912288762">
                <text:p>106891.91228876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6811.843440605">
                <text:p>106811.84344060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6891.792425217">
                <text:p>106891.79242521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6891.792425217">
                <text:p>106891.79242521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6891.792425217">
                <text:p>106891.79242521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6891.792425217">
                <text:p>106891.7924252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6891.792425217">
                <text:p>106891.79242521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6811.723666846">
                <text:p>106811.72366684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6891.672561806">
                <text:p>106891.67256180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6891.672561806">
                <text:p>106891.67256180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6971.741230392">
                <text:p>106971.7412303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6891.552518825">
                <text:p>106891.5525188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6891.552518825">
                <text:p>106891.55251882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6811.483940159">
                <text:p>106811.48394015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6811.483940159">
                <text:p>106811.48394015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6891.432655683">
                <text:p>106891.43265568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6971.501144563">
                <text:p>106971.50114456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6891.312612971">
                <text:p>106891.3126129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6971.381011932">
                <text:p>106971.3810119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6891.192570394">
                <text:p>106891.19257039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6971.260879435">
                <text:p>106971.26087943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7051.449230919">
                <text:p>107051.44923091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7051.449230919">
                <text:p>107051.4492309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6971.14056683">
                <text:p>106971.1405668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6971.14056683">
                <text:p>106971.1405668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6971.14056683">
                <text:p>106971.1405668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6963.7912737">
                <text:p>106963.791273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6949.139979625">
                <text:p>106949.13997962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7049.692496964">
                <text:p>107049.69249696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7049.692496964">
                <text:p>107049.69249696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7068.708859853">
                <text:p>107068.70885985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7075.060605633">
                <text:p>107075.06060563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7081.41494548">
                <text:p>107081.414945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7075.058875018">
                <text:p>107075.05887501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7049.86217678">
                <text:p>107049.8621767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7045.48386805">
                <text:p>107045.4838680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7047.58779419">
                <text:p>107047.5877941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7045.486121988">
                <text:p>107045.48612198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7047.676915444">
                <text:p>107047.67691544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7047.676915444">
                <text:p>107047.67691544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7049.867574253">
                <text:p>107049.8675742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7049.867574253">
                <text:p>107049.86757425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7049.867574253">
                <text:p>107049.8675742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7049.867574253">
                <text:p>107049.86757425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7049.867574253">
                <text:p>107049.86757425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6991.943457466">
                <text:p>106991.94345746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7020.846052832">
                <text:p>107020.8460528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6991.913764534">
                <text:p>106991.91376453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7049.718939224">
                <text:p>107049.71893922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7049.718939224">
                <text:p>107049.71893922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7049.718939224">
                <text:p>107049.71893922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7049.718939224">
                <text:p>107049.71893922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7049.718939224">
                <text:p>107049.71893922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7020.705906515">
                <text:p>107020.70590651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6991.703045368">
                <text:p>106991.70304536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6948.121914487">
                <text:p>106948.12191448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6991.628782697">
                <text:p>106991.62878269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6991.628782697">
                <text:p>106991.62878269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6991.628782697">
                <text:p>106991.62878269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6904.631630709">
                <text:p>106904.63163070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6904.631630709">
                <text:p>106904.63163070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6948.029182703">
                <text:p>106948.02918270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6904.604691668">
                <text:p>106904.60469166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6947.955325167">
                <text:p>106947.95532516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6991.33287491">
                <text:p>106991.3328749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6945.135366778">
                <text:p>106945.1353667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6991.278023734">
                <text:p>106991.27802373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6991.278023734">
                <text:p>106991.27802373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6944.474121615">
                <text:p>106944.47412161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6897.726055734">
                <text:p>106897.7260557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6897.726055734">
                <text:p>106897.7260557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6944.41839411">
                <text:p>106944.4183941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6944.41839411">
                <text:p>106944.418394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6851.075470917">
                <text:p>106851.07547091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6851.075470917">
                <text:p>106851.07547091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6898.610045664">
                <text:p>106898.61004566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6946.201685218">
                <text:p>106946.20168521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7041.29162291">
                <text:p>107041.2916229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7321.746285096">
                <text:p>107321.74628509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7000.436676434">
                <text:p>107000.43667643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7000.436676434">
                <text:p>107000.43667643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7000.436676434">
                <text:p>107000.4366764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7000.436676434">
                <text:p>107000.43667643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6954.915047929">
                <text:p>106954.91504792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6954.915047929">
                <text:p>106954.91504792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6904.957172224">
                <text:p>106904.95717222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6904.957172224">
                <text:p>106904.9571722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6954.853998053">
                <text:p>106954.85399805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6904.896150864">
                <text:p>106904.89615086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6904.896150864">
                <text:p>106904.89615086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6904.896150864">
                <text:p>106904.89615086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6954.897152612">
                <text:p>106954.89715261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6954.897152612">
                <text:p>106954.89715261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6904.861077144">
                <text:p>106904.86107714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6954.809905956">
                <text:p>106954.80990595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6954.809905956">
                <text:p>106954.80990595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6954.809905956">
                <text:p>106954.80990595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7000.069623005">
                <text:p>107000.06962300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6954.685044366">
                <text:p>106954.68504436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6954.685044366">
                <text:p>106954.68504436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7090.321662003">
                <text:p>107090.32166200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7090.321662003">
                <text:p>107090.32166200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7090.321662003">
                <text:p>107090.32166200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7090.321662003">
                <text:p>107090.32166200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7044.901607566">
                <text:p>107044.90160756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7044.901607566">
                <text:p>107044.90160756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7044.901607566">
                <text:p>107044.90160756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7087.448406052">
                <text:p>107087.44840605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7044.852451391">
                <text:p>107044.85245139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7002.305672443">
                <text:p>107002.30567244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7044.803369604">
                <text:p>107044.80336960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7087.350129043">
                <text:p>107087.35012904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7044.754213473">
                <text:p>107044.75421347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7087.300953374">
                <text:p>107087.30095337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7129.896849384">
                <text:p>107129.89684938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7092.423645564">
                <text:p>107092.42364556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7129.855362688">
                <text:p>107129.85536268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7167.308812052">
                <text:p>107167.30881205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7129.833582868">
                <text:p>107129.83358286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7129.833582868">
                <text:p>107129.83358286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7129.833582868">
                <text:p>107129.83358286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7092.399860272">
                <text:p>107092.39986027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7129.772477059">
                <text:p>107129.77247705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7095.131385776">
                <text:p>107095.13138577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7129.716793308">
                <text:p>107129.71679330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7129.716793308">
                <text:p>107129.71679330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7121.403188374">
                <text:p>107121.40318837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7129.714383256">
                <text:p>107129.71438325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7136.125247517">
                <text:p>107136.12524751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7129.709771258">
                <text:p>107129.70977125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7129.709771258">
                <text:p>107129.70977125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7129.709771258">
                <text:p>107129.70977125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7129.709771258">
                <text:p>107129.70977125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7161.79734082">
                <text:p>107161.7973408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7193.901883538">
                <text:p>107193.90188353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7177.826233514">
                <text:p>107177.82623351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7161.761219463">
                <text:p>107161.76121946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7161.761219463">
                <text:p>107161.76121946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7161.761219463">
                <text:p>107161.76121946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7161.761219463">
                <text:p>107161.76121946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7189.905649052">
                <text:p>107189.90564905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7218.063955677">
                <text:p>107218.06395567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7218.063955677">
                <text:p>107218.06395567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7232.163097645">
                <text:p>107232.16309764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7246.275049369">
                <text:p>107246.27504936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7246.275049369">
                <text:p>107246.2750493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7260.407306417">
                <text:p>107260.40730641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7260.407306417">
                <text:p>107260.4073064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7260.407306417">
                <text:p>107260.40730641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7247.188355955">
                <text:p>107247.18835595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7220.77775286">
                <text:p>107220.7777528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7247.161788197">
                <text:p>107247.16178819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7247.161788197">
                <text:p>107247.16178819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7247.161788197">
                <text:p>107247.16178819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7247.161788197">
                <text:p>107247.16178819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7247.161788197">
                <text:p>107247.16178819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7273.642475138">
                <text:p>107273.64247513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7273.642475138">
                <text:p>107273.64247513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7273.642475138">
                <text:p>107273.64247513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7299.25846769">
                <text:p>107299.258467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7299.25846769">
                <text:p>107299.2584676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7273.630475725">
                <text:p>107273.63047572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7286.429960447">
                <text:p>107286.42996044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7273.598498533">
                <text:p>107273.59849853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7286.421836325">
                <text:p>107286.42183632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7273.593791569">
                <text:p>107273.59379156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7273.593791569">
                <text:p>107273.59379156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7286.413715229">
                <text:p>107286.41371522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7286.413715229">
                <text:p>107286.41371522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7286.413715229">
                <text:p>107286.41371522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7286.413715229">
                <text:p>107286.41371522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7299.865907619">
                <text:p>107299.86590761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7313.330294268">
                <text:p>107313.33029426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7313.330294268">
                <text:p>107313.33029426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7313.330294268">
                <text:p>107313.33029426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7313.330294268">
                <text:p>107313.33029426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7299.853696877">
                <text:p>107299.85369687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7286.378530411">
                <text:p>107286.37853041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7248.425700128">
                <text:p>107248.42570012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7267.37842908">
                <text:p>107267.3784290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7248.407546334">
                <text:p>107248.40754633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7248.407546334">
                <text:p>107248.40754633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7248.407546334">
                <text:p>107248.4075463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7267.415991897">
                <text:p>107267.41599189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7286.432507822">
                <text:p>107286.43250782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7248.398564277">
                <text:p>107248.39856427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7248.398564277">
                <text:p>107248.39856427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7210.407061023">
                <text:p>107210.40706102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7274.455870402">
                <text:p>107274.45587040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7274.455870402">
                <text:p>107274.45587040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7253.071952432">
                <text:p>107253.07195243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7231.703290006">
                <text:p>107231.70329000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7274.393052205">
                <text:p>107274.39305220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7295.771252352">
                <text:p>107295.77125235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7295.771252352">
                <text:p>107295.77125235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7252.990033734">
                <text:p>107252.99003373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7252.990033734">
                <text:p>107252.99003373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7274.35297937">
                <text:p>107274.3529793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7274.35297937">
                <text:p>107274.3529793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7298.230842559">
                <text:p>107298.23084255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7298.230842559">
                <text:p>107298.23084255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7298.230842559">
                <text:p>107298.23084255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7322.183883275">
                <text:p>107322.18388327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7346.161033074">
                <text:p>107346.16103307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7346.161033074">
                <text:p>107346.16103307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7346.161033074">
                <text:p>107346.16103307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7346.161033074">
                <text:p>107346.16103307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7346.161033074">
                <text:p>107346.16103307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7342.406350873">
                <text:p>107342.40635087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7532.86895224">
                <text:p>107532.8689522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7470.251396511">
                <text:p>107470.25139651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7532.745163176">
                <text:p>107532.74516317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7532.745163176">
                <text:p>107532.74516317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7407.747322604">
                <text:p>107407.74732260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7407.747322604">
                <text:p>107407.74732260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7407.747322604">
                <text:p>107407.74732260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7407.747322604">
                <text:p>107407.74732260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7407.747322604">
                <text:p>107407.74732260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7327.277241542">
                <text:p>107327.27724154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7407.574891317">
                <text:p>107407.57489131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7367.141638615">
                <text:p>107367.14163861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7407.563526711">
                <text:p>107407.56352671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7286.070648119">
                <text:p>107286.07064811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7407.113851319">
                <text:p>107407.11385131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7407.113851319">
                <text:p>107407.11385131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7326.234835952">
                <text:p>107326.23483595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7326.234835952">
                <text:p>107326.23483595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7407.042693394">
                <text:p>107407.0426933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7366.047638931">
                <text:p>107366.04763893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7407.011411399">
                <text:p>107407.01141139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7407.011411399">
                <text:p>107407.01141139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7407.011411399">
                <text:p>107407.01141139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7407.011411399">
                <text:p>107407.01141139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7407.011411399">
                <text:p>107407.01141139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7407.011411399">
                <text:p>107407.01141139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7325.021326352">
                <text:p>107325.02132635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6956.628804637">
                <text:p>106956.62880463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6997.281267125">
                <text:p>106997.28126712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7119.331397848">
                <text:p>107119.33139784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7241.66028791">
                <text:p>107241.6602879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7241.66028791">
                <text:p>107241.6602879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7323.399358251">
                <text:p>107323.39935825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7118.739939185">
                <text:p>107118.73993918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7077.963867644">
                <text:p>107077.96386764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7037.21882812">
                <text:p>107037.2188281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7159.360956871">
                <text:p>107159.36095687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7077.746820574">
                <text:p>107077.74682057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7077.746820574">
                <text:p>107077.74682057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7115.216360172">
                <text:p>107115.21636017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7152.707363099">
                <text:p>107152.70736309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7227.696847092">
                <text:p>107227.69684709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7151.443354399">
                <text:p>107151.44335439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7227.584586">
                <text:p>107227.58458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7151.331173141">
                <text:p>107151.3311731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7260.82901498">
                <text:p>107260.8290149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7530.09570095">
                <text:p>107530.0957009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7530.09570095">
                <text:p>107530.0957009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7530.09570095">
                <text:p>107530.0957009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7542.334467915">
                <text:p>107542.33446791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7542.334467915">
                <text:p>107542.33446791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7517.868058178">
                <text:p>107517.86805817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7517.868058178">
                <text:p>107517.86805817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7530.286610189">
                <text:p>107530.28661018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7530.286610189">
                <text:p>107530.28661018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7543.142846983">
                <text:p>107543.14284698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7556.333962054">
                <text:p>107556.3339620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7542.899524533">
                <text:p>107542.8995245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7583.02034626">
                <text:p>107583.0203462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7565.831600469">
                <text:p>107565.83160046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7600.153033518">
                <text:p>107600.15303351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7565.873266081">
                <text:p>107565.87326608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7565.873266081">
                <text:p>107565.87326608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7600.143606629">
                <text:p>107600.14360662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7565.606322815">
                <text:p>107565.60632281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7582.88618349">
                <text:p>107582.8861834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7548.444388999">
                <text:p>107548.44438899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7548.444388999">
                <text:p>107548.44438899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7548.444388999">
                <text:p>107548.44438899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7548.444388999">
                <text:p>107548.44438899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7568.153483255">
                <text:p>107568.15348325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7548.470642356">
                <text:p>107548.4706423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7568.164996308">
                <text:p>107568.16499630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7568.164996308">
                <text:p>107568.16499630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7587.847839314">
                <text:p>107587.84783931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7568.176491705">
                <text:p>107568.17649170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7568.176491705">
                <text:p>107568.17649170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7568.176491705">
                <text:p>107568.17649170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7548.493646595">
                <text:p>107548.49364659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7548.493646595">
                <text:p>107548.49364659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7570.024619161">
                <text:p>107570.02461916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7570.024619161">
                <text:p>107570.02461916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7591.543374718">
                <text:p>107591.5433747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7591.543374718">
                <text:p>107591.5433747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7569.988332647">
                <text:p>107569.98833264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7569.988332647">
                <text:p>107569.98833264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7569.988332647">
                <text:p>107569.98833264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7569.988332647">
                <text:p>107569.98833264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7569.988332647">
                <text:p>107569.98833264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7600.081760851">
                <text:p>107600.08176085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7570.026521838">
                <text:p>107570.02652183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7600.096425457">
                <text:p>107600.09642545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7540.126641508">
                <text:p>107540.12664150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7540.126641508">
                <text:p>107540.12664150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7540.126641508">
                <text:p>107540.12664150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7510.112427228">
                <text:p>107510.11242722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7540.141328279">
                <text:p>107540.14132827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7540.141328279">
                <text:p>107540.14132827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7570.249513402">
                <text:p>107570.24951340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7538.488225163">
                <text:p>107538.48822516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7506.711927762">
                <text:p>107506.71192776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7506.711927762">
                <text:p>107506.7119277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7538.603017617">
                <text:p>107538.60301761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7538.603017617">
                <text:p>107538.60301761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7538.603017617">
                <text:p>107538.60301761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7538.603017617">
                <text:p>107538.60301761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7538.603017617">
                <text:p>107538.60301761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7538.603017617">
                <text:p>107538.60301761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7585.163224629">
                <text:p>107585.16322462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7585.163224629">
                <text:p>107585.16322462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7625.554747993">
                <text:p>107625.5547479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7522.511347509">
                <text:p>107522.51134750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7574.062786209">
                <text:p>107574.06278620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7522.526213903">
                <text:p>107522.52621390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7574.016807136">
                <text:p>107574.01680713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7574.016807136">
                <text:p>107574.01680713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7574.016807136">
                <text:p>107574.01680713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7574.016807136">
                <text:p>107574.01680713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7625.507717688">
                <text:p>107625.50771768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7574.077212332">
                <text:p>107574.07721233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7372.094009061">
                <text:p>107372.09400906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7502.610369482">
                <text:p>107502.61036948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7566.390318244">
                <text:p>107566.39031824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7565.649987721">
                <text:p>107565.64998772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7566.38896117">
                <text:p>107566.3889611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7566.255847523">
                <text:p>107566.25584752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7565.649796801">
                <text:p>107565.64979680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7565.546365124">
                <text:p>107565.54636512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7565.649893175">
                <text:p>107565.64989317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7564.910326992">
                <text:p>107564.91032699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7564.168972903">
                <text:p>107564.16897290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7564.168972903">
                <text:p>107564.16897290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7564.168972903">
                <text:p>107564.16897290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7564.168972903">
                <text:p>107564.16897290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7564.168972903">
                <text:p>107564.16897290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7570.484217973">
                <text:p>107570.4842179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7564.163762573">
                <text:p>107564.16376257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7570.499455664">
                <text:p>107570.49945566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7570.499455664">
                <text:p>107570.49945566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7570.499455664">
                <text:p>107570.49945566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7576.84037716">
                <text:p>107576.8403771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7564.202620945">
                <text:p>107564.20262094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7557.90093295">
                <text:p>107557.9009329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7601.014255479">
                <text:p>107601.01425547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7557.955777797">
                <text:p>107557.95577779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7557.955777797">
                <text:p>107557.95577779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7536.445141349">
                <text:p>107536.44514134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7536.445141349">
                <text:p>107536.44514134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493.602596584">
                <text:p>107493.60259658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7514.95991131">
                <text:p>107514.9599113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7493.604739991">
                <text:p>107493.60473999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7557.002611178">
                <text:p>107557.00261117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7514.792994305">
                <text:p>107514.79299430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7514.792994305">
                <text:p>107514.79299430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7514.792994305">
                <text:p>107514.79299430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7512.260964698">
                <text:p>107512.26096469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7515.102806456">
                <text:p>107515.10280645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7514.798059436">
                <text:p>107514.79805943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7516.016636396">
                <text:p>107516.01663639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7517.338276732">
                <text:p>107517.33827673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7514.798297509">
                <text:p>107514.79829750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7517.333605628">
                <text:p>107517.33360562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7516.978015894">
                <text:p>107516.97801589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7514.580898797">
                <text:p>107514.58089879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7514.580898797">
                <text:p>107514.58089879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7514.580898797">
                <text:p>107514.58089879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7514.580898797">
                <text:p>107514.58089879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7497.448159322">
                <text:p>107497.44815932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7497.448159322">
                <text:p>107497.44815932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7446.448811667">
                <text:p>107446.4488116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7463.461839807">
                <text:p>107463.46183980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7463.461839807">
                <text:p>107463.46183980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7447.833181883">
                <text:p>107447.83318188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7480.663722351">
                <text:p>107480.6637223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7445.029751169">
                <text:p>107445.02975116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7480.679225925">
                <text:p>107480.67922592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7409.706831742">
                <text:p>107409.70683174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7443.77079276">
                <text:p>107443.7707927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7445.189526975">
                <text:p>107445.18952697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7445.189526975">
                <text:p>107445.18952697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7434.550198075">
                <text:p>107434.55019807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7445.189929718">
                <text:p>107445.1899297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7445.189929718">
                <text:p>107445.18992971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7410.234145522">
                <text:p>107410.23414552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7445.169234371">
                <text:p>107445.16923437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7445.169234371">
                <text:p>107445.16923437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7445.169234371">
                <text:p>107445.16923437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7445.169234371">
                <text:p>107445.16923437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7410.28563318">
                <text:p>107410.2856331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7445.148679579">
                <text:p>107445.14867957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7445.148679579">
                <text:p>107445.14867957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7410.265085062">
                <text:p>107410.26508506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7445.164117185">
                <text:p>107445.1641171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7464.063891362">
                <text:p>107464.06389136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7464.063891362">
                <text:p>107464.06389136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7464.063891362">
                <text:p>107464.06389136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7464.063891362">
                <text:p>107464.06389136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7445.155757173">
                <text:p>107445.15575717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7445.155757173">
                <text:p>107445.15575717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7464.055529879">
                <text:p>107464.05552987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7482.924661574">
                <text:p>107482.92466157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7445.363624228">
                <text:p>107445.36362422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7464.147081918">
                <text:p>107464.14708191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7457.988736225">
                <text:p>107457.9887362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7457.988736225">
                <text:p>107457.98873622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7457.988736225">
                <text:p>107457.98873622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7457.988736225">
                <text:p>107457.98873622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7457.988736225">
                <text:p>107457.98873622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7457.988736225">
                <text:p>107457.98873622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7454.895531498">
                <text:p>107454.89553149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7454.895531498">
                <text:p>107454.89553149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7464.106476784">
                <text:p>107464.10647678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7458.004253135">
                <text:p>107458.0042531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7501.542138187">
                <text:p>107501.54213818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7457.99720653">
                <text:p>107457.9972065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7457.99720653">
                <text:p>107457.9972065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7414.54722439">
                <text:p>107414.547224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7243.710068841">
                <text:p>107243.71006884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7286.221029145">
                <text:p>107286.22102914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7328.78137911">
                <text:p>107328.7813791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7286.17154424">
                <text:p>107286.1715442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7286.17154424">
                <text:p>107286.1715442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7286.17154424">
                <text:p>107286.1715442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7180.67234842">
                <text:p>107180.6723484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7128.107253241">
                <text:p>107128.10725324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7128.107253241">
                <text:p>107128.10725324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7180.658512748">
                <text:p>107180.65851274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7180.658512748">
                <text:p>107180.65851274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7285.684664353">
                <text:p>107285.68466435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7338.277592895">
                <text:p>107338.27759289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7285.356978602">
                <text:p>107285.35697860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7285.356978602">
                <text:p>107285.35697860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7285.356978602">
                <text:p>107285.35697860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7285.356978602">
                <text:p>107285.35697860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7232.450471526">
                <text:p>107232.4504715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7285.238071654">
                <text:p>107285.23807165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7285.238071654">
                <text:p>107285.23807165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7228.059010003">
                <text:p>107228.05901000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7114.187911459">
                <text:p>107114.18791145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7227.344956184">
                <text:p>107227.34495618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7284.027983197">
                <text:p>107284.02798319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7284.027983197">
                <text:p>107284.02798319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7340.78436599">
                <text:p>107340.7843659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7340.78436599">
                <text:p>107340.7843659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7283.898492955">
                <text:p>107283.89849295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7227.086267857">
                <text:p>107227.08626785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7283.824996599">
                <text:p>107283.82499659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7283.824996599">
                <text:p>107283.82499659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7283.824996599">
                <text:p>107283.82499659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7338.377297827">
                <text:p>107338.37729782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7283.810245233">
                <text:p>107283.81024523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7283.810245233">
                <text:p>107283.81024523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7283.810245233">
                <text:p>107283.8102452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7283.810245233">
                <text:p>107283.8102452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7283.810245233">
                <text:p>107283.8102452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7338.582480748">
                <text:p>107338.58248074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7283.740321705">
                <text:p>107283.74032170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7283.740321705">
                <text:p>107283.74032170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7283.740321705">
                <text:p>107283.74032170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7283.740321705">
                <text:p>107283.74032170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7283.740321705">
                <text:p>107283.74032170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7283.740321705">
                <text:p>107283.74032170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7333.415901582">
                <text:p>107333.41590158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7383.101583505">
                <text:p>107383.10158350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7383.101583505">
                <text:p>107383.10158350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7383.101583505">
                <text:p>107383.10158350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7333.354810653">
                <text:p>107333.35481065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7333.354810653">
                <text:p>107333.35481065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7372.585505967">
                <text:p>107372.58550596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7333.350634724">
                <text:p>107333.35063472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7372.501030088">
                <text:p>107372.50103008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7333.306343168">
                <text:p>107333.30634316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7333.306343168">
                <text:p>107333.30634316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7294.195990012">
                <text:p>107294.19599001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7333.222280005">
                <text:p>107333.22228000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7372.412736584">
                <text:p>107372.41273658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7372.412736584">
                <text:p>107372.41273658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7401.253992206">
                <text:p>107401.25399220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7343.689204128">
                <text:p>107343.68920412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7372.382722457">
                <text:p>107372.38272245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7401.105903958">
                <text:p>107401.10590395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7401.105903958">
                <text:p>107401.10590395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7372.353005848">
                <text:p>107372.35300584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7401.046813777">
                <text:p>107401.04681377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7372.323327482">
                <text:p>107372.32332748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7401.01712748">
                <text:p>107401.0171274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7372.293649124">
                <text:p>107372.29364912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7393.332814526">
                <text:p>107393.33281452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7372.294897565">
                <text:p>107372.29489756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7372.294897565">
                <text:p>107372.29489756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7372.294897565">
                <text:p>107372.29489756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7393.334063211">
                <text:p>107393.33406321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7393.334063211">
                <text:p>107393.33406321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7372.296146006">
                <text:p>107372.29614600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7393.292380186">
                <text:p>107393.29238018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7393.292380186">
                <text:p>107393.2923801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7372.254471145">
                <text:p>107372.25447114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7372.254471145">
                <text:p>107372.25447114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7382.478433332">
                <text:p>107382.47843333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7382.478433332">
                <text:p>107382.47843333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7382.478433332">
                <text:p>107382.47843333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7382.478433332">
                <text:p>107382.47843333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7392.721661218">
                <text:p>107392.72166121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7372.300951753">
                <text:p>107372.3009517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7382.493719911">
                <text:p>107382.49371991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7382.493719911">
                <text:p>107382.49371991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7382.493719911">
                <text:p>107382.49371991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7391.599898338">
                <text:p>107391.59989833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7373.632313494">
                <text:p>107373.63231349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7369.13187553">
                <text:p>107369.1318755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7373.635583933">
                <text:p>107373.63558393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7373.635583933">
                <text:p>107373.63558393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7369.139641224">
                <text:p>107369.13964122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07369.139641224">
                <text:p>107369.13964122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7369.139641224">
                <text:p>107369.13964122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7369.139641224">
                <text:p>107369.13964122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7368.959493163">
                <text:p>107368.95949316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7369.343366665">
                <text:p>107369.34336666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7368.959504208">
                <text:p>107368.95950420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7369.343376481">
                <text:p>107369.34337648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7369.343376481">
                <text:p>107369.3433764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7369.343376481">
                <text:p>107369.34337648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7369.343376481">
                <text:p>107369.34337648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7378.930327243">
                <text:p>107378.93032724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7369.349884374">
                <text:p>107369.34988437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7369.349884374">
                <text:p>107369.34988437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7369.349884374">
                <text:p>107369.34988437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7369.349884374">
                <text:p>107369.34988437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7375.059293548">
                <text:p>107375.05929354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7389.017835453">
                <text:p>107389.01783545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7379.197312501">
                <text:p>107379.19731250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7389.0146765">
                <text:p>107389.014676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7391.764207601">
                <text:p>107391.76420760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7389.405693456">
                <text:p>107389.40569345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379.194844816">
                <text:p>107379.19484481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7383.324753816">
                <text:p>107383.32475381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7389.024425919">
                <text:p>107389.02442591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7312.893458492">
                <text:p>107312.89345849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7281.567312326">
                <text:p>107281.56731232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7312.920025624">
                <text:p>107312.92002562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7312.920025624">
                <text:p>107312.92002562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7375.556569933">
                <text:p>107375.55656993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7331.696580229">
                <text:p>107331.69658022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7288.153236038">
                <text:p>107288.15323603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7230.413782463">
                <text:p>107230.41378246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07065.443915105">
                <text:p>107065.44391510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07147.928848784">
                <text:p>107147.92884878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7147.928848784">
                <text:p>107147.92884878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07147.928848784">
                <text:p>107147.92884878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07147.928848784">
                <text:p>107147.92884878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07147.928848784">
                <text:p>107147.92884878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07147.928848784">
                <text:p>107147.92884878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07477.868583499">
                <text:p>107477.86858349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7230.413782463">
                <text:p>107230.41378246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07395.38364982">
                <text:p>107395.3836498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07312.898716141">
                <text:p>107312.89871614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07353.963103259">
                <text:p>107353.96310325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7265.356140276">
                <text:p>107265.35614027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07403.70973152">
                <text:p>107403.7097315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07398.809285621">
                <text:p>107398.80928562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07403.761263348">
                <text:p>107403.76126334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07393.872127392">
                <text:p>107393.87212739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7398.818574779">
                <text:p>107398.81857477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7393.87522071">
                <text:p>107393.8752207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07383.985197137">
                <text:p>107383.98519713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7383.985197137">
                <text:p>107383.98519713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07392.919237442">
                <text:p>107392.91923744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07383.991269093">
                <text:p>107383.99126909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07383.991269093">
                <text:p>107383.99126909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07383.991269093">
                <text:p>107383.99126909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07383.991269093">
                <text:p>107383.99126909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07375.026037811">
                <text:p>107375.02603781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7375.026037811">
                <text:p>107375.02603781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7375.026037811">
                <text:p>107375.02603781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7366.033777519">
                <text:p>107366.03377751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7379.9459459">
                <text:p>107379.945945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07379.9459459">
                <text:p>107379.945945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07366.026367848">
                <text:p>107366.02636784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07366.026367848">
                <text:p>107366.02636784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07352.097953679">
                <text:p>107352.09795367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07366.018959269">
                <text:p>107366.01895926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7353.943491569">
                <text:p>107353.94349156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7366.026839173">
                <text:p>107366.02683917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7366.026839173">
                <text:p>107366.02683917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07366.026839173">
                <text:p>107366.02683917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7353.950558267">
                <text:p>107353.95055826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7353.950558267">
                <text:p>107353.95055826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07364.191809134">
                <text:p>107364.19180913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07369.299398089">
                <text:p>107369.29939808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7364.201385544">
                <text:p>107364.20138554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07359.298286676">
                <text:p>107359.29828667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07364.204910005">
                <text:p>107364.20491000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07364.204910005">
                <text:p>107364.20491000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07364.204910005">
                <text:p>107364.20491000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7364.204910005">
                <text:p>107364.20491000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07369.11085931">
                <text:p>107369.1108593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07364.214124154">
                <text:p>107364.21412415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7364.214124154">
                <text:p>107364.21412415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7359.318135925">
                <text:p>107359.3181359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7361.197572511">
                <text:p>107361.19757251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07361.197572511">
                <text:p>107361.19757251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7361.197572511">
                <text:p>107361.19757251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7361.197572511">
                <text:p>107361.19757251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7359.316814228">
                <text:p>107359.31681422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7361.196795486">
                <text:p>107361.19679548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7361.196795486">
                <text:p>107361.19679548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7361.196795486">
                <text:p>107361.19679548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7363.075373443">
                <text:p>107363.0753734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07361.863843892">
                <text:p>107361.86384389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7361.863843892">
                <text:p>107361.86384389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7361.257686134">
                <text:p>107361.2576861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7361.257686134">
                <text:p>107361.25768613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7361.257686134">
                <text:p>107361.25768613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07361.213209716">
                <text:p>107361.21320971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07361.213209716">
                <text:p>107361.21320971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07361.213209716">
                <text:p>107361.21320971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7361.213209716">
                <text:p>107361.21320971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7361.213209716">
                <text:p>107361.21320971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07361.213209716">
                <text:p>107361.21320971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7361.168780156">
                <text:p>107361.16878015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7361.168780156">
                <text:p>107361.16878015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07361.168780156">
                <text:p>107361.16878015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7361.168780156">
                <text:p>107361.16878015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7351.578213391">
                <text:p>107351.57821339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7361.160603041">
                <text:p>107361.16060304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07361.160603041">
                <text:p>107361.16060304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07370.762280719">
                <text:p>107370.76228071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07361.160746205">
                <text:p>107361.16074620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07361.160746205">
                <text:p>107361.16074620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07361.160746205">
                <text:p>107361.16074620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07361.160746205">
                <text:p>107361.16074620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07361.160746205">
                <text:p>107361.16074620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07372.913113742">
                <text:p>107372.91311374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07372.913113742">
                <text:p>107372.91311374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07372.913113742">
                <text:p>107372.91311374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07372.913113742">
                <text:p>107372.91311374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07361.157281939">
                <text:p>107361.15728193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7361.157281939">
                <text:p>107361.15728193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07361.157281939">
                <text:p>107361.15728193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7372.906246991">
                <text:p>107372.90624699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7349.469194114">
                <text:p>107349.46919411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7334.173967705">
                <text:p>107334.17396770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07303.751825754">
                <text:p>107303.75182575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7318.922334357">
                <text:p>107318.92233435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07349.160449906">
                <text:p>107349.16044990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07349.160449906">
                <text:p>107349.16044990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07349.160449906">
                <text:p>107349.16044990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07318.962667585">
                <text:p>107318.96266758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07349.003128137">
                <text:p>107349.00312813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07333.972842817">
                <text:p>107333.97284281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07348.976781958">
                <text:p>107348.97678195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07348.976781958">
                <text:p>107348.97678195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07348.976781958">
                <text:p>107348.97678195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07348.976781958">
                <text:p>107348.97678195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07348.976781958">
                <text:p>107348.97678195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07348.976781958">
                <text:p>107348.97678195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07335.863983907">
                <text:p>107335.86398390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07335.863983907">
                <text:p>107335.86398390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07322.777632214">
                <text:p>107322.77763221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07335.837618272">
                <text:p>107335.83761827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7335.837618272">
                <text:p>107335.83761827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07335.837618272">
                <text:p>107335.83761827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7360.592895135">
                <text:p>107360.59289513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07335.878499193">
                <text:p>107335.87849919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07335.878499193">
                <text:p>107335.87849919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07360.465809239">
                <text:p>107360.46580923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7348.108625895">
                <text:p>107348.10862589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7360.224663918">
                <text:p>107360.22466391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7360.224663918">
                <text:p>107360.22466391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7336.01260979">
                <text:p>107336.0126097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7336.01260979">
                <text:p>107336.0126097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7336.01260979">
                <text:p>107336.0126097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7336.01260979">
                <text:p>107336.0126097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7336.01260979">
                <text:p>107336.0126097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7360.189131836">
                <text:p>107360.189131836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7360.189131836">
                <text:p>107360.18913183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7360.189131836">
                <text:p>107360.18913183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7371.584011168">
                <text:p>107371.58401116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7360.192129551">
                <text:p>107360.19212955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7371.561221416">
                <text:p>107371.56122141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7371.561221416">
                <text:p>107371.56122141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7382.927348759">
                <text:p>107382.92734875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7371.551320953">
                <text:p>107371.55132095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7371.551320953">
                <text:p>107371.55132095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7371.551320953">
                <text:p>107371.55132095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7330.923795348">
                <text:p>107330.92379534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7345.551097297">
                <text:p>107345.55109729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7371.523798608">
                <text:p>107371.52379860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7371.523798608">
                <text:p>107371.52379860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7330.738831339">
                <text:p>107330.73883133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7330.738831339">
                <text:p>107330.73883133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7351.080656849">
                <text:p>107351.08065684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7351.080656849">
                <text:p>107351.080656849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7351.080656849">
                <text:p>107351.08065684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7330.666218139">
                <text:p>107330.66621813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7296.176966668">
                <text:p>107296.17696666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7296.176966668">
                <text:p>107296.17696666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7255.212820646">
                <text:p>107255.21282064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7214.149331136">
                <text:p>107214.14933113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7255.117045289">
                <text:p>107255.11704528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7296.131650982">
                <text:p>107296.13165098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7296.131650982">
                <text:p>107296.13165098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7255.070064267">
                <text:p>107255.07006426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7214.05547654">
                <text:p>107214.0554765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7255.023154829">
                <text:p>107255.02315482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7255.023154829">
                <text:p>107255.02315482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7255.023154829">
                <text:p>107255.02315482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7255.023154829">
                <text:p>107255.02315482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7264.145579026">
                <text:p>107264.14557902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7273.264666551">
                <text:p>107273.26466655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7264.104518351">
                <text:p>107264.10451835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7264.104518351">
                <text:p>107264.10451835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7264.104518351">
                <text:p>107264.10451835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7273.346885956">
                <text:p>107273.34688595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7254.936951516">
                <text:p>107254.936951516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7264.115084466">
                <text:p>107264.11508446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7262.41279855">
                <text:p>107262.4127985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7260.709240216">
                <text:p>107260.70924021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7297.765643423">
                <text:p>107297.76564342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7098.14800407">
                <text:p>107098.1480040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7214.445386728">
                <text:p>107214.44538672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7214.445386728">
                <text:p>107214.44538672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7228.909200179">
                <text:p>107228.90920017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7214.454503395">
                <text:p>107214.45450339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7243.272418352">
                <text:p>107243.27241835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7228.895258029">
                <text:p>107228.89525802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7243.267874662">
                <text:p>107243.26787466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7243.267874662">
                <text:p>107243.26787466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7235.053083477">
                <text:p>107235.05308347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7251.447430727">
                <text:p>107251.44743072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7235.13719782">
                <text:p>107235.1371978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7235.13719782">
                <text:p>107235.1371978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7243.295880882">
                <text:p>107243.29588088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7243.295880882">
                <text:p>107243.29588088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7235.135149927">
                <text:p>107235.13514992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7226.976467021">
                <text:p>107226.97646702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7235.133114471">
                <text:p>107235.13311447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7226.98972946">
                <text:p>107226.9897294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7230.3180246">
                <text:p>107230.318024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7230.3180246">
                <text:p>107230.318024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7230.3180246">
                <text:p>107230.318024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7233.659540023">
                <text:p>107233.6595400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7233.659540023">
                <text:p>107233.65954002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7230.323617426">
                <text:p>107230.32361742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7233.661988518">
                <text:p>107233.661988518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7230.326065844">
                <text:p>107230.32606584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7233.661298419">
                <text:p>107233.6612984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7230.328512058">
                <text:p>107230.32851205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7230.328512058">
                <text:p>107230.32851205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7225.237129071">
                <text:p>107225.23712907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7230.319595192">
                <text:p>107230.3195951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7230.319595192">
                <text:p>107230.31959519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7225.232999327">
                <text:p>107225.23299932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7230.310691425">
                <text:p>107230.31069142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7225.23364243">
                <text:p>107225.2336424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7225.23364243">
                <text:p>107225.23364243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7225.23364243">
                <text:p>107225.2336424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7225.23364243">
                <text:p>107225.2336424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7206.931203083">
                <text:p>107206.93120308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7225.216538744">
                <text:p>107225.21653874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7225.216538744">
                <text:p>107225.21653874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7206.931261087">
                <text:p>107206.93126108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7225.182343395">
                <text:p>107225.18234339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7192.025840127">
                <text:p>107192.02584012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7225.146768827">
                <text:p>107225.14676882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7225.146768827">
                <text:p>107225.14676882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7191.99027656">
                <text:p>107191.9902765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7191.99027656">
                <text:p>107191.9902765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7225.080084653">
                <text:p>107225.08008465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7191.95475602">
                <text:p>107191.9547560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7191.95475602">
                <text:p>107191.9547560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7191.95475602">
                <text:p>107191.9547560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7191.95475602">
                <text:p>107191.9547560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7136.917158034">
                <text:p>107136.91715803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7246.440363067">
                <text:p>107246.4403630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7246.440363067">
                <text:p>107246.44036306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7191.590286709">
                <text:p>107191.59028670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7246.319264505">
                <text:p>107246.31926450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7246.319264505">
                <text:p>107246.31926450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7191.571615428">
                <text:p>107191.57161542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7191.571615428">
                <text:p>107191.57161542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7191.571615428">
                <text:p>107191.57161542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7191.571615428">
                <text:p>107191.571615428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7267.923138216">
                <text:p>107267.92313821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7267.923138216">
                <text:p>107267.92313821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7191.530035579">
                <text:p>107191.53003557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7191.530035579">
                <text:p>107191.53003557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7267.739433462">
                <text:p>107267.73943346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7349.748408564">
                <text:p>107349.74840856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7267.613941533">
                <text:p>107267.61394153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7185.605062373">
                <text:p>107185.60506237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7267.488641489">
                <text:p>107267.48864148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7185.479858124">
                <text:p>107185.47985812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7267.363341591">
                <text:p>107267.36334159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7267.363341591">
                <text:p>107267.36334159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7267.363341591">
                <text:p>107267.36334159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7267.363341591">
                <text:p>107267.36334159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7267.363341591">
                <text:p>107267.36334159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7185.354654021">
                <text:p>107185.35465402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7185.354654021">
                <text:p>107185.35465402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7103.471266202">
                <text:p>107103.47126620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7103.471266202">
                <text:p>107103.47126620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7103.471266202">
                <text:p>107103.47126620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7103.471266202">
                <text:p>107103.47126620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7185.229641215">
                <text:p>107185.22964121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7185.229641215">
                <text:p>107185.22964121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7267.112933531">
                <text:p>107267.11293353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7185.104437404">
                <text:p>107185.10443740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7348.870830738">
                <text:p>107348.8708307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7513.13842191">
                <text:p>107513.13842191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7513.13842191">
                <text:p>107513.1384219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7513.13842191">
                <text:p>107513.1384219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7705.840864329">
                <text:p>107705.84086432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7821.733998813">
                <text:p>107821.73399881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7744.045932582">
                <text:p>107744.04593258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7705.231235002">
                <text:p>107705.23123500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7744.006529686">
                <text:p>107744.00652968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7744.006529686">
                <text:p>107744.00652968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7744.006529686">
                <text:p>107744.00652968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7744.006529686">
                <text:p>107744.006529686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7744.006529686">
                <text:p>107744.006529686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7578.501143312">
                <text:p>107578.50114331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7578.501143312">
                <text:p>107578.50114331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7578.501143312">
                <text:p>107578.50114331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7578.501143312">
                <text:p>107578.50114331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7578.501143312">
                <text:p>107578.50114331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7578.501143312">
                <text:p>107578.50114331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7660.999993882">
                <text:p>107660.99999388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7619.687254053">
                <text:p>107619.68725405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7619.687254053">
                <text:p>107619.68725405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7578.406207926">
                <text:p>107578.40620792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7578.406207926">
                <text:p>107578.406207926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7495.844115671">
                <text:p>107495.844115671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7578.27957895">
                <text:p>107578.2795789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7536.998581414">
                <text:p>107536.99858141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7578.2479096">
                <text:p>107578.247909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7660.809880367">
                <text:p>107660.80988036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7578.121086296">
                <text:p>107578.121086296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7495.559212861">
                <text:p>107495.559212861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7495.559212861">
                <text:p>107495.55921286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7536.776835258">
                <text:p>107536.776835258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7578.026078386">
                <text:p>107578.02607838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7536.745178126">
                <text:p>107536.74517812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7742.991333052">
                <text:p>107742.99133305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7660.175813195">
                <text:p>107660.17581319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7742.864120272">
                <text:p>107742.86412027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7660.048698196">
                <text:p>107660.04869819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7660.048698196">
                <text:p>107660.04869819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7742.736907642">
                <text:p>107742.7369076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7742.736907642">
                <text:p>107742.73690764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07825.552231936">
                <text:p>107825.55223193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07742.60949945">
                <text:p>107742.6094994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7742.60949945">
                <text:p>107742.6094994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07742.60949945">
                <text:p>107742.6094994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07825.424725814">
                <text:p>107825.42472581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7825.424725814">
                <text:p>107825.424725814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07825.424725814">
                <text:p>107825.424725814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07825.424725814">
                <text:p>107825.424725814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07991.309994623">
                <text:p>107991.30999462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07908.11175888">
                <text:p>107908.1117588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07908.11175888">
                <text:p>107908.1117588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07991.181898802">
                <text:p>107991.18189880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7907.983761746">
                <text:p>107907.983761746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7991.053803133">
                <text:p>107991.05380313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7991.053803133">
                <text:p>107991.053803133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7941.503745864">
                <text:p>107941.503745864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7990.93709519">
                <text:p>107990.93709519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7941.498793424">
                <text:p>107941.49879342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7941.498793424">
                <text:p>107941.498793424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7941.498793424">
                <text:p>107941.49879342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7990.876420997">
                <text:p>107990.87642099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07941.438147007">
                <text:p>107941.43814700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07990.760152852">
                <text:p>107990.76015285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08040.087174335">
                <text:p>108040.08717433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8040.087174335">
                <text:p>108040.08717433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08040.087174335">
                <text:p>108040.08717433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08040.087174335">
                <text:p>108040.08717433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08057.193897627">
                <text:p>108057.193897627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08057.193897627">
                <text:p>108057.19389762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08091.362138488">
                <text:p>108091.36213848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08091.362138488">
                <text:p>108091.36213848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08125.478904408">
                <text:p>108125.47890440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08125.478904408">
                <text:p>108125.47890440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08125.478904408">
                <text:p>108125.47890440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08125.478904408">
                <text:p>108125.47890440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08123.252179887">
                <text:p>108123.25217988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8121.016241124">
                <text:p>108121.016241124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08125.476410647">
                <text:p>108125.47641064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08121.037919846">
                <text:p>108121.037919846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08121.037919846">
                <text:p>108121.03791984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08123.260514697">
                <text:p>108123.26051469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08123.260514697">
                <text:p>108123.26051469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08121.037106489">
                <text:p>108121.03710648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08125.472364797">
                <text:p>108125.47236479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08123.258077676">
                <text:p>108123.25807767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08116.457552525">
                <text:p>108116.45755252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08130.001830345">
                <text:p>108130.00183034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08130.001830345">
                <text:p>108130.00183034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08136.777774327">
                <text:p>108136.777774327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08129.996148658">
                <text:p>108129.99614865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08129.996148658">
                <text:p>108129.99614865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08136.772092284">
                <text:p>108136.77209228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08136.772092284">
                <text:p>108136.77209228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08136.772092284">
                <text:p>108136.77209228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08129.982916583">
                <text:p>108129.98291658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08051.294502673">
                <text:p>108051.294502673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08090.549218015">
                <text:p>108090.54921801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08129.805099832">
                <text:p>108129.80509983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08051.550511372">
                <text:p>108051.55051137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8090.545978811">
                <text:p>108090.54597881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08090.545978811">
                <text:p>108090.54597881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08012.380396032">
                <text:p>108012.38039603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08012.380396032">
                <text:p>108012.38039603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08051.374515565">
                <text:p>108051.37451556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08012.379111642">
                <text:p>108012.37911164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08077.169294629">
                <text:p>108077.16929462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08077.169294629">
                <text:p>108077.16929462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08077.169294629">
                <text:p>108077.16929462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08077.169294629">
                <text:p>108077.16929462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08077.169294629">
                <text:p>108077.16929462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077.169294629">
                <text:p>108077.16929462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8143.364850043">
                <text:p>108143.36485004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8143.364850043">
                <text:p>108143.36485004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08143.364850043">
                <text:p>108143.364850043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08143.364850043">
                <text:p>108143.36485004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08059.597720028">
                <text:p>108059.59772002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08059.597720028">
                <text:p>108059.59772002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08059.597720028">
                <text:p>108059.597720028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07975.960260492">
                <text:p>107975.96026049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07975.960260492">
                <text:p>107975.96026049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07975.960260492">
                <text:p>107975.96026049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08059.468350407">
                <text:p>108059.46835040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08059.468350407">
                <text:p>108059.468350407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8059.468350407">
                <text:p>108059.46835040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08059.468350407">
                <text:p>108059.46835040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08059.468350407">
                <text:p>108059.46835040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08059.468350407">
                <text:p>108059.46835040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08226.743069216">
                <text:p>108226.743069216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08184.794719189">
                <text:p>108184.79471918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08142.878874664">
                <text:p>108142.87887466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08142.878874664">
                <text:p>108142.87887466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08142.878874664">
                <text:p>108142.8788746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08142.878874664">
                <text:p>108142.87887466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08142.878874664">
                <text:p>108142.87887466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08142.878874664">
                <text:p>108142.87887466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08059.112121082">
                <text:p>108059.11212108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08059.112121082">
                <text:p>108059.11212108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08059.112121082">
                <text:p>108059.11212108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07975.475037397">
                <text:p>107975.47503739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07975.475037397">
                <text:p>107975.475037397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07975.475037397">
                <text:p>107975.475037397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08058.982752043">
                <text:p>108058.982752043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07975.345768489">
                <text:p>107975.345768489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08058.853383159">
                <text:p>108058.85338315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08142.490266582">
                <text:p>108142.49026658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08058.723814013">
                <text:p>108058.72381401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07891.450247738">
                <text:p>107891.45024773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07974.828493679">
                <text:p>107974.82849367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7891.321279067">
                <text:p>107891.321279067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7891.321279067">
                <text:p>107891.32127906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7974.699425341">
                <text:p>107974.69942534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07891.192310549">
                <text:p>107891.19231054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07974.570357157">
                <text:p>107974.57035715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07891.063342187">
                <text:p>107891.06334218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07891.063342187">
                <text:p>107891.0633421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07891.063342187">
                <text:p>107891.063342187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07974.441289128">
                <text:p>107974.441289128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07974.441289128">
                <text:p>107974.44128912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07974.441289128">
                <text:p>107974.441289128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07974.441289128">
                <text:p>107974.44128912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07974.441289128">
                <text:p>107974.44128912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07890.934373978">
                <text:p>107890.93437397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07890.934373978">
                <text:p>107890.93437397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07890.934373978">
                <text:p>107890.934373978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07974.312221253">
                <text:p>107974.31222125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07974.312221253">
                <text:p>107974.31222125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07974.312221253">
                <text:p>107974.31222125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07974.312221253">
                <text:p>107974.31222125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08057.819036583">
                <text:p>108057.81903658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07999.166035638">
                <text:p>107999.16603563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07999.166035638">
                <text:p>107999.16603563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08173.139784164">
                <text:p>108173.139784164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08173.139784164">
                <text:p>108173.13978416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08289.065093195">
                <text:p>108289.06509319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08347.115878187">
                <text:p>108347.11587818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08519.783287813">
                <text:p>108519.78328781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08462.064095069">
                <text:p>108462.06409506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08519.644889454">
                <text:p>108519.64488945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08519.644889454">
                <text:p>108519.64488945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08544.636588673">
                <text:p>108544.63658867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08544.636588673">
                <text:p>108544.636588673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08544.636588673">
                <text:p>108544.63658867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08569.626329274">
                <text:p>108569.62632927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08569.626329274">
                <text:p>108569.62632927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08569.626329274">
                <text:p>108569.626329274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08569.626329274">
                <text:p>108569.62632927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8544.224715179">
                <text:p>108544.224715179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08544.224715179">
                <text:p>108544.22471517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08544.224715179">
                <text:p>108544.22471517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08544.224715179">
                <text:p>108544.22471517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08544.224715179">
                <text:p>108544.22471517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08544.224715179">
                <text:p>108544.22471517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08625.188909332">
                <text:p>108625.18890933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08625.188909332">
                <text:p>108625.18890933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08584.433989648">
                <text:p>108584.43398964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08584.433989648">
                <text:p>108584.43398964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08584.433989648">
                <text:p>108584.43398964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08584.433989648">
                <text:p>108584.433989648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08502.837929059">
                <text:p>108502.837929059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08502.837929059">
                <text:p>108502.83792905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8577.638957312">
                <text:p>108577.63895731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08577.638957312">
                <text:p>108577.63895731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08502.64486112">
                <text:p>108502.6448611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08502.64486112">
                <text:p>108502.6448611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08577.862791438">
                <text:p>108577.862791438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08653.191532771">
                <text:p>108653.19153277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08653.191532771">
                <text:p>108653.19153277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08653.191532771">
                <text:p>108653.19153277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08577.751730614">
                <text:p>108577.751730614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08577.751730614">
                <text:p>108577.75173061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08577.751730614">
                <text:p>108577.75173061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08577.751730614">
                <text:p>108577.75173061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08577.751730614">
                <text:p>108577.75173061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08577.751730614">
                <text:p>108577.75173061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08662.379752227">
                <text:p>108662.37975222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08577.619705619">
                <text:p>108577.61970561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08662.247624329">
                <text:p>108662.24762432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08662.247624329">
                <text:p>108662.24762432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08577.487680785">
                <text:p>108577.48768078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08577.487680785">
                <text:p>108577.48768078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08577.487680785">
                <text:p>108577.48768078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08662.115496592">
                <text:p>108662.11549659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08577.355656111">
                <text:p>108577.35565611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08661.983369015">
                <text:p>108661.98336901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08407.704156763">
                <text:p>108407.704156763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08745.160045189">
                <text:p>108745.160045189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08745.160045189">
                <text:p>108745.16004518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08660.269209869">
                <text:p>108660.269209869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08660.269209869">
                <text:p>108660.26920986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08575.510809549">
                <text:p>108575.510809549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08575.510809549">
                <text:p>108575.51080954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08575.510809549">
                <text:p>108575.510809549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08490.884534561">
                <text:p>108490.884534561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08490.884534561">
                <text:p>108490.88453456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08490.884534561">
                <text:p>108490.884534561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08490.884534561">
                <text:p>108490.88453456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08490.884534561">
                <text:p>108490.88453456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08575.378992921">
                <text:p>108575.37899292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08490.752820674">
                <text:p>108490.75282067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08575.247176454">
                <text:p>108575.24717645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08490.621106947">
                <text:p>108490.62110694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08490.621106947">
                <text:p>108490.62110694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08490.621106947">
                <text:p>108490.62110694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08490.621106947">
                <text:p>108490.62110694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08575.115360146">
                <text:p>108575.115360146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08659.741326912">
                <text:p>108659.74132691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8659.741326912">
                <text:p>108659.74132691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08659.741326912">
                <text:p>108659.74132691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08659.741326912">
                <text:p>108659.74132691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08659.741326912">
                <text:p>108659.74132691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08659.741326912">
                <text:p>108659.74132691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08574.983338357">
                <text:p>108574.98333835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08574.983338357">
                <text:p>108574.983338357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08659.609202222">
                <text:p>108659.60920222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08659.609202222">
                <text:p>108659.60920222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08659.609202222">
                <text:p>108659.60920222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08151.061889263">
                <text:p>108151.061889263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08738.83939953">
                <text:p>108738.8393995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08738.83939953">
                <text:p>108738.83939953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08738.83939953">
                <text:p>108738.83939953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08653.95349836">
                <text:p>108653.95349836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08653.95349836">
                <text:p>108653.9534983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08145.432655154">
                <text:p>108145.432655154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08813.784863178">
                <text:p>108813.78486317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08817.185187695">
                <text:p>108817.18518769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08902.198613623">
                <text:p>108902.198613623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08902.198613623">
                <text:p>108902.19861362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09072.491340149">
                <text:p>109072.49134014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09072.491340149">
                <text:p>109072.49134014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09157.904410893">
                <text:p>109157.90441089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09157.904410893">
                <text:p>109157.90441089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09157.904410893">
                <text:p>109157.904410893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09157.904410893">
                <text:p>109157.90441089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09328.998304954">
                <text:p>109328.99830495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09371.906075089">
                <text:p>109371.90607508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09328.964612162">
                <text:p>109328.96461216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09328.964612162">
                <text:p>109328.96461216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09328.964612162">
                <text:p>109328.96461216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09328.964612162">
                <text:p>109328.96461216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09157.333584514">
                <text:p>109157.333584514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09242.880084188">
                <text:p>109242.88008418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9157.199393926">
                <text:p>109157.199393926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9157.199393926">
                <text:p>109157.19939392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9157.199393926">
                <text:p>109157.19939392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09157.199393926">
                <text:p>109157.199393926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09157.199393926">
                <text:p>109157.199393926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09328.292182945">
                <text:p>109328.29218294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09242.47719693">
                <text:p>109242.4771969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09242.47719693">
                <text:p>109242.4771969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09156.796822658">
                <text:p>109156.79682265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09327.888980687">
                <text:p>109327.88898068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09327.888980687">
                <text:p>109327.888980687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09242.074311157">
                <text:p>109242.074311157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09327.754369441">
                <text:p>109327.754369441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09499.383497179">
                <text:p>109499.38349717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09499.383497179">
                <text:p>109499.38349717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09499.383497179">
                <text:p>109499.383497179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09671.552339156">
                <text:p>109671.552339156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09498.84123311">
                <text:p>109498.8412331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09498.84123311">
                <text:p>109498.84123311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09541.88323045">
                <text:p>109541.8832304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09498.807381755">
                <text:p>109498.80738175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09498.807381755">
                <text:p>109498.80738175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09498.807381755">
                <text:p>109498.80738175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09578.25762143">
                <text:p>109578.2576214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09578.25762143">
                <text:p>109578.2576214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09657.919103672">
                <text:p>109657.91910367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09657.919103672">
                <text:p>109657.91910367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09578.136937745">
                <text:p>109578.13693774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09657.798332251">
                <text:p>109657.79833225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09657.798332251">
                <text:p>109657.7983322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09657.798332251">
                <text:p>109657.798332251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09657.798332251">
                <text:p>109657.79833225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9590.708089305">
                <text:p>109590.70808930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09657.704532356">
                <text:p>109657.704532356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09590.690932019">
                <text:p>109590.690932019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09657.534582586">
                <text:p>109657.53458258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09590.673732965">
                <text:p>109590.67373296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09590.673732965">
                <text:p>109590.67373296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09590.673732965">
                <text:p>109590.67373296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09590.673732965">
                <text:p>109590.67373296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09657.517373042">
                <text:p>109657.51737304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09657.517373042">
                <text:p>109657.51737304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09644.127725661">
                <text:p>109644.127725661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09657.551332839">
                <text:p>109657.55133283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09657.551332839">
                <text:p>109657.55133283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09644.053453371">
                <text:p>109644.053453371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09644.053453371">
                <text:p>109644.053453371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09684.094134061">
                <text:p>109684.09413406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09684.094134061">
                <text:p>109684.09413406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9684.094134061">
                <text:p>109684.09413406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9684.094134061">
                <text:p>109684.094134061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9697.616575898">
                <text:p>109697.616575898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09758.041488607">
                <text:p>109758.04148860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09758.041488607">
                <text:p>109758.04148860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09818.382409536">
                <text:p>109818.382409536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09818.382409536">
                <text:p>109818.38240953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09818.382409536">
                <text:p>109818.38240953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9848.571753208">
                <text:p>109848.57175320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09698.722895843">
                <text:p>109698.722895843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09638.747009571">
                <text:p>109638.747009571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09638.747009571">
                <text:p>109638.74700957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09638.747009571">
                <text:p>109638.74700957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09638.747009571">
                <text:p>109638.74700957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09638.747009571">
                <text:p>109638.7470095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09638.747009571">
                <text:p>109638.74700957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09566.858492004">
                <text:p>109566.85849200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09566.858492004">
                <text:p>109566.85849200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09639.09048503">
                <text:p>109639.0904850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9639.09048503">
                <text:p>109639.09048503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09602.989701381">
                <text:p>109602.98970138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09566.897016371">
                <text:p>109566.89701637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09566.897016371">
                <text:p>109566.897016371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09642.862968137">
                <text:p>109642.86296813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09642.862968137">
                <text:p>109642.862968137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09566.904393247">
                <text:p>109566.904393247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09642.782428601">
                <text:p>109642.78242860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09642.782428601">
                <text:p>109642.78242860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09642.782428601">
                <text:p>109642.78242860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09718.917386149">
                <text:p>109718.91738614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09794.956765526">
                <text:p>109794.956765526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09719.012797501">
                <text:p>109719.01279750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09567.110123612">
                <text:p>109567.11012361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09567.110123612">
                <text:p>109567.11012361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09567.110123612">
                <text:p>109567.11012361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09641.668463655">
                <text:p>109641.66846365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09641.668463655">
                <text:p>109641.66846365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09716.478450864">
                <text:p>109716.478450864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09567.56638582">
                <text:p>109567.5663858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09642.038827736">
                <text:p>109642.03882773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09567.660585856">
                <text:p>109567.66058585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09641.961271133">
                <text:p>109641.96127113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09641.961271133">
                <text:p>109641.961271133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09717.935666899">
                <text:p>109717.93566689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09755.908257051">
                <text:p>109755.90825705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9642.290795074">
                <text:p>109642.29079507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09717.959901682">
                <text:p>109717.95990168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09717.959901682">
                <text:p>109717.95990168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09717.959901682">
                <text:p>109717.95990168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09717.959901682">
                <text:p>109717.959901682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09793.534682514">
                <text:p>109793.5346825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09718.054064267">
                <text:p>109718.05406426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9642.565850893">
                <text:p>109642.565850893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9642.565850893">
                <text:p>109642.565850893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09729.082231177">
                <text:p>109729.082231177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09815.598595087">
                <text:p>109815.59859508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09729.082247538">
                <text:p>109729.08224753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09815.598611461">
                <text:p>109815.5986114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09729.181325031">
                <text:p>109729.18132503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09772.427152754">
                <text:p>109772.42715275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09815.6957484">
                <text:p>109815.695748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09815.6957484">
                <text:p>109815.695748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09599.352770172">
                <text:p>109599.35277017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09642.621365817">
                <text:p>109642.621365817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09685.889961463">
                <text:p>109685.889961463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09685.889961463">
                <text:p>109685.889961463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09685.889961463">
                <text:p>109685.88996146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09729.158557108">
                <text:p>109729.15855710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09685.889961463">
                <text:p>109685.88996146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09685.889961463">
                <text:p>109685.88996146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09685.889961463">
                <text:p>109685.88996146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9639.22089795">
                <text:p>109639.2208979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09639.22089795">
                <text:p>109639.2208979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09682.488151658">
                <text:p>109682.48815165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09639.22089795">
                <text:p>109639.2208979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09725.755405367">
                <text:p>109725.755405367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09697.892816509">
                <text:p>109697.89281650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09697.892816509">
                <text:p>109697.89281650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09660.066948296">
                <text:p>109660.066948296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09793.362543626">
                <text:p>109793.36254362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09759.923309465">
                <text:p>109759.92330946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09759.923309465">
                <text:p>109759.92330946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09743.055293178">
                <text:p>109743.05529317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09743.055293178">
                <text:p>109743.05529317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09743.055293178">
                <text:p>109743.05529317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09743.055293178">
                <text:p>109743.055293178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09743.055293178">
                <text:p>109743.05529317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09726.181237446">
                <text:p>109726.181237446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09741.412363045">
                <text:p>109741.41236304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09726.167156798">
                <text:p>109726.16715679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09726.167156798">
                <text:p>109726.16715679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09726.167156798">
                <text:p>109726.167156798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09726.167156798">
                <text:p>109726.16715679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09726.167156798">
                <text:p>109726.16715679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9726.167156798">
                <text:p>109726.16715679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09731.162134043">
                <text:p>109731.162134043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09726.163005453">
                <text:p>109726.16300545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09726.163005453">
                <text:p>109726.16300545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09731.157982509">
                <text:p>109731.15798250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09726.158854108">
                <text:p>109726.15885410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09736.096722469">
                <text:p>109736.09672246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09736.096722469">
                <text:p>109736.09672246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09731.126003809">
                <text:p>109731.12600380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09731.126003809">
                <text:p>109731.126003809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09731.126003809">
                <text:p>109731.126003809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9731.126003809">
                <text:p>109731.12600380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09706.698827295">
                <text:p>109706.69882729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09731.139750489">
                <text:p>109731.13975048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09731.139750489">
                <text:p>109731.13975048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09706.616425949">
                <text:p>109706.61642594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09706.616425949">
                <text:p>109706.61642594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09682.047087291">
                <text:p>109682.04708729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09682.047087291">
                <text:p>109682.04708729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09682.047087291">
                <text:p>109682.04708729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09706.630234716">
                <text:p>109706.630234716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09642.606724651">
                <text:p>109642.60672465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09642.606724651">
                <text:p>109642.60672465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09706.643174917">
                <text:p>109706.643174917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09642.703545732">
                <text:p>109642.7035457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09642.703545732">
                <text:p>109642.70354573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9642.703545732">
                <text:p>109642.70354573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9706.740052546">
                <text:p>109706.740052546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09642.716478393">
                <text:p>109642.71647839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09796.379876588">
                <text:p>109796.37987658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09701.582211001">
                <text:p>109701.58221100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09705.02939884">
                <text:p>109705.0293988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09677.451896124">
                <text:p>109677.451896124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09684.346271803">
                <text:p>109684.34627180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09613.678921093">
                <text:p>109613.67892109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09618.849702852">
                <text:p>109618.8497028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9534.393600784">
                <text:p>109534.39360078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9592.995794056">
                <text:p>109592.99579405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09618.849702852">
                <text:p>109618.84970285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09624.020484611">
                <text:p>109624.0204846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09534.393600784">
                <text:p>109534.39360078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09582.654230537">
                <text:p>109582.654230537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09534.393600784">
                <text:p>109534.393600784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09448.213904796">
                <text:p>109448.21390479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09448.213904796">
                <text:p>109448.213904796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9448.213904796">
                <text:p>109448.213904796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9534.393600784">
                <text:p>109534.393600784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09505.092504148">
                <text:p>109505.09250414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09448.213904796">
                <text:p>109448.213904796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09534.393600784">
                <text:p>109534.393600784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09534.393600784">
                <text:p>109534.39360078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09574.036260938">
                <text:p>109574.036260938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09879.112384736">
                <text:p>109879.112384736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09879.112384736">
                <text:p>109879.112384736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09879.112384736">
                <text:p>109879.11238473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09706.75299276">
                <text:p>109706.75299276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09620.573296772">
                <text:p>109620.57329677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09792.932688748">
                <text:p>109792.93268874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09879.112384736">
                <text:p>109879.11238473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09965.292080724">
                <text:p>109965.292080724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09455.322967982">
                <text:p>109455.32296798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09526.753785966">
                <text:p>109526.75378596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09526.753785966">
                <text:p>109526.75378596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09526.753785966">
                <text:p>109526.75378596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09526.753785966">
                <text:p>109526.753785966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09526.753785966">
                <text:p>109526.753785966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09490.125210194">
                <text:p>109490.125210194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09490.125210194">
                <text:p>109490.125210194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9490.125210194">
                <text:p>109490.125210194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09490.125210194">
                <text:p>109490.125210194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09490.125210194">
                <text:p>109490.125210194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09597.458806177">
                <text:p>109597.458806177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09597.458806177">
                <text:p>109597.45880617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09597.458806177">
                <text:p>109597.458806177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09597.458806177">
                <text:p>109597.458806177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09525.77892278">
                <text:p>109525.7789227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09525.77892278">
                <text:p>109525.77892278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09597.001533711">
                <text:p>109597.001533711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09614.841810789">
                <text:p>109614.84181078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09597.504702966">
                <text:p>109597.50470296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09597.504702966">
                <text:p>109597.50470296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09614.827802728">
                <text:p>109614.82780272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09597.499752332">
                <text:p>109597.499752332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09597.499752332">
                <text:p>109597.49975233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09597.499752332">
                <text:p>109597.49975233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09562.898746638">
                <text:p>109562.89874663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09597.461951935">
                <text:p>109597.46195193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09562.897027177">
                <text:p>109562.89702717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09580.160614749">
                <text:p>109580.16061474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09580.160614749">
                <text:p>109580.16061474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09562.847289876">
                <text:p>109562.847289876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09597.645509649">
                <text:p>109597.645509649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09597.645509649">
                <text:p>109597.645509649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09562.845655245">
                <text:p>109562.84565524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09562.845655245">
                <text:p>109562.84565524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09562.845655245">
                <text:p>109562.84565524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09614.865729731">
                <text:p>109614.86572973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09597.501764712">
                <text:p>109597.50176471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09597.501764712">
                <text:p>109597.50176471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09564.894898182">
                <text:p>109564.89489818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9597.432781912">
                <text:p>109597.432781912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09564.859926154">
                <text:p>109564.85992615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09597.397799499">
                <text:p>109597.39779949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09597.397799499">
                <text:p>109597.397799499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09597.397799499">
                <text:p>109597.39779949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9630.004635098">
                <text:p>109630.00463509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09597.396742778">
                <text:p>109597.39674277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09662.339339169">
                <text:p>109662.339339169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09662.339339169">
                <text:p>109662.33933916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09693.554888932">
                <text:p>109693.554888932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09662.33852222">
                <text:p>109662.3385222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09662.33852222">
                <text:p>109662.3385222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09677.926070228">
                <text:p>109677.926070228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09693.517865806">
                <text:p>109693.517865806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09662.349992271">
                <text:p>109662.349992271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09662.349992271">
                <text:p>109662.34999227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09646.770518664">
                <text:p>109646.770518664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9665.471597529">
                <text:p>109665.47159752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9646.745404948">
                <text:p>109646.745404948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09665.475767075">
                <text:p>109665.475767075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09646.720223916">
                <text:p>109646.72022391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09646.720223916">
                <text:p>109646.72022391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09646.720223916">
                <text:p>109646.72022391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09625.490350806">
                <text:p>109625.490350806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09689.059681554">
                <text:p>109689.059681554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09667.838385064">
                <text:p>109667.838385064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09689.041773589">
                <text:p>109689.04177358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09689.041773589">
                <text:p>109689.04177358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09689.041773589">
                <text:p>109689.041773589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09689.041773589">
                <text:p>109689.04177358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09667.742567497">
                <text:p>109667.74256749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09689.023764349">
                <text:p>109689.02376434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09609.229281134">
                <text:p>109609.22928113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09635.770125182">
                <text:p>109635.770125182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09635.770125182">
                <text:p>109635.77012518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09556.201345333">
                <text:p>109556.201345333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9556.201345333">
                <text:p>109556.201345333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09529.624473256">
                <text:p>109529.624473256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09529.624473256">
                <text:p>109529.62447325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09529.624473256">
                <text:p>109529.624473256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09502.959510436">
                <text:p>109502.959510436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09529.600612558">
                <text:p>109529.60061255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09506.987255487">
                <text:p>109506.987255487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09506.987255487">
                <text:p>109506.987255487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09506.987255487">
                <text:p>109506.98725548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09506.987255487">
                <text:p>109506.987255487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09552.571213167">
                <text:p>109552.57121316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09506.9328194">
                <text:p>109506.9328194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09506.9328194">
                <text:p>109506.9328194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09552.516754421">
                <text:p>109552.516754421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09552.516754421">
                <text:p>109552.51675442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9621.17489522">
                <text:p>109621.1748952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09631.660968657">
                <text:p>109631.66096865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09610.611310781">
                <text:p>109610.611310781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09631.618077201">
                <text:p>109631.618077201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09642.140088048">
                <text:p>109642.140088048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09642.140088048">
                <text:p>109642.140088048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09642.140088048">
                <text:p>109642.140088048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09642.140088048">
                <text:p>109642.140088048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09642.140088048">
                <text:p>109642.14008804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09631.593228939">
                <text:p>109631.593228939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09642.143445027">
                <text:p>109642.14344502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09659.357081952">
                <text:p>109659.357081952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09659.357081952">
                <text:p>109659.357081952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09653.600765029">
                <text:p>109653.60076502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09647.823675796">
                <text:p>109647.82367579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09647.823675796">
                <text:p>109647.823675796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09653.602893716">
                <text:p>109653.602893716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09647.79757142">
                <text:p>109647.7975714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09653.59874905">
                <text:p>109653.59874905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9653.59874905">
                <text:p>109653.5987490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9653.59874905">
                <text:p>109653.59874905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09657.520316779">
                <text:p>109657.52031677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09649.682377041">
                <text:p>109649.68237704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09649.682377041">
                <text:p>109649.682377041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09657.505138439">
                <text:p>109657.50513843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09641.914059776">
                <text:p>109641.91405977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09649.687939322">
                <text:p>109649.68793932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09657.468429628">
                <text:p>109657.468429628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09649.689724465">
                <text:p>109649.689724465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09657.453433941">
                <text:p>109657.453433941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09657.453433941">
                <text:p>109657.453433941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09657.453433941">
                <text:p>109657.45343394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09659.794589297">
                <text:p>109659.794589297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09662.131449778">
                <text:p>109662.131449778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09662.131449778">
                <text:p>109662.131449778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09662.131449778">
                <text:p>109662.131449778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9659.796359522">
                <text:p>109659.79635952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09659.796359522">
                <text:p>109659.796359522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09657.459499005">
                <text:p>109657.459499005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09657.459499005">
                <text:p>109657.459499005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09657.459499005">
                <text:p>109657.459499005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09657.459499005">
                <text:p>109657.45949900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09689.907428825">
                <text:p>109689.90742882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09722.44469992">
                <text:p>109722.44469992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09743.182775176">
                <text:p>109743.182775176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09315.500846979">
                <text:p>109315.500846979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09828.719160815">
                <text:p>109828.719160815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09614.878196717">
                <text:p>109614.878196717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09614.878196717">
                <text:p>109614.878196717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09614.878196717">
                <text:p>109614.878196717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09614.878196717">
                <text:p>109614.878196717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09614.878196717">
                <text:p>109614.878196717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09614.878196717">
                <text:p>109614.878196717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9401.037232619">
                <text:p>109401.03723261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09486.573618258">
                <text:p>109486.573618258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09572.110003897">
                <text:p>109572.110003897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9743.182775176">
                <text:p>109743.182775176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09657.646389536">
                <text:p>109657.646389536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09914.255546454">
                <text:p>109914.255546454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09828.719160815">
                <text:p>109828.71916081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09828.719160815">
                <text:p>109828.71916081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09828.719160815">
                <text:p>109828.719160815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09828.719160815">
                <text:p>109828.7191608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0427.47386029">
                <text:p>110427.4738602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10598.546631568">
                <text:p>110598.546631568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10598.546631568">
                <text:p>110598.546631568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10598.546631568">
                <text:p>110598.546631568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10650.341934908">
                <text:p>110650.341934908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10650.341934908">
                <text:p>110650.34193490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10753.585650716">
                <text:p>110753.585650716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10856.349037825">
                <text:p>110856.34903782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10907.699162176">
                <text:p>110907.699162176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10907.699162176">
                <text:p>110907.69916217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10907.699162176">
                <text:p>110907.699162176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10856.364800584">
                <text:p>110856.364800584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10856.364800584">
                <text:p>110856.364800584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10856.364800584">
                <text:p>110856.364800584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10896.203737078">
                <text:p>110896.20373707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10935.986098079">
                <text:p>110935.98609807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10896.260193563">
                <text:p>110896.260193563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10975.425253657">
                <text:p>110975.425253657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10975.425253657">
                <text:p>110975.425253657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10975.425253657">
                <text:p>110975.425253657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10935.795726491">
                <text:p>110935.79572649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10935.795726491">
                <text:p>110935.79572649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10935.795726491">
                <text:p>110935.795726491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10935.795726491">
                <text:p>110935.795726491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10935.795726491">
                <text:p>110935.795726491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10935.795726491">
                <text:p>110935.79572649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11013.100348393">
                <text:p>111013.10034839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10974.519320248">
                <text:p>110974.519320248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10974.519320248">
                <text:p>110974.519320248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10935.960796399">
                <text:p>110935.96079639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10974.496893827">
                <text:p>110974.496893827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10974.496893827">
                <text:p>110974.49689382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1012.978161529">
                <text:p>111012.9781615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0972.041571973">
                <text:p>110972.041571973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11013.325352494">
                <text:p>111013.325352494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10971.423245282">
                <text:p>110971.423245282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10929.547694681">
                <text:p>110929.547694681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10971.439643167">
                <text:p>110971.43964316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10971.439643167">
                <text:p>110971.439643167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10929.564086378">
                <text:p>110929.564086378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10929.564086378">
                <text:p>110929.56408637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10929.564086378">
                <text:p>110929.564086378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10929.564086378">
                <text:p>110929.564086378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10888.423086817">
                <text:p>110888.423086817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10888.423086817">
                <text:p>110888.42308681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10929.538374376">
                <text:p>110929.538374376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10929.538374376">
                <text:p>110929.538374376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0888.439480933">
                <text:p>110888.439480933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10929.55477457">
                <text:p>110929.55477457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10929.55477457">
                <text:p>110929.5547745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10929.55477457">
                <text:p>110929.55477457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10970.695770678">
                <text:p>110970.695770678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10970.695770678">
                <text:p>110970.695770678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10937.81478373">
                <text:p>110937.8147837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10937.81478373">
                <text:p>110937.81478373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10970.745008608">
                <text:p>110970.745008608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10970.745008608">
                <text:p>110970.745008608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10970.745008608">
                <text:p>110970.74500860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11003.626010146">
                <text:p>111003.626010146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11003.626010146">
                <text:p>111003.626010146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10970.794122049">
                <text:p>110970.79412204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10937.94671632">
                <text:p>110937.94671632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10970.776101373">
                <text:p>110970.776101373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0997.860024149">
                <text:p>110997.860024149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10997.860024149">
                <text:p>110997.86002414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10970.817911752">
                <text:p>110970.81791175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10970.817911752">
                <text:p>110970.817911752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11087.23751262">
                <text:p>111087.2375126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11087.23751262">
                <text:p>111087.23751262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11029.399124249">
                <text:p>111029.39912424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11029.399124249">
                <text:p>111029.39912424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11029.399124249">
                <text:p>111029.39912424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11059.532826667">
                <text:p>111059.532826667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11025.904467314">
                <text:p>111025.904467314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11059.507377815">
                <text:p>111059.507377815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11025.920074017">
                <text:p>111025.92007401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11059.481956874">
                <text:p>111059.481956874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11025.812332584">
                <text:p>111025.812332584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11025.812332584">
                <text:p>111025.81233258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10958.688632008">
                <text:p>110958.688632008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10958.688632008">
                <text:p>110958.68863200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10925.136480101">
                <text:p>110925.136480101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10925.136480101">
                <text:p>110925.136480101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10925.136480101">
                <text:p>110925.13648010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10953.099569012">
                <text:p>110953.099569012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10953.099569012">
                <text:p>110953.099569012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10953.099569012">
                <text:p>110953.099569012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10925.176572782">
                <text:p>110925.17657278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10980.779374737">
                <text:p>110980.779374737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10980.779374737">
                <text:p>110980.7793747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10952.870864058">
                <text:p>110952.870864058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10980.79380273">
                <text:p>110980.7938027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11090.284752151">
                <text:p>111090.284752151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11087.021784795">
                <text:p>111087.021784795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11087.021784795">
                <text:p>111087.021784795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11087.021784795">
                <text:p>111087.021784795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11087.021784795">
                <text:p>111087.021784795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11087.021784795">
                <text:p>111087.02178479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11090.325291094">
                <text:p>111090.32529109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11087.023124755">
                <text:p>111087.023124755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11081.551097799">
                <text:p>111081.551097799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11087.012077569">
                <text:p>111087.012077569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11092.47093324">
                <text:p>111092.47093324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11085.755539043">
                <text:p>111085.755539043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11085.755539043">
                <text:p>111085.755539043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11092.473466482">
                <text:p>111092.473466482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11085.749980679">
                <text:p>111085.749980679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11089.783847629">
                <text:p>111089.783847629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11090.591007415">
                <text:p>111090.591007415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11099.184588875">
                <text:p>111099.184588875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11094.885363705">
                <text:p>111094.885363705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11092.465797123">
                <text:p>111092.465797123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11092.465797123">
                <text:p>111092.465797123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11092.465797123">
                <text:p>111092.465797123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11094.308106527">
                <text:p>111094.308106527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11092.465689803">
                <text:p>111092.465689803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11131.654749786">
                <text:p>111131.654749786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11092.438031323">
                <text:p>111092.438031323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11007.244443875">
                <text:p>111007.24444387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11092.307466438">
                <text:p>111092.307466438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11019.041067342">
                <text:p>111019.041067342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11020.742691134">
                <text:p>111020.742691134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10922.045485713">
                <text:p>110922.045485713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11006.978139224">
                <text:p>111006.9781392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11006.978139224">
                <text:p>111006.978139224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11006.978139224">
                <text:p>111006.978139224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1006.978139224">
                <text:p>111006.978139224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11006.978139224">
                <text:p>111006.978139224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10935.525371686">
                <text:p>110935.525371686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10921.932830441">
                <text:p>110921.932830441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10921.932830441">
                <text:p>110921.932830441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10918.535527751">
                <text:p>110918.535527751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10921.932622343">
                <text:p>110921.932622343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10921.932622343">
                <text:p>110921.932622343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10837.000055251">
                <text:p>110837.000055251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10837.000055251">
                <text:p>110837.000055251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10835.304003223">
                <text:p>110835.304003223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10752.199997222">
                <text:p>110752.19999722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10836.872933">
                <text:p>110836.872933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10836.872933">
                <text:p>110836.872933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10921.675437156">
                <text:p>110921.675437156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10862.22277804">
                <text:p>110862.2227780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10751.928992465">
                <text:p>110751.92899246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10841.682084767">
                <text:p>110841.68208476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10836.593480145">
                <text:p>110836.593480145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10751.791189801">
                <text:p>110751.791189801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10690.826901072">
                <text:p>110690.82690107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10582.565196175">
                <text:p>110582.565196175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10575.812062422">
                <text:p>110575.812062422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10582.564371415">
                <text:p>110582.564371415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582.564371415">
                <text:p>110582.564371415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10596.070638819">
                <text:p>110596.07063881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10582.561071771">
                <text:p>110582.561071771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10666.975240528">
                <text:p>110666.97524052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10666.975240528">
                <text:p>110666.975240528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10666.975240528">
                <text:p>110666.975240528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10666.975240528">
                <text:p>110666.97524052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10688.956457917">
                <text:p>110688.956457917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10793.831609596">
                <text:p>110793.831609596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11683.571748717">
                <text:p>111683.571748717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11425.244289005">
                <text:p>111425.244289005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11425.244289005">
                <text:p>111425.244289005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11510.956015381">
                <text:p>111510.956015381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11596.799707464">
                <text:p>111596.799707464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11682.775670259">
                <text:p>111682.77567025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11768.884209711">
                <text:p>111768.884209711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11596.401363709">
                <text:p>111596.40136370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11741.118110197">
                <text:p>111741.118110197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11741.118110197">
                <text:p>111741.118110197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11813.761207463">
                <text:p>111813.761207463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11886.507661658">
                <text:p>111886.50766165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11886.507661658">
                <text:p>111886.507661658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11813.578143484">
                <text:p>111813.57814348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11668.520212416">
                <text:p>111668.520212416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11740.784498912">
                <text:p>111740.784498912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11740.784498912">
                <text:p>111740.78449891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11813.151345512">
                <text:p>111813.15134551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11813.151345512">
                <text:p>111813.151345512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11729.36484007">
                <text:p>111729.36484007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11896.002700059">
                <text:p>111896.00270005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11896.002700059">
                <text:p>111896.00270005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11812.520947075">
                <text:p>111812.52094707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11729.233595501">
                <text:p>111729.233595501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11812.304745266">
                <text:p>111812.304745266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11812.304745266">
                <text:p>111812.304745266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11812.304745266">
                <text:p>111812.304745266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11812.304745266">
                <text:p>111812.304745266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1812.304745266">
                <text:p>111812.304745266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11812.304745266">
                <text:p>111812.304745266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11898.713017867">
                <text:p>111898.713017867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11898.713017867">
                <text:p>111898.71301786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11898.713017867">
                <text:p>111898.713017867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11812.171089779">
                <text:p>111812.171089779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11898.579259091">
                <text:p>111898.579259091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11898.579259091">
                <text:p>111898.57925909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11898.579259091">
                <text:p>111898.579259091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11898.579259091">
                <text:p>111898.5792590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11812.037434451">
                <text:p>111812.037434451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11898.445500475">
                <text:p>111898.445500475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11984.987221666">
                <text:p>111984.98722166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11898.311534962">
                <text:p>111898.311534962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11898.311534962">
                <text:p>111898.311534962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11984.853152545">
                <text:p>111984.853152545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11898.17756961">
                <text:p>111898.17756961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11972.603271628">
                <text:p>111972.6032716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11898.078499689">
                <text:p>111898.078499689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11982.889108296">
                <text:p>111982.88910829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11984.622562718">
                <text:p>111984.622562718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12005.424659789">
                <text:p>112005.424659789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12005.424659789">
                <text:p>112005.42465978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12071.322444781">
                <text:p>112071.32244478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112071.322444781">
                <text:p>112071.322444781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12071.322444781">
                <text:p>112071.322444781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12071.322444781">
                <text:p>112071.322444781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11984.512744979">
                <text:p>111984.51274497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12071.188064441">
                <text:p>112071.188064441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12071.188064441">
                <text:p>112071.18806444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11897.568873016">
                <text:p>111897.568873016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1897.568873016">
                <text:p>111897.568873016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11984.109916228">
                <text:p>111984.109916228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11984.109916228">
                <text:p>111984.109916228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111984.109916228">
                <text:p>111984.10991622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11897.434908553">
                <text:p>111897.434908553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11897.434908553">
                <text:p>111897.434908553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11897.434908553">
                <text:p>111897.434908553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11897.434908553">
                <text:p>111897.434908553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11983.975848158">
                <text:p>111983.975848158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11897.233806447">
                <text:p>111897.23380644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11897.233806447">
                <text:p>111897.233806447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11897.233806447">
                <text:p>111897.233806447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11983.841572551">
                <text:p>111983.841572551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11983.841572551">
                <text:p>111983.841572551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11983.841572551">
                <text:p>111983.841572551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11983.841572551">
                <text:p>111983.841572551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11897.09963485">
                <text:p>111897.0996348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11983.707297106">
                <text:p>111983.707297106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1810.223629721">
                <text:p>111810.223629721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1810.223629721">
                <text:p>111810.223629721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11896.69712054">
                <text:p>111896.69712054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11896.69712054">
                <text:p>111896.69712054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11723.482419115">
                <text:p>111723.482419115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11723.482419115">
                <text:p>111723.482419115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11637.142788189">
                <text:p>111637.14278818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11550.936500321">
                <text:p>111550.936500321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11723.083007266">
                <text:p>111723.083007266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11809.422329528">
                <text:p>111809.42232952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11722.94945843">
                <text:p>111722.94945843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11720.027730223">
                <text:p>111720.027730223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11705.858380805">
                <text:p>111705.858380805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11700.190306289">
                <text:p>111700.190306289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11694.534528112">
                <text:p>111694.534528112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11694.534528112">
                <text:p>111694.534528112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11691.705836427">
                <text:p>111691.705836427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11688.875011687">
                <text:p>111688.875011687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11686.042050618">
                <text:p>111686.04205061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11680.392547879">
                <text:p>111680.39254787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11683.21813507">
                <text:p>111683.21813507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11683.21813507">
                <text:p>111683.2181350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11654.659069289">
                <text:p>111654.659069289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11626.119612286">
                <text:p>111626.119612286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11654.676928724">
                <text:p>111654.676928724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11626.134640025">
                <text:p>111626.134640025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11626.134640025">
                <text:p>111626.134640025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11626.134640025">
                <text:p>111626.13464002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11541.20836924">
                <text:p>111541.20836924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11569.560795614">
                <text:p>111569.5607956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1513.157445086">
                <text:p>111513.157445086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11513.157445086">
                <text:p>111513.157445086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11593.598442713">
                <text:p>111593.598442713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11566.860003215">
                <text:p>111566.86000321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11593.59864618">
                <text:p>111593.5986461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11540.402137036">
                <text:p>111540.402137036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11619.445419907">
                <text:p>111619.44541990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11619.445419907">
                <text:p>111619.445419907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11619.445419907">
                <text:p>111619.445419907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11619.445419907">
                <text:p>111619.44541990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11619.445419907">
                <text:p>111619.445419907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11601.749503937">
                <text:p>111601.749503937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11619.435827105">
                <text:p>111619.435827105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11601.781123933">
                <text:p>111601.781123933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11613.434594876">
                <text:p>111613.434594876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11653.779941788">
                <text:p>111653.779941788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11619.600008648">
                <text:p>111619.60000864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11637.040056392">
                <text:p>111637.040056392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11619.630954717">
                <text:p>111619.630954717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11619.630954717">
                <text:p>111619.630954717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11619.630954717">
                <text:p>111619.630954717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11616.847923732">
                <text:p>111616.84792373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11608.029275462">
                <text:p>111608.029275462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11631.168398872">
                <text:p>111631.16839887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11631.168398872">
                <text:p>111631.168398872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11665.483697341">
                <text:p>111665.483697341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11665.483697341">
                <text:p>111665.483697341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11665.483697341">
                <text:p>111665.48369734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11665.483697341">
                <text:p>111665.483697341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11665.483697341">
                <text:p>111665.483697341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11654.051486526">
                <text:p>111654.051486526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11607.370142454">
                <text:p>111607.370142454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1607.370142454">
                <text:p>111607.370142454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11607.370142454">
                <text:p>111607.370142454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11583.991225942">
                <text:p>111583.991225942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11583.991225942">
                <text:p>111583.991225942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11607.391257133">
                <text:p>111607.391257133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11630.814267832">
                <text:p>111630.814267832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11607.431158167">
                <text:p>111607.431158167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11607.431158167">
                <text:p>111607.431158167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11630.827648322">
                <text:p>111630.827648322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11630.827648322">
                <text:p>111630.827648322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11603.971175348">
                <text:p>111603.971175348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11603.971175348">
                <text:p>111603.971175348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11603.971175348">
                <text:p>111603.97117534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11577.100170612">
                <text:p>111577.100170612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11577.100170612">
                <text:p>111577.10017061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11577.100170612">
                <text:p>111577.100170612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11577.100170612">
                <text:p>111577.100170612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11577.100170612">
                <text:p>111577.10017061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11577.100170612">
                <text:p>111577.100170612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11599.793725994">
                <text:p>111599.793725994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11577.139403538">
                <text:p>111577.139403538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11577.139403538">
                <text:p>111577.13940353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1599.780793231">
                <text:p>111599.78079323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1581.362051616">
                <text:p>111581.362051616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11562.709194145">
                <text:p>111562.709194145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11581.345383213">
                <text:p>111581.34538321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11511.791942676">
                <text:p>111511.791942676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11511.791942676">
                <text:p>111511.791942676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11442.336204996">
                <text:p>111442.336204996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11442.336204996">
                <text:p>111442.336204996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11511.694453287">
                <text:p>111511.69445328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11511.694453287">
                <text:p>111511.694453287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11442.105243465">
                <text:p>111442.105243465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11442.105243465">
                <text:p>111442.105243465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11303.919356734">
                <text:p>111303.91935673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11303.919356734">
                <text:p>111303.919356734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11217.098826815">
                <text:p>111217.098826815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11130.41363677">
                <text:p>111130.41363677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11216.963803154">
                <text:p>111216.963803154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11130.278718351">
                <text:p>111130.278718351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11130.278718351">
                <text:p>111130.278718351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10957.178595736">
                <text:p>110957.178595736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11129.740304283">
                <text:p>111129.740304283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11216.289946265">
                <text:p>111216.289946265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11216.289946265">
                <text:p>111216.289946265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11288.885552506">
                <text:p>111288.88555250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11288.885552506">
                <text:p>111288.885552506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11288.885552506">
                <text:p>111288.885552506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11361.612886015">
                <text:p>111361.612886015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11506.449128387">
                <text:p>111506.44912838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11433.823431563">
                <text:p>111433.823431563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11433.823431563">
                <text:p>111433.823431563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11433.823431563">
                <text:p>111433.82343156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11506.262859709">
                <text:p>111506.26285970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11433.829219794">
                <text:p>111433.829219794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11433.829219794">
                <text:p>111433.829219794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11513.782345045">
                <text:p>111513.782345045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11513.782345045">
                <text:p>111513.782345045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11513.782345045">
                <text:p>111513.782345045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1433.82985717">
                <text:p>111433.82985717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11433.82985717">
                <text:p>111433.82985717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1433.82985717">
                <text:p>111433.829857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1513.63256476">
                <text:p>111513.63256476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1513.63256476">
                <text:p>111513.63256476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11433.800381967">
                <text:p>111433.800381967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11433.800381967">
                <text:p>111433.800381967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11433.800381967">
                <text:p>111433.800381967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11346.742725419">
                <text:p>111346.742725419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11346.742725419">
                <text:p>111346.742725419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11346.742725419">
                <text:p>111346.742725419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11433.664460568">
                <text:p>111433.66446056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11346.606910208">
                <text:p>111346.606910208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11433.528539334">
                <text:p>111433.528539334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11346.471095162">
                <text:p>111346.471095162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11433.392618265">
                <text:p>111433.392618265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11433.392618265">
                <text:p>111433.392618265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11346.335280282">
                <text:p>111346.335280282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11346.335280282">
                <text:p>111346.335280282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11346.335280282">
                <text:p>111346.335280282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11433.256697363">
                <text:p>111433.256697363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11346.199465568">
                <text:p>111346.199465568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11346.199465568">
                <text:p>111346.199465568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11433.120776626">
                <text:p>111433.12077662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1346.06365102">
                <text:p>111346.0636510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11259.142445984">
                <text:p>111259.142445984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11259.142445984">
                <text:p>111259.142445984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11345.928048516">
                <text:p>111345.928048516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11345.928048516">
                <text:p>111345.928048516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11345.928048516">
                <text:p>111345.928048516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11345.928048516">
                <text:p>111345.928048516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11432.849147695">
                <text:p>111432.849147695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11432.849147695">
                <text:p>111432.849147695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11432.849147695">
                <text:p>111432.849147695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11432.849147695">
                <text:p>111432.84914769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11345.792234298">
                <text:p>111345.792234298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11345.792234298">
                <text:p>111345.792234298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11391.48444344">
                <text:p>111391.48444344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11345.737772213">
                <text:p>111345.737772213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11300.097027146">
                <text:p>111300.097027146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11300.097027146">
                <text:p>111300.097027146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11300.097027146">
                <text:p>111300.097027146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11300.097027146">
                <text:p>111300.097027146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11345.615149729">
                <text:p>111345.61514972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11345.615149729">
                <text:p>111345.61514972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11345.615149729">
                <text:p>111345.61514972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11258.694294811">
                <text:p>111258.694294811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11171.773439893">
                <text:p>111171.773439893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11084.852584975">
                <text:p>111084.852584975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11084.852584975">
                <text:p>111084.852584975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11084.852584975">
                <text:p>111084.852584975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11084.852584975">
                <text:p>111084.85258497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10824.090020222">
                <text:p>110824.090020222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10824.090020222">
                <text:p>110824.090020222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10824.090020222">
                <text:p>110824.090020222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10650.248310386">
                <text:p>110650.248310386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0650.248310386">
                <text:p>110650.24831038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0737.169165304">
                <text:p>110737.169165304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10737.169165304">
                <text:p>110737.169165304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10737.169165304">
                <text:p>110737.169165304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10737.169165304">
                <text:p>110737.169165304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10997.931730057">
                <text:p>110997.931730057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10997.931730057">
                <text:p>110997.93173005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11084.852584975">
                <text:p>111084.852584975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0997.931730057">
                <text:p>110997.931730057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10997.931730057">
                <text:p>110997.931730057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10997.931730057">
                <text:p>110997.93173005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110824.090020222">
                <text:p>110824.090020222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10997.931730058">
                <text:p>110997.931730058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110911.01087514">
                <text:p>110911.01087514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110389.485745633">
                <text:p>110389.485745633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08911.83121203">
                <text:p>108911.8312120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108911.83121203">
                <text:p>108911.83121203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08742.582057077">
                <text:p>108742.58205707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08742.582057077">
                <text:p>108742.582057077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08489.49614073">
                <text:p>108489.4961407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08489.49614073">
                <text:p>108489.49614073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08573.466338982">
                <text:p>108573.466338982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08573.466338982">
                <text:p>108573.466338982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08699.616764627">
                <text:p>108699.616764627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08573.172852144">
                <text:p>108573.172852144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08615.222880359">
                <text:p>108615.222880359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08573.140267853">
                <text:p>108573.140267853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08615.190283448">
                <text:p>108615.190283448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08573.107683571">
                <text:p>108573.107683571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08573.107683571">
                <text:p>108573.107683571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08657.207689522">
                <text:p>108657.20768952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08657.207689522">
                <text:p>108657.207689522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08657.207689522">
                <text:p>108657.207689522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08741.43808308">
                <text:p>108741.43808308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08825.799167706">
                <text:p>108825.799167706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08825.799167706">
                <text:p>108825.799167706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08766.790183836">
                <text:p>108766.79018383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8825.721417001">
                <text:p>108825.721417001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108884.730358712">
                <text:p>108884.73035871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08943.757543902">
                <text:p>108943.757543902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08884.712021269">
                <text:p>108884.71202126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08884.712021269">
                <text:p>108884.712021269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08825.803741677">
                <text:p>108825.80374167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08884.575249161">
                <text:p>108884.575249161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08884.575249161">
                <text:p>108884.575249161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08770.111986324">
                <text:p>108770.11198632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108770.111986324">
                <text:p>108770.111986324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108770.111986324">
                <text:p>108770.111986324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08712.908915535">
                <text:p>108712.908915535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08770.126430021">
                <text:p>108770.126430021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08656.177019098">
                <text:p>108656.17701909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08656.177019098">
                <text:p>108656.177019098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08713.123921128">
                <text:p>108713.123921128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108740.880706965">
                <text:p>108740.880706965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07893.989112674">
                <text:p>107893.989112674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08402.124069249">
                <text:p>108402.12406924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08656.191547536">
                <text:p>108656.191547536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08825.569866394">
                <text:p>108825.569866394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08740.880706965">
                <text:p>108740.880706965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8910.259025823">
                <text:p>108910.259025823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8825.569866394">
                <text:p>108825.56986639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8825.569866394">
                <text:p>108825.569866394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08825.569866394">
                <text:p>108825.569866394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08740.880706965">
                <text:p>108740.880706965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08740.880706965">
                <text:p>108740.88070696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108486.813228678">
                <text:p>108486.813228678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108571.502388107">
                <text:p>108571.502388107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108825.569866394">
                <text:p>108825.569866394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108825.569866394">
                <text:p>108825.569866394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108910.259025823">
                <text:p>108910.259025823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108994.948185252">
                <text:p>108994.948185252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108994.948185252">
                <text:p>108994.948185252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109079.637344681">
                <text:p>109079.637344681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109064.324101048">
                <text:p>109064.324101048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109021.787313177">
                <text:p>109021.787313177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108894.176949564">
                <text:p>108894.176949564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109038.802028325">
                <text:p>109038.802028325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108963.937281673">
                <text:p>108963.937281673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108724.029798081">
                <text:p>108724.029798081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110425.501312918">
                <text:p>110425.501312918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110170.280585692">
                <text:p>110170.280585692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110170.280585692">
                <text:p>110170.280585692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110340.427737176">
                <text:p>110340.427737176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110360.801588958">
                <text:p>110360.801588958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110320.158716219">
                <text:p>110320.158716219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110340.50401745">
                <text:p>110340.50401745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110336.434756037">
                <text:p>110336.434756037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110340.507087156">
                <text:p>110340.50708715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110320.161319149">
                <text:p>110320.161319149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110320.161319149">
                <text:p>110320.161319149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110320.161319149">
                <text:p>110320.161319149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110324.246295981">
                <text:p>110324.24629598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110349.951483929">
                <text:p>110349.951483929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10385.173581814">
                <text:p>110385.173581814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10385.173581814">
                <text:p>110385.173581814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10371.329290578">
                <text:p>110371.329290578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10385.173341235">
                <text:p>110385.17334123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10371.338204703">
                <text:p>110371.33820470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10365.786486861">
                <text:p>110365.786486861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0385.197285054">
                <text:p>110385.197285054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10385.197285054">
                <text:p>110385.197285054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110385.197285054">
                <text:p>110385.19728505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10379.309817459">
                <text:p>110379.309817459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10371.117364767">
                <text:p>110371.11736476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10371.117364767">
                <text:p>110371.11736476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10371.117364767">
                <text:p>110371.117364767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10385.247541107">
                <text:p>110385.247541107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10385.247541107">
                <text:p>110385.247541107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0385.247541107">
                <text:p>110385.24754110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0378.164310183">
                <text:p>110378.164310183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0399.445993633">
                <text:p>110399.445993633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10380.19323457">
                <text:p>110380.19323457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10385.296999563">
                <text:p>110385.296999563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10385.296999563">
                <text:p>110385.296999563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110385.296999563">
                <text:p>110385.296999563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110385.296999563">
                <text:p>110385.296999563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110385.296999563">
                <text:p>110385.29699956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110385.834171285">
                <text:p>110385.834171285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110385.296650224">
                <text:p>110385.29665022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110385.296650224">
                <text:p>110385.296650224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110385.296650224">
                <text:p>110385.29665022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110385.83454896">
                <text:p>110385.83454896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110385.296664737">
                <text:p>110385.296664737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110385.296664737">
                <text:p>110385.29666473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10387.3763884">
                <text:p>110387.3763884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10395.95182258">
                <text:p>110395.9518225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10398.289521011">
                <text:p>110398.289521011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10386.608809228">
                <text:p>110386.60880922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10398.289962892">
                <text:p>110398.289962892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10398.289962892">
                <text:p>110398.289962892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10385.318509362">
                <text:p>110385.318509362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10398.03915847">
                <text:p>110398.03915847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0411.270207246">
                <text:p>110411.270207246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10394.765627904">
                <text:p>110394.765627904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110398.39876409">
                <text:p>110398.3987640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110394.763781541">
                <text:p>110394.763781541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110394.763781541">
                <text:p>110394.763781541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110394.763781541">
                <text:p>110394.763781541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110411.292870423">
                <text:p>110411.292870423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110394.76685697">
                <text:p>110394.76685697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110394.76685697">
                <text:p>110394.76685697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110399.729239791">
                <text:p>110399.729239791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110394.768080665">
                <text:p>110394.76808066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10394.768080665">
                <text:p>110394.768080665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10385.562679236">
                <text:p>110385.562679236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10394.769074524">
                <text:p>110394.769074524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110394.769074524">
                <text:p>110394.769074524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110420.320133467">
                <text:p>110420.320133467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110409.085175373">
                <text:p>110409.085175373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110420.321314874">
                <text:p>110420.321314874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110445.834688198">
                <text:p>110445.83468819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110420.352247623">
                <text:p>110420.35224762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10445.831147328">
                <text:p>110445.83114732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10445.831147328">
                <text:p>110445.831147328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110416.589504663">
                <text:p>110416.589504663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110387.352893916">
                <text:p>110387.35289391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110387.352893916">
                <text:p>110387.352893916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110387.352893916">
                <text:p>110387.352893916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110387.352893916">
                <text:p>110387.35289391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110416.584503447">
                <text:p>110416.584503447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110387.387300138">
                <text:p>110387.387300138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110358.195054349">
                <text:p>110358.19505434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110358.195054349">
                <text:p>110358.19505434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110391.026399527">
                <text:p>110391.02639952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110391.026399527">
                <text:p>110391.026399527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110358.188423476">
                <text:p>110358.188423476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110391.036121555">
                <text:p>110391.036121555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110391.036121555">
                <text:p>110391.036121555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110391.036121555">
                <text:p>110391.036121555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110391.036121555">
                <text:p>110391.03612155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110358.174109954">
                <text:p>110358.17410995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110391.029460513">
                <text:p>110391.02946051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110358.211698981">
                <text:p>110358.211698981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110358.211698981">
                <text:p>110358.211698981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10375.921836284">
                <text:p>110375.921836284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10358.218342327">
                <text:p>110358.218342327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10378.754347018">
                <text:p>110378.754347018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10393.619631973">
                <text:p>110393.619631973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10358.25652263">
                <text:p>110358.25652263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10386.547523194">
                <text:p>110386.54752319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10393.622302187">
                <text:p>110393.622302187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0393.622302187">
                <text:p>110393.62230218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110358.275350528">
                <text:p>110358.275350528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110395.041503108">
                <text:p>110395.04150310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0358.291371119">
                <text:p>110358.291371119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110391.217411877">
                <text:p>110391.217411877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110393.318176971">
                <text:p>110393.318176971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110391.917682148">
                <text:p>110391.917682148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110393.318224964">
                <text:p>110393.318224964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110393.318224964">
                <text:p>110393.318224964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110358.305286882">
                <text:p>110358.305286882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110393.310403839">
                <text:p>110393.310403839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110159.570392154">
                <text:p>110159.570392154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110355.70376851">
                <text:p>110355.70376851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110436.898428426">
                <text:p>110436.898428426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110485.515555706">
                <text:p>110485.515555706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110469.279382441">
                <text:p>110469.2793824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110445.579365497">
                <text:p>110445.579365497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110445.579365497">
                <text:p>110445.57936549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110421.866241254">
                <text:p>110421.866241254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110445.592490121">
                <text:p>110445.592490121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110445.592490121">
                <text:p>110445.59249012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110445.592490121">
                <text:p>110445.592490121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110421.813475308">
                <text:p>110421.813475308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110433.715756957">
                <text:p>110433.715756957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110421.818830711">
                <text:p>110421.818830711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10445.619259863">
                <text:p>110445.61925986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110437.305072172">
                <text:p>110437.30507217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110445.620382321">
                <text:p>110445.620382321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10445.620382321">
                <text:p>110445.620382321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10445.620382321">
                <text:p>110445.620382321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10437.309081701">
                <text:p>110437.309081701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10445.621505107">
                <text:p>110445.621505107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10445.621505107">
                <text:p>110445.621505107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10442.295344681">
                <text:p>110442.295344681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10445.621823278">
                <text:p>110445.621823278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10445.621823278">
                <text:p>110445.621823278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0445.621823278">
                <text:p>110445.621823278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10451.181117667">
                <text:p>110451.181117667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110456.753084601">
                <text:p>110456.753084601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110462.322224764">
                <text:p>110462.322224764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110467.892421583">
                <text:p>110467.892421583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110461.875639654">
                <text:p>110461.875639654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110467.89756135">
                <text:p>110467.8975613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110473.47043809">
                <text:p>110473.47043809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110456.783570593">
                <text:p>110456.783570593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110469.466781579">
                <text:p>110469.46678157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10459.827509024">
                <text:p>110459.827509024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10464.066696039">
                <text:p>110464.066696039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10464.066696039">
                <text:p>110464.066696039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10461.786925998">
                <text:p>110461.786925998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0466.340352609">
                <text:p>110466.340352609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110461.803181813">
                <text:p>110461.803181813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110466.337690609">
                <text:p>110466.337690609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110467.46943099">
                <text:p>110467.46943099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110465.206793948">
                <text:p>110465.206793948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110464.074043184">
                <text:p>110464.074043184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110463.892643296">
                <text:p>110463.892643296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110467.471147968">
                <text:p>110467.471147968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110465.209001419">
                <text:p>110465.209001419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110465.209001419">
                <text:p>110465.209001419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110469.374348842">
                <text:p>110469.374348842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110465.205077329">
                <text:p>110465.205077329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110461.03828355">
                <text:p>110461.03828355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110456.873965207">
                <text:p>110456.873965207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110461.871267418">
                <text:p>110461.871267418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110456.872693146">
                <text:p>110456.872693146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110456.872693146">
                <text:p>110456.872693146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110456.872693146">
                <text:p>110456.872693146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110456.872693146">
                <text:p>110456.872693146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110466.266848705">
                <text:p>110466.266848705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110461.563321375">
                <text:p>110461.563321375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110466.26730114">
                <text:p>110466.26730114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110460.483525425">
                <text:p>110460.4835254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10466.263778172">
                <text:p>110466.263778172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110462.935270422">
                <text:p>110462.935270422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110447.781983486">
                <text:p>110447.781983486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110466.247469879">
                <text:p>110466.247469879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110456.631384505">
                <text:p>110456.63138450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110466.247878118">
                <text:p>110466.247878118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110466.247878118">
                <text:p>110466.247878118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110447.691941848">
                <text:p>110447.691941848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110459.016196467">
                <text:p>110459.016196467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110470.352116159">
                <text:p>110470.352116159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110459.004513273">
                <text:p>110459.004513273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110481.688699845">
                <text:p>110481.688699845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110470.329396739">
                <text:p>110470.329396739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110447.638315657">
                <text:p>110447.638315657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110458.970786375">
                <text:p>110458.970786375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110447.560327197">
                <text:p>110447.560327197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110447.560327197">
                <text:p>110447.560327197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10447.560327197">
                <text:p>110447.560327197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10447.560327197">
                <text:p>110447.56032719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10447.560327197">
                <text:p>110447.560327197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10443.73235095">
                <text:p>110443.7323509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10447.562558475">
                <text:p>110447.562558475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10420.13923219">
                <text:p>110420.1392321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0447.698133033">
                <text:p>110447.698133033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0447.698133033">
                <text:p>110447.698133033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10447.698133033">
                <text:p>110447.698133033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110433.907263756">
                <text:p>110433.907263756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110461.454479888">
                <text:p>110461.45447988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110426.848696329">
                <text:p>110426.848696329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110447.018211064">
                <text:p>110447.018211064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110447.018211064">
                <text:p>110447.018211064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110432.588322949">
                <text:p>110432.588322949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110447.065189141">
                <text:p>110447.065189141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110432.541858853">
                <text:p>110432.541858853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110476.048657804">
                <text:p>110476.048657804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110446.999359432">
                <text:p>110446.999359432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10432.492361882">
                <text:p>110432.492361882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10446.989189247">
                <text:p>110446.989189247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10432.832243101">
                <text:p>110432.832243101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110446.985432674">
                <text:p>110446.985432674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110475.370076561">
                <text:p>110475.370076561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110461.165899908">
                <text:p>110461.165899908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110475.45669756">
                <text:p>110475.45669756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110532.476802178">
                <text:p>110532.476802178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110503.929778544">
                <text:p>110503.929778544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110503.929778544">
                <text:p>110503.929778544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110489.673575525">
                <text:p>110489.673575525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110489.673575525">
                <text:p>110489.673575525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110489.673575525">
                <text:p>110489.673575525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110471.051048801">
                <text:p>110471.051048801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110471.051048801">
                <text:p>110471.05104880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110508.2755625">
                <text:p>110508.2755625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110489.646280049">
                <text:p>110489.646280049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110508.275839391">
                <text:p>110508.275839391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110470.996155078">
                <text:p>110470.996155078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110508.234716951">
                <text:p>110508.234716951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110489.598402945">
                <text:p>110489.598402945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110508.23499675">
                <text:p>110508.23499675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110485.48746846">
                <text:p>110485.48746846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110485.48746846">
                <text:p>110485.4874684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110485.48746846">
                <text:p>110485.48746846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110485.48746846">
                <text:p>110485.48746846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110485.48746846">
                <text:p>110485.48746846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110439.984807994">
                <text:p>110439.984807994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110462.7050579">
                <text:p>110462.7050579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10462.7050579">
                <text:p>110462.705057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10485.434387646">
                <text:p>110485.434387646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10462.695969376">
                <text:p>110462.695969376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10488.70054798">
                <text:p>110488.70054798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10514.735985892">
                <text:p>110514.735985892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10514.735985892">
                <text:p>110514.735985892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10514.735985892">
                <text:p>110514.735985892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10514.735985892">
                <text:p>110514.73598589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0514.735985892">
                <text:p>110514.735985892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10540.802337794">
                <text:p>110540.802337794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110514.72477813">
                <text:p>110514.72477813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110488.668295797">
                <text:p>110488.668295797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110514.703726109">
                <text:p>110514.703726109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110499.325484039">
                <text:p>110499.325484039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10418.712663463">
                <text:p>110418.712663463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10514.427327909">
                <text:p>110514.427327909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10546.390555264">
                <text:p>110546.390555264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110482.469361096">
                <text:p>110482.469361096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110482.469361096">
                <text:p>110482.46936109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110418.682212185">
                <text:p>110418.682212185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110529.270389937">
                <text:p>110529.270389937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110482.148136374">
                <text:p>110482.148136374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110482.148136374">
                <text:p>110482.148136374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110519.610065518">
                <text:p>110519.610065518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110519.610065518">
                <text:p>110519.610065518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110444.575620675">
                <text:p>110444.575620675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110519.501686197">
                <text:p>110519.501686197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110484.99137372">
                <text:p>110484.9913737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110444.515079528">
                <text:p>110444.515079528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110519.356396391">
                <text:p>110519.356396391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110481.88871988">
                <text:p>110481.88871988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110481.88871988">
                <text:p>110481.88871988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110444.455133105">
                <text:p>110444.455133105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110486.738615163">
                <text:p>110486.738615163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110486.738615163">
                <text:p>110486.738615163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110486.738615163">
                <text:p>110486.738615163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110529.054485946">
                <text:p>110529.054485946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110486.706189208">
                <text:p>110486.70618920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110613.653764301">
                <text:p>110613.653764301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110656.0669751">
                <text:p>110656.0669751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110656.0669751">
                <text:p>110656.0669751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110698.512723844">
                <text:p>110698.512723844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110740.99104799">
                <text:p>110740.99104799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110783.501985052">
                <text:p>110783.501985052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10783.501985052">
                <text:p>110783.501985052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10826.045572604">
                <text:p>110826.045572604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10826.045572604">
                <text:p>110826.045572604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10826.045572604">
                <text:p>110826.04557260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10826.045572604">
                <text:p>110826.045572604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10826.045572604">
                <text:p>110826.045572604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0783.469296933">
                <text:p>110783.469296933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10826.012871932">
                <text:p>110826.012871932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110826.012871932">
                <text:p>110826.012871932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110826.012871932">
                <text:p>110826.012871932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110740.860345714">
                <text:p>110740.860345714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110783.371232603">
                <text:p>110783.371232603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110740.827695263">
                <text:p>110740.827695263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110825.849443974">
                <text:p>110825.84944397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10825.849443974">
                <text:p>110825.849443974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10825.849443974">
                <text:p>110825.849443974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110825.849443974">
                <text:p>110825.849443974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110783.27324365">
                <text:p>110783.27324365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110783.27324365">
                <text:p>110783.2732436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110783.27324365">
                <text:p>110783.27324365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110827.518483347">
                <text:p>110827.518483347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110740.660391903">
                <text:p>110740.660391903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110783.171202034">
                <text:p>110783.17120203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110783.171202034">
                <text:p>110783.171202034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110740.627741511">
                <text:p>110740.627741511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110783.138539109">
                <text:p>110783.138539109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110783.138539109">
                <text:p>110783.13853910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110698.051643149">
                <text:p>110698.051643149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110740.529790365">
                <text:p>110740.529790365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110740.529790365">
                <text:p>110740.529790365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10740.529790365">
                <text:p>110740.529790365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10740.529790365">
                <text:p>110740.52979036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10783.040550361">
                <text:p>110783.040550361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10740.497140011">
                <text:p>110740.497140011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110740.497140011">
                <text:p>110740.497140011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110740.497140011">
                <text:p>110740.497140011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110740.497140011">
                <text:p>110740.497140011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110740.497140011">
                <text:p>110740.497140011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110783.007887474">
                <text:p>110783.00788747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110740.464489668">
                <text:p>110740.464489668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110740.464489668">
                <text:p>110740.464489668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110782.975224597">
                <text:p>110782.97522459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110782.975224597">
                <text:p>110782.975224597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110825.51860986">
                <text:p>110825.5186098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110792.011728185">
                <text:p>110792.011728185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110858.928109478">
                <text:p>110858.928109478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110825.430404771">
                <text:p>110825.430404771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110791.962106928">
                <text:p>110791.962106928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110825.426703142">
                <text:p>110825.426703142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110791.945563893">
                <text:p>110791.945563893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110791.945563893">
                <text:p>110791.945563893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111243.383727689">
                <text:p>111243.383727689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111178.279761316">
                <text:p>111178.279761316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111178.279761316">
                <text:p>111178.279761316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111178.279761316">
                <text:p>111178.279761316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111178.279761316">
                <text:p>111178.279761316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11178.279761316">
                <text:p>111178.279761316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11178.279761316">
                <text:p>111178.279761316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11224.512629761">
                <text:p>111224.512629761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11224.512629761">
                <text:p>111224.512629761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11224.512629761">
                <text:p>111224.512629761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11270.800439789">
                <text:p>111270.800439789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11224.491882341">
                <text:p>111224.491882341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1224.491882341">
                <text:p>111224.49188234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11224.491882341">
                <text:p>111224.491882341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111261.893324005">
                <text:p>111261.893324005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111336.559263354">
                <text:p>111336.559263354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111299.170860981">
                <text:p>111299.170860981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11299.170860981">
                <text:p>111299.170860981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11299.170860981">
                <text:p>111299.170860981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111373.700702982">
                <text:p>111373.700702982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111411.02102651">
                <text:p>111411.02102651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111373.686567808">
                <text:p>111373.686567808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111373.686567808">
                <text:p>111373.686567808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111373.686567808">
                <text:p>111373.686567808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111285.436089883">
                <text:p>111285.436089883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111373.288010462">
                <text:p>111373.288010462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111417.574600408">
                <text:p>111417.574600408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111329.156417721">
                <text:p>111329.156417721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111417.174934765">
                <text:p>111417.17493476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111505.143335368">
                <text:p>111505.143335368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111373.740322148">
                <text:p>111373.740322148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111460.784563499">
                <text:p>111460.784563499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111403.556271347">
                <text:p>111403.556271347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111403.556271347">
                <text:p>111403.556271347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111403.556271347">
                <text:p>111403.556271347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111403.556271347">
                <text:p>111403.556271347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111403.556271347">
                <text:p>111403.556271347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111346.401702661">
                <text:p>111346.401702661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111346.401702661">
                <text:p>111346.401702661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111289.36182929">
                <text:p>111289.36182929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111232.395301859">
                <text:p>111232.395301859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111175.501969403">
                <text:p>111175.50196940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111111.632203454">
                <text:p>111111.632203454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111111.632203454">
                <text:p>111111.632203454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111111.632203454">
                <text:p>111111.632203454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11239.016350725">
                <text:p>111239.016350725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11239.016350725">
                <text:p>111239.016350725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11239.016350725">
                <text:p>111239.016350725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11239.016350725">
                <text:p>111239.01635072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11239.016350725">
                <text:p>111239.016350725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11367.112149277">
                <text:p>111367.112149277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11367.112149277">
                <text:p>111367.112149277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1430.784288669">
                <text:p>111430.784288669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11430.784288669">
                <text:p>111430.784288669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111367.072260576">
                <text:p>111367.072260576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111430.652764346">
                <text:p>111430.652764346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111367.032415686">
                <text:p>111367.032415686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111303.497642266">
                <text:p>111303.49764226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111240.093843419">
                <text:p>111240.093843419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111240.093843419">
                <text:p>111240.093843419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111240.093843419">
                <text:p>111240.093843419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111240.093843419">
                <text:p>111240.093843419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111240.093843419">
                <text:p>111240.093843419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111240.093843419">
                <text:p>111240.093843419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111154.061288242">
                <text:p>111154.061288242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111068.161704558">
                <text:p>111068.161704558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111153.928624793">
                <text:p>111153.928624793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111153.928624793">
                <text:p>111153.928624793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111153.928624793">
                <text:p>111153.928624793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11153.928624793">
                <text:p>111153.928624793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11239.828105956">
                <text:p>111239.828105956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11832.361321267">
                <text:p>111832.361321267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11979.408238539">
                <text:p>111979.408238539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1905.723431564">
                <text:p>111905.723431564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11759.062654664">
                <text:p>111759.062654664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111613.314192666">
                <text:p>111613.314192666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111540.713121946">
                <text:p>111540.713121946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111468.215519309">
                <text:p>111468.215519309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111612.486459556">
                <text:p>111612.48645955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111540.210173881">
                <text:p>111540.210173881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111325.225954251">
                <text:p>111325.225954251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111467.561918172">
                <text:p>111467.561918172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111381.410869819">
                <text:p>111381.410869819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11552.991630344">
                <text:p>111552.991630344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11509.935291238">
                <text:p>111509.935291238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111552.986815047">
                <text:p>111552.986815047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111466.817138786">
                <text:p>111466.817138786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111552.85355794">
                <text:p>111552.85355794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111635.084873572">
                <text:p>111635.084873572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111635.084873572">
                <text:p>111635.084873572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111635.084873572">
                <text:p>111635.084873572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111762.118088516">
                <text:p>111762.118088516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111825.805790839">
                <text:p>111825.805790839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111825.805790839">
                <text:p>111825.805790839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111825.805790839">
                <text:p>111825.805790839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111762.032243949">
                <text:p>111762.032243949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111698.401351823">
                <text:p>111698.401351823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11698.401351823">
                <text:p>111698.401351823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11634.856062218">
                <text:p>111634.8560622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11574.148561321">
                <text:p>111574.148561321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11695.403468157">
                <text:p>111695.403468157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11574.152202005">
                <text:p>111574.152202005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11574.152202005">
                <text:p>111574.152202005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11574.152202005">
                <text:p>111574.152202005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1574.152202005">
                <text:p>111574.152202005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11634.779657401">
                <text:p>111634.779657401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111634.779657401">
                <text:p>111634.779657401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111634.779657401">
                <text:p>111634.779657401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111634.779657401">
                <text:p>111634.779657401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111634.779657401">
                <text:p>111634.779657401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111634.779657401">
                <text:p>111634.779657401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111635.052870108">
                <text:p>111635.052870108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111634.780108699">
                <text:p>111634.780108699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111634.780108699">
                <text:p>111634.780108699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111634.780108699">
                <text:p>111634.780108699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111633.693938896">
                <text:p>111633.693938896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111633.693938896">
                <text:p>111633.69393889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111633.693938896">
                <text:p>111633.693938896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111633.693938896">
                <text:p>111633.693938896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111607.356072918">
                <text:p>111607.356072918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111607.356072918">
                <text:p>111607.356072918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111659.87717262">
                <text:p>111659.87717262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111659.87717262">
                <text:p>111659.87717262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111633.438312224">
                <text:p>111633.438312224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111633.438312224">
                <text:p>111633.438312224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111659.891530671">
                <text:p>111659.891530671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111633.452666876">
                <text:p>111633.452666876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111633.452666876">
                <text:p>111633.452666876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111686.220373101">
                <text:p>111686.220373101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111686.220373101">
                <text:p>111686.220373101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111686.220373101">
                <text:p>111686.220373101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111653.807638808">
                <text:p>111653.807638808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111686.322390254">
                <text:p>111686.322390254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111653.736915853">
                <text:p>111653.736915853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111686.309346738">
                <text:p>111686.30934673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111653.752788927">
                <text:p>111653.7527889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111686.296348846">
                <text:p>111686.296348846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111686.296348846">
                <text:p>111686.296348846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111686.296348846">
                <text:p>111686.296348846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111633.73681963">
                <text:p>111633.73681963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111581.195982382">
                <text:p>111581.195982382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111581.195982382">
                <text:p>111581.195982382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11581.195982382">
                <text:p>111581.195982382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11686.488556131">
                <text:p>111686.488556131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11633.548316487">
                <text:p>111633.54831648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11633.548316487">
                <text:p>111633.548316487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11716.814538091">
                <text:p>111716.814538091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11633.667747395">
                <text:p>111633.667747395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111543.154051424">
                <text:p>111543.154051424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111543.154051424">
                <text:p>111543.154051424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111543.154051424">
                <text:p>111543.154051424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111543.154051424">
                <text:p>111543.154051424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111543.154051424">
                <text:p>111543.154051424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111369.139770533">
                <text:p>111369.139770533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111369.139770533">
                <text:p>111369.139770533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111369.139770533">
                <text:p>111369.139770533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111456.146910979">
                <text:p>111456.146910979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111412.643340756">
                <text:p>111412.643340756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111369.139770533">
                <text:p>111369.139770533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111405.68276952">
                <text:p>111405.68276952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111543.154051424">
                <text:p>111543.154051424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111369.139770533">
                <text:p>111369.13977053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111369.139770533">
                <text:p>111369.139770533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111978.189753653">
                <text:p>111978.189753653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111978.189753653">
                <text:p>111978.189753653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111978.189753653">
                <text:p>111978.189753653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111847.679042984">
                <text:p>111847.679042984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111978.189753653">
                <text:p>111978.189753653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111978.189753653">
                <text:p>111978.189753653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111847.679042984">
                <text:p>111847.679042984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111804.175472762">
                <text:p>111804.175472762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111891.182613207">
                <text:p>111891.182613207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111673.664762093">
                <text:p>111673.664762093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111630.16119187">
                <text:p>111630.16119187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111760.671902539">
                <text:p>111760.67190253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111717.168332316">
                <text:p>111717.168332316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112239.21117499">
                <text:p>112239.21117499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112326.218315436">
                <text:p>112326.218315436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112348.098355766">
                <text:p>112348.098355766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12326.251670421">
                <text:p>112326.251670421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12348.961588844">
                <text:p>112348.961588844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12326.286645351">
                <text:p>112326.286645351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12366.69743296">
                <text:p>112366.69743296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12412.933966915">
                <text:p>112412.933966915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12427.179758652">
                <text:p>112427.17975865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2460.738503879">
                <text:p>112460.738503879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12443.558136279">
                <text:p>112443.558136279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112456.029974071">
                <text:p>112456.029974071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112456.029974071">
                <text:p>112456.029974071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112481.222253769">
                <text:p>112481.222253769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112481.222253769">
                <text:p>112481.222253769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112506.408243953">
                <text:p>112506.408243953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112477.212268566">
                <text:p>112477.212268566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112490.280623966">
                <text:p>112490.280623966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112481.230074768">
                <text:p>112481.230074768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112481.230074768">
                <text:p>112481.230074768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112481.230074768">
                <text:p>112481.230074768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112482.235329125">
                <text:p>112482.235329125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112480.762931547">
                <text:p>112480.762931547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112480.762931547">
                <text:p>112480.762931547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112480.025957018">
                <text:p>112480.025957018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112480.762918276">
                <text:p>112480.762918276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112517.566122303">
                <text:p>112517.566122303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112480.76805365">
                <text:p>112480.7680536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112480.76805365">
                <text:p>112480.76805365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112480.76805365">
                <text:p>112480.76805365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112474.135496923">
                <text:p>112474.135496923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112480.766474531">
                <text:p>112480.76647453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112423.24517078">
                <text:p>112423.24517078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12479.476747497">
                <text:p>112479.476747497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12492.115268365">
                <text:p>112492.115268365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12513.94769214">
                <text:p>112513.94769214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12480.622170068">
                <text:p>112480.622170068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12464.730838017">
                <text:p>112464.730838017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12417.299284444">
                <text:p>112417.29928444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12356.657901194">
                <text:p>112356.657901194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12352.779920869">
                <text:p>112352.779920869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2417.340000211">
                <text:p>112417.3400002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12330.665104297">
                <text:p>112330.665104297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112244.123759841">
                <text:p>112244.123759841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112335.716347358">
                <text:p>112335.71634735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112330.523393153">
                <text:p>112330.523393153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112330.523393153">
                <text:p>112330.523393153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112330.523393153">
                <text:p>112330.523393153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112330.523393153">
                <text:p>112330.523393153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112330.523393153">
                <text:p>112330.523393153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112330.523393153">
                <text:p>112330.5233931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112243.982157874">
                <text:p>112243.982157874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112301.011432873">
                <text:p>112301.011432873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112330.420019135">
                <text:p>112330.420019135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112243.878863496">
                <text:p>112243.878863496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112243.878863496">
                <text:p>112243.878863496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112243.878863496">
                <text:p>112243.878863496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112157.470950591">
                <text:p>112157.47095059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112243.745928245">
                <text:p>112243.745928245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112243.745928245">
                <text:p>112243.745928245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112243.745928245">
                <text:p>112243.745928245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112235.105147189">
                <text:p>112235.105147189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12242.125724771">
                <text:p>112242.125724771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12242.125724771">
                <text:p>112242.125724771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12312.292366501">
                <text:p>112312.292366501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12312.292366501">
                <text:p>112312.292366501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12312.292366501">
                <text:p>112312.292366501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12312.292366501">
                <text:p>112312.292366501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12312.292366501">
                <text:p>112312.292366501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12382.589608516">
                <text:p>112382.589608516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2312.071221975">
                <text:p>112312.071221975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12312.071221975">
                <text:p>112312.071221975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112305.252593475">
                <text:p>112305.252593475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112312.066525865">
                <text:p>112312.066525865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112312.066525865">
                <text:p>112312.066525865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112318.866116129">
                <text:p>112318.866116129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112322.262314399">
                <text:p>112322.262314399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112318.868504258">
                <text:p>112318.868504258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112332.373200785">
                <text:p>112332.373200785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112310.969330708">
                <text:p>112310.969330708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12002.714140122">
                <text:p>112002.71414012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111916.125261776">
                <text:p>111916.125261776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111959.419700949">
                <text:p>111959.419700949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112132.597457641">
                <text:p>112132.597457641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112046.008579295">
                <text:p>112046.008579295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112132.597457641">
                <text:p>112132.597457641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112132.59745764">
                <text:p>112132.59745764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12132.597457641">
                <text:p>112132.597457641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12132.597457641">
                <text:p>112132.597457641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12175.891896813">
                <text:p>112175.891896813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112219.186335986">
                <text:p>112219.186335986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112305.775214332">
                <text:p>112305.775214332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112392.364092678">
                <text:p>112392.364092678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112392.364092678">
                <text:p>112392.364092678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113258.252876134">
                <text:p>113258.252876134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113255.702377352">
                <text:p>113255.702377352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113258.247931578">
                <text:p>113258.247931578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113257.127256408">
                <text:p>113257.12725640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113253.16629397">
                <text:p>113253.16629397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113253.16629397">
                <text:p>113253.16629397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113253.16629397">
                <text:p>113253.1662939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113250.627576037">
                <text:p>113250.627576037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113250.779826264">
                <text:p>113250.779826264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113248.093420629">
                <text:p>113248.093420629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113248.093420629">
                <text:p>113248.093420629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113274.566769119">
                <text:p>113274.566769119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113248.077136974">
                <text:p>113248.077136974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113300.978154673">
                <text:p>113300.978154673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113248.012055079">
                <text:p>113248.012055079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113248.012055079">
                <text:p>113248.012055079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113221.531104904">
                <text:p>113221.53110490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113195.066432431">
                <text:p>113195.066432431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113226.800506161">
                <text:p>113226.80050616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113142.362753646">
                <text:p>113142.362753646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113194.972389517">
                <text:p>113194.972389517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113190.153201133">
                <text:p>113190.153201133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113255.118626508">
                <text:p>113255.118626508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113194.948933261">
                <text:p>113194.948933261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113188.9396748">
                <text:p>113188.9396748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113194.954968102">
                <text:p>113194.95496810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113213.022008007">
                <text:p>113213.022008007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113255.171124489">
                <text:p>113255.171124489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13255.171124489">
                <text:p>113255.17112448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13261.199539892">
                <text:p>113261.199539892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13255.163496169">
                <text:p>113255.163496169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13111.514389973">
                <text:p>113111.514389973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13039.931880623">
                <text:p>113039.931880623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13075.663072092">
                <text:p>113075.663072092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13039.906990756">
                <text:p>113039.906990756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2968.505827293">
                <text:p>112968.505827293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12997.029495294">
                <text:p>112997.029495294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113039.931414697">
                <text:p>113039.931414697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113039.931414697">
                <text:p>113039.931414697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112968.347948309">
                <text:p>112968.347948309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112968.347948309">
                <text:p>112968.347948309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112998.816449796">
                <text:p>112998.816449796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112968.328147">
                <text:p>112968.328147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113029.265139293">
                <text:p>113029.2651392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113034.14779959">
                <text:p>113034.14779959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113029.263268307">
                <text:p>113029.263268307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113090.524136898">
                <text:p>113090.524136898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113084.383074895">
                <text:p>113084.383074895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113090.523265451">
                <text:p>113090.523265451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113121.228221792">
                <text:p>113121.228221792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113090.512076463">
                <text:p>113090.512076463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113187.255582831">
                <text:p>113187.25558283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113187.255582831">
                <text:p>113187.255582831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113144.612696075">
                <text:p>113144.612696075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113138.797282465">
                <text:p>113138.797282465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113138.797282465">
                <text:p>113138.797282465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113157.217636434">
                <text:p>113157.217636434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113114.529636583">
                <text:p>113114.52963658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113138.779646384">
                <text:p>113138.779646384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113138.779646384">
                <text:p>113138.779646384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113149.461539257">
                <text:p>113149.46153925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113181.084209885">
                <text:p>113181.08420988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113140.553411359">
                <text:p>113140.553411359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113171.301971032">
                <text:p>113171.301971032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113176.970872843">
                <text:p>113176.970872843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113181.020676918">
                <text:p>113181.02067691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113181.020676918">
                <text:p>113181.020676918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113163.988642635">
                <text:p>113163.988642635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113181.009219601">
                <text:p>113181.009219601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113167.222048039">
                <text:p>113167.222048039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113140.474603137">
                <text:p>113140.474603137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113164.08857001">
                <text:p>113164.0885700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13140.468032179">
                <text:p>113140.46803217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13167.255277557">
                <text:p>113167.255277557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13168.8641115">
                <text:p>113168.8641115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13220.663123522">
                <text:p>113220.663123522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13220.663123522">
                <text:p>113220.663123522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13207.286972421">
                <text:p>113207.286972421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13193.91750446">
                <text:p>113193.91750446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3193.91750446">
                <text:p>113193.91750446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13193.91750446">
                <text:p>113193.91750446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113214.445663419">
                <text:p>113214.44566341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113198.400679156">
                <text:p>113198.400679156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113214.463904976">
                <text:p>113214.463904976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113214.463904976">
                <text:p>113214.46390497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113214.463904976">
                <text:p>113214.463904976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113235.078856758">
                <text:p>113235.078856758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113235.078856758">
                <text:p>113235.078856758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113235.078856758">
                <text:p>113235.078856758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113235.078856758">
                <text:p>113235.07885675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113214.35976952">
                <text:p>113214.35976952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113224.653534962">
                <text:p>113224.653534962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13216.004434208">
                <text:p>113216.004434208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13214.355761631">
                <text:p>113214.355761631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13211.054972727">
                <text:p>113211.054972727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113206.516223058">
                <text:p>113206.516223058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113210.642694693">
                <text:p>113210.642694693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113193.714583564">
                <text:p>113193.714583564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113199.491575506">
                <text:p>113199.49157550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113173.125190807">
                <text:p>113173.125190807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113193.681331455">
                <text:p>113193.681331455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113193.681331455">
                <text:p>113193.681331455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113196.886295056">
                <text:p>113196.886295056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113193.679961208">
                <text:p>113193.679961208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113193.679961208">
                <text:p>113193.679961208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113179.125261638">
                <text:p>113179.125261638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113193.650350717">
                <text:p>113193.65035071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113200.917298555">
                <text:p>113200.917298555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113179.15648178">
                <text:p>113179.15648178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113179.15648178">
                <text:p>113179.15648178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113208.008694696">
                <text:p>113208.008694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